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b790a" officeooo:paragraph-rsid="00ab790a"/>
    </style:style>
    <style:style style:name="P159" style:family="paragraph" style:parent-style-name="Standard">
      <style:text-properties officeooo:rsid="00a6b65b" officeooo:paragraph-rsid="00abf2e7"/>
    </style:style>
    <style:style style:name="P160" style:family="paragraph" style:parent-style-name="Standard">
      <style:text-properties officeooo:rsid="00ac0079" officeooo:paragraph-rsid="00ac0079"/>
    </style:style>
    <style:style style:name="P161" style:family="paragraph" style:parent-style-name="Standard">
      <style:text-properties officeooo:rsid="00ac0079" officeooo:paragraph-rsid="00b3bb4c"/>
    </style:style>
    <style:style style:name="P162" style:family="paragraph" style:parent-style-name="Standard">
      <style:text-properties officeooo:rsid="00b1ec9b" officeooo:paragraph-rsid="00b1ec9b"/>
    </style:style>
    <style:style style:name="P163" style:family="paragraph" style:parent-style-name="Standard">
      <style:text-properties officeooo:rsid="00b3bb4c" officeooo:paragraph-rsid="00b3bb4c"/>
    </style:style>
    <style:style style:name="P164" style:family="paragraph" style:parent-style-name="Standard">
      <style:text-properties officeooo:rsid="00b49374" officeooo:paragraph-rsid="00b49374"/>
    </style:style>
    <style:style style:name="P165" style:family="paragraph" style:parent-style-name="Standard">
      <style:text-properties officeooo:rsid="00b4f32a" officeooo:paragraph-rsid="00b4f32a"/>
    </style:style>
    <style:style style:name="P166" style:family="paragraph" style:parent-style-name="Standard">
      <style:text-properties officeooo:rsid="00ba148e" officeooo:paragraph-rsid="00ba148e"/>
    </style:style>
    <style:style style:name="P167" style:family="paragraph" style:parent-style-name="Standard">
      <style:text-properties officeooo:rsid="00bae17b" officeooo:paragraph-rsid="00bae17b"/>
    </style:style>
    <style:style style:name="P168" style:family="paragraph" style:parent-style-name="Standard">
      <style:text-properties officeooo:rsid="00bcf02b" officeooo:paragraph-rsid="00bcf02b"/>
    </style:style>
    <style:style style:name="P169" style:family="paragraph" style:parent-style-name="Standard">
      <style:text-properties officeooo:paragraph-rsid="00bcf02b"/>
    </style:style>
    <style:style style:name="P170" style:family="paragraph" style:parent-style-name="Standard">
      <style:text-properties officeooo:rsid="00c1164e" officeooo:paragraph-rsid="00c1164e"/>
    </style:style>
    <style:style style:name="P171" style:family="paragraph" style:parent-style-name="Standard">
      <style:text-properties officeooo:rsid="00c1164e" officeooo:paragraph-rsid="00c58e13"/>
    </style:style>
    <style:style style:name="P172" style:family="paragraph" style:parent-style-name="Standard">
      <style:text-properties officeooo:rsid="00c1164e" officeooo:paragraph-rsid="00c14981"/>
    </style:style>
    <style:style style:name="P173" style:family="paragraph" style:parent-style-name="Standard">
      <style:text-properties officeooo:paragraph-rsid="00c1164e"/>
    </style:style>
    <style:style style:name="P174" style:family="paragraph" style:parent-style-name="Standard">
      <style:text-properties officeooo:rsid="00c13e4a" officeooo:paragraph-rsid="00c13e4a"/>
    </style:style>
    <style:style style:name="P175" style:family="paragraph" style:parent-style-name="Standard">
      <style:text-properties officeooo:rsid="00c13e4a" officeooo:paragraph-rsid="00c58e13"/>
    </style:style>
    <style:style style:name="P176" style:family="paragraph" style:parent-style-name="Standard">
      <style:text-properties officeooo:rsid="00c13e4a" officeooo:paragraph-rsid="00cb8575"/>
    </style:style>
    <style:style style:name="P177" style:family="paragraph" style:parent-style-name="Standard">
      <style:text-properties officeooo:rsid="00c14981" officeooo:paragraph-rsid="00c14981"/>
    </style:style>
    <style:style style:name="P178" style:family="paragraph" style:parent-style-name="Standard">
      <style:text-properties officeooo:rsid="00c14981" officeooo:paragraph-rsid="00c58e13"/>
    </style:style>
    <style:style style:name="P179" style:family="paragraph" style:parent-style-name="Standard">
      <style:text-properties officeooo:paragraph-rsid="00c14981"/>
    </style:style>
    <style:style style:name="P180" style:family="paragraph" style:parent-style-name="Standard">
      <style:text-properties officeooo:paragraph-rsid="00c4d1e1"/>
    </style:style>
    <style:style style:name="P181" style:family="paragraph" style:parent-style-name="Standard">
      <style:text-properties officeooo:rsid="00c58e13" officeooo:paragraph-rsid="00c58e13"/>
    </style:style>
    <style:style style:name="P182" style:family="paragraph" style:parent-style-name="Standard">
      <style:text-properties officeooo:paragraph-rsid="00c58e13"/>
    </style:style>
    <style:style style:name="P183" style:family="paragraph" style:parent-style-name="Standard">
      <style:text-properties officeooo:rsid="00c74b94" officeooo:paragraph-rsid="00c74b94"/>
    </style:style>
    <style:style style:name="P184" style:family="paragraph" style:parent-style-name="Standard">
      <style:text-properties officeooo:rsid="00c90216" officeooo:paragraph-rsid="00c90216"/>
    </style:style>
    <style:style style:name="P185" style:family="paragraph" style:parent-style-name="Standard">
      <style:text-properties officeooo:rsid="00cb8575" officeooo:paragraph-rsid="00cb8575"/>
    </style:style>
    <style:style style:name="P186" style:family="paragraph" style:parent-style-name="Standard">
      <style:text-properties officeooo:rsid="00cefadd" officeooo:paragraph-rsid="00cefadd"/>
    </style:style>
    <style:style style:name="P187" style:family="paragraph" style:parent-style-name="Standard">
      <style:text-properties officeooo:rsid="00cefadd" officeooo:paragraph-rsid="00d01f0c"/>
    </style:style>
    <style:style style:name="P188" style:family="paragraph" style:parent-style-name="Standard">
      <style:text-properties officeooo:rsid="00cefadd" officeooo:paragraph-rsid="00d0913b"/>
    </style:style>
    <style:style style:name="P189" style:family="paragraph" style:parent-style-name="Standard">
      <style:text-properties officeooo:rsid="00cefadd" officeooo:paragraph-rsid="00d180a5"/>
    </style:style>
    <style:style style:name="P190" style:family="paragraph" style:parent-style-name="Standard">
      <style:text-properties officeooo:rsid="00cefadd" officeooo:paragraph-rsid="00d69e23"/>
    </style:style>
    <style:style style:name="P191" style:family="paragraph" style:parent-style-name="Standard">
      <style:text-properties officeooo:rsid="00cefadd" officeooo:paragraph-rsid="00e8b5ed"/>
    </style:style>
    <style:style style:name="P192" style:family="paragraph" style:parent-style-name="Standard">
      <style:text-properties officeooo:rsid="00cefadd" officeooo:paragraph-rsid="00edce74"/>
    </style:style>
    <style:style style:name="P193" style:family="paragraph" style:parent-style-name="Standard">
      <style:text-properties officeooo:rsid="00cefadd" officeooo:paragraph-rsid="010492f3"/>
    </style:style>
    <style:style style:name="P194" style:family="paragraph" style:parent-style-name="Standard">
      <style:text-properties officeooo:rsid="00d0913b" officeooo:paragraph-rsid="00d0913b"/>
    </style:style>
    <style:style style:name="P195" style:family="paragraph" style:parent-style-name="Standard">
      <style:text-properties officeooo:rsid="00d180a5" officeooo:paragraph-rsid="00d180a5"/>
    </style:style>
    <style:style style:name="P196" style:family="paragraph" style:parent-style-name="Standard">
      <style:text-properties officeooo:rsid="00d59638" officeooo:paragraph-rsid="00d59638"/>
    </style:style>
    <style:style style:name="P197" style:family="paragraph" style:parent-style-name="Standard">
      <style:text-properties officeooo:rsid="00d956ed" officeooo:paragraph-rsid="00d956ed"/>
    </style:style>
    <style:style style:name="P198" style:family="paragraph" style:parent-style-name="Standard">
      <style:text-properties officeooo:rsid="00d956ed" officeooo:paragraph-rsid="00e0913e"/>
    </style:style>
    <style:style style:name="P199" style:family="paragraph" style:parent-style-name="Standard">
      <style:text-properties officeooo:rsid="00dcc407" officeooo:paragraph-rsid="00d956ed"/>
    </style:style>
    <style:style style:name="P200" style:family="paragraph" style:parent-style-name="Standard">
      <style:text-properties officeooo:rsid="00dcc407" officeooo:paragraph-rsid="00dcc407"/>
    </style:style>
    <style:style style:name="P201" style:family="paragraph" style:parent-style-name="Standard">
      <style:text-properties officeooo:rsid="00dcc407" officeooo:paragraph-rsid="00e0913e"/>
    </style:style>
    <style:style style:name="P202" style:family="paragraph" style:parent-style-name="Standard">
      <style:text-properties officeooo:rsid="00dcc407" officeooo:paragraph-rsid="00e14347"/>
    </style:style>
    <style:style style:name="P203" style:family="paragraph" style:parent-style-name="Standard">
      <style:text-properties officeooo:rsid="00e14347" officeooo:paragraph-rsid="00e14347"/>
    </style:style>
    <style:style style:name="P204" style:family="paragraph" style:parent-style-name="Standard">
      <style:text-properties officeooo:rsid="00e8b5ed" officeooo:paragraph-rsid="00e8b5ed"/>
    </style:style>
    <style:style style:name="P205" style:family="paragraph" style:parent-style-name="Standard">
      <style:text-properties officeooo:rsid="00edce74" officeooo:paragraph-rsid="00edce74"/>
    </style:style>
    <style:style style:name="P206" style:family="paragraph" style:parent-style-name="Standard">
      <style:text-properties officeooo:rsid="00ecb235" officeooo:paragraph-rsid="00ecb235"/>
    </style:style>
    <style:style style:name="P207" style:family="paragraph" style:parent-style-name="Standard">
      <style:text-properties officeooo:rsid="00ef89a4" officeooo:paragraph-rsid="00ef89a4"/>
    </style:style>
    <style:style style:name="P208" style:family="paragraph" style:parent-style-name="Standard">
      <style:text-properties officeooo:rsid="00f175d9" officeooo:paragraph-rsid="00f175d9"/>
    </style:style>
    <style:style style:name="P209" style:family="paragraph" style:parent-style-name="Standard">
      <style:text-properties officeooo:rsid="00f5db59" officeooo:paragraph-rsid="00f5db59"/>
    </style:style>
    <style:style style:name="P210" style:family="paragraph" style:parent-style-name="Standard">
      <style:text-properties officeooo:rsid="00fb05df" officeooo:paragraph-rsid="00fb05df"/>
    </style:style>
    <style:style style:name="P211" style:family="paragraph" style:parent-style-name="Standard">
      <style:text-properties officeooo:rsid="00fc97e3" officeooo:paragraph-rsid="00fc97e3"/>
    </style:style>
    <style:style style:name="P212" style:family="paragraph" style:parent-style-name="Standard">
      <style:text-properties officeooo:rsid="00fd9cc7" officeooo:paragraph-rsid="00fd9cc7"/>
    </style:style>
    <style:style style:name="P213" style:family="paragraph" style:parent-style-name="Standard">
      <style:text-properties officeooo:rsid="00ff5a4a" officeooo:paragraph-rsid="00ff5a4a"/>
    </style:style>
    <style:style style:name="P214" style:family="paragraph" style:parent-style-name="Standard">
      <style:text-properties officeooo:rsid="0100d1ca" officeooo:paragraph-rsid="0100d1ca"/>
    </style:style>
    <style:style style:name="P215" style:family="paragraph" style:parent-style-name="Standard">
      <style:text-properties officeooo:rsid="010492f3" officeooo:paragraph-rsid="010492f3"/>
    </style:style>
    <style:style style:name="P216" style:family="paragraph" style:parent-style-name="Standard">
      <style:text-properties officeooo:rsid="010492f3" officeooo:paragraph-rsid="01116934"/>
    </style:style>
    <style:style style:name="P217" style:family="paragraph" style:parent-style-name="Standard">
      <style:text-properties officeooo:rsid="0105b499" officeooo:paragraph-rsid="0105b499"/>
    </style:style>
    <style:style style:name="P218" style:family="paragraph" style:parent-style-name="Standard">
      <style:text-properties officeooo:rsid="0105b499" officeooo:paragraph-rsid="01116934"/>
    </style:style>
    <style:style style:name="P219" style:family="paragraph" style:parent-style-name="Standard">
      <style:text-properties officeooo:rsid="0107e86a" officeooo:paragraph-rsid="0107e86a"/>
    </style:style>
    <style:style style:name="P220" style:family="paragraph" style:parent-style-name="Standard">
      <style:text-properties officeooo:rsid="0109de3a" officeooo:paragraph-rsid="0109de3a"/>
    </style:style>
    <style:style style:name="P221" style:family="paragraph" style:parent-style-name="Standard">
      <style:text-properties officeooo:rsid="010a8946" officeooo:paragraph-rsid="010a8946"/>
    </style:style>
    <style:style style:name="P222" style:family="paragraph" style:parent-style-name="Standard">
      <style:text-properties officeooo:rsid="010b2f19" officeooo:paragraph-rsid="010b2f19"/>
    </style:style>
    <style:style style:name="P223" style:family="paragraph" style:parent-style-name="Standard">
      <style:text-properties officeooo:rsid="010fd2d3" officeooo:paragraph-rsid="010fd2d3"/>
    </style:style>
    <style:style style:name="P224" style:family="paragraph" style:parent-style-name="Standard">
      <style:text-properties officeooo:rsid="010fd2d3" officeooo:paragraph-rsid="011243fe"/>
    </style:style>
    <style:style style:name="P225" style:family="paragraph" style:parent-style-name="Standard">
      <style:text-properties officeooo:rsid="011243fe" officeooo:paragraph-rsid="011243fe"/>
    </style:style>
    <style:style style:name="P226" style:family="paragraph" style:parent-style-name="Standard">
      <style:text-properties officeooo:rsid="011431b7" officeooo:paragraph-rsid="011431b7"/>
    </style:style>
    <style:style style:name="P227" style:family="paragraph" style:parent-style-name="Standard">
      <style:text-properties officeooo:rsid="0114db88" officeooo:paragraph-rsid="0114db88"/>
    </style:style>
    <style:style style:name="P228" style:family="paragraph" style:parent-style-name="Standard">
      <style:text-properties officeooo:rsid="01171b61" officeooo:paragraph-rsid="01171b61"/>
    </style:style>
    <style:style style:name="P229" style:family="paragraph" style:parent-style-name="Standard">
      <style:text-properties officeooo:rsid="01181ffc" officeooo:paragraph-rsid="01181ffc"/>
    </style:style>
    <style:style style:name="P230" style:family="paragraph" style:parent-style-name="Standard">
      <style:text-properties officeooo:rsid="0118457b" officeooo:paragraph-rsid="0118457b"/>
    </style:style>
    <style:style style:name="P231" style:family="paragraph" style:parent-style-name="Standard">
      <style:text-properties officeooo:rsid="011a33aa" officeooo:paragraph-rsid="011a33aa"/>
    </style:style>
    <style:style style:name="P232" style:family="paragraph" style:parent-style-name="Standard">
      <style:text-properties officeooo:rsid="011dac47" officeooo:paragraph-rsid="011dac47"/>
    </style:style>
    <style:style style:name="P233" style:family="paragraph" style:parent-style-name="Standard">
      <style:text-properties officeooo:rsid="011e9009" officeooo:paragraph-rsid="011e9009"/>
    </style:style>
    <style:style style:name="P23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6" style:family="paragraph" style:parent-style-name="Standard">
      <style:text-properties fo:color="#000000" loext:opacity="100%" style:font-name="sans-serif" officeooo:rsid="011e9009" officeooo:paragraph-rsid="011e9009" fo:background-color="transparent"/>
    </style:style>
    <style:style style:name="P237" style:family="paragraph" style:parent-style-name="Text_20_body">
      <style:paragraph-properties style:writing-mode="lr-tb"/>
      <style:text-properties fo:color="#000000" loext:opacity="100%" style:font-name="sans-serif"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40"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41" style:family="paragraph" style:parent-style-name="Preformatted_20_Text">
      <style:paragraph-properties fo:orphans="2" fo:widows="2"/>
    </style:style>
    <style:style style:name="P242" style:family="paragraph" style:parent-style-name="Preformatted_20_Text">
      <style:paragraph-properties fo:margin-top="0in" fo:margin-bottom="0.1965in" style:contextual-spacing="false" fo:orphans="2" fo:widows="2"/>
    </style:style>
    <style:style style:name="P243" style:family="paragraph" style:parent-style-name="Preformatted_20_Text">
      <style:paragraph-properties fo:margin-top="0in" fo:margin-bottom="0.1965in" style:contextual-spacing="false" fo:orphans="2" fo:widows="2"/>
      <style:text-properties officeooo:paragraph-rsid="01298094"/>
    </style:style>
    <style:style style:name="P244" style:family="paragraph" style:parent-style-name="Preformatted_20_Text">
      <style:paragraph-properties fo:margin-top="0in" fo:margin-bottom="0.1965in" style:contextual-spacing="false" fo:orphans="2" fo:widows="2"/>
      <style:text-properties officeooo:paragraph-rsid="012e2b9f"/>
    </style:style>
    <style:style style:name="P245" style:family="paragraph" style:parent-style-name="Preformatted_20_Text">
      <style:paragraph-properties fo:margin-top="0in" fo:margin-bottom="0.1965in" style:contextual-spacing="false" fo:orphans="2" fo:widows="2"/>
      <style:text-properties officeooo:paragraph-rsid="012ee3cd"/>
    </style:style>
    <style:style style:name="P246" style:family="paragraph" style:parent-style-name="Text_20_body">
      <style:paragraph-properties fo:margin-top="0in" fo:margin-bottom="0.1965in" style:contextual-spacing="false" fo:orphans="2" fo:widows="2"/>
      <style:text-properties officeooo:paragraph-rsid="012ee3cd"/>
    </style:style>
    <style:style style:name="P247"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50"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1" style:family="paragraph" style:parent-style-name="Standard">
      <style:text-properties officeooo:paragraph-rsid="012f0aec"/>
    </style:style>
    <style:style style:name="P252" style:family="paragraph" style:parent-style-name="Standard">
      <style:text-properties officeooo:paragraph-rsid="0138fb68"/>
    </style:style>
    <style:style style:name="P253" style:family="paragraph" style:parent-style-name="Text_20_body">
      <style:text-properties officeooo:paragraph-rsid="0138fb68"/>
    </style:style>
    <style:style style:name="P254" style:family="paragraph" style:parent-style-name="Standard">
      <style:text-properties officeooo:paragraph-rsid="01396489"/>
    </style:style>
    <style:style style:name="P255" style:family="paragraph" style:parent-style-name="Standard">
      <style:text-properties officeooo:paragraph-rsid="013bbffb"/>
    </style:style>
    <style:style style:name="P256" style:family="paragraph" style:parent-style-name="Standard">
      <style:text-properties officeooo:paragraph-rsid="013d54f9"/>
    </style:style>
    <style:style style:name="P257" style:family="paragraph" style:parent-style-name="Standard">
      <style:text-properties officeooo:paragraph-rsid="0142f992"/>
    </style:style>
    <style:style style:name="P258" style:family="paragraph" style:parent-style-name="Standard">
      <style:text-properties officeooo:paragraph-rsid="0143aaab"/>
    </style:style>
    <style:style style:name="P259" style:family="paragraph" style:parent-style-name="Standard">
      <style:text-properties officeooo:rsid="01496379" officeooo:paragraph-rsid="01496379"/>
    </style:style>
    <style:style style:name="P260" style:family="paragraph" style:parent-style-name="Standard">
      <style:text-properties officeooo:paragraph-rsid="0147816c"/>
    </style:style>
    <style:style style:name="P261" style:family="paragraph" style:parent-style-name="Standard">
      <style:text-properties officeooo:paragraph-rsid="014a517f"/>
    </style:style>
    <style:style style:name="P262" style:family="paragraph" style:parent-style-name="Standard">
      <style:text-properties style:font-name="Liberation Mono" officeooo:rsid="00a19eca" officeooo:paragraph-rsid="014ae870"/>
    </style:style>
    <style:style style:name="P263" style:family="paragraph" style:parent-style-name="Standard">
      <style:text-properties officeooo:paragraph-rsid="014ae870"/>
    </style:style>
    <style:style style:name="P264" style:family="paragraph" style:parent-style-name="Standard">
      <style:text-properties officeooo:paragraph-rsid="014b4004"/>
    </style:style>
    <style:style style:name="P265" style:family="paragraph" style:parent-style-name="Standard">
      <style:text-properties officeooo:paragraph-rsid="014da5b6"/>
    </style:style>
    <style:style style:name="P266" style:family="paragraph" style:parent-style-name="Standard">
      <style:text-properties officeooo:paragraph-rsid="014f5e21"/>
    </style:style>
    <style:style style:name="P267" style:family="paragraph" style:parent-style-name="Preformatted_20_Text">
      <style:paragraph-properties fo:margin-top="0in" fo:margin-bottom="0.1965in" style:contextual-spacing="false" fo:orphans="2" fo:widows="2"/>
      <style:text-properties officeooo:paragraph-rsid="0129acb3"/>
    </style:style>
    <style:style style:name="P268" style:family="paragraph" style:parent-style-name="Preformatted_20_Text">
      <style:paragraph-properties fo:margin-top="0in" fo:margin-bottom="0.1965in" style:contextual-spacing="false" fo:orphans="2" fo:widows="2"/>
      <style:text-properties officeooo:paragraph-rsid="012af739"/>
    </style:style>
    <style:style style:name="P269" style:family="paragraph" style:parent-style-name="Preformatted_20_Text">
      <style:paragraph-properties fo:margin-top="0in" fo:margin-bottom="0.1965in" style:contextual-spacing="false" fo:orphans="2" fo:widows="2"/>
      <style:text-properties officeooo:paragraph-rsid="012e2b9f"/>
    </style:style>
    <style:style style:name="P270" style:family="paragraph" style:parent-style-name="Quotations" style:list-style-name="L25"/>
    <style:style style:name="P271" style:family="paragraph" style:parent-style-name="Quotations" style:list-style-name="L28"/>
    <style:style style:name="P272" style:family="paragraph" style:parent-style-name="Quotations" style:list-style-name="L29"/>
    <style:style style:name="P273" style:family="paragraph" style:parent-style-name="Quotations" style:list-style-name="L31"/>
    <style:style style:name="P274" style:family="paragraph" style:parent-style-name="Quotations" style:list-style-name="L32"/>
    <style:style style:name="P275" style:family="paragraph" style:parent-style-name="Standard">
      <style:text-properties officeooo:paragraph-rsid="0150dabc"/>
    </style:style>
    <style:style style:name="P276" style:family="paragraph" style:parent-style-name="Standard">
      <style:text-properties officeooo:rsid="00ab790a" officeooo:paragraph-rsid="0151cf64"/>
    </style:style>
    <style:style style:name="P277" style:family="paragraph" style:parent-style-name="Standard">
      <style:text-properties officeooo:rsid="00aa0e56" officeooo:paragraph-rsid="0151cf64"/>
    </style:style>
    <style:style style:name="P278" style:family="paragraph" style:parent-style-name="Standard">
      <style:text-properties officeooo:rsid="0151cf64" officeooo:paragraph-rsid="0151cf64"/>
    </style:style>
    <style:style style:name="P279" style:family="paragraph" style:parent-style-name="Standard">
      <style:text-properties officeooo:rsid="015398ba" officeooo:paragraph-rsid="015398ba"/>
    </style:style>
    <style:style style:name="P280"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1"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2"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3"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4"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5"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6"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7"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8"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9"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0" style:family="paragraph" style:parent-style-name="Text_20_body" style:list-style-name="L11"/>
    <style:style style:name="P291" style:family="paragraph" style:parent-style-name="Text_20_body" style:list-style-name="L12"/>
    <style:style style:name="P292" style:family="paragraph" style:parent-style-name="Text_20_body" style:list-style-name="L13"/>
    <style:style style:name="P293" style:family="paragraph" style:parent-style-name="Text_20_body" style:list-style-name="L14"/>
    <style:style style:name="P294" style:family="paragraph" style:parent-style-name="Text_20_body" style:list-style-name="L15"/>
    <style:style style:name="P295" style:family="paragraph" style:parent-style-name="Text_20_body" style:list-style-name="L16"/>
    <style:style style:name="P296" style:family="paragraph" style:parent-style-name="Text_20_body" style:list-style-name="L17"/>
    <style:style style:name="P297" style:family="paragraph" style:parent-style-name="Text_20_body" style:list-style-name="L18"/>
    <style:style style:name="P298" style:family="paragraph" style:parent-style-name="Text_20_body" style:list-style-name="L19"/>
    <style:style style:name="P299" style:family="paragraph" style:parent-style-name="Text_20_body" style:list-style-name="L20"/>
    <style:style style:name="P300" style:family="paragraph" style:parent-style-name="Text_20_body" style:list-style-name="L21"/>
    <style:style style:name="P301" style:family="paragraph" style:parent-style-name="Text_20_body" style:list-style-name="L22"/>
    <style:style style:name="P302" style:family="paragraph" style:parent-style-name="Text_20_body" style:list-style-name="L23"/>
    <style:style style:name="P303" style:family="paragraph" style:parent-style-name="Text_20_body" style:list-style-name="L24"/>
    <style:style style:name="P304" style:family="paragraph" style:parent-style-name="Text_20_body" style:list-style-name="L25"/>
    <style:style style:name="P305" style:family="paragraph" style:parent-style-name="Text_20_body" style:list-style-name="L26"/>
    <style:style style:name="P306" style:family="paragraph" style:parent-style-name="Text_20_body" style:list-style-name="L27"/>
    <style:style style:name="P307" style:family="paragraph" style:parent-style-name="Text_20_body" style:list-style-name="L28"/>
    <style:style style:name="P308" style:family="paragraph" style:parent-style-name="Text_20_body" style:list-style-name="L29"/>
    <style:style style:name="P309" style:family="paragraph" style:parent-style-name="Text_20_body" style:list-style-name="L30"/>
    <style:style style:name="P310" style:family="paragraph" style:parent-style-name="Text_20_body" style:list-style-name="L31"/>
    <style:style style:name="P311" style:family="paragraph" style:parent-style-name="Text_20_body" style:list-style-name="L32"/>
    <style:style style:name="P312" style:family="paragraph" style:parent-style-name="Text_20_body" style:list-style-name="L33"/>
    <style:style style:name="P313" style:family="paragraph" style:parent-style-name="Text_20_body" style:list-style-name="L34"/>
    <style:style style:name="P314" style:family="paragraph" style:parent-style-name="Text_20_body" style:list-style-name="L35"/>
    <style:style style:name="P315" style:family="paragraph" style:parent-style-name="Text_20_body" style:list-style-name="L36"/>
    <style:style style:name="P316" style:family="paragraph" style:parent-style-name="Text_20_body" style:list-style-name="L37"/>
    <style:style style:name="P317" style:family="paragraph" style:parent-style-name="Text_20_body" style:list-style-name="L38"/>
    <style:style style:name="P318" style:family="paragraph" style:parent-style-name="Text_20_body" style:list-style-name="L39"/>
    <style:style style:name="P319" style:family="paragraph" style:parent-style-name="Text_20_body" style:list-style-name="L40"/>
    <style:style style:name="P320" style:family="paragraph" style:parent-style-name="Text_20_body" style:list-style-name="L41"/>
    <style:style style:name="P321" style:family="paragraph" style:parent-style-name="Text_20_body" style:list-style-name="L42"/>
    <style:style style:name="P322" style:family="paragraph" style:parent-style-name="Text_20_body" style:list-style-name="L43"/>
    <style:style style:name="P323" style:family="paragraph" style:parent-style-name="Text_20_body" style:list-style-name="L44"/>
    <style:style style:name="P324" style:family="paragraph" style:parent-style-name="Text_20_body" style:list-style-name="L45"/>
    <style:style style:name="P325" style:family="paragraph" style:parent-style-name="Text_20_body" style:list-style-name="L46"/>
    <style:style style:name="P326" style:family="paragraph" style:parent-style-name="Text_20_body" style:list-style-name="L47"/>
    <style:style style:name="P327" style:family="paragraph" style:parent-style-name="Text_20_body" style:list-style-name="L48"/>
    <style:style style:name="P328" style:family="paragraph" style:parent-style-name="Text_20_body" style:list-style-name="L49"/>
    <style:style style:name="P329" style:family="paragraph" style:parent-style-name="Text_20_body" style:list-style-name="L50"/>
    <style:style style:name="P330" style:family="paragraph" style:parent-style-name="Text_20_body" style:list-style-name="L51"/>
    <style:style style:name="P331" style:family="paragraph" style:parent-style-name="Text_20_body" style:list-style-name="L52"/>
    <style:style style:name="P332" style:family="paragraph" style:parent-style-name="Text_20_body" style:list-style-name="L53"/>
    <style:style style:name="P333" style:family="paragraph" style:parent-style-name="Text_20_body" style:list-style-name="L54"/>
    <style:style style:name="P334" style:family="paragraph" style:parent-style-name="Text_20_body" style:list-style-name="L55"/>
    <style:style style:name="P335"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59">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9"/>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8"/>
      <text:p text:style-name="P158">“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8"/>
      <text:p text:style-name="P158"><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8"/>
      <text:p text:style-name="P158">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8"><text:soft-page-break/></text:p>
      <text:p text:style-name="P143">--------------------------------------------------------------------------------------------------------------------------</text:p>
      <text:p text:style-name="P159">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8">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8"/>
      <text:p text:style-name="P160">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60"/>
      <text:p text:style-name="P162">After getting Kidnapped, Princess Karin, woke up tied to a giant wine cask, in what appeared to be a standard wine cellar. <text:s/>Technically, the rope was tied to the cradle, as there really wasn’t a way of wrapping the giant cask.</text:p>
      <text:p text:style-name="P162"><text:soft-page-break/></text:p>
      <text:p text:style-name="P144">--------------------------------------------------------------------------------------------------------------------------</text:p>
      <text:p text:style-name="P163">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1"/>
      <text:p text:style-name="P164">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4"/>
      <text:p text:style-name="P164">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4"/>
      <text:p text:style-name="P145">--------------------------------------------------------------------------------------------------------------------------</text:p>
      <text:p text:style-name="P165">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5">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5"/>
      <text:p text:style-name="P166">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6"/>
      <text:p text:style-name="P166">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6"/>
      <text:p text:style-name="P167">“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7"/>
      <text:p text:style-name="P167"><text:soft-page-break/></text:p>
      <text:p text:style-name="P167"/>
      <text:p text:style-name="P146">--------------------------------------------------------------------------------------------------------------------------</text:p>
      <text:p text:style-name="P168">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8"/>
      <text:p text:style-name="P169">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8"/>
      <text:p text:style-name="P168">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8"/>
      <text:p text:style-name="P168">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8"/>
      <text:p text:style-name="P168">---</text:p>
      <text:p text:style-name="P168">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8"/>
      <text:p text:style-name="P168">He's building a machine, that uses massive amounts of quicksilver. He's enslaved tourists, and citizens alike, to work his quicksilver mines. <text:s/>Had the gnomes hold the dwarves hostage in the the gnome kingdom which adjoins the dwarf mines.</text:p>
      <text:p text:style-name="P168">---</text:p>
      <text:p text:style-name="P170">Going to have Hubert also get some maps he has stored in Wizard U when he breaks in.</text:p>
      <text:p text:style-name="P170">Roland has to somehow find his father in the mines, before the princess is rescued.</text:p>
      <text:p text:style-name="P173">---</text:p>
      <text:p text:style-name="P173"/>
      <text:p text:style-name="P179">Enchanted Lands, a real magic kingdom, is turned into a tourist resort. <text:s/></text:p>
      <text:p text:style-name="P179">It’s fallen on hard times, where everything is closed up. <text:s/></text:p>
      <text:p text:style-name="P179"><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text:p>
      <text:p text:style-name="P179">Hubert sends John over to Knight School and Princess Prep. <text:s/></text:p>
      <text:p text:style-name="P179"><text:span text:style-name="T90">John</text:span> learns th<text:span text:style-name="T91">at</text:span> <text:span text:style-name="T90">a </text:span>Princess was set to speak at the school but hasn’t shown up.</text:p>
      <text:p text:style-name="P179"><text:span text:style-name="T90">Princess Prep is already closed</text:span>. <text:s/></text:p>
      <text:p text:style-name="P179">Knight School started training with real weapons. <text:s/></text:p>
      <text:p text:style-name="P179">Dragons are terrorizing small villages. <text:s/></text:p>
      <text:p text:style-name="P179"><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9">Hubert himself sneaks into Wizard U.</text:p>
      <text:p text:style-name="P179"><text:span text:style-name="T90">He </text:span>finds the Wizard Professors have all been trapped in their own “Hall Of Fame” paintings.</text:p>
      <text:p text:style-name="P179"><text:span text:style-name="T90">One painting is missing which</text:span> Hubert realizes was Maximilian Spell’s own painting.</text:p>
      <text:p text:style-name="P179"><text:span text:style-name="T90">Hubert R</text:span>ealizes he must have somehow gotten back into the lands. <text:s/></text:p>
      <text:p text:style-name="P179"><text:span text:style-name="T90">He checks</text:span> out Fairy Godcollege.</text:p>
      <text:p text:style-name="P179"><text:span text:style-name="T90">Hubert</text:span> talks to a teacher he knows, who informs him, Violet Moonshadow is also back.</text:p>
      <text:p text:style-name="P179"><text:span text:style-name="T90">Violet h</text:span>as forced all the <text:span text:style-name="T90">would-be</text:span> Fairy Godmothers <text:span text:style-name="T90">to train as</text:span> evil witches. <text:s/></text:p>
      <text:p text:style-name="P179"><text:span text:style-name="T90">John and Hubert</text:span> rendezvous <text:span text:style-name="T90">at Scarborough Faire Chicken.</text:span></text:p>
      <text:p text:style-name="P179"><text:span text:style-name="T90">T</text:span>hey decide they need to find the princess, and their first lead is the hotel. <text:s/></text:p>
      <text:p text:style-name="P179">Hubert calls his old friend, The Count, <text:span text:style-name="T91">to </text:span>turn into a bat and <text:span text:style-name="T90">spy out</text:span> any trace of the Princess. <text:s/></text:p>
      <text:p text:style-name="P179">The Princess manages to escape her ropes with the help of some mice. </text:p>
      <text:p text:style-name="P179"><text:span text:style-name="T90">S</text:span>he <text:span text:style-name="T90">then </text:span>tries to escape by getting into the dumbwaiter, to which she’s forced upstairs.</text:p>
      <text:p text:style-name="P179"><text:span text:style-name="T90">S</text:span>he stumbles upon a room with some maps and things, which she <text:span text:style-name="T91">grabs</text:span>, but is recaptured. <text:s/></text:p>
      <text:p text:style-name="P179"><text:soft-page-break/><text:span text:style-name="T90">T</text:span><text:span text:style-name="T88">he Count comes back and tells </text:span><text:span text:style-name="T90">John and Hubert what he found.</text:span></text:p>
      <text:p text:style-name="P179">Hubert and John go and rescue her. where she shows him the <text:span text:style-name="T90">papers.</text:span></text:p>
      <text:p text:style-name="P172">After reviewing the papers, they formulate a plan.</text:p>
      <text:p text:style-name="P170">Hubert sends Roland and John into the mines.</text:p>
      <text:p text:style-name="P174">Hubert then finds the dwarves secret magic focusing disc.</text:p>
      <text:p text:style-name="P174">Hubert uses magic to get to the castle in the clouds.</text:p>
      <text:p text:style-name="P174">Roland and John go into the dwarf mines.</text:p>
      <text:p text:style-name="P174">Roland finds the secret door, and gains entrance into the gnome kingdom.</text:p>
      <text:p text:style-name="P174">Max finishes the Omni-Gate and is ready to test it.</text:p>
      <text:p text:style-name="P174">Hubert tracks down Violet and confronts her.</text:p>
      <text:p text:style-name="P174">Roland and John locate the office in the mines.</text:p>
      <text:p text:style-name="P174">Roland and John then spot the dwarves tied and gagged on the floor.</text:p>
      <text:p text:style-name="P174">Sneaking in Roland easily snaps the bonds holding them.</text:p>
      <text:p text:style-name="P174">Roland and John are captured by the Gnomes.</text:p>
      <text:p text:style-name="P174">Hubert casts the spell that causes his magic to return to him.</text:p>
      <text:p text:style-name="P174">The guards alerted to Hubert’s presence chase him to the train station.</text:p>
      <text:p text:style-name="P174">The Gnomes promptly put John, Roland, and the rest to work.</text:p>
      <text:p text:style-name="P174">Back in the mines John signals the dwarves to overpower the guards.</text:p>
      <text:p text:style-name="P174">There’s an explosion that seems to come from one of the mine walls.</text:p>
      <text:p text:style-name="P174">When the smoke clears, a train appears to have crashed into the mine.</text:p>
      <text:p text:style-name="P174">Hubert pops out.</text:p>
      <text:p text:style-name="P174">Disoriented by the explosion the gnome guards are easily overpowered.</text:p>
      <text:p text:style-name="P174">The slaves get released and start to run out of the mines.</text:p>
      <text:p text:style-name="P177">Hubert shouts for everyone to head back to The Renaissance Faire.</text:p>
      <text:p text:style-name="P177">Hubert sends John to Knight School, to inform them and enlist their help.</text:p>
      <text:p text:style-name="P177">Hubert himself goes to Fairy Godcollege now with full magic and breaks the magic shield.</text:p>
      <text:p text:style-name="P177">Hubert then lets out all the would-be Fairy Godmothers, and convinces them to help him.</text:p>
      <text:p text:style-name="P177">John goes back into the Knight School with Sir William.</text:p>
      <text:p text:style-name="P177">A lot of Knights or Knights-in-Training have a lot of respect for Sir William.</text:p>
      <text:p text:style-name="P177">Sir William then tells them what’s happening and gets their help.</text:p>
      <text:p text:style-name="P177">They all rendezvous back at Scarborough Faire Chicken.</text:p>
      <text:p text:style-name="P177">The gang including John, the Princess, and Hubert are sitting around a table in SFC.</text:p>
      <text:p text:style-name="P177">The place is full of people, citizens and tourists alike.</text:p>
      <text:p text:style-name="P177">The people spill out to the streets, which also includes giants, dragons, and other creatures.</text:p>
      <text:p text:style-name="P177">Hubert begins to speak to the crowd.</text:p>
      <text:p text:style-name="P177">Meanwhile, in the castle at the Omni-Gate, Max has his technicians activate the machine.</text:p>
      <text:p text:style-name="P177">First at half power, he has them open a few gates, then a few more.</text:p>
      <text:p text:style-name="P177">Thousands of gates are opened simultaneously, and then shut off.</text:p>
      <text:p text:style-name="P177">Max has his guards assemble the armies of creatures and men.</text:p>
      <text:p text:style-name="P177">As soon as all armies are assembled, he starts seeing a large amount of trains flying in.</text:p>
      <text:p text:style-name="P177">Realizing, who they are, he commands his armies to attack them.</text:p>
      <text:p text:style-name="P177">He orders his technicians to put the machine at full power, and open all the portals.</text:p>
      <text:p text:style-name="P177">A large battle ensues.</text:p>
      <text:p text:style-name="P177">The battle starts waning in favor of the Enchanted Landians.</text:p>
      <text:p text:style-name="P177">John spots Max trying to escape via one of the portals and chases him.</text:p>
      <text:p text:style-name="P177"><text:soft-page-break/>John tackles Max but Max throws him off, and starts running for a stair well.</text:p>
      <text:p text:style-name="P177">John chases Max up the stairs, and onto a catwalk, and they begin to fight.</text:p>
      <text:p text:style-name="P177">John still has his silver ticket, and Max manages to grab it out of his coat.</text:p>
      <text:p text:style-name="P177">While still grabbing for the ticket, he pulls John down with him as he goes over the edge.</text:p>
      <text:p text:style-name="P177">John holds on to the catwalk with his feet, as Max dangles below.</text:p>
      <text:p text:style-name="P177">Max starts slipping but with the ticket in hand <text:span text:style-name="T91">eventually </text:span>falls.</text:p>
      <text:p text:style-name="P177">John turns away as Max falls, and when he turns back, Max is just gone.</text:p>
      <text:p text:style-name="P177">Coming back down, out of breath and full of bruises and scratches, he notices the battle is almost over.</text:p>
      <text:p text:style-name="P177">As the battle comes to a close. <text:s/>The princess and Hubert manage to make their way over to John.</text:p>
      <text:p text:style-name="P177">Eventually all that’s left is the cleanup.</text:p>
      <text:p text:style-name="P177">Some time later in the throne room, Hubert talks privately to John and Princess Karin.</text:p>
      <text:p text:style-name="P177">Hubert states that John is probably going to become King.</text:p>
      <text:p text:style-name="P177">Hubert mentions the King is still missing. </text:p>
      <text:p text:style-name="P177">He also mentions that Max is still alive somewhere.</text:p>
      <text:p text:style-name="P177">John mentions, he wants to have a date with Princess Karin.</text:p>
      <text:p text:style-name="P177">Hubert finally sets it up, and gives it some “magic<text:span text:style-name="T91">al</text:span>” touches.</text:p>
      <text:p text:style-name="P177">He then leaves them in peace to eat dinner and to talk.</text:p>
      <text:p text:style-name="P174"/>
      <text:p text:style-name="P181">Plot outline revision 2:</text:p>
      <text:p text:style-name="P181"/>
      <text:p text:style-name="P182">Enchanted Lands, a real magic kingdom turned tourist resort <text:span text:style-name="T92">has closed.</text:span></text:p>
      <text:p text:style-name="P182"><text:span text:style-name="T90">T</text:span>ourists and citizens alike have started disappearing. <text:s/></text:p>
      <text:p text:style-name="P182">Hubert, friend and advisor to the King, <text:span text:style-name="T90">brings</text:span> in John from our realm to help.</text:p>
      <text:p text:style-name="P182">A princess from another realm is kidnapped, <text:span text:style-name="T92">while John helplessly watches.</text:span></text:p>
      <text:p text:style-name="P182">Hubert sends John over to Knight School and Princess Prep. <text:s/></text:p>
      <text:p text:style-name="P183">Roland the Oversize Dwarf decides to return to the Dwarf mines, one last time.</text:p>
      <text:p text:style-name="P183">Before Roland can enter the mines, an older dwarf stumbles out, obviously weak with fatigue.</text:p>
      <text:p text:style-name="P183">Roland asks about his Dad, the the old dwarf, says that he’s in the gnome Kingdom.’</text:p>
      <text:p text:style-name="P183">At Knight School, John asks around about what’s going on.</text:p>
      <text:p text:style-name="P182"><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2"><text:span text:style-name="T92">John also finds out that </text:span>Knight School started training with real weapons. <text:s/></text:p>
      <text:p text:style-name="P182"><text:span text:style-name="T92">John is also learning d</text:span>ragons are terrorizing small villages. <text:s/></text:p>
      <text:p text:style-name="P181">John sneaks into Princess Prep.</text:p>
      <text:p text:style-name="P182"><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2">Hubert himself sneaks into Wizard U.</text:p>
      <text:p text:style-name="P182"><text:span text:style-name="T90">He </text:span>finds the Wizard Professors have all been trapped in their own “Hall Of Fame” paintings.</text:p>
      <text:p text:style-name="P182"><text:span text:style-name="T90">One painting is missing which</text:span> Hubert realizes was Maximilian Spell’s own painting.</text:p>
      <text:p text:style-name="P182"><text:span text:style-name="T90">Hubert R</text:span>ealizes <text:span text:style-name="T92">Max</text:span> must have somehow gotten back into the lands.</text:p>
      <text:p text:style-name="P183">Roland manages to sneak into the Dwarf mines, a vast network of well maintained caves.</text:p>
      <text:p text:style-name="P183">Roland then remembers, there’s a secret entrance to the Gnome kingdom.</text:p>
      <text:p text:style-name="P183">After going around one tunnel to the next, he finally happens upon a secret door, and goes in.</text:p>
      <text:p text:style-name="P182"><text:span text:style-name="T94">Hubert</text:span><text:span text:style-name="T90"> </text:span><text:span text:style-name="T92">peeks into the window of Fairy Godcollege only to be met by an old acquaintance.</text:span></text:p>
      <text:p text:style-name="P182"><text:span text:style-name="T92">This old acquaintance is a teach</text:span><text:span text:style-name="T94">er</text:span><text:span text:style-name="T92"> Hubert knows</text:span>, who informs him, Violet Moonshadow is also back.</text:p>
      <text:p text:style-name="P182"><text:span text:style-name="T90">Violet h</text:span>as forced all the <text:span text:style-name="T90">would-be</text:span> Fairy Godmothers <text:span text:style-name="T90">to train as</text:span> evil witches.</text:p>
      <text:p text:style-name="P183">In the gnome kingdom Roland sees that there are tons of people, not just gnomes, working the mines.</text:p>
      <text:p text:style-name="P183"><text:soft-page-break/>After travelling some time, he finally spots a giant, working an ore smelting plant.</text:p>
      <text:p text:style-name="P183">As he approaches, he notices the giant is chained up.</text:p>
      <text:p text:style-name="P183">Roland asks the Giant if he’s his father.</text:p>
      <text:p text:style-name="P183">The Giant, also named Roland, confirms it.</text:p>
      <text:p text:style-name="P183">They start talking about the gnome mines, and what they’re doing.</text:p>
      <text:p text:style-name="P183">Roland Sr. tells Jr. that this bad guy named Max needs a whole lot of quicksilver.</text:p>
      <text:p text:style-name="P183">And he also says if Jr. wants to help, he needs to contact Hubert and tell him of the conditions here.</text:p>
      <text:p text:style-name="P182"><text:span text:style-name="T90">John and Hubert</text:span> rendezvous <text:span text:style-name="T90">at Scarborough Faire Chicken </text:span><text:span text:style-name="T93">at the Renaissance Faire.</text:span></text:p>
      <text:p text:style-name="P182"><text:span text:style-name="T90">T</text:span>hey decide they need to find the princess, and their first lead is the hotel. <text:s/></text:p>
      <text:p text:style-name="P182">Hubert calls his old friend, The Count, <text:span text:style-name="T91">to </text:span>turn into a bat and <text:span text:style-name="T90">spy out</text:span> any trace of the Princess. <text:s/></text:p>
      <text:p text:style-name="P182">The Princess manages to escape her ropes with the help of some mice. </text:p>
      <text:p text:style-name="P182"><text:span text:style-name="T90">S</text:span>he <text:span text:style-name="T90">then </text:span>tries to escape by getting into the dumbwaiter, to which she’s forced upstairs.</text:p>
      <text:p text:style-name="P182"><text:span text:style-name="T90">S</text:span>he stumbles upon a room with some maps and things, which she <text:span text:style-name="T91">grabs</text:span>, but is recaptured. <text:s/></text:p>
      <text:p text:style-name="P182"><text:span text:style-name="T90">T</text:span><text:span text:style-name="T88">he Count comes back and tells </text:span><text:span text:style-name="T90">John and Hubert what he found.</text:span></text:p>
      <text:p text:style-name="P182">Hubert and John go and rescue her, <text:span text:style-name="T94">and arrive back at SFC</text:span><text:span text:style-name="T90">.</text:span></text:p>
      <text:p text:style-name="P184">Roland arrives at SFC and meets Hubert and John.</text:p>
      <text:p text:style-name="P184">Roland tells them that there are slaves working Max’s quicksilver mines in the Gnome Kingdom.</text:p>
      <text:p text:style-name="P171">After reviewing the papers, they formulate a plan.</text:p>
      <text:p text:style-name="P171">Hubert sends Roland and John into the mines.</text:p>
      <text:p text:style-name="P175">Hubert then finds the dwarves secret magic focusing disc.</text:p>
      <text:p text:style-name="P175">Hubert uses magic to get to the castle in the clouds.</text:p>
      <text:p text:style-name="P175">Roland <text:span text:style-name="T95">and John use</text:span> the secret door <text:span text:style-name="T95">to gain</text:span> entrance into the gnome kingdom.</text:p>
      <text:p text:style-name="P175">Max finishes the Omni-Gate and is ready to test it.</text:p>
      <text:p text:style-name="P175">Hubert tracks down Violet and confronts her.</text:p>
      <text:p text:style-name="P175">Roland and John locate the office in the mines.</text:p>
      <text:p text:style-name="P175">Roland and John then spot the dwarves tied and gagged on the floor.</text:p>
      <text:p text:style-name="P175">Sneaking in Roland easily snaps the bonds holding them.</text:p>
      <text:p text:style-name="P175">Roland and John are captured by the Gnomes.</text:p>
      <text:p text:style-name="P175">Hubert casts the spell that causes his magic to return to him.</text:p>
      <text:p text:style-name="P175">The guards alerted to Hubert’s presence chase him to the train station.</text:p>
      <text:p text:style-name="P175">The Gnomes promptly put John, Roland, and the rest to work.</text:p>
      <text:p text:style-name="P175">Back in the mines John signals the dwarves to overpower the guards.</text:p>
      <text:p text:style-name="P175">There’s an explosion that seems to come from one of the mine walls.</text:p>
      <text:p text:style-name="P175">When the smoke clears, a train appears to have crashed into the mine.</text:p>
      <text:p text:style-name="P175">Hubert pops out.</text:p>
      <text:p text:style-name="P175">Disoriented by the explosion the gnome guards are easily overpowered.</text:p>
      <text:p text:style-name="P175">The slaves get released and start to run out of the mines.</text:p>
      <text:p text:style-name="P178">Hubert shouts for everyone to head back to The Renaissance Faire.</text:p>
      <text:p text:style-name="P178">Hubert sends John to Knight School, to inform them and enlist their help.</text:p>
      <text:p text:style-name="P178">Hubert himself goes to Fairy Godcollege now with full magic and breaks the magic shield.</text:p>
      <text:p text:style-name="P178">Hubert then lets out all the would-be Fairy Godmothers, and convinces them to help him.</text:p>
      <text:p text:style-name="P184">Roland Sr. and Roland Jr. head to the north country where his people <text:span text:style-name="T96">are</text:span>.</text:p>
      <text:p text:style-name="P178">John goes back into the Knight School with Sir William.</text:p>
      <text:p text:style-name="P178">A lot of Knights or Knights-in-Training have a lot of respect for Sir William.</text:p>
      <text:p text:style-name="P178">Sir William then tells them what’s happening and gets their help.</text:p>
      <text:p text:style-name="P178"><text:soft-page-break/>They all rendezvous back at Scarborough Faire Chicken.</text:p>
      <text:p text:style-name="P178">The gang including John, the Princess, and Hubert are sitting around a table in SFC.</text:p>
      <text:p text:style-name="P178">The place is full of people, citizens and tourists alike.</text:p>
      <text:p text:style-name="P178">The people spill out to the streets, which also includes giants, dragons, and other creatures.</text:p>
      <text:p text:style-name="P178">Hubert begins to speak to the crowd.</text:p>
      <text:p text:style-name="P178">Meanwhile, in the castle at the Omni-Gate, Max has his techs activate the machine <text:span text:style-name="T96">for the first time</text:span>.</text:p>
      <text:p text:style-name="P178">First at half power, he has them open a few gates, then a few more.</text:p>
      <text:p text:style-name="P178">Thousands of gates are opened simultaneously, and then shut off.</text:p>
      <text:p text:style-name="P178">Max has his guards assemble the armies of creatures and men.</text:p>
      <text:p text:style-name="P178">As soon as all armies are assembled, he starts seeing a large amount of trains flying in.</text:p>
      <text:p text:style-name="P178">Realizing, who they are, he commands his armies to attack them.</text:p>
      <text:p text:style-name="P178">He orders his technicians to put the machine at full power, and open all the portals.</text:p>
      <text:p text:style-name="P178">A large battle ensues.</text:p>
      <text:p text:style-name="P178">The battle starts waning in favor of the Enchanted Landians.</text:p>
      <text:p text:style-name="P178">John spots Max trying to escape via one of the portals and chases him.</text:p>
      <text:p text:style-name="P178">John tackles Max but Max throws him off, and starts running for a stair well.</text:p>
      <text:p text:style-name="P178">John chases Max up the stairs, and onto a catwalk, and they begin to fight.</text:p>
      <text:p text:style-name="P178">John still has his silver ticket, and Max manages to grab it out of his coat.</text:p>
      <text:p text:style-name="P178">While still grabbing for the ticket, he pulls John down with him as he goes over the edge.</text:p>
      <text:p text:style-name="P178">John holds on to the catwalk with his feet, as Max dangles below.</text:p>
      <text:p text:style-name="P178">Max starts slipping but with the ticket in hand <text:span text:style-name="T91">eventually </text:span>falls.</text:p>
      <text:p text:style-name="P178">John turns away as Max falls, and when he turns back, Max is just gone.</text:p>
      <text:p text:style-name="P178">Coming back down, out of breath and full of bruises and scratches, he notices the battle is almost over.</text:p>
      <text:p text:style-name="P178">As the battle comes to a close. <text:s/>The princess and Hubert manage to make their way over to John.</text:p>
      <text:p text:style-name="P178">Eventually all that’s left is the cleanup.</text:p>
      <text:p text:style-name="P178">Some time later in the throne room, Hubert talks privately to John and Princess Karin.</text:p>
      <text:p text:style-name="P178">Hubert states that John is probably going to become King.</text:p>
      <text:p text:style-name="P178">Hubert mentions the King is still missing. </text:p>
      <text:p text:style-name="P178">He also mentions that Max is still alive somewhere.</text:p>
      <text:p text:style-name="P178">John mentions, he wants to have a date with Princess Karin.</text:p>
      <text:p text:style-name="P178">Hubert finally sets it up, and gives it some “magic<text:span text:style-name="T91">al</text:span>” touches.</text:p>
      <text:p text:style-name="P178">He then leaves them in peace to eat dinner and to talk.</text:p>
      <text:p text:style-name="P175"/>
      <text:p text:style-name="P185">Plot Revision 3:</text:p>
      <text:p text:style-name="P185"/>
      <text:p text:style-name="P176">---</text:p>
      <text:p text:style-name="P176">Act One:</text:p>
      <text:p text:style-name="P176">---</text:p>
      <text:p text:style-name="P176"/>
      <text:p text:style-name="P176">Enchanted Lands is a real magic kingdom, that was turned into a tourist resort.</text:p>
      <text:p text:style-name="P176"/>
      <text:p text:style-name="P176">Most hotels, restaurants, and shops have closed with a few exceptions.</text:p>
      <text:p text:style-name="P176"/>
      <text:p text:style-name="P176">The Grand Enchanted Landian is the large hotel that most tourists stay at.</text:p>
      <text:p text:style-name="P176"/>
      <text:p text:style-name="P176"><text:soft-page-break/>The Grand Enchanted Landian is still technically open but not accepting new guests.</text:p>
      <text:p text:style-name="P176"/>
      <text:p text:style-name="P176">Many people have disappeared.</text:p>
      <text:p text:style-name="P176"/>
      <text:p text:style-name="P176">The King rules Enchanted Lands.</text:p>
      <text:p text:style-name="P176"/>
      <text:p text:style-name="P176">Hubert Halfway is a wizard with only half of his magic.</text:p>
      <text:p text:style-name="P176"/>
      <text:p text:style-name="P176">Hubert is also The King's, oldest, and closest friend, and also the King's advisor.</text:p>
      <text:p text:style-name="P176"/>
      <text:p text:style-name="P176">About the time of the resort's closing, The King stops being friendly to Hubert.</text:p>
      <text:p text:style-name="P176"/>
      <text:p text:style-name="P176">Most of Hubert's other friends are missing.</text:p>
      <text:p text:style-name="P176"/>
      <text:p text:style-name="P176">Hubert decides he needs some outside help so he goes to our realm.</text:p>
      <text:p text:style-name="P176"/>
      <text:p text:style-name="P176">Hubert gets John from our world into Enchanted Lands with the help of a quicksilver coupon.</text:p>
      <text:p text:style-name="P176"/>
      <text:p text:style-name="P176">John is a young man from our realm, that works at a library with his Mom, and has no friends or girlfriend.</text:p>
      <text:p text:style-name="P176"/>
      <text:p text:style-name="P176">John, looks at the coupon, and says some words in the fine print, and a portal opens.</text:p>
      <text:p text:style-name="P176"/>
      <text:p text:style-name="P176">John steps through into a train cabin, when he sees a beatiful young woman.</text:p>
      <text:p text:style-name="P176"/>
      <text:p text:style-name="P176">This young woman is a princess from another realm that is kidnapped, while John helplessly watches.</text:p>
      <text:p text:style-name="P176"/>
      <text:p text:style-name="P176">The train starts to tumble, and John falls hits his head, and blacks out.</text:p>
      <text:p text:style-name="P176"/>
      <text:p text:style-name="P176">When John awakens, he seems to be in a forest without leaves.</text:p>
      <text:p text:style-name="P176"/>
      <text:p text:style-name="P176">Hubert walks over and introduces himself, and then tells him why he brought him here.</text:p>
      <text:p text:style-name="P176"/>
      <text:p text:style-name="P176">Enchanted Lands, is divided up into 5 sections, in a sort of four-leaf clover configuration.</text:p>
      <text:p text:style-name="P176"/>
      <text:p text:style-name="P176">In one half is Knight School for training Knights and Princess Prep for girls who want to be Princesses.</text:p>
      <text:p text:style-name="P176"/>
      <text:p text:style-name="P176">In the other half is Wizard Univserity so you can learn to be a Wizard, and Fairy Godcollege for Fairy Godmothers.</text:p>
      <text:p text:style-name="P176"/>
      <text:p text:style-name="P176">Hubert sends John over to Knight School and Princess Prep. <text:s/></text:p>
      <text:p text:style-name="P176"/>
      <text:p text:style-name="P176">Roland, the half-dwarf/half-giant who was kicked out of the dwarf mines for being too big decides to come back.</text:p>
      <text:p text:style-name="P176"/>
      <text:p text:style-name="P176"><text:soft-page-break/>While standing at the entrance to the dwarf mines, an old dwarf stumbles out toward him.</text:p>
      <text:p text:style-name="P176"/>
      <text:p text:style-name="P176">Roland asks about his Dad, whom he's trying to find. </text:p>
      <text:p text:style-name="P176"/>
      <text:p text:style-name="P176">The old dwarf replies his dad is trapped in the gnome kingdom.</text:p>
      <text:p text:style-name="P176"/>
      <text:p text:style-name="P176">John is barred from entering the Knight School grounds, but devises a way in.</text:p>
      <text:p text:style-name="P176"/>
      <text:p text:style-name="P176">Inside the Knight School grounds, John asks several "Knights-in-training" what's going on.</text:p>
      <text:p text:style-name="P176"/>
      <text:p text:style-name="P176">He learns a Princess was set to speak at Princess Prep but didn’t show up before it closed.</text:p>
      <text:p text:style-name="P176"/>
      <text:p text:style-name="P176">John also finds out that Knight School started training with real weapons and dragons are terrorizing small villages.</text:p>
      <text:p text:style-name="P176"/>
      <text:p text:style-name="P176">John sneaks into Princess Prep.</text:p>
      <text:p text:style-name="P176"/>
      <text:p text:style-name="P176">Inside Princess Prep John learns the princess was to go to the Grand Enchanted Landian Hotel.</text:p>
      <text:p text:style-name="P176"/>
      <text:p text:style-name="P176">Hubert himself sneaks into Wizard U.</text:p>
      <text:p text:style-name="P176"/>
      <text:p text:style-name="P176">He finds the Wizard Professors have all been trapped in their own “Hall Of Fame” paintings.</text:p>
      <text:p text:style-name="P176"/>
      <text:p text:style-name="P176">One painting is missing, which belongs to Maximilian Spell, as Hubert deduces.</text:p>
      <text:p text:style-name="P176"/>
      <text:p text:style-name="P176">Maximilian Spell was an evil sorcerer who was banished for trying to conquer all the realms.</text:p>
      <text:p text:style-name="P176"/>
      <text:p text:style-name="P176">Hubert Realizes Max must have somehow gotten back into the lands.</text:p>
      <text:p text:style-name="P176"/>
      <text:p text:style-name="P176">Roland manages to sneak into the Dwarf mines, a vast network of well maintained caves.</text:p>
      <text:p text:style-name="P176"/>
      <text:p text:style-name="P176">Roland then remembers the secret entrance into the Gnome Kingdom from the mines, and enters it.</text:p>
      <text:p text:style-name="P176"/>
      <text:p text:style-name="P176">Hubert peeks into the window of Fairy Godcollege only to be met by an old acquaintance.</text:p>
      <text:p text:style-name="P176"/>
      <text:p text:style-name="P176">This old acquaintance is a teacher Hubert knows, who informs him, Violet Moonshadow is also back.</text:p>
      <text:p text:style-name="P176"/>
      <text:p text:style-name="P176">Violet is an evil witch, and is romantically linked to, and works for Max.</text:p>
      <text:p text:style-name="P176"/>
      <text:p text:style-name="P176">Violet has forced all the would-be Fairy Godmothers to train as evil witches.</text:p>
      <text:p text:style-name="P176"/>
      <text:p text:style-name="P176">In the gnome kingdom Roland sees that there are a lot of people, not just gnomes, working the mines.</text:p>
      <text:p text:style-name="P176"/>
      <text:p text:style-name="P176">After sneaking around some time, he finally spots a giant with long chains working an ore smelter.</text:p>
      <text:p text:style-name="P176"/>
      <text:p text:style-name="P176"><text:soft-page-break/>Roland asks the Giant if he’s his father, to which he replies he is, and that his name is also Roland.</text:p>
      <text:p text:style-name="P176"/>
      <text:p text:style-name="P176">They start talking and Roland Sr. tells Jr. that this bad guy named Max needs a whole lot of quicksilver.</text:p>
      <text:p text:style-name="P176"/>
      <text:p text:style-name="P176">He tells Jr. that he needs to contact Hubert and tell him of the conditions here.</text:p>
      <text:p text:style-name="P176"/>
      <text:p text:style-name="P176">John and Hubert rendezvous at Scarborough Faire Chicken at the Renaissance Faire.</text:p>
      <text:p text:style-name="P176"/>
      <text:p text:style-name="P176">The Renaissance Faire is the street where all the hotels, restaurants and shops are located.</text:p>
      <text:p text:style-name="P176"/>
      <text:p text:style-name="P176">Scarborough Faire Chicken (or SFC for short), is the only fast food concession open at the Faire.</text:p>
      <text:p text:style-name="P176"/>
      <text:p text:style-name="P176">They decide they need to find the princess, because she was kidnapped for a reason.</text:p>
      <text:p text:style-name="P176"/>
      <text:p text:style-name="P176">Turns out the Princess was from Verdance and was to give a speech at Princess Prep.</text:p>
      <text:p text:style-name="P176"/>
      <text:p text:style-name="P176">The Count is a misunderstood vampire and one of Hubert's oldest friends.</text:p>
      <text:p text:style-name="P176"/>
      <text:p text:style-name="P176">Hubert calls The Count, and asks him to fly to the Grand Enchanted Landian and see if the Princess is there.</text:p>
      <text:p text:style-name="P176"/>
      <text:p text:style-name="P176">The Princess, tied up to a wine cask in the cellar, manages to escape her ropes with the help of some mice.</text:p>
      <text:p text:style-name="P176"/>
      <text:p text:style-name="P176">She then tries to escape by getting into the dumbwaiter, to which she’s forced upstairs.</text:p>
      <text:p text:style-name="P176"/>
      <text:p text:style-name="P176">She stumbles upon a room with some maps and other documents, which she grabs, but is recaptured.</text:p>
      <text:p text:style-name="P176"/>
      <text:p text:style-name="P176">The Count comes back and tells John and Hubert what he found.</text:p>
      <text:p text:style-name="P176"/>
      <text:p text:style-name="P176">---</text:p>
      <text:p text:style-name="P176">Act Two:</text:p>
      <text:p text:style-name="P176">---</text:p>
      <text:p text:style-name="P176"/>
      <text:p text:style-name="P176">Hubert and John go to Rescue the Princess at the Grand Enchanted Landian and arrive at a side door some guards in front.</text:p>
      <text:p text:style-name="P176"/>
      <text:p text:style-name="P176">Hubert casts a spell which doesn't work at first, but then gives the guards the illusion of a large wagon with food.</text:p>
      <text:p text:style-name="P176"/>
      <text:p text:style-name="P176">As they go in to the kitchen, find a secret passage into the wine cellar. </text:p>
      <text:p text:style-name="P176"/>
      <text:p text:style-name="P176">John clocks the guard that's watching the Princess with a heavy wine bottle.</text:p>
      <text:p text:style-name="P176"/>
      <text:p text:style-name="P176">They escape, with the cook, and go back to SFC.</text:p>
      <text:p text:style-name="P176"><text:soft-page-break/></text:p>
      <text:p text:style-name="P176">Roland arrives at SFC and meets Hubert and John.</text:p>
      <text:p text:style-name="P176"/>
      <text:p text:style-name="P176">Roland tells them that there are slaves working Max’s quicksilver mines in the Gnome Kingdom.</text:p>
      <text:p text:style-name="P176"/>
      <text:p text:style-name="P176">After reviewing the papers, they formulate a plan.</text:p>
      <text:p text:style-name="P176"/>
      <text:p text:style-name="P176">Hubert sends Roland and John into the mines.</text:p>
      <text:p text:style-name="P176"/>
      <text:p text:style-name="P176">Hubert then finds the dwarves secret magic focusing disc, and uses that to help him transport to the Castle.</text:p>
      <text:p text:style-name="P176"/>
      <text:p text:style-name="P176">Roland and John use the secret door to gain entrance into the gnome kingdom.</text:p>
      <text:p text:style-name="P176"/>
      <text:p text:style-name="P176">Max finishes the Omni-Gate and is ready to test it.</text:p>
      <text:p text:style-name="P176"/>
      <text:p text:style-name="P176">Hubert tracks down Violet and confronts her.</text:p>
      <text:p text:style-name="P176"/>
      <text:p text:style-name="P176">Roland and John locate the office in the mines.</text:p>
      <text:p text:style-name="P176"/>
      <text:p text:style-name="P176">Roland and John then spot the dwarves tied and gagged on the floor.</text:p>
      <text:p text:style-name="P176"/>
      <text:p text:style-name="P176">Sneaking in Roland easily snaps the bonds holding them.</text:p>
      <text:p text:style-name="P176"/>
      <text:p text:style-name="P176">Roland and John are then surprised and captured by the Gnomes.</text:p>
      <text:p text:style-name="P176"/>
      <text:p text:style-name="P176">With Violet present Hubert casts the spell that causes his magic to return to him.</text:p>
      <text:p text:style-name="P176"/>
      <text:p text:style-name="P176">The guards alerted to Hubert’s presence chase him to the train station.</text:p>
      <text:p text:style-name="P176"/>
      <text:p text:style-name="P176">The Gnomes promptly put John, Roland, and the rest to work.</text:p>
      <text:p text:style-name="P176"/>
      <text:p text:style-name="P176">Back in the mines John signals the dwarves to overpower the guards.</text:p>
      <text:p text:style-name="P176"/>
      <text:p text:style-name="P176">There’s an explosion that seems to come from one of the mine walls.</text:p>
      <text:p text:style-name="P176"/>
      <text:p text:style-name="P176">When the smoke clears, a train appears to have crashed into the mine.</text:p>
      <text:p text:style-name="P176"/>
      <text:p text:style-name="P176">Hubert pops out of the train.</text:p>
      <text:p text:style-name="P176"/>
      <text:p text:style-name="P176">Disoriented by the explosion the gnome guards are easily overpowered.</text:p>
      <text:p text:style-name="P176"/>
      <text:p text:style-name="P176">The slaves get released and start to run out of the mines.</text:p>
      <text:p text:style-name="P176"/>
      <text:p text:style-name="P176">Hubert shouts for everyone to head back to The Renaissance Faire.</text:p>
      <text:p text:style-name="P176"><text:soft-page-break/></text:p>
      <text:p text:style-name="P176">Hubert sends John to Knight School, to inform them and enlist their help.</text:p>
      <text:p text:style-name="P176"/>
      <text:p text:style-name="P176">Hubert himself goes to Fairy Godcollege now with full magic and breaks the magic shield.</text:p>
      <text:p text:style-name="P176"/>
      <text:p text:style-name="P176">Hubert then lets out all the would-be Fairy Godmothers, and convinces them to help him.</text:p>
      <text:p text:style-name="P176"/>
      <text:p text:style-name="P176">Roland Sr. and Roland Jr. head to the north country where his people are.</text:p>
      <text:p text:style-name="P176"/>
      <text:p text:style-name="P176">John goes back into the Knight School with Sir William.</text:p>
      <text:p text:style-name="P176"/>
      <text:p text:style-name="P176">A lot of Knights or Knights-in-Training listens to what Sir William has to say.</text:p>
      <text:p text:style-name="P176"/>
      <text:p text:style-name="P176">They all agree to help our heroes.</text:p>
      <text:p text:style-name="P176"/>
      <text:p text:style-name="P176">---</text:p>
      <text:p text:style-name="P176">Act 3:</text:p>
      <text:p text:style-name="P176">---</text:p>
      <text:p text:style-name="P176"/>
      <text:p text:style-name="P176">Everyone rendezvous back at Scarborough Faire Chicken.</text:p>
      <text:p text:style-name="P176"/>
      <text:p text:style-name="P176">John, the Princess, and Hubert are sitting around a table.</text:p>
      <text:p text:style-name="P176"/>
      <text:p text:style-name="P176">Everyone else gathers around, and the crowd spills into the street.</text:p>
      <text:p text:style-name="P176"/>
      <text:p text:style-name="P176">Hubert begins to speak to the crowd.</text:p>
      <text:p text:style-name="P176"/>
      <text:p text:style-name="P176">Meanwhile, in the castle at the Omni-Gate, Max has his techs activate the machine for the first time.</text:p>
      <text:p text:style-name="P176"/>
      <text:p text:style-name="P176">First at half power, he has them open a few gates, then a few more.</text:p>
      <text:p text:style-name="P176"/>
      <text:p text:style-name="P176">Thousands of gates are opened simultaneously, and then shut off.</text:p>
      <text:p text:style-name="P176"/>
      <text:p text:style-name="P176">Max has his guards assemble the armies of creatures and men.</text:p>
      <text:p text:style-name="P176"/>
      <text:p text:style-name="P176">As soon as all armies are assembled, he starts seeing a large amount of trains flying in.</text:p>
      <text:p text:style-name="P176"/>
      <text:p text:style-name="P176">Realizing, who they are, he commands his armies to attack them.</text:p>
      <text:p text:style-name="P176"/>
      <text:p text:style-name="P176">He orders his technicians to put the machine at full power, and open all the portals.</text:p>
      <text:p text:style-name="P176"/>
      <text:p text:style-name="P176">A large battle ensues.</text:p>
      <text:p text:style-name="P176"/>
      <text:p text:style-name="P176">The battle starts waning in favor of the Enchanted Landians.</text:p>
      <text:p text:style-name="P176"/>
      <text:p text:style-name="P176"><text:soft-page-break/>John spots Max trying to escape via one of the portals and chases him.</text:p>
      <text:p text:style-name="P176"/>
      <text:p text:style-name="P176">John tackles Max but Max throws him off, and starts running for a stair well.</text:p>
      <text:p text:style-name="P176"/>
      <text:p text:style-name="P176">John chases Max up the stairs, and onto a catwalk, and they begin to fight.</text:p>
      <text:p text:style-name="P176"/>
      <text:p text:style-name="P176">John still has his silver ticket, and Max manages to grab it out of his coat.</text:p>
      <text:p text:style-name="P176"/>
      <text:p text:style-name="P176">While still grabbing for the ticket, he pulls John down with him as he goes over the edge.</text:p>
      <text:p text:style-name="P176"/>
      <text:p text:style-name="P176">John holds on to the catwalk with his feet, as Max dangles below.</text:p>
      <text:p text:style-name="P176"/>
      <text:p text:style-name="P176">Max starts slipping and with the ticket in hand eventually falls.</text:p>
      <text:p text:style-name="P176"/>
      <text:p text:style-name="P176">John turns away as Max falls, and when he turns back, Max is just gone.</text:p>
      <text:p text:style-name="P176"/>
      <text:p text:style-name="P176">Coming back down, out of breath and full of bruises and scratches, he notices the battle is almost over.</text:p>
      <text:p text:style-name="P176"/>
      <text:p text:style-name="P176">As the battle comes to a close. <text:s/>The princess and Hubert manage to make their way over to John.</text:p>
      <text:p text:style-name="P176"/>
      <text:p text:style-name="P176">Eventually all that’s left is the cleanup.</text:p>
      <text:p text:style-name="P176"/>
      <text:p text:style-name="P176">Some time later in the throne room, Hubert talks privately to John and Princess Karin.</text:p>
      <text:p text:style-name="P176"/>
      <text:p text:style-name="P176">Hubert states that John is probably going to become King.</text:p>
      <text:p text:style-name="P176"/>
      <text:p text:style-name="P176">Hubert mentions the King is still missing.</text:p>
      <text:p text:style-name="P176"/>
      <text:p text:style-name="P176">He also mentions that Max is still alive somewhere.</text:p>
      <text:p text:style-name="P176"/>
      <text:p text:style-name="P176">John mentions, he wants to have a date with Princess Karin.</text:p>
      <text:p text:style-name="P176"/>
      <text:p text:style-name="P176">Hubert finally sets it up, and gives it some “magical” touches.</text:p>
      <text:p text:style-name="P176"/>
      <text:p text:style-name="P176">He then leaves them in peace to eat dinner and to talk.</text:p>
      <text:p text:style-name="P176"/>
      <text:p text:style-name="P176">---</text:p>
      <text:p text:style-name="P186">Plot Revision 4</text:p>
      <text:p text:style-name="P186">---</text:p>
      <text:p text:style-name="P186"/>
      <text:p text:style-name="P186">---</text:p>
      <text:p text:style-name="P186">Act One:</text:p>
      <text:p text:style-name="P186">---</text:p>
      <text:p text:style-name="P186"/>
      <text:p text:style-name="P186">Enchanted Lands Magical Resort was sold to a mysterious figure, by the ruler of the kingdom.</text:p>
      <text:p text:style-name="P186"><text:soft-page-break/></text:p>
      <text:p text:style-name="P186">This figure, named Max, has systematically closed down, most of the resort.</text:p>
      <text:p text:style-name="P186"/>
      <text:p text:style-name="P186">Many people have disappeared, including most of the friends of the wizard, and chief advisor to the King, Hubert.</text:p>
      <text:p text:style-name="P186"/>
      <text:p text:style-name="P186">Hubert gets external help by bringing in John, a young man, from our realm.</text:p>
      <text:p text:style-name="P186"/>
      <text:p text:style-name="P186">While on his way home from work, John, stops in at a store, gets his favorite candy bar, with a silver "ticket" inside.</text:p>
      <text:p text:style-name="P186"/>
      <text:p text:style-name="P186">John looks at the silver ticket, and says some words in the fine print, and a portal opens.</text:p>
      <text:p text:style-name="P186"/>
      <text:p text:style-name="P186">John steps through the portal into a train cabin, when he sees a beatiful young woman.</text:p>
      <text:p text:style-name="P186"/>
      <text:p text:style-name="P186">This young woman is kidnapped when the train cabin starts tumbling, causing John to fall and black out.</text:p>
      <text:p text:style-name="P186"/>
      <text:p text:style-name="P186">John awakens in a forest without leaves as Hubert walks over and introduces himself.</text:p>
      <text:p text:style-name="P186"/>
      <text:p text:style-name="P186">Hubert tells John, that he brought him here, to help find out why Enchanted Lands has closed.</text:p>
      <text:p text:style-name="P186"/>
      <text:p text:style-name="P186">Hubert sends John to Knight School and Princess Prep to figure out what's happening.</text:p>
      <text:p text:style-name="P186"/>
      <text:p text:style-name="P186">Hubert himself, goes to examine Wizard U and Fairy Godcollege.</text:p>
      <text:p text:style-name="P186"/>
      <text:p text:style-name="P186">Roland, the half-dwarf/half-giant aproaches the entrance to the dwarf mines.</text:p>
      <text:p text:style-name="P186"/>
      <text:p text:style-name="P186">An old dwarf Roland knows, stumbles out and tells him his Dad is trapped in the Gnome Kingdom.</text:p>
      <text:p text:style-name="P186"/>
      <text:p text:style-name="P186">At the Knight School entrance, John talks to the guards, and then gains entrance to the school.</text:p>
      <text:p text:style-name="P186"/>
      <text:p text:style-name="P186">After asking around he learns a Princess was going to speak at Princess Prep but never made it.</text:p>
      <text:p text:style-name="P186"/>
      <text:p text:style-name="P186">Someone tells John the Knights are using real weapons, and dragons are terrorizing small villages.</text:p>
      <text:p text:style-name="P186"/>
      <text:p text:style-name="P186">The Grand Enchanted Landian is the first stop on the Princess' tour, when John sneaks into Princess Prep.</text:p>
      <text:p text:style-name="P186"/>
      <text:p text:style-name="P186">Hubert himself sneaks into Wizard U and examines the "hall of fame" paintings and notices one is missing.</text:p>
      <text:p text:style-name="P186"/>
      <text:p text:style-name="P186">Roland goes into the dwarf's extensive and well-crafted mines.</text:p>
      <text:p text:style-name="P186"/>
      <text:p text:style-name="P186">Remembering a secret entrance, Roland gets into the Gnome kingdom.</text:p>
      <text:p text:style-name="P186"><text:soft-page-break/></text:p>
      <text:p text:style-name="P186">At Fairy Godcollege, an old friend tells Hubert, Violet is back, and is forcing students to become evil witches.</text:p>
      <text:p text:style-name="P186"/>
      <text:p text:style-name="P186">Roland happens to notice all the people working the mines and finally spots a giant chained to a smelter.</text:p>
      <text:p text:style-name="P186"/>
      <text:p text:style-name="P186">The giant is Roland's dad and he tells him to find Hubert and tell him Max wants a lot of quicksilver.</text:p>
      <text:p text:style-name="P186"/>
      <text:p text:style-name="P186">John and Hubert rendezvous at Scarborough Faire Chicken at the Renaissance Faire.</text:p>
      <text:p text:style-name="P186"/>
      <text:p text:style-name="P186">Since the Princess was kidnapped for a reason, they decide to find her and rescue her if possible.</text:p>
      <text:p text:style-name="P186"/>
      <text:p text:style-name="P186">Hubert contacts his old friend, The Count, and tell him to turn into a bat, and see if he can find the Princess.</text:p>
      <text:p text:style-name="P186"/>
      <text:p text:style-name="P186">The Princess, tied up to a wine cask in the cellar, manages to escape her ropes with the help of some mice.</text:p>
      <text:p text:style-name="P186"/>
      <text:p text:style-name="P186">She then tries to escape by getting into the dumbwaiter, to which she’s forced upstairs.</text:p>
      <text:p text:style-name="P186"/>
      <text:p text:style-name="P186">She stumbles upon a room with some maps and other documents, which she grabs, but is recaptured.</text:p>
      <text:p text:style-name="P186"/>
      <text:p text:style-name="P186">The Count comes back and tells John and Hubert what he found.</text:p>
      <text:p text:style-name="P186"/>
      <text:p text:style-name="P186">*</text:p>
      <text:p text:style-name="P186"/>
      <text:p text:style-name="P186">---</text:p>
      <text:p text:style-name="P186">Act Two:</text:p>
      <text:p text:style-name="P186">---</text:p>
      <text:p text:style-name="P186"/>
      <text:p text:style-name="P186">Hubert and John go to Rescue the Princess at the Grand Enchanted Landian and arrive at a side door some guards in front.</text:p>
      <text:p text:style-name="P186"/>
      <text:p text:style-name="P186">Hubert casts a spell which doesn't work at first, but then gives the guards the illusion of a large wagon with food.</text:p>
      <text:p text:style-name="P186"/>
      <text:p text:style-name="P186">As they go in to the kitchen, find a secret passage into the wine cellar. </text:p>
      <text:p text:style-name="P186"/>
      <text:p text:style-name="P186">John clocks the guard that's watching the Princess with a heavy wine bottle.</text:p>
      <text:p text:style-name="P186"/>
      <text:p text:style-name="P186">They escape, with the cook, and go back to SFC.</text:p>
      <text:p text:style-name="P186"/>
      <text:p text:style-name="P186">Roland arrives at SFC and meets Hubert and John.</text:p>
      <text:p text:style-name="P186"/>
      <text:p text:style-name="P186"><text:soft-page-break/>Roland tells them that there are slaves working Max’s quicksilver mines in the Gnome Kingdom.</text:p>
      <text:p text:style-name="P186"/>
      <text:p text:style-name="P186">After reviewing the papers, they formulate a plan.</text:p>
      <text:p text:style-name="P186"/>
      <text:p text:style-name="P186">Hubert sends Roland and John into the mines.</text:p>
      <text:p text:style-name="P186"/>
      <text:p text:style-name="P186">Hubert then finds the dwarves secret magic focusing disc, and uses that to help him transport to the Castle.</text:p>
      <text:p text:style-name="P186"/>
      <text:p text:style-name="P186">Roland and John use the secret door to gain entrance into the gnome kingdom.</text:p>
      <text:p text:style-name="P186"/>
      <text:p text:style-name="P186">Max finishes the Omni-Gate and is ready to test it.</text:p>
      <text:p text:style-name="P186"/>
      <text:p text:style-name="P186">Hubert tracks down Violet and confronts her.</text:p>
      <text:p text:style-name="P186"/>
      <text:p text:style-name="P186">Roland and John locate the office in the mines.</text:p>
      <text:p text:style-name="P186"/>
      <text:p text:style-name="P186">Roland and John then spot the dwarves tied and gagged on the floor.</text:p>
      <text:p text:style-name="P186"/>
      <text:p text:style-name="P186">Sneaking in Roland easily snaps the bonds holding them.</text:p>
      <text:p text:style-name="P186"/>
      <text:p text:style-name="P186">Roland and John are then surprised and captured by the Gnomes.</text:p>
      <text:p text:style-name="P186"/>
      <text:p text:style-name="P186">With Violet present Hubert casts the spell that causes his magic to return to him.</text:p>
      <text:p text:style-name="P186"/>
      <text:p text:style-name="P186">The guards alerted to Hubert’s presence chase him to the train station.</text:p>
      <text:p text:style-name="P186"/>
      <text:p text:style-name="P186">The Gnomes promptly put John, Roland, and the rest to work.</text:p>
      <text:p text:style-name="P186"/>
      <text:p text:style-name="P186">Back in the mines John signals the dwarves to overpower the guards.</text:p>
      <text:p text:style-name="P186"/>
      <text:p text:style-name="P186">There’s an explosion that seems to come from one of the mine walls.</text:p>
      <text:p text:style-name="P186"/>
      <text:p text:style-name="P186">When the smoke clears, a train appears to have crashed into the mine.</text:p>
      <text:p text:style-name="P186"/>
      <text:p text:style-name="P186">Hubert pops out of the train.</text:p>
      <text:p text:style-name="P186"/>
      <text:p text:style-name="P186">Disoriented by the explosion the gnome guards are easily overpowered.</text:p>
      <text:p text:style-name="P186"/>
      <text:p text:style-name="P186">The slaves get released and start to run out of the mines.</text:p>
      <text:p text:style-name="P186"/>
      <text:p text:style-name="P186">Hubert shouts for everyone to head back to The Renaissance Faire.</text:p>
      <text:p text:style-name="P186"/>
      <text:p text:style-name="P186">Hubert sends John to Knight School, to inform them and enlist their help.</text:p>
      <text:p text:style-name="P186"/>
      <text:p text:style-name="P186"><text:soft-page-break/>Hubert himself goes to Fairy Godcollege now with full magic and breaks the magic shield.</text:p>
      <text:p text:style-name="P186"/>
      <text:p text:style-name="P186">Hubert then lets out all the would-be Fairy Godmothers, and convinces them to help him.</text:p>
      <text:p text:style-name="P186"/>
      <text:p text:style-name="P186">Roland Sr. and Roland Jr. head to the north country where his people are.</text:p>
      <text:p text:style-name="P186"/>
      <text:p text:style-name="P186">John goes back into the Knight School with Sir William.</text:p>
      <text:p text:style-name="P186"/>
      <text:p text:style-name="P186">A lot of Knights or Knights-in-Training listens to what Sir William has to say.</text:p>
      <text:p text:style-name="P186"/>
      <text:p text:style-name="P186">They all agree to help our heroes.</text:p>
      <text:p text:style-name="P186"/>
      <text:p text:style-name="P186">---</text:p>
      <text:p text:style-name="P186">Act 3:</text:p>
      <text:p text:style-name="P186">---</text:p>
      <text:p text:style-name="P186"/>
      <text:p text:style-name="P186">Everyone rendezvous back at Scarborough Faire Chicken.</text:p>
      <text:p text:style-name="P186"/>
      <text:p text:style-name="P186">John, the Princess, and Hubert are sitting around a table.</text:p>
      <text:p text:style-name="P186"/>
      <text:p text:style-name="P186">Everyone else gathers around, and the crowd spills into the street.</text:p>
      <text:p text:style-name="P186"/>
      <text:p text:style-name="P186">Hubert begins to speak to the crowd.</text:p>
      <text:p text:style-name="P186"/>
      <text:p text:style-name="P186">Meanwhile, in the castle at the Omni-Gate, Max has his techs activate the machine for the first time.</text:p>
      <text:p text:style-name="P186"/>
      <text:p text:style-name="P186">First at half power, he has them open a few gates, then a few more.</text:p>
      <text:p text:style-name="P186"/>
      <text:p text:style-name="P186">Thousands of gates are opened simultaneously, and then shut off.</text:p>
      <text:p text:style-name="P186"/>
      <text:p text:style-name="P186">Max has his guards assemble the armies of creatures and men.</text:p>
      <text:p text:style-name="P186"/>
      <text:p text:style-name="P186">As soon as all armies are assembled, he starts seeing a large amount of trains flying in.</text:p>
      <text:p text:style-name="P186"/>
      <text:p text:style-name="P186">Realizing, who they are, he commands his armies to attack them.</text:p>
      <text:p text:style-name="P186"/>
      <text:p text:style-name="P186">He orders his technicians to put the machine at full power, and open all the portals.</text:p>
      <text:p text:style-name="P186"/>
      <text:p text:style-name="P186">A large battle ensues.</text:p>
      <text:p text:style-name="P186"/>
      <text:p text:style-name="P186">The battle starts waning in favor of the Enchanted Landians.</text:p>
      <text:p text:style-name="P186"/>
      <text:p text:style-name="P186">John spots Max trying to escape via one of the portals and chases him.</text:p>
      <text:p text:style-name="P186"/>
      <text:p text:style-name="P186">John tackles Max but Max throws him off, and starts running for a stair well.</text:p>
      <text:p text:style-name="P186"><text:soft-page-break/></text:p>
      <text:p text:style-name="P186">John chases Max up the stairs, and onto a catwalk, and they begin to fight.</text:p>
      <text:p text:style-name="P186"/>
      <text:p text:style-name="P186">John still has his silver ticket, and Max manages to grab it out of his coat.</text:p>
      <text:p text:style-name="P186"/>
      <text:p text:style-name="P186">While still grabbing for the ticket, he pulls John down with him as he goes over the edge.</text:p>
      <text:p text:style-name="P186"/>
      <text:p text:style-name="P186">John holds on to the catwalk with his feet, as Max dangles below.</text:p>
      <text:p text:style-name="P186"/>
      <text:p text:style-name="P186">Max starts slipping and with the ticket in hand eventually falls.</text:p>
      <text:p text:style-name="P186"/>
      <text:p text:style-name="P186">John turns away as Max falls, and when he turns back, Max is just gone.</text:p>
      <text:p text:style-name="P186"/>
      <text:p text:style-name="P186">Coming back down, out of breath and full of bruises and scratches, he notices the battle is almost over.</text:p>
      <text:p text:style-name="P186"/>
      <text:p text:style-name="P186">As the battle comes to a close. <text:s/>The princess and Hubert manage to make their way over to John.</text:p>
      <text:p text:style-name="P186"/>
      <text:p text:style-name="P186">Eventually all that’s left is the cleanup.</text:p>
      <text:p text:style-name="P186"/>
      <text:p text:style-name="P186">Some time later in the throne room, Hubert talks privately to John and Princess Karin.</text:p>
      <text:p text:style-name="P186"/>
      <text:p text:style-name="P186">Hubert states that John is probably going to become King.</text:p>
      <text:p text:style-name="P186"/>
      <text:p text:style-name="P186">Hubert mentions the King is still missing.</text:p>
      <text:p text:style-name="P186"/>
      <text:p text:style-name="P186">He also mentions that Max is still alive somewhere.</text:p>
      <text:p text:style-name="P186"/>
      <text:p text:style-name="P186">John mentions, he wants to have a date with Princess Karin.</text:p>
      <text:p text:style-name="P186"/>
      <text:p text:style-name="P186">Hubert finally sets it up, and gives it some “magical” touches.</text:p>
      <text:p text:style-name="P186"/>
      <text:p text:style-name="P186">He then leaves them in peace to eat dinner and to talk.</text:p>
      <text:p text:style-name="P186"/>
      <text:p text:style-name="P186">--------------------------------------------------------------------------------------------------------------------------</text:p>
      <text:p text:style-name="P186">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7">--------------------------------------------------------------------------------------------------------------------------</text:p>
      <text:p text:style-name="P194">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8">--------------------------------------------------------------------------------------------------------------------------</text:p>
      <text:p text:style-name="P194"><text:soft-page-break/>Note: The Forgetful Forest is the local name of Lapsewood, a forest which if one lingers too long they begin to forget their way, and eventually themselves.</text:p>
      <text:p text:style-name="P189">--------------------------------------------------------------------------------------------------------------------------</text:p>
      <text:p text:style-name="P195">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5"/>
      <text:p text:style-name="P196">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90">--------------------------------------------------------------------------------------------------------------------------</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7">Melvin “Zanzibar the Great” Zanzibar Plot outlined</text:p>
      <text:p text:style-name="P197"/>
      <text:p text:style-name="P197"><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7"/>
      <text:p text:style-name="P197">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200">Main plot outline:</text:p>
      <text:p text:style-name="P200"/>
      <text:p text:style-name="P201">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9"/>
      <text:p text:style-name="P199">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9"/>
      <text:p text:style-name="P199">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9"/>
      <text:p text:style-name="P199">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9"/>
      <text:p text:style-name="P199">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9"/>
      <text:p text:style-name="P199">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199"/>
      <text:p text:style-name="P199">Subplot outline:</text:p>
      <text:p text:style-name="P199">II is when Zanzibar realizes he needs more resources for his big show and considers the option of becoming the tax collector as a backup plan.</text:p>
      <text:p text:style-name="P199"/>
      <text:p text:style-name="P199">PP1 is when Max offers Zanzibar a partnership that includes the tax collector position as part of the deal.</text:p>
      <text:p text:style-name="P199"/>
      <text:p text:style-name="P199">MP: is when Zanzibar begins actively skimming the tax money and sees the dangers of relying solely on the show’s success.</text:p>
      <text:p text:style-name="P199"/>
      <text:p text:style-name="P199">PP2: is when Zanzibar fully understands Max's betrayal but continues his own plan for the show while making sure he has the backup tax money.</text:p>
      <text:p text:style-name="P199"/>
      <text:p text:style-name="P199">C: is when the moment of betrayal arrives, and Zanzibar escapes the consequences, including the tax fraud, just in time.</text:p>
      <text:p text:style-name="P199"/>
      <text:p text:style-name="P199">R: is when Zanzibar escapes with his earnings, securing his financial safety but not without the feeling of having narrowly escaped the repercussions.</text:p>
      <text:p text:style-name="P199"/>
      <text:p text:style-name="P94">-----</text:p>
      <text:p text:style-name="P94"/>
      <text:p text:style-name="P198">Melvin “Zanzibar the Great” Zanzibar Plot outlin<text:span text:style-name="T104">e.</text:span></text:p>
      <text:p text:style-name="P198"/>
      <text:p text:style-name="P198">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8"/>
      <text:p text:style-name="P198">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1"/>
      <text:p text:style-name="P201">Main plot outline:</text:p>
      <text:p text:style-name="P201"/>
      <text:p text:style-name="P201"><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01"/>
      <text:p text:style-name="P202">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02"/>
      <text:p text:style-name="P202">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2"/>
      <text:p text:style-name="P202"><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2"/>
      <text:p text:style-name="P203">C: Just after Zanzibar steals the audiences money, now numbering in the hundreds, Max yells that they’ve just been robbed. <text:s/>As the mob approaches Zanzibar, Max gets a message that the Castle is being stormed.</text:p>
      <text:p text:style-name="P202"/>
      <text:p text:style-name="P201">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01"/>
      <text:p text:style-name="P201">Subplot outline:</text:p>
      <text:p text:style-name="P201">II: <text:s/><text:span text:style-name="T103">Zanzibar decides to agree to Max’s terms for accepting help in producing larger shows</text:span>.</text:p>
      <text:p text:style-name="P201"/>
      <text:p text:style-name="P201">PP1: <text:span text:style-name="T103">Zanzibar realizes he wants a backup source of income should the shows start going wrong. <text:s/>So he decides to skim money off the taxes.</text:span></text:p>
      <text:p text:style-name="P201"/>
      <text:p text:style-name="P201">MP: <text:span text:style-name="T103">Zanzibar starts hiding all the money he’s accumulated in the same place.</text:span></text:p>
      <text:p text:style-name="P201"/>
      <text:p text:style-name="P201">PP2: <text:span text:style-name="T103">Max finds out Zanzibar has been skimming from the tax money, and searches for the hiding place, not knowing where it is just yet.</text:span></text:p>
      <text:p text:style-name="P201"/>
      <text:p text:style-name="P201">C: <text:span text:style-name="T103">Max finally finds the hiding place, takes the money, and then decides to betray Zanzibar, even though he was going to find a way to dispose of him later.</text:span></text:p>
      <text:p text:style-name="P201"/>
      <text:p text:style-name="P201">R: <text:span text:style-name="T103">Zanzibar narrowly escapes with the earnings from the final show, with his life.</text:span></text:p>
      <text:p text:style-name="P201"/>
      <text:p text:style-name="P191">--------------------------------------------------------------------------------------------------------------------------</text:p>
      <text:p text:style-name="P191"/>
      <text:p text:style-name="P204"><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4">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6">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2"><text:soft-page-break/>--------------------------------------------------------------------------------------------------------------------------</text:p>
      <text:p text:style-name="P192"/>
      <text:p text:style-name="P205">Kurt “Biter” Wulf Plot Outline</text:p>
      <text:p text:style-name="P205"/>
      <text:p text:style-name="P205"/>
      <text:p text:style-name="P192">--------------------------------------------------------------------------------------------------------------------------</text:p>
      <text:p text:style-name="P205">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2">--------------------------------------------------------------------------------------------------------------------------</text:p>
      <text:p text:style-name="P192"/>
      <text:p text:style-name="P205">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5"/>
      <text:p text:style-name="P205">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5"/>
      <text:p text:style-name="P207">Main Plot Outline:</text:p>
      <text:p text:style-name="P207"/>
      <text:p text:style-name="P207">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7"/>
      <text:p text:style-name="P207">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7"/>
      <text:p text:style-name="P207">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7"/>
      <text:p text:style-name="P207">PP2: Kurt pretends to finally decide to agree with Rottweiler, and when he’s not looking knocks him out with a spear handle. <text:s/>He then grabs the Totem of Leadership and returns to Violet.</text:p>
      <text:p text:style-name="P207"/>
      <text:p text:style-name="P208">C: Violet casts a spell on Kurt, while hold the totem of leadership, and Kurt visibly changes, seems to grow bigger, more muscular and more imposing. <text:s/>Violet then hands the Totem back, and doesn’t tell him that the Totem bounds him and his wolves to her.</text:p>
      <text:p text:style-name="P208"><text:soft-page-break/></text:p>
      <text:p text:style-name="P208">R: Kurt comes back, and claims leadership with totem in hand, as every werewolf in the village bows to him. <text:s/><text:span text:style-name="T108">They all decide to go ahead and join Max’s army any way.</text:span></text:p>
      <text:p text:style-name="P207"/>
      <text:p text:style-name="P209">Subplot Outline:</text:p>
      <text:p text:style-name="P209"/>
      <text:p text:style-name="P209">II: Red shows up and promises to remove the curse of the werewolf from the village. <text:s/>This causes Kurt to audibly object, where there is an argument between him and Rottweiler’s third in command, Thorne.</text:p>
      <text:p text:style-name="P209"/>
      <text:p text:style-name="P209">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9"/>
      <text:p text:style-name="P209">MP: Kurt stomps out claiming he’s going to become leader, and just wait, and then meets with Violet giving her the proof of Red’s demise. When she gives him the second task of gaining the Totem of Leadership.</text:p>
      <text:p text:style-name="P209"/>
      <text:p text:style-name="P209">PP2: Kurt comes back, this time, he’s about ready to sneak into Rottweiler’s hut when he’s topped by Thorne. <text:s/>Him and Thorne fight until Thorne is close to dead. <text:s/>As Thorne is laying bleeding and out of breath, Kurt heads towards Rottweiler’s hut.</text:p>
      <text:p text:style-name="P209"/>
      <text:p text:style-name="P209">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9"/>
      <text:p text:style-name="P209">R: When Kurt comes back, the werewolves are generally all changed, even Rottweiler and Thorne are in a decent state. <text:s/>All the wolves bow to Kurt as the new leader.</text:p>
      <text:p text:style-name="P209"/>
      <text:p text:style-name="P209">---</text:p>
      <text:p text:style-name="P210">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10">---</text:p>
      <text:p text:style-name="P211">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11">---</text:p>
      <text:p text:style-name="P212">Some others see the trains coming, which is when Max gets the call to come back.</text:p>
      <text:p text:style-name="P213">--</text:p>
      <text:p text:style-name="P213">Remove line 89</text:p>
      <text:p text:style-name="P214">Change line 171 from “Max gets word” <text:span text:style-name="T112">to match line 237, and remove line 237 (cut and paste)</text:span></text:p>
      <text:p text:style-name="P214"/>
      <text:p text:style-name="P193"><text:soft-page-break/>--------------------------------------------------------------------------------------------------------------------------</text:p>
      <text:p text:style-name="P193"/>
      <text:p text:style-name="P215">Maximilian Spell</text:p>
      <text:p text:style-name="P215">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15"/>
      <text:p text:style-name="P215">Subplot Outline</text:p>
      <text:p text:style-name="P215"/>
      <text:p text:style-name="P215">II: <text:s/>Max brings Red out of hiding.</text:p>
      <text:p text:style-name="P215"/>
      <text:p text:style-name="P215">PP1: <text:s/><text:span text:style-name="T113">Red goes and recruits the Werewolves that join his army.</text:span></text:p>
      <text:p text:style-name="P215"/>
      <text:p text:style-name="P217">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7"/>
      <text:p text:style-name="P217">PP2: <text:s/>Violet doesn’t resist, as she figures she’ll think of something by the time they get there. <text:s/>So after talking to both of them, he decides to dispose of her with some sort of fireball spell. <text:s/>Kurt jumps in the way and is killed.</text:p>
      <text:p text:style-name="P217"/>
      <text:p text:style-name="P217">C: Max grabs the Totem of Leadership, and tells the werewolves, the first one that gets to her, gets to keep the totem, and become the new leader. <text:s/>Thorne runs after Violet into the forest, and then returns to say she’s done. <text:s/></text:p>
      <text:p text:style-name="P217"/>
      <text:p text:style-name="P217">R: Max then says that he will only give back the Totem if they join his army. <text:s/>Thorne readily agrees and Max gives him the staff. </text:p>
      <text:p text:style-name="P217"/>
      <text:p text:style-name="P217">---</text:p>
      <text:p text:style-name="P217"/>
      <text:p text:style-name="P216">Subplot Outline <text:span text:style-name="T118">Revision:</text:span></text:p>
      <text:p text:style-name="P216"/>
      <text:p text:style-name="P216">II: <text:s/>Max brings Red out of hiding.</text:p>
      <text:p text:style-name="P216"/>
      <text:p text:style-name="P216">PP1: <text:s/><text:span text:style-name="T113">Red goes and recruits the Werewolves that join his army.</text:span></text:p>
      <text:p text:style-name="P216"/>
      <text:p text:style-name="P218">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8"><text:s/></text:p>
      <text:p text:style-name="P218"><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18"/>
      <text:p text:style-name="P218">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8"/>
      <text:p text:style-name="P218">R: Max then says that he will only give back the Totem if they join his army. <text:s/>Thorne readily agrees and Max gives him the staff. </text:p>
      <text:p text:style-name="P218"/>
      <text:p text:style-name="P217">---</text:p>
      <text:p text:style-name="P219">“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9"/>
      <text:p text:style-name="P220">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20"/>
      <text:p text:style-name="P220">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20"/>
      <text:p text:style-name="P220">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20"/>
      <text:p text:style-name="P221">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21"/>
      <text:p text:style-name="P221">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21"/>
      <text:p text:style-name="P221">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21"/>
      <text:p text:style-name="P221">---</text:p>
      <text:p text:style-name="P222">Note: John finds a book in our realm in his library about “Unicorn Sign-Language” so he’s able to understand Sir William.</text:p>
      <text:p text:style-name="P222"/>
      <text:p text:style-name="P223">Princess Karin Elspeth of Verdance </text:p>
      <text:p text:style-name="P223">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3"/>
      <text:p text:style-name="P223">Subplot Outline:</text:p>
      <text:p text:style-name="P223">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3"/>
      <text:p text:style-name="P223">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3"/>
      <text:p text:style-name="P223">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3"/>
      <text:p text:style-name="P223">PP2: <text:s/>The Princess is taken to a great library. <text:s/>Karin is then told to choose 3 fairy tales to read and that she will be tested later. <text:s/>As soon as she opens one at random, it sucks her inside. <text:s/>The books are then returned to the bookshelf.</text:p>
      <text:p text:style-name="P223"/>
      <text:p text:style-name="P223">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3"/>
      <text:p text:style-name="P223">R: Hubert asks Sir Williams to take some of his best nights, and enter the other books the same way while rescuing the rest of the vacation princesses.</text:p>
      <text:p text:style-name="P223"/>
      <text:p text:style-name="P223">---</text:p>
      <text:p text:style-name="P223"/>
      <text:p text:style-name="P224">Subplot Outline <text:span text:style-name="T119">Revision</text:span>:</text:p>
      <text:p text:style-name="P224">II: <text:s/>Karin poses the question, that if Princess Prep is closed where are all the “vacation” princesses be? <text:s/></text:p>
      <text:p text:style-name="P225">John mentions when he was there earlier, that the headmistress overheard a male voice saying to a female voice she needed to get back to Fairy Godcollege.</text:p>
      <text:p text:style-name="P225"/>
      <text:p text:style-name="P224">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24"/>
      <text:p text:style-name="P224">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4"/>
      <text:p text:style-name="P224">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4"/>
      <text:p text:style-name="P224">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4"/>
      <text:p text:style-name="P224">R: Hubert asks Sir Williams to take some of his best nights, and enter the other books the same way while rescuing the rest of the vacation princesses.</text:p>
      <text:p text:style-name="P224"/>
      <text:p text:style-name="P223">The Count</text:p>
      <text:p text:style-name="P223">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3"/>
      <text:p text:style-name="P223">Subplot Outline:</text:p>
      <text:p text:style-name="P223"/>
      <text:p text:style-name="P223">II: The Princess wants to find out about the missing vacation princesses, but agrees to help the Count with his problem if she helps her with hers, which he takes her up on the offer. </text:p>
      <text:p text:style-name="P223"/>
      <text:p text:style-name="P223">PP1: The Count agrees to turn into a bat and hide in the Princess’ handbag. <text:s/>When she gets accepted, she has to put her bag in a box, which is moved to another room.</text:p>
      <text:p text:style-name="P223"/>
      <text:p text:style-name="P223">MP: <text:s/>The Count trying to stay out of sight, also tries to see where he is and what’s going on. <text:s/>When he’s almost thrown into an incinerator.</text:p>
      <text:p text:style-name="P223"/>
      <text:p text:style-name="P223">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23"/>
      <text:p text:style-name="P223">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3"/>
      <text:p text:style-name="P223">R: <text:s/>The Count asks Karin to help him now, and she mentions he’s already helped himself an introduces him to Princess Zora from Alizar (The Count’s home realm.)</text:p>
      <text:p text:style-name="P223"/>
      <text:p text:style-name="P223"/>
      <text:p text:style-name="P226">Sir William gets chased into Lapsewood by the Black Knight, just before Hubert, John, The Princess, and the cook, are also chased into Lapsewood.</text:p>
      <text:p text:style-name="P226"/>
      <text:p text:style-name="P226">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6"/>
      <text:p text:style-name="P227">Sir William partial plotline:</text:p>
      <text:p text:style-name="P227"/>
      <text:p text:style-name="P227">II: Inciting Incident</text:p>
      <text:p text:style-name="P227">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7"/>
      <text:p text:style-name="P227">PP1 (Plot Point 1)</text:p>
      <text:p text:style-name="P227">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7"/>
      <text:p text:style-name="P227">Midpoint</text:p>
      <text:p text:style-name="P227"><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6"/>
      <text:p text:style-name="P228">Whole plot outline, 02-26-2025:</text:p>
      <text:p text:style-name="P228"/>
      <text:p text:style-name="P228"/>
      <text:p text:style-name="P228">---</text:p>
      <text:p text:style-name="P228">Act One:</text:p>
      <text:p text:style-name="P228">---</text:p>
      <text:p text:style-name="P228"/>
      <text:p text:style-name="P228">Enchanted Lands Magical Resort was sold to a mysterious figure, by the ruler of the kingdom.</text:p>
      <text:p text:style-name="P228"/>
      <text:p text:style-name="P228">This figure, named Max, has systematically closed down, most of the resort.</text:p>
      <text:p text:style-name="P228"/>
      <text:p text:style-name="P228">Many people have disappeared, including most of the friends of the wizard, and chief advisor to the King, Hubert.</text:p>
      <text:p text:style-name="P228"/>
      <text:p text:style-name="P228">Hubert gets external help by bringing in John, a young man, from our realm.</text:p>
      <text:p text:style-name="P228"/>
      <text:p text:style-name="P228">While on his way home from work, John, stops in at a store, gets his favorite candy bar, with a silver "ticket" inside.</text:p>
      <text:p text:style-name="P228"/>
      <text:p text:style-name="P228">John looks at the silver ticket, and says some words in the fine print, and a portal opens.</text:p>
      <text:p text:style-name="P228"/>
      <text:p text:style-name="P228">John steps through the portal into a train cabin, when he sees a beatiful young woman.</text:p>
      <text:p text:style-name="P228"/>
      <text:p text:style-name="P228">Somewhere in the kingdom, Chester, a friendly dragon, lands at the entrance to the "Caves of Dragonmount."</text:p>
      <text:p text:style-name="P228"/>
      <text:p text:style-name="P228">Chester walks around the cave system trying to find his friends.</text:p>
      <text:p text:style-name="P228"/>
      <text:p text:style-name="P228">Chester the leaves, and flies around while looking some more.</text:p>
      <text:p text:style-name="P228"/>
      <text:p text:style-name="P228">Chester sees a village being burned down by a friend, and rams the dragon hard enough, to stop him.</text:p>
      <text:p text:style-name="P228"/>
      <text:p text:style-name="P228">Before the other dragon could recover, Chestor flies back to his cave, to pick up a few shiny objects.</text:p>
      <text:p text:style-name="P228"/>
      <text:p text:style-name="P228">He then goes out again searching for more of his friends.</text:p>
      <text:p text:style-name="P228"/>
      <text:p text:style-name="P228">On the train the beautiful woman is kidnapped as the train cabin starts tumbling, causing John to fall.</text:p>
      <text:p text:style-name="P228"/>
      <text:p text:style-name="P228">John awakens in a forest without leaves as Hubert walks over and introduces himself.</text:p>
      <text:p text:style-name="P228"/>
      <text:p text:style-name="P228"><text:soft-page-break/>Hubert tells John, that he brought him here, to help find out why Enchanted Lands has closed.</text:p>
      <text:p text:style-name="P228"/>
      <text:p text:style-name="P228">In our realm, Zanzibar the great, amagician, con artist, and thief, manages to escape the police into the Lands.</text:p>
      <text:p text:style-name="P228"/>
      <text:p text:style-name="P228">Zanzibar then does a few tricks for the first locals he sees, and then gets his crow, Corvus, to steal from them.</text:p>
      <text:p text:style-name="P228"/>
      <text:p text:style-name="P228">Hubert sends John to Knight School and Princess Prep to figure out what's happening.</text:p>
      <text:p text:style-name="P228"/>
      <text:p text:style-name="P228">Hubert himself, goes to examine Wizard U and Fairy Godcollege.</text:p>
      <text:p text:style-name="P228"/>
      <text:p text:style-name="P228">Near the dwarf mines, Roland, the half-dwarf/half-giant aproaches the entrance.</text:p>
      <text:p text:style-name="P228"/>
      <text:p text:style-name="P228">An old dwarf Roland knows, stumbles out and tells him his Dad is trapped in the Gnome Kingdom.</text:p>
      <text:p text:style-name="P228"/>
      <text:p text:style-name="P228">At the Knight School entrance, John talks to the guards, and then gains entrance to the school.</text:p>
      <text:p text:style-name="P228"/>
      <text:p text:style-name="P228">After asking around he learns a Princess was going to speak at Princess Prep but never made it.</text:p>
      <text:p text:style-name="P228"/>
      <text:p text:style-name="P228">Someone tells John the Knights are using real weapons, and dragons are terrorizing small villages.</text:p>
      <text:p text:style-name="P228"/>
      <text:p text:style-name="P228">Two knights are discussing the disappearance of Sir William in front of what looks to be his statue.</text:p>
      <text:p text:style-name="P228"/>
      <text:p text:style-name="P228">A unicorn steps up to a pool, behind the knights, in front of the statue and notices a mans face for a moment.</text:p>
      <text:p text:style-name="P228"/>
      <text:p text:style-name="P228">The two knights say they don't think even the Wizards at Wizard U could help, and then they leave.</text:p>
      <text:p text:style-name="P228"/>
      <text:p text:style-name="P228">The unicorn walks up to the statue and recognizes it as the face he saw in the reflecting pool.</text:p>
      <text:p text:style-name="P228"/>
      <text:p text:style-name="P228">The unicorn picks up the words 'Wizard Univeristy' and decides to head in that direction.</text:p>
      <text:p text:style-name="P228"/>
      <text:p text:style-name="P228">The Grand Enchanted Landian is the Princess' first stop, when John learns when he sneaks into Princess Prep.</text:p>
      <text:p text:style-name="P228"/>
      <text:p text:style-name="P228">Zanzibar does some more shows, one with Max attending, and manages to steal from Max without his notice.</text:p>
      <text:p text:style-name="P228"/>
      <text:p text:style-name="P228">Max later finds his money is gone, and then confronts Zanzibar, and makes a deal with him.</text:p>
      <text:p text:style-name="P228"/>
      <text:p text:style-name="P228">Max helps Zanzibar with larger productions, in exchange for doing some tax collection for Max.</text:p>
      <text:p text:style-name="P228"/>
      <text:p text:style-name="P228">Chester manages to catch up to a few of his friends, to try to break them from the enchantment.</text:p>
      <text:p text:style-name="P228"/>
      <text:p text:style-name="P228"><text:soft-page-break/>Chester tries to give them shiny gifts, and then breath fire on them, neither of which works.</text:p>
      <text:p text:style-name="P228"/>
      <text:p text:style-name="P228">Desperate Chester flies to Nestor's cave, where Nestor is about ready to beat up Chester, when he speaks.</text:p>
      <text:p text:style-name="P228"/>
      <text:p text:style-name="P228">Nestor tells Chester that Crooktooth has enchanted the dragons to act hostile.</text:p>
      <text:p text:style-name="P228"/>
      <text:p text:style-name="P228">Hubert sneaks into Wizard U and examines the "hall of fame" paintings and notices one is missing.</text:p>
      <text:p text:style-name="P228"/>
      <text:p text:style-name="P228">Hubert leaves Wizard U, and heads towards Fairy Godcollege, as the Unicorn walks up to the doorway.</text:p>
      <text:p text:style-name="P228"/>
      <text:p text:style-name="P228">The Unicorn tries to push open the door, but it doesn't move, so he gets a running start and rams it with his horn.</text:p>
      <text:p text:style-name="P228"/>
      <text:p text:style-name="P228">The Unicorn sees Hubert's painting the hall of fame, and then proceeds to find the library.</text:p>
      <text:p text:style-name="P228"/>
      <text:p text:style-name="P228">After exploring the library, he finds a section called "curses", and pulls off a few books with his horn.</text:p>
      <text:p text:style-name="P228"/>
      <text:p text:style-name="P228">Roland goes into the dwarf mines, and then from there finds a secret entrance into the Gnome Kingdom.</text:p>
      <text:p text:style-name="P228"/>
      <text:p text:style-name="P228">At Fairy Godcollege, an old friend tells Hubert, Violet is back, and is forcing students to become evil witches.</text:p>
      <text:p text:style-name="P228"/>
      <text:p text:style-name="P228">Roland notices all the people working the mines and finally spots a giant chained to a smelter.</text:p>
      <text:p text:style-name="P228"/>
      <text:p text:style-name="P228">The giant is Roland's dad and he tells him to find Hubert and tell him Max needs a lot of quicksilver, for some reason.</text:p>
      <text:p text:style-name="P228"/>
      <text:p text:style-name="P228">John and Hubert rendezvous at Scarborough Faire Chicken at the Renaissance Faire.</text:p>
      <text:p text:style-name="P228"/>
      <text:p text:style-name="P228">Since the Princess was kidnapped for a reason, they decide to find her and rescue her if possible.</text:p>
      <text:p text:style-name="P228"/>
      <text:p text:style-name="P228">Hubert contacts his old friend, The Count, and tells him to turn into a bat, and see if he can find the Princess.</text:p>
      <text:p text:style-name="P228"/>
      <text:p text:style-name="P228">The Unicorn notices the page about 'transmogrification' and finds out you can be turned into anything, even a unicorn.</text:p>
      <text:p text:style-name="P228"/>
      <text:p text:style-name="P228">After closing the book the Unicorn notices the picture appears to be the same wizard who had his painting defaced.</text:p>
      <text:p text:style-name="P228"/>
      <text:p text:style-name="P228">The dust jacket reads "Hubert Halfway, resides with his spellbooks at a house near the edge of Lapsewood".</text:p>
      <text:p text:style-name="P228"/>
      <text:p text:style-name="P228"><text:soft-page-break/>After reading that, the Unicorn heads out, only to be chased by the Black Knight, who chases him into Lapsewood.</text:p>
      <text:p text:style-name="P228"/>
      <text:p text:style-name="P228">After a few hours, the Unicorn starts losing his memory until he no longer cares to go on.</text:p>
      <text:p text:style-name="P228"/>
      <text:p text:style-name="P228">The Princess, tied up to a wine cask in the cellar, manages to escape her ropes with the help of some mice.</text:p>
      <text:p text:style-name="P228"/>
      <text:p text:style-name="P228">She then tries to escape by getting into the dumbwaiter, to which she’s forced upstairs.</text:p>
      <text:p text:style-name="P228"/>
      <text:p text:style-name="P228">She stumbles upon a room with some maps and other documents, which she grabs, but is recaptured.</text:p>
      <text:p text:style-name="P228"/>
      <text:p text:style-name="P228">The Count comes back and tells John and Hubert what he found.</text:p>
      <text:p text:style-name="P228"/>
      <text:p text:style-name="P228">---</text:p>
      <text:p text:style-name="P228">Act Two:</text:p>
      <text:p text:style-name="P228">---</text:p>
      <text:p text:style-name="P228"/>
      <text:p text:style-name="P228">Max pulls Scarlet "Red" Clover out of hiding, and asks her to go and conscript the werewolves into his service.</text:p>
      <text:p text:style-name="P228"/>
      <text:p text:style-name="P228">Red tells the werewolves led by Rottweiler, they might be rid of their curse if they join Max's army.</text:p>
      <text:p text:style-name="P228"/>
      <text:p text:style-name="P228">Kurt, Rotweiler's second in command, goes to meet with Violet after remembering Red and Violet's rivalry.</text:p>
      <text:p text:style-name="P228"/>
      <text:p text:style-name="P228">Violet agrees to help Kurt become the leader of the pack, if Kurt elminates Red.</text:p>
      <text:p text:style-name="P228"/>
      <text:p text:style-name="P228">Zanzibar puts some of the tax money, he's collected, into his own pocket.</text:p>
      <text:p text:style-name="P228"/>
      <text:p text:style-name="P228">Max finds out that Zanzibar is stealing from the taxes but doesn't know where Zanzibar hides it yet.</text:p>
      <text:p text:style-name="P228"/>
      <text:p text:style-name="P228">Hubert and John go to the Grand Enchanted Landian Hotel and arrive at the side door with some guards in front.</text:p>
      <text:p text:style-name="P228"/>
      <text:p text:style-name="P228">Hubert tries to conjure up a wagon with food, but only succeeds in giving the guards the illusion of the wagon.</text:p>
      <text:p text:style-name="P228"/>
      <text:p text:style-name="P228">As they go in to the kitchen, they find a secret passage into the wine cellar. </text:p>
      <text:p text:style-name="P228"/>
      <text:p text:style-name="P228">John hits the guard who's watching the Princess with a heavy wine bottle.</text:p>
      <text:p text:style-name="P228"/>
      <text:p text:style-name="P228">They try to walk out the side doors, calmly and slowly when someone yells "She's Escaped!"</text:p>
      <text:p text:style-name="P228"/>
      <text:p text:style-name="P228">The Black Knight rides up on his black charger, as our heroes run to an empty carriage.</text:p>
      <text:p text:style-name="P228"><text:soft-page-break/></text:p>
      <text:p text:style-name="P228">The guard that was was knocked out runs out and tells the Black Knight to get them.</text:p>
      <text:p text:style-name="P228"/>
      <text:p text:style-name="P228">As our heroes speed away the Black Knight starts chasing after them.</text:p>
      <text:p text:style-name="P228"/>
      <text:p text:style-name="P228">Max uses Zanzibar's shows to abduct more citizens and tourists for his mines.</text:p>
      <text:p text:style-name="P228"/>
      <text:p text:style-name="P228">When he's got enough people working the mines he proposes to help Zanzibar do one final big show.</text:p>
      <text:p text:style-name="P228"/>
      <text:p text:style-name="P228">Zanzibar readily agrees, and then Max finds where his stash is.</text:p>
      <text:p text:style-name="P228"/>
      <text:p text:style-name="P228">While fleeing, The Princess, Hubert, John, and the cook, discuss the Black Knight hunting Unicorns.</text:p>
      <text:p text:style-name="P228"/>
      <text:p text:style-name="P228">Max tells Zanzibar that he knows he's been stealing and that this is his last show</text:p>
      <text:p text:style-name="P228"/>
      <text:p text:style-name="P228">After Corvus (Zanzibar's pet crow), steals the money from the audience, Max yells that he took all his money.</text:p>
      <text:p text:style-name="P228"/>
      <text:p text:style-name="P228">The crowd looks angrily toward Zanzibar and start chasing him.</text:p>
      <text:p text:style-name="P228"/>
      <text:p text:style-name="P228">Hubert and company eventually come to a bare forest, and slows down a bit.</text:p>
      <text:p text:style-name="P228"/>
      <text:p text:style-name="P228">They spot a Unicorn standing around and approach it, but it doesn't run away.</text:p>
      <text:p text:style-name="P228"/>
      <text:p text:style-name="P228">The princess hops out and starts petting him and talking to him.</text:p>
      <text:p text:style-name="P228"/>
      <text:p text:style-name="P228">John then mentions he read a book on "Unicorn sign language once."</text:p>
      <text:p text:style-name="P228"/>
      <text:p text:style-name="P228">John gestures to the unicorn, and they proceed to "talk".</text:p>
      <text:p text:style-name="P228"/>
      <text:p text:style-name="P228">When John and the Unicorn are finished, John tells them what they talked about.</text:p>
      <text:p text:style-name="P228"/>
      <text:p text:style-name="P228">John says this unicorn, has forgotten where it was going, and is lost.</text:p>
      <text:p text:style-name="P228"/>
      <text:p text:style-name="P228">Hubert then says, he must be losing his memory because they're in Lapsewood.</text:p>
      <text:p text:style-name="P228"/>
      <text:p text:style-name="P228">Elsewhere Max gets word that the Omni-Gate is ready for testing, so he leaves for the Castle.</text:p>
      <text:p text:style-name="P228"/>
      <text:p text:style-name="P228">Zanzibar distracts the crowd with a few cheap tricks and escapes out the back with his loot.</text:p>
      <text:p text:style-name="P228"/>
      <text:p text:style-name="P228">Back in Lapsewood, Hubert realizes this may be Sir William, and then casts a spell to change him back.</text:p>
      <text:p text:style-name="P228"/>
      <text:p text:style-name="P228">The spell doesn't work correctly, but allows the Unicorn to talk to them in human speech.</text:p>
      <text:p text:style-name="P228"/>
      <text:p text:style-name="P228">The Unicorn is unable to remember his name, and they all start walking together.</text:p>
      <text:p text:style-name="P228"><text:soft-page-break/></text:p>
      <text:p text:style-name="P228">Soon nobody remembers what they were doing.</text:p>
      <text:p text:style-name="P228"/>
      <text:p text:style-name="P228">John notices Hubert wearing Wizard garb and suggests he cast a spell or something.</text:p>
      <text:p text:style-name="P228"/>
      <text:p text:style-name="P228">Hubert reaches into a bag and pulls out some hats and puts them on then wiggles his fingers.</text:p>
      <text:p text:style-name="P228"/>
      <text:p text:style-name="P228">When he does this they're instantly teleported elsewhere.</text:p>
      <text:p text:style-name="P228"/>
      <text:p text:style-name="P228">Roland walks to the only open restaurant in town, Scarborough Faire Chicken.</text:p>
      <text:p text:style-name="P228"/>
      <text:p text:style-name="P228">Roland looks around and starts asking about Hubert until finally getting to The Count sitting down at a table.</text:p>
      <text:p text:style-name="P228"/>
      <text:p text:style-name="P228">Roland asks the count if he has any idea of where Hubert is.</text:p>
      <text:p text:style-name="P228"/>
      <text:p text:style-name="P228">The Count says he'll try to go find him, and turns into a bat, as Roland sits down.</text:p>
      <text:p text:style-name="P228"/>
      <text:p text:style-name="P228">The werewolves tell Red they want proof, and she goes and gets Max who promptly gets rid of the curse for a few of them.</text:p>
      <text:p text:style-name="P228"/>
      <text:p text:style-name="P228">The Werewolves led by Rottweiler, throw Red into a hut, and discuss, and then Kurt comes back.</text:p>
      <text:p text:style-name="P228"/>
      <text:p text:style-name="P228">The Werewolves debate joining Max's army and eventually agree, and then brings Red back out.</text:p>
      <text:p text:style-name="P228"/>
      <text:p text:style-name="P228">Red goes back to tell the news to Max as Kurt and a lot of the other werewolves start grumbling.</text:p>
      <text:p text:style-name="P228"/>
      <text:p text:style-name="P228">Hubert and company, wake up on the road, and confirm it was definitely Lapsewood, because splitting headaches.</text:p>
      <text:p text:style-name="P228"/>
      <text:p text:style-name="P228">Hubert recognizes the road, and they travel without event to The Bats in the Belfy Motel.</text:p>
      <text:p text:style-name="P228"/>
      <text:p text:style-name="P228">At the Bat's-in-the-Belfry, Hubert dings the bell loudly a few times. <text:s/></text:p>
      <text:p text:style-name="P228"/>
      <text:p text:style-name="P228">The Count as a bat, flies in and rematerializes in front of them.</text:p>
      <text:p text:style-name="P228"/>
      <text:p text:style-name="P228">After the Count goes and gets Roland, Roland tells them that Max's quicksilver mines are in the Gnome Kingdom.</text:p>
      <text:p text:style-name="P228"/>
      <text:p text:style-name="P228">In the papers the Princess grabbed, are plans to some huge machine called the "Omni-Gate".</text:p>
      <text:p text:style-name="P228"/>
      <text:p text:style-name="P228">Hubert sends Roland and John into the mines.</text:p>
      <text:p text:style-name="P228"/>
      <text:p text:style-name="P228">Hubert tells Sir William that they're going to have to head to the castle.</text:p>
      <text:p text:style-name="P228"/>
      <text:p text:style-name="P228"><text:soft-page-break/>Hubert then proceeds to cast a spell on Sir William, when Sir William sprouts some wings.</text:p>
      <text:p text:style-name="P228"/>
      <text:p text:style-name="P228">Sir William tells Hubert to hop on, and that they'll fly to the Castle.</text:p>
      <text:p text:style-name="P228"/>
      <text:p text:style-name="P228">Chestor presents Nestor with a shiny polished stone, and they both talk about the past.</text:p>
      <text:p text:style-name="P228"/>
      <text:p text:style-name="P228">After finding out they're long lost twin brothers, Chester and Nestor go on a search for Crooktooth.</text:p>
      <text:p text:style-name="P228"/>
      <text:p text:style-name="P228">The Black Knight looks in the direction of the Dwarf Mines and sees a flying unicorn with a wizard atop flying upward.</text:p>
      <text:p text:style-name="P228"/>
      <text:p text:style-name="P228">Roland and John use the secret door to gain entrance into the gnome kingdom.</text:p>
      <text:p text:style-name="P228"/>
      <text:p text:style-name="P228">Max has his techs activate the machine for the first time.</text:p>
      <text:p text:style-name="P228"/>
      <text:p text:style-name="P228">First at half power, he has them open a few gates, then a few more.</text:p>
      <text:p text:style-name="P228"/>
      <text:p text:style-name="P228">Thousands of gates are opened simultaneously, and then shut off.</text:p>
      <text:p text:style-name="P228"/>
      <text:p text:style-name="P228">Hubert tracks down Violet and confronts her while Sir William decides to go back to the Count's hotel.</text:p>
      <text:p text:style-name="P228"/>
      <text:p text:style-name="P228">Roland and John locate the office in the mines.</text:p>
      <text:p text:style-name="P228"/>
      <text:p text:style-name="P228">Roland and John then spot the dwarves tied and gagged on the floor.</text:p>
      <text:p text:style-name="P228"/>
      <text:p text:style-name="P228">Sneaking in Roland easily snaps the bonds holding them.</text:p>
      <text:p text:style-name="P228"/>
      <text:p text:style-name="P228">Roland and John are then surprised and captured by the Gnomes.</text:p>
      <text:p text:style-name="P228"/>
      <text:p text:style-name="P228">With Violet present Hubert casts the spell that causes his magic to return to him.</text:p>
      <text:p text:style-name="P228"/>
      <text:p text:style-name="P228">The guards alerted to Hubert’s presence chase him to the train station.</text:p>
      <text:p text:style-name="P228"/>
      <text:p text:style-name="P228">While Sir William is flying, a huge black dragon swoops out from the sky and hits him full on.</text:p>
      <text:p text:style-name="P228"/>
      <text:p text:style-name="P228">The Black Knight sits atop Crooktooth his black dragon, as he prepares for another collision.</text:p>
      <text:p text:style-name="P228"/>
      <text:p text:style-name="P228">Sir William after falling a bit regains his balance and starts flying towards Crooktooth.</text:p>
      <text:p text:style-name="P228"/>
      <text:p text:style-name="P228">Sir William gets a few hits, but doesn't do much damage to Crooktooth as he knocks him out of the sky again.</text:p>
      <text:p text:style-name="P228"/>
      <text:p text:style-name="P228">Crooktooth starts heading toward Sir William again, when two other dragons swoop in behind him.</text:p>
      <text:p text:style-name="P228"/>
      <text:p text:style-name="P228"><text:soft-page-break/>These two dragons, Chester, and Nestor, fly toward Sir William and turn around to confront Crooktooth.</text:p>
      <text:p text:style-name="P228"/>
      <text:p text:style-name="P228">All three start flying towards the Black Knight.</text:p>
      <text:p text:style-name="P228"/>
      <text:p text:style-name="P228">The Gnomes promptly put John, Roland, and the rest to work.</text:p>
      <text:p text:style-name="P228"/>
      <text:p text:style-name="P228">Back in the mines John signals the dwarves to overpower the guards.</text:p>
      <text:p text:style-name="P228"/>
      <text:p text:style-name="P228">There’s an explosion that seems to come from one of the mine walls.</text:p>
      <text:p text:style-name="P228"/>
      <text:p text:style-name="P228">When the smoke clears, a train appears to have crashed into the mine.</text:p>
      <text:p text:style-name="P228"/>
      <text:p text:style-name="P228">Hubert pops out of the train.</text:p>
      <text:p text:style-name="P228"/>
      <text:p text:style-name="P228">The battle between the Black Knight and Sir William ends quickly, with Sir William, ultimately defeating the Black Knight.</text:p>
      <text:p text:style-name="P228"/>
      <text:p text:style-name="P228">Red goes back to the Werewolf village when Kurt jumps out of the bushes, and they tumble back into the forest.</text:p>
      <text:p text:style-name="P228"/>
      <text:p text:style-name="P228">Kurt then takes Red's "riding hood" back to Violet.</text:p>
      <text:p text:style-name="P228"/>
      <text:p text:style-name="P228">Kurt then reveals Red was promising to remove their curses, and that he didn't want that, and asks Violet to enhance it.</text:p>
      <text:p text:style-name="P228"/>
      <text:p text:style-name="P228">Violet agrees if he steals the "Totem of Leadership" and brings it to her, because she claims it will bind the pack to him.</text:p>
      <text:p text:style-name="P228"/>
      <text:p text:style-name="P228">Back in the mines, gnome guards are easily overpowered after they hear what sounds like an explosion.</text:p>
      <text:p text:style-name="P228"/>
      <text:p text:style-name="P228">The slaves get released and start to run out of the mines.</text:p>
      <text:p text:style-name="P228"/>
      <text:p text:style-name="P228">Hubert shouts for everyone to head to the Bats-in-the-Belfry Hotel.</text:p>
      <text:p text:style-name="P228"/>
      <text:p text:style-name="P228">Hubert changes Sir William back into a man.</text:p>
      <text:p text:style-name="P228"/>
      <text:p text:style-name="P228">Hubert sends John and Sir William to Knight School, to inform them and enlist their help.</text:p>
      <text:p text:style-name="P228"/>
      <text:p text:style-name="P228">---</text:p>
      <text:p text:style-name="P228">Act 3:</text:p>
      <text:p text:style-name="P228">---</text:p>
      <text:p text:style-name="P228"/>
      <text:p text:style-name="P228">When Kurt gets back from his second meeting with Violet, he goes into Rottweiler's hut and starts to grab the totem.</text:p>
      <text:p text:style-name="P228"><text:soft-page-break/></text:p>
      <text:p text:style-name="P228">Thorne, Rottweiler's third in command, stops Kurt from getting the totem, they fight, and Kurt takes the totem.</text:p>
      <text:p text:style-name="P228"/>
      <text:p text:style-name="P228">Kurt goes back to Violet and she casts a spell, which visibily alters Kurt and his pack, and then he goes back.</text:p>
      <text:p text:style-name="P228"/>
      <text:p text:style-name="P228">Kurt disposes of Rottweiler and his followers except for Thorne who was hiding, and then takes his place as leader.</text:p>
      <text:p text:style-name="P228"/>
      <text:p text:style-name="P228">The Princess, Hubert, and John, make plans to rescue the vacation Fairy Godmothers and vacation princesses.</text:p>
      <text:p text:style-name="P228"/>
      <text:p text:style-name="P228">The Count makes a deal with the Princess to help him find a mate, if he helps her with finding the princesses.</text:p>
      <text:p text:style-name="P228"/>
      <text:p text:style-name="P228">The Count then hides in her handbag in his bat form.</text:p>
      <text:p text:style-name="P228"/>
      <text:p text:style-name="P228">The Princess goes back to Princess Prep, sees a note to go to Fairy GodCollege with a password, and returns there.</text:p>
      <text:p text:style-name="P228"/>
      <text:p text:style-name="P228">The Princess gets into Fairy Godcollege with the password, when she has to throw her bag into a box.</text:p>
      <text:p text:style-name="P228"/>
      <text:p text:style-name="P228">The Princess is taken to the Library as the box with her handbag goes into another room with an incinerator.</text:p>
      <text:p text:style-name="P228"/>
      <text:p text:style-name="P228">She's asked to grab some books, and opens one as is immediately sucked inside.</text:p>
      <text:p text:style-name="P228"/>
      <text:p text:style-name="P228">Before being thrown in, the Count causes the attendant to trip, and The Count goes into hiding.</text:p>
      <text:p text:style-name="P228"/>
      <text:p text:style-name="P228">The Count then spots a girl going into the library, and follows her.</text:p>
      <text:p text:style-name="P228"/>
      <text:p text:style-name="P228">The Count then sees the girl being sucked into a book, and figures this must be what happened to the Princess.</text:p>
      <text:p text:style-name="P228"/>
      <text:p text:style-name="P228">The Count, who was in her handbag as a bat, makes it back to Hubert and John, and they all go back to Fairy Godcollege.</text:p>
      <text:p text:style-name="P228"/>
      <text:p text:style-name="P228">With Hubert's full magic, they force their way in, and then release the vacation Fairy Godmothers, and go and get the books.</text:p>
      <text:p text:style-name="P228"/>
      <text:p text:style-name="P228">Back at the Bats in the Belfry, John, goes into the books to bring Karin out.</text:p>
      <text:p text:style-name="P228"/>
      <text:p text:style-name="P228">They instruct Sir William and his men to go into the rest of the books and retieve the rest vacation princesses.</text:p>
      <text:p text:style-name="P228"><text:soft-page-break/></text:p>
      <text:p text:style-name="P228">Afterward, the Count comes to Karin and asks if she can help him now, and she just points.</text:p>
      <text:p text:style-name="P228"/>
      <text:p text:style-name="P228">The Count looking at where she's pointing meets a beautiful woman who happens to also be a vampire and a real princess.</text:p>
      <text:p text:style-name="P228"/>
      <text:p text:style-name="P228">Roland Sr. and Roland Jr. head to the north country where his people are.</text:p>
      <text:p text:style-name="P228"/>
      <text:p text:style-name="P228">Max finds out that John and Roland and most of the slaves were rescued by Hubert</text:p>
      <text:p text:style-name="P228"/>
      <text:p text:style-name="P228">Max gets suspcious of Red's long absence, and so gets a servant to go and find out what happened.</text:p>
      <text:p text:style-name="P228"/>
      <text:p text:style-name="P228">The servant returns later with Red's hood, and tells Max it was in the posession of Violet.</text:p>
      <text:p text:style-name="P228"/>
      <text:p text:style-name="P228">A lot of Knights or Knights-in-Training listens to what Sir William has to say.</text:p>
      <text:p text:style-name="P228"/>
      <text:p text:style-name="P228">All the knights or knights-in-training agree to help our heroes.</text:p>
      <text:p text:style-name="P228"/>
      <text:p text:style-name="P228">After going to the werewolf village with Violet, and confronting her and Kurt, about Red, he kills Kurt with a fireball.</text:p>
      <text:p text:style-name="P228"/>
      <text:p text:style-name="P228">Violet runs into the forest, and Max says he'll make anyone the leader who disposes of her.</text:p>
      <text:p text:style-name="P228"/>
      <text:p text:style-name="P228">Thorne comes back, but before giving him the totem, he says he'll only give it back if they agree to join his army.</text:p>
      <text:p text:style-name="P228"/>
      <text:p text:style-name="P228">The Werewolves under Thorne agree to join the army and Max gives him the Totem before returning to the Castle.</text:p>
      <text:p text:style-name="P228"/>
      <text:p text:style-name="P228">The heroes meet at the Bats in the Belfry Hotel.</text:p>
      <text:p text:style-name="P228"/>
      <text:p text:style-name="P228">While everyone gathers around, even spilling into the streets, Hubert speaks to the crowd.</text:p>
      <text:p text:style-name="P228"/>
      <text:p text:style-name="P228">Max has his guards assemble the armies of creatures and men.</text:p>
      <text:p text:style-name="P228"/>
      <text:p text:style-name="P228">Max orders his technicians to put the machine at full power, and open all the portals.</text:p>
      <text:p text:style-name="P228"/>
      <text:p text:style-name="P228">As soon as all armies are assembled, he starts seeing a large amount of trains flying in.</text:p>
      <text:p text:style-name="P228"/>
      <text:p text:style-name="P228">Realizing, who they are, he commands his armies to attack them.</text:p>
      <text:p text:style-name="P228"/>
      <text:p text:style-name="P228">A large battle ensues.</text:p>
      <text:p text:style-name="P228"/>
      <text:p text:style-name="P228">The battle starts waning in favor of the Enchanted Landians.</text:p>
      <text:p text:style-name="P228"/>
      <text:p text:style-name="P228"><text:soft-page-break/>John spots Max trying to escape via one of the portals and chases him.</text:p>
      <text:p text:style-name="P228"/>
      <text:p text:style-name="P228">John tackles Max but Max throws him off, and starts running for a stair well.</text:p>
      <text:p text:style-name="P228"/>
      <text:p text:style-name="P228">John chases Max up the stairs, and onto a catwalk, and they begin to fight.</text:p>
      <text:p text:style-name="P228"/>
      <text:p text:style-name="P228">John still has his silver ticket, and Max manages to grab it out of his coat.</text:p>
      <text:p text:style-name="P228"/>
      <text:p text:style-name="P228">While still grabbing for the ticket, he pulls John down with him as he goes over the edge.</text:p>
      <text:p text:style-name="P228"/>
      <text:p text:style-name="P228">John holds on to the catwalk with his feet, as Max dangles below.</text:p>
      <text:p text:style-name="P228"/>
      <text:p text:style-name="P228">Max starts slipping and with the ticket in hand eventually falls.</text:p>
      <text:p text:style-name="P228"/>
      <text:p text:style-name="P228">John turns away as Max falls, and when he turns back, Max is gone.</text:p>
      <text:p text:style-name="P228"/>
      <text:p text:style-name="P228">Coming back down, out of breath and full of bruises and scratches, he notices the battle is almost over.</text:p>
      <text:p text:style-name="P228"/>
      <text:p text:style-name="P228">As the battle comes to a close. <text:s/>The princess and Hubert manage to make their way over to John.</text:p>
      <text:p text:style-name="P228"/>
      <text:p text:style-name="P228">John points to the machines controls, and Hubert runs over to the control panel to shut the machine down.</text:p>
      <text:p text:style-name="P228"/>
      <text:p text:style-name="P228">After the battle is over, bodies are thrown into piles, and burned. <text:s/>Enemies are rounded up.</text:p>
      <text:p text:style-name="P228"/>
      <text:p text:style-name="P228">Some time later in the throne room, Hubert talks privately to John and Princess Karin.</text:p>
      <text:p text:style-name="P228"/>
      <text:p text:style-name="P228">Hubert states that John is probably going to become King.</text:p>
      <text:p text:style-name="P228"/>
      <text:p text:style-name="P228">Hubert mentions the King is still missing.</text:p>
      <text:p text:style-name="P228"/>
      <text:p text:style-name="P228">He also mentions that Max is still alive somewhere.</text:p>
      <text:p text:style-name="P228"/>
      <text:p text:style-name="P228">John mentions, he wants to have a date with Princess Karin.</text:p>
      <text:p text:style-name="P228"/>
      <text:p text:style-name="P228">Hubert finally sets it up, and gives it some “magical” touches.</text:p>
      <text:p text:style-name="P228"/>
      <text:p text:style-name="P228">He then leaves them in peace to eat dinner and to talk.</text:p>
      <text:p text:style-name="P228"/>
      <text:p text:style-name="P229">Revised outline grouping pages:</text:p>
      <text:p text:style-name="P229"/>
      <text:p text:style-name="P229">01) [Cutscene]</text:p>
      <text:p text:style-name="P229">Enchanted Lands Magical Resort was sold to a mysterious figure, by the ruler of the kingdom.</text:p>
      <text:p text:style-name="P229">This figure, named Max, has systematically closed down, most of the resort.</text:p>
      <text:p text:style-name="P229">Many people have disappeared including both citizens and tourists. <text:s/></text:p>
      <text:p text:style-name="P229"><text:soft-page-break/>"Continue."</text:p>
      <text:p text:style-name="P229"/>
      <text:p text:style-name="P229">2)</text:p>
      <text:p text:style-name="P229">The Wizard, and chief advisor to the King, Hubert, after noticing he was acting strangely, prepares to get help.</text:p>
      <text:p text:style-name="P229">Hubert gets external help by bringing in John, a young man, from our realm. <text:s/></text:p>
      <text:p text:style-name="P229">Location: Halfway House.</text:p>
      <text:p text:style-name="P229"/>
      <text:p text:style-name="P229">3)</text:p>
      <text:p text:style-name="P229">While on his way home from work, John, stops in at a store, gets his favorite candy bar, with a silver "ticket" inside.</text:p>
      <text:p text:style-name="P229">John looks at the silver ticket, and says some words in the fine print, and a portal opens.</text:p>
      <text:p text:style-name="P229">John steps through the portal into a train cabin, when he sees a beautiful young woman. <text:s/></text:p>
      <text:p text:style-name="P229">Location: Earth store → train cabin (portal transition at end, so kept together).</text:p>
      <text:p text:style-name="P229"/>
      <text:p text:style-name="P229">4)</text:p>
      <text:p text:style-name="P229">Somewhere in the kingdom, Chester, a friendly dragon, lands at the entrance to the "Caves of Dragonmount."</text:p>
      <text:p text:style-name="P229">Chester walks around the cave system trying to find his friends.</text:p>
      <text:p text:style-name="P229">Chester then leaves, and flies around while looking some more. <text:s/></text:p>
      <text:p text:style-name="P229">Location: Caves of Dragonmount.</text:p>
      <text:p text:style-name="P229"/>
      <text:p text:style-name="P229">5)</text:p>
      <text:p text:style-name="P229">Chester sees a village being burned down by a friend, and rams the dragon hard enough to stop him.</text:p>
      <text:p text:style-name="P229">Before the other dragon could recover, Chester flies back to his cave. <text:s/></text:p>
      <text:p text:style-name="P229">Location: Village → cave.</text:p>
      <text:p text:style-name="P229"/>
      <text:p text:style-name="P229">6)</text:p>
      <text:p text:style-name="P229">Chester picks up a few shiny objects, and then goes out again searching for more of his friends. <text:s/></text:p>
      <text:p text:style-name="P229">Location: Cave → searching (leaving at end, so one page).</text:p>
      <text:p text:style-name="P229"/>
      <text:p text:style-name="P229">7)</text:p>
      <text:p text:style-name="P229">On the train the beautiful woman is kidnapped as the train cabin starts tumbling, causing John to fall.</text:p>
      <text:p text:style-name="P229"/>
      <text:p text:style-name="P229">8)</text:p>
      <text:p text:style-name="P229">John awakens in a forest without leaves as Hubert walks over and introduces himself.</text:p>
      <text:p text:style-name="P229">Hubert tells John, that he brought him here, to help find out why Enchanted Lands has closed. <text:s/></text:p>
      <text:p text:style-name="P229"/>
      <text:p text:style-name="P229">9) [Cutscene]</text:p>
      <text:p text:style-name="P229">In our realm, Zanzibar the great, a magician, con artist, and thief, manages to escape the police into the Lands. <text:s/></text:p>
      <text:p text:style-name="P229"/>
      <text:p text:style-name="P229">10) [Cutscene]</text:p>
      <text:p text:style-name="P229">Zanzibar then does a few tricks for the first locals he sees, and then gets his crow, Corvus, to steal from them. <text:s/></text:p>
      <text:p text:style-name="P229"><text:soft-page-break/></text:p>
      <text:p text:style-name="P229">11)</text:p>
      <text:p text:style-name="P229">Hubert sends John to Knight School and Princess Prep to figure out what's happening.</text:p>
      <text:p text:style-name="P229">Hubert himself, goes to examine Wizard U and Fairy Godcollege. <text:s/></text:p>
      <text:p text:style-name="P229"/>
      <text:p text:style-name="P229">12)</text:p>
      <text:p text:style-name="P229">Near the dwarf mines, Roland, the half-dwarf/half-giant approaches the entrance. <text:s/></text:p>
      <text:p text:style-name="P229"/>
      <text:p text:style-name="P229">13) [Cutscene]</text:p>
      <text:p text:style-name="P229">An old dwarf Roland knows, stumbles out and tells him his Dad is trapped in the Gnome Kingdom. <text:s/></text:p>
      <text:p text:style-name="P229"/>
      <text:p text:style-name="P229">14)</text:p>
      <text:p text:style-name="P229">At the Knight School entrance, John talks to the guards, and then gains entrance to the school. <text:s/></text:p>
      <text:p text:style-name="P229"/>
      <text:p text:style-name="P229">15)</text:p>
      <text:p text:style-name="P229">After asking around he learns a Princess was going to speak at Princess Prep but never made it.</text:p>
      <text:p text:style-name="P229">Someone tells John the Knights are using real weapons, and dragons are terrorizing small villages. <text:s/></text:p>
      <text:p text:style-name="P229"/>
      <text:p text:style-name="P229">16) [Cutscene]</text:p>
      <text:p text:style-name="P229">Two knights are discussing the disappearance of Sir William in front of what looks to be his statue. <text:s/></text:p>
      <text:p text:style-name="P229"/>
      <text:p text:style-name="P229">17)</text:p>
      <text:p text:style-name="P229">A unicorn steps up to a pool, behind the knights, in front of the statue and notices a mans face for a moment.</text:p>
      <text:p text:style-name="P229">The two knights say they don't think even the Wizards at Wizard U could help, and then they leave. <text:s/></text:p>
      <text:p text:style-name="P229"/>
      <text:p text:style-name="P229">18)</text:p>
      <text:p text:style-name="P229">The unicorn walks up to the statue and recognizes it as the face he saw in the reflecting pool.</text:p>
      <text:p text:style-name="P229">The unicorn picks up the words 'Wizard University' and decides to head in that direction. <text:s/></text:p>
      <text:p text:style-name="P229"/>
      <text:p text:style-name="P229">19)</text:p>
      <text:p text:style-name="P229">When John sneaks into Princess Prep he learns her first stop was supposed to be the Grand Enchanted Landian. <text:s/></text:p>
      <text:p text:style-name="P229"/>
      <text:p text:style-name="P229">20) [Cutscene]</text:p>
      <text:p text:style-name="P229">Zanzibar does some more shows, one with Max attending, and manages to steal from Max without his notice. <text:s/></text:p>
      <text:p text:style-name="P229"/>
      <text:p text:style-name="P229">21) [Cutscene]</text:p>
      <text:p text:style-name="P229">Max later finds his money is gone, and then confronts Zanzibar, and makes a deal with him.</text:p>
      <text:p text:style-name="P229">Max helps Zanzibar with larger productions, in exchange for doing some tax collection for Max. <text:s/></text:p>
      <text:p text:style-name="P229"/>
      <text:p text:style-name="P229">22)</text:p>
      <text:p text:style-name="P229">Chester manages to catch up to a few of his friends, to try to break them from the enchantment.</text:p>
      <text:p text:style-name="P229">Chester tries to give them shiny gifts, and then breath fire on them, neither of which works. <text:s/></text:p>
      <text:p text:style-name="P229"><text:soft-page-break/></text:p>
      <text:p text:style-name="P229">23)</text:p>
      <text:p text:style-name="P229">Desperate Chester flies to Nestor's cave, where Nestor is about ready to beat up Chester, when he speaks.</text:p>
      <text:p text:style-name="P229">Nestor tells Chester that Crooktooth has enchanted the dragons to act hostile. <text:s/></text:p>
      <text:p text:style-name="P229"/>
      <text:p text:style-name="P229">24)</text:p>
      <text:p text:style-name="P229">Hubert sneaks into Wizard U and examines the "hall of fame" paintings and notices one is missing. <text:s/></text:p>
      <text:p text:style-name="P229"/>
      <text:p text:style-name="P229">25)</text:p>
      <text:p text:style-name="P229">Hubert leaves Wizard U, and heads towards Fairy Godcollege, as the Unicorn walks up to the doorway.</text:p>
      <text:p text:style-name="P229">The Unicorn tries to push open the door, but it doesn't move, so he gets a running start and rams it with his horn. <text:s/></text:p>
      <text:p text:style-name="P229"/>
      <text:p text:style-name="P229">26)</text:p>
      <text:p text:style-name="P229">The Unicorn sees Hubert's painting in the hall of fame, and then proceeds to find the library. <text:s/></text:p>
      <text:p text:style-name="P229"/>
      <text:p text:style-name="P229">27)</text:p>
      <text:p text:style-name="P229">After exploring the library, he finds a section called "curses", and pulls off a few books with his horn. <text:s/></text:p>
      <text:p text:style-name="P229"/>
      <text:p text:style-name="P229">28)</text:p>
      <text:p text:style-name="P229">Roland goes into the dwarf mines, and then from there finds a secret entrance into the Gnome Kingdom. <text:s/></text:p>
      <text:p text:style-name="P229"/>
      <text:p text:style-name="P229">29)</text:p>
      <text:p text:style-name="P229">At Fairy Godcollege, an old friend tells Hubert, Violet is back, and is forcing students to become evil witches. <text:s/></text:p>
      <text:p text:style-name="P229"/>
      <text:p text:style-name="P229">30)</text:p>
      <text:p text:style-name="P229">Roland notices all the people working the mines and finally spots a giant chained to a smelter. <text:s/></text:p>
      <text:p text:style-name="P229"/>
      <text:p text:style-name="P229">31) [Cutscene]</text:p>
      <text:p text:style-name="P229">The giant is Roland's dad and he tells him to find Hubert and tell him Max needs a lot of quicksilver, for some reason. <text:s/></text:p>
      <text:p text:style-name="P229"/>
      <text:p text:style-name="P229">32)</text:p>
      <text:p text:style-name="P229">John and Hubert rendezvous at Scarborough Faire Chicken at the Renaissance Faire. <text:s/></text:p>
      <text:p text:style-name="P229"/>
      <text:p text:style-name="P229">33)</text:p>
      <text:p text:style-name="P229">Since the Princess was kidnapped for a reason, they decide to find her and rescue her if possible.</text:p>
      <text:p text:style-name="P229">Hubert contacts his old friend, The Count, and tells him to turn into a bat, and see if he can find the Princess. <text:s/></text:p>
      <text:p text:style-name="P229"/>
      <text:p text:style-name="P229">34)</text:p>
      <text:p text:style-name="P229"><text:soft-page-break/>The Unicorn notices the page about 'transmogrification' and finds out you can be turned into anything, even a unicorn.</text:p>
      <text:p text:style-name="P229">After closing the book the Unicorn notices the picture appears to be the same wizard who had his painting defaced.</text:p>
      <text:p text:style-name="P229">The dust jacket reads "Hubert Halfway, resides with his spellbooks at a house near the edge of Lapsewood". <text:s/></text:p>
      <text:p text:style-name="P229"/>
      <text:p text:style-name="P229">35)</text:p>
      <text:p text:style-name="P229">After reading that, the Unicorn heads out, only to be chased by the Black Knight, who chases him into Lapsewood.</text:p>
      <text:p text:style-name="P229">After a few hours, the Unicorn starts losing his memory until he no longer cares to go on. <text:s/></text:p>
      <text:p text:style-name="P229"/>
      <text:p text:style-name="P229">36)</text:p>
      <text:p text:style-name="P229">The Princess, tied up to a wine cask in the cellar, manages to escape her ropes with the help of some mice. <text:s/></text:p>
      <text:p text:style-name="P229"/>
      <text:p text:style-name="P229">37)</text:p>
      <text:p text:style-name="P229">She then tries to escape by getting into the dumbwaiter, to which she’s forced upstairs. <text:s/></text:p>
      <text:p text:style-name="P229"/>
      <text:p text:style-name="P229">38)</text:p>
      <text:p text:style-name="P229">She stumbles upon a room with some maps and other documents, which she grabs, but is recaptured. <text:s/></text:p>
      <text:p text:style-name="P229"/>
      <text:p text:style-name="P229">39)</text:p>
      <text:p text:style-name="P229">The Count comes back and tells John and Hubert what he found. <text:s/></text:p>
      <text:p text:style-name="P229"/>
      <text:p text:style-name="P229">40) [Cutscene]</text:p>
      <text:p text:style-name="P229">Max pulls Scarlet "Red" Clover out of hiding, and asks her to go and conscript the werewolves into his service. <text:s/></text:p>
      <text:p text:style-name="P229"/>
      <text:p text:style-name="P229">41) [Cutscene]</text:p>
      <text:p text:style-name="P229">Red tells the werewolves led by Rottweiler, they might be rid of their curse if they join Max's army. <text:s/></text:p>
      <text:p text:style-name="P229"/>
      <text:p text:style-name="P229">42) [Cutscene]</text:p>
      <text:p text:style-name="P229">Kurt, Rotweiler's second in command, goes to meet with Violet after remembering Red and Violet's rivalry. <text:s/></text:p>
      <text:p text:style-name="P229"/>
      <text:p text:style-name="P229">43) [Cutscene]</text:p>
      <text:p text:style-name="P229">Violet agrees to help Kurt become the leader of the pack, if Kurt eliminates Red. <text:s/></text:p>
      <text:p text:style-name="P229"/>
      <text:p text:style-name="P229">44) [Cutscene]</text:p>
      <text:p text:style-name="P229">Zanzibar puts some of the tax money, he's collected, into his own pocket. <text:s/></text:p>
      <text:p text:style-name="P229"/>
      <text:p text:style-name="P229">45) [Cutscene]</text:p>
      <text:p text:style-name="P229">Max finds out that Zanzibar is stealing from the taxes but doesn't know where Zanzibar hides it yet. <text:s/></text:p>
      <text:p text:style-name="P229"/>
      <text:p text:style-name="P229"><text:soft-page-break/>46)</text:p>
      <text:p text:style-name="P229">Hubert and John go to the Grand Enchanted Landian Hotel and arrive at the side door with some guards in front. <text:s/></text:p>
      <text:p text:style-name="P229"/>
      <text:p text:style-name="P229">47)</text:p>
      <text:p text:style-name="P229">Hubert tries to conjure up a wagon with food, but only succeeds in giving the guards the illusion of the wagon. <text:s/></text:p>
      <text:p text:style-name="P229"/>
      <text:p text:style-name="P229">48)</text:p>
      <text:p text:style-name="P229">As they go in to the kitchen, they find a secret passage into the wine cellar. <text:s/></text:p>
      <text:p text:style-name="P229"/>
      <text:p text:style-name="P229">49)</text:p>
      <text:p text:style-name="P229">John hits the guard who's watching the Princess with a heavy wine bottle.</text:p>
      <text:p text:style-name="P229">They try to walk out the side doors, calmly and slowly when someone yells "She's Escaped!" <text:s/></text:p>
      <text:p text:style-name="P229"/>
      <text:p text:style-name="P229">50) [Cutscene]</text:p>
      <text:p text:style-name="P229">Max uses Zanzibar's shows to abduct more citizens and tourists for his mines. <text:s/></text:p>
      <text:p text:style-name="P229"/>
      <text:p text:style-name="P229">51) [Cutscene]</text:p>
      <text:p text:style-name="P229">When he's got enough people working the mines he proposes to help Zanzibar do one final big show.</text:p>
      <text:p text:style-name="P229">Zanzibar readily agrees, and then Max finds where his stash is hidden. <text:s/></text:p>
      <text:p text:style-name="P229"/>
      <text:p text:style-name="P229">52)</text:p>
      <text:p text:style-name="P229">While fleeing, The Princess, Hubert, John, and the cook, discuss the Black Knight hunting Unicorns. <text:s/></text:p>
      <text:p text:style-name="P229"/>
      <text:p text:style-name="P229">53) [Cutscene]</text:p>
      <text:p text:style-name="P229">Max tells Zanzibar that he knows he's been stealing and that this is his last show <text:s/></text:p>
      <text:p text:style-name="P229"/>
      <text:p text:style-name="P229">54) [Cutscene]</text:p>
      <text:p text:style-name="P229">After Corvus (Zanzibar's pet crow), steals the money from the audience, Max yells that he took all his money.</text:p>
      <text:p text:style-name="P229">The crowd looks angrily toward Zanzibar and starts chasing him. <text:s/></text:p>
      <text:p text:style-name="P229"/>
      <text:p text:style-name="P229">55)</text:p>
      <text:p text:style-name="P229">Hubert and company eventually come to a bare forest, and slows down a bit. <text:s/></text:p>
      <text:p text:style-name="P229"/>
      <text:p text:style-name="P229">56)</text:p>
      <text:p text:style-name="P229">They spot a Unicorn standing around and approach it, but it doesn't run away.</text:p>
      <text:p text:style-name="P229">The princess hops out and starts petting him and talking to him. <text:s/></text:p>
      <text:p text:style-name="P229"/>
      <text:p text:style-name="P229">57)</text:p>
      <text:p text:style-name="P229">John then mentions he read a book on "Unicorn sign language once."</text:p>
      <text:p text:style-name="P229">John gestures to the unicorn, and they proceed to "talk".</text:p>
      <text:p text:style-name="P229">When John and the Unicorn are finished, John tells them what they talked about.</text:p>
      <text:p text:style-name="P229">John says this unicorn, has forgotten where it was going, and is lost.</text:p>
      <text:p text:style-name="P229"><text:soft-page-break/>Hubert then says, he must be losing his memory because they're in Lapsewood. <text:s/></text:p>
      <text:p text:style-name="P229"/>
      <text:p text:style-name="P229">58) [Cutscene]</text:p>
      <text:p text:style-name="P229">Elsewhere Max gets word that the Omni-Gate is ready for testing, so he leaves for the Castle. <text:s/></text:p>
      <text:p text:style-name="P229"/>
      <text:p text:style-name="P229">59) [Cutscene]</text:p>
      <text:p text:style-name="P229">Zanzibar distracts the crowd with a few cheap tricks and escapes out the back with his loot. <text:s/></text:p>
      <text:p text:style-name="P229"/>
      <text:p text:style-name="P229">60)</text:p>
      <text:p text:style-name="P229">Back in Lapsewood, Hubert realizes this may be Sir William, and then casts a spell to change him back.</text:p>
      <text:p text:style-name="P229">The spell doesn't work correctly, but allows the Unicorn to talk to them in human speech. <text:s/></text:p>
      <text:p text:style-name="P229"/>
      <text:p text:style-name="P229">61)</text:p>
      <text:p text:style-name="P229">The Unicorn is unable to remember his name, and they all start walking together.</text:p>
      <text:p text:style-name="P229">Soon nobody remembers what they were doing. <text:s/></text:p>
      <text:p text:style-name="P229"/>
      <text:p text:style-name="P229">62)</text:p>
      <text:p text:style-name="P229">John notices Hubert wearing Wizard garb and suggests he cast a spell or something.</text:p>
      <text:p text:style-name="P229">Hubert reaches into a bag and pulls out some hats and puts them on then wiggles his fingers.</text:p>
      <text:p text:style-name="P229">When he does this they're instantly teleported elsewhere. <text:s/></text:p>
      <text:p text:style-name="P229"/>
      <text:p text:style-name="P229">63)</text:p>
      <text:p text:style-name="P229">Roland walks to the only open restaurant in town, Scarborough Faire Chicken. <text:s/></text:p>
      <text:p text:style-name="P229"/>
      <text:p text:style-name="P229">64)</text:p>
      <text:p text:style-name="P229">Roland looks around and starts asking about Hubert until finally getting to The Count sitting down at a table. <text:s/></text:p>
      <text:p text:style-name="P229"/>
      <text:p text:style-name="P229">65)</text:p>
      <text:p text:style-name="P229">Roland asks the count if he has any idea of where Hubert is</text:p>
      <text:p text:style-name="P229">The Count says he'll try to go find him, and turns into a bat, as Roland sits down. <text:s/></text:p>
      <text:p text:style-name="P229"/>
      <text:p text:style-name="P229">66) [Cutscene]</text:p>
      <text:p text:style-name="P229">The werewolves tell Red they want proof, and she goes and gets Max who promptly gets rid of the curse for a few of them. <text:s/></text:p>
      <text:p text:style-name="P229"/>
      <text:p text:style-name="P229">67) [Cutscene]</text:p>
      <text:p text:style-name="P229">The Werewolves led by Rottweiler, throw Red into a hut, and discuss, and then Kurt comes back.</text:p>
      <text:p text:style-name="P229">The Werewolves debate joining Max's army and eventually agree, and then brings Red back out. <text:s/></text:p>
      <text:p text:style-name="P229"/>
      <text:p text:style-name="P229">68) [Cutscene]</text:p>
      <text:p text:style-name="P229">Red goes back to tell the news to Max as Kurt and a lot of the other werewolves start grumbling. <text:s/></text:p>
      <text:p text:style-name="P229"/>
      <text:p text:style-name="P229">69)</text:p>
      <text:p text:style-name="P229"><text:soft-page-break/>Hubert and company, wake up on the road, and confirm it was definitely Lapsewood, because splitting headaches. <text:s/></text:p>
      <text:p text:style-name="P229"/>
      <text:p text:style-name="P229">70)</text:p>
      <text:p text:style-name="P229">Hubert recognizes the road, and they travel without event to The Bats in the Belfy Hotel. <text:s/></text:p>
      <text:p text:style-name="P229"/>
      <text:p text:style-name="P229">71)</text:p>
      <text:p text:style-name="P229">At the Bat's-in-the-Belfry, Hubert dings the bell loudly a few times.</text:p>
      <text:p text:style-name="P229">The Count as a bat, flies in and rematerializes in front of them. <text:s/></text:p>
      <text:p text:style-name="P229"/>
      <text:p text:style-name="P229">72)</text:p>
      <text:p text:style-name="P229">After the Count goes and gets Roland, Roland tells them that Max's quicksilver mines are in the Gnome Kingdom.</text:p>
      <text:p text:style-name="P229">In the papers the Princess grabbed, are plans to some huge machine called the "Omni-Gate". <text:s/></text:p>
      <text:p text:style-name="P229"/>
      <text:p text:style-name="P229">73)</text:p>
      <text:p text:style-name="P229">Hubert sends Roland and John into the mines.</text:p>
      <text:p text:style-name="P229">Hubert tells Sir William that they're going to have to head to the castle. <text:s/></text:p>
      <text:p text:style-name="P229"/>
      <text:p text:style-name="P229">74)</text:p>
      <text:p text:style-name="P229">Hubert then proceeds to cast a spell on Sir William, when Sir William sprouts some wings.</text:p>
      <text:p text:style-name="P229">Sir William tells Hubert to hop on, and that they'll fly to the Castle. <text:s/></text:p>
      <text:p text:style-name="P229"/>
      <text:p text:style-name="P229">75)</text:p>
      <text:p text:style-name="P229">Chester presents Nestor with a shiny polished stone, and they both talk about the past. <text:s/></text:p>
      <text:p text:style-name="P229"/>
      <text:p text:style-name="P229">76)</text:p>
      <text:p text:style-name="P229">After finding out they're long lost twin brothers, Chester and Nestor go on a search for Crooktooth. <text:s/></text:p>
      <text:p text:style-name="P229"/>
      <text:p text:style-name="P229">77) [Cutscene]</text:p>
      <text:p text:style-name="P229">The Black Knight looks in the direction of the Dwarf Mines and sees a flying unicorn with a wizard atop flying upward. <text:s/></text:p>
      <text:p text:style-name="P229"/>
      <text:p text:style-name="P229">78)</text:p>
      <text:p text:style-name="P229">Roland and John use the secret door to gain entrance into the gnome kingdom. <text:s/></text:p>
      <text:p text:style-name="P229"/>
      <text:p text:style-name="P229">79) [Cutscene]</text:p>
      <text:p text:style-name="P229">Max has his techs activate the machine for the first time. <text:s/></text:p>
      <text:p text:style-name="P229"/>
      <text:p text:style-name="P229">80) [Cutscene]</text:p>
      <text:p text:style-name="P229">First at half power, he has them open a few gates, then a few more.</text:p>
      <text:p text:style-name="P229">Thousands of gates are opened simultaneously, and then shut off. <text:s/></text:p>
      <text:p text:style-name="P229"/>
      <text:p text:style-name="P229">81)</text:p>
      <text:p text:style-name="P229">Hubert tracks down Violet and confronts her while Sir William decides to go back to the Count's hotel. <text:s/></text:p>
      <text:p text:style-name="P229"><text:soft-page-break/></text:p>
      <text:p text:style-name="P229">82)</text:p>
      <text:p text:style-name="P229">Roland and John locate the office in the mines. <text:s/></text:p>
      <text:p text:style-name="P229"/>
      <text:p text:style-name="P229">83) [Cutscene]</text:p>
      <text:p text:style-name="P229">Roland and John then spot the dwarves tied and gagged on the floor. <text:s/></text:p>
      <text:p text:style-name="P229"/>
      <text:p text:style-name="P229">84) [Cutscene]</text:p>
      <text:p text:style-name="P229">Sneaking in Roland easily snaps the bonds holding them.</text:p>
      <text:p text:style-name="P229">Roland and John are then surprised and captured by the Gnomes. <text:s/></text:p>
      <text:p text:style-name="P229"/>
      <text:p text:style-name="P229">85)</text:p>
      <text:p text:style-name="P229">With Violet present Hubert casts the spell that causes his magic to return to him. <text:s/></text:p>
      <text:p text:style-name="P229"/>
      <text:p text:style-name="P229">86)</text:p>
      <text:p text:style-name="P229">The guards alerted to Hubert’s presence chase him to the train station. <text:s/></text:p>
      <text:p text:style-name="P229"/>
      <text:p text:style-name="P229">87)</text:p>
      <text:p text:style-name="P229">While Sir William is flying, a huge black dragon swoops out from the sky and hits him full on. <text:s/></text:p>
      <text:p text:style-name="P229"/>
      <text:p text:style-name="P229">88)</text:p>
      <text:p text:style-name="P229">The Black Knight sits atop Crooktooth his black dragon, as he prepares for another collision.</text:p>
      <text:p text:style-name="P229">Sir William after falling a bit regains his balance and starts flying towards Crooktooth. <text:s/></text:p>
      <text:p text:style-name="P229"/>
      <text:p text:style-name="P229">89)</text:p>
      <text:p text:style-name="P229">Sir William gets a few hits, but doesn't do much damage to Crooktooth as he knocks him out of the sky again. <text:s/></text:p>
      <text:p text:style-name="P229"/>
      <text:p text:style-name="P229">90)</text:p>
      <text:p text:style-name="P229">Crooktooth starts heading toward Sir William again, when two other dragons swoop in behind him.</text:p>
      <text:p text:style-name="P229">These two dragons, Chester, and Nestor, fly toward Sir William and turn around to confront Crooktooth.</text:p>
      <text:p text:style-name="P229">All three start flying towards the Black Knight. <text:s/></text:p>
      <text:p text:style-name="P229"/>
      <text:p text:style-name="P229">91) [Cutscene]</text:p>
      <text:p text:style-name="P229">In the mines, the gnomes promptly put John, Roland, and the rest to work. <text:s/></text:p>
      <text:p text:style-name="P229"/>
      <text:p text:style-name="P229">92)</text:p>
      <text:p text:style-name="P229">Back in the mines John signals the dwarves to overpower the guards. <text:s/></text:p>
      <text:p text:style-name="P229"/>
      <text:p text:style-name="P229">93) [Cutscene]</text:p>
      <text:p text:style-name="P229">There’s an explosion that seems to come from one of the mine walls.</text:p>
      <text:p text:style-name="P229">When the smoke clears, a train appears to have crashed into the mine. <text:s/></text:p>
      <text:p text:style-name="P229"/>
      <text:p text:style-name="P229">94)</text:p>
      <text:p text:style-name="P229"><text:soft-page-break/>Hubert pops out of the train. <text:s/></text:p>
      <text:p text:style-name="P229"/>
      <text:p text:style-name="P229">95)</text:p>
      <text:p text:style-name="P229">The battle between the Black Knight and Sir William ends quickly, with Sir William, ultimately defeating the Black Knight. <text:s/></text:p>
      <text:p text:style-name="P229"/>
      <text:p text:style-name="P229">96) [Cutscene]</text:p>
      <text:p text:style-name="P229">Red goes back to the Werewolf village when Kurt jumps out of the bushes, and they tumble back into the forest. <text:s/></text:p>
      <text:p text:style-name="P229"/>
      <text:p text:style-name="P229">97) [Cutscene]</text:p>
      <text:p text:style-name="P229">Kurt then takes Red's "riding hood" back to Violet. <text:s/></text:p>
      <text:p text:style-name="P229"/>
      <text:p text:style-name="P229">98) [Cutscene]</text:p>
      <text:p text:style-name="P229">Kurt then reveals Red was promising to remove their curses, and that he didn’t want that, and asks Violet to enhance it.</text:p>
      <text:p text:style-name="P229">Violet agrees if he steals the "Totem of Leadership" and brings it to her, because she claims it will bind the pack to him.</text:p>
      <text:p text:style-name="P229"/>
      <text:p text:style-name="P229">99) [Cutscene]</text:p>
      <text:p text:style-name="P229">Back in the mines, gnome guards are easily overpowered after they hear what sounds like an explosion. <text:s/></text:p>
      <text:p text:style-name="P229"/>
      <text:p text:style-name="P229">100) [Cutscene]</text:p>
      <text:p text:style-name="P229">The slaves get released and start to run out of the mines. <text:s/></text:p>
      <text:p text:style-name="P229"/>
      <text:p text:style-name="P229">101)</text:p>
      <text:p text:style-name="P229">Hubert shouts for everyone to head to the Bats-in-the-Belfry Hotel. <text:s/></text:p>
      <text:p text:style-name="P229"/>
      <text:p text:style-name="P229">102)</text:p>
      <text:p text:style-name="P229">Hubert changes Sir William back into a man. <text:s/></text:p>
      <text:p text:style-name="P229"/>
      <text:p text:style-name="P229">103)</text:p>
      <text:p text:style-name="P229">Hubert sends John and Sir William to Knight School, to inform them and enlist their help. <text:s/></text:p>
      <text:p text:style-name="P229"/>
      <text:p text:style-name="P229">104) [Cutscene]</text:p>
      <text:p text:style-name="P229">When Kurt gets back from his second meeting with Violet, he goes into Rottweiler's hut and starts to grab the totem. <text:s/></text:p>
      <text:p text:style-name="P229"/>
      <text:p text:style-name="P229">105) [Cutscene]</text:p>
      <text:p text:style-name="P229">Thorne, Rottweiler's third in command, stops Kurt from getting the totem, they fight, and Kurt takes the totem. <text:s/></text:p>
      <text:p text:style-name="P229"/>
      <text:p text:style-name="P229">106) [Cutscene]</text:p>
      <text:p text:style-name="P229">Kurt goes back to Violet and she casts a spell, which visibly alters Kurt and his pack, and then he goes back. <text:s/></text:p>
      <text:p text:style-name="P229"><text:soft-page-break/></text:p>
      <text:p text:style-name="P229">107) [Cutscene]</text:p>
      <text:p text:style-name="P229">Kurt disposes of Rottweiler and his followers except for Thorne who was hiding, and then takes his place as leader. <text:s/></text:p>
      <text:p text:style-name="P229"/>
      <text:p text:style-name="P229">108)</text:p>
      <text:p text:style-name="P229">The Princess, Hubert, and John, make plans to rescue the vacation Fairy Godmothers and vacation princesses. <text:s/></text:p>
      <text:p text:style-name="P229"/>
      <text:p text:style-name="P229">109)</text:p>
      <text:p text:style-name="P229">The Count makes a deal with the Princess to help him find a mate, if he helps her with finding the princesses.</text:p>
      <text:p text:style-name="P229">The Count then hides in her handbag in his bat form. <text:s/></text:p>
      <text:p text:style-name="P229"/>
      <text:p text:style-name="P229">110)</text:p>
      <text:p text:style-name="P229">The Princess goes back to Princess Prep, sees a note to go to Fairy GodCollege with a password, and returns there. <text:s/></text:p>
      <text:p text:style-name="P229"/>
      <text:p text:style-name="P229">111)</text:p>
      <text:p text:style-name="P229">The Princess gets into Fairy Godcollege with the password, when she has to throw her bag into a box. <text:s/></text:p>
      <text:p text:style-name="P229"/>
      <text:p text:style-name="P229">112)</text:p>
      <text:p text:style-name="P229">The Princess is taken to the Library as the box with her handbag goes into another room with an incinerator.</text:p>
      <text:p text:style-name="P229">She's asked to grab some books, and opens one as is immediately sucked inside. <text:s/></text:p>
      <text:p text:style-name="P229"/>
      <text:p text:style-name="P229">113)</text:p>
      <text:p text:style-name="P229">Before being thrown in, the Count causes the attendant to trip, and The Count goes into hiding. <text:s/></text:p>
      <text:p text:style-name="P229"/>
      <text:p text:style-name="P229">114)</text:p>
      <text:p text:style-name="P229">The Count then spots a girl going into the library, and follows her. <text:s/></text:p>
      <text:p text:style-name="P229"/>
      <text:p text:style-name="P229">115)</text:p>
      <text:p text:style-name="P229">The Count then sees the girl being sucked into a book, and figures this must be what happened to the Princess. <text:s/></text:p>
      <text:p text:style-name="P229"/>
      <text:p text:style-name="P229">116)</text:p>
      <text:p text:style-name="P229">The Count makes it back to Hubert and John, and they all go back to Fairy Godcollege. <text:s/></text:p>
      <text:p text:style-name="P229"/>
      <text:p text:style-name="P229">117)</text:p>
      <text:p text:style-name="P229">With Hubert's full magic, they force their way in, and then release the vacation Fairy Godmothers, and go and get the books. </text:p>
      <text:p text:style-name="P229"/>
      <text:p text:style-name="P229">118)</text:p>
      <text:p text:style-name="P229">Back at the Bats in the Belfry, John, goes into the books to bring Karin out. <text:s/></text:p>
      <text:p text:style-name="P229"><text:soft-page-break/></text:p>
      <text:p text:style-name="P229">119)</text:p>
      <text:p text:style-name="P229">They instruct Sir William and his men to go into the rest of the books and retrieve the rest vacation princesses. <text:s/></text:p>
      <text:p text:style-name="P229"/>
      <text:p text:style-name="P229">120)</text:p>
      <text:p text:style-name="P229">Afterward, the Count comes to Karin and asks if she can help him now, and she just points.</text:p>
      <text:p text:style-name="P229">The Count looking at where she's pointing meets a beautiful woman who happens to also be a vampire and a real princess. <text:s/></text:p>
      <text:p text:style-name="P229"/>
      <text:p text:style-name="P229">121)</text:p>
      <text:p text:style-name="P229">Roland Sr. and Roland Jr. head to the north country where his people are. <text:s/></text:p>
      <text:p text:style-name="P229"/>
      <text:p text:style-name="P229">122) [Cutscene]</text:p>
      <text:p text:style-name="P229">Max finds out that John and Roland and most of the slaves were rescued by Hubert <text:s/></text:p>
      <text:p text:style-name="P229"/>
      <text:p text:style-name="P229">123) [Cutscene]</text:p>
      <text:p text:style-name="P229">Max gets suspicious of Red's long absence, and so gets a servant to go and find out what happened.</text:p>
      <text:p text:style-name="P229">The servant returns later with Red's hood, and tells Max it was in the possession of Violet. <text:s/></text:p>
      <text:p text:style-name="P229"/>
      <text:p text:style-name="P229">124) [Cutscene]</text:p>
      <text:p text:style-name="P229">A lot of Knights or Knights-in-Training listens to what Sir William has to say. <text:s/></text:p>
      <text:p text:style-name="P229"/>
      <text:p text:style-name="P229">125) [Cutscene]</text:p>
      <text:p text:style-name="P229">All the knights or knights-in-training agree to help our heroes. <text:s/></text:p>
      <text:p text:style-name="P229"/>
      <text:p text:style-name="P229">126) [Cutscene]</text:p>
      <text:p text:style-name="P229">After going to the werewolf village with Violet, and confronting her and Kurt, about Red, he kills Kurt with a fireball. <text:s/></text:p>
      <text:p text:style-name="P229"/>
      <text:p text:style-name="P229">127) [Cutscene]</text:p>
      <text:p text:style-name="P229">Violet runs into the forest, and Max says he'll make anyone the leader who disposes of her. <text:s/></text:p>
      <text:p text:style-name="P229"/>
      <text:p text:style-name="P229">128) [Cutscene]</text:p>
      <text:p text:style-name="P229">Thorne comes back, but before giving him the totem, he says he'll only give it back if they agree to join his army.</text:p>
      <text:p text:style-name="P229">The Werewolves under Thorne agree to join the army and Max gives him the Totem before returning to the Castle. <text:s/></text:p>
      <text:p text:style-name="P229"/>
      <text:p text:style-name="P229">129)</text:p>
      <text:p text:style-name="P229">The heroes meet at the Bats in the Belfry Hotel. <text:s/></text:p>
      <text:p text:style-name="P229"/>
      <text:p text:style-name="P229">130)</text:p>
      <text:p text:style-name="P229">While everyone gathers around, even spilling into the streets, Hubert speaks to the crowd. <text:s/></text:p>
      <text:p text:style-name="P229"/>
      <text:p text:style-name="P229"><text:soft-page-break/>131) [Cutscene]</text:p>
      <text:p text:style-name="P229">Max has his guards assemble the armies of creatures and men. <text:s/></text:p>
      <text:p text:style-name="P229"/>
      <text:p text:style-name="P229">132) [Cutscene]</text:p>
      <text:p text:style-name="P229">Max orders his technicians to put the machine at full power, and open all the portals.</text:p>
      <text:p text:style-name="P229">As soon as all armies are assembled, he starts seeing a large amount of trains flying in. <text:s/></text:p>
      <text:p text:style-name="P229"/>
      <text:p text:style-name="P229">133) [Cutscene]</text:p>
      <text:p text:style-name="P229">Realizing, who they are, he commands his armies to attack them.</text:p>
      <text:p text:style-name="P229">A large battle ensues.</text:p>
      <text:p text:style-name="P229">The battle starts waning in favor of the Enchanted Landians. <text:s/></text:p>
      <text:p text:style-name="P229"/>
      <text:p text:style-name="P229">134)</text:p>
      <text:p text:style-name="P229">John spots Max trying to escape via one of the portals and chases him. <text:s/></text:p>
      <text:p text:style-name="P229"/>
      <text:p text:style-name="P229">135)</text:p>
      <text:p text:style-name="P229">John tackles Max but Max throws him off, and starts running for a stair well.</text:p>
      <text:p text:style-name="P229">John chases Max up the stairs, and onto a catwalk, and they begin to fight. <text:s/></text:p>
      <text:p text:style-name="P229"/>
      <text:p text:style-name="P229">136)</text:p>
      <text:p text:style-name="P229">John still has his silver ticket, and Max manages to grab it out of his coat.</text:p>
      <text:p text:style-name="P229">While still grabbing for the ticket, he pulls John down with him as he goes over the edge.</text:p>
      <text:p text:style-name="P229">John holds on to the catwalk with his feet, as Max dangles below.</text:p>
      <text:p text:style-name="P229">Max starts slipping and with the ticket in hand eventually falls.</text:p>
      <text:p text:style-name="P229">John turns away as Max falls, and when he turns back, Max is gone. <text:s/></text:p>
      <text:p text:style-name="P229"/>
      <text:p text:style-name="P229">137)</text:p>
      <text:p text:style-name="P229">Coming back down, out of breath and full of bruises and scratches, he notices the battle is almost over. <text:s/></text:p>
      <text:p text:style-name="P229"/>
      <text:p text:style-name="P229">138)</text:p>
      <text:p text:style-name="P229">As the battle comes to a close. The princess and Hubert manage to make their way over to John. <text:s/></text:p>
      <text:p text:style-name="P229"/>
      <text:p text:style-name="P229">139)</text:p>
      <text:p text:style-name="P229">John points to the machines controls, and Hubert runs over to the control panel to shut the machine down. <text:s/></text:p>
      <text:p text:style-name="P229"/>
      <text:p text:style-name="P229">140)</text:p>
      <text:p text:style-name="P229">After the battle is over, bodies are thrown into piles, and burned. Enemies are rounded up. <text:s/></text:p>
      <text:p text:style-name="P229"/>
      <text:p text:style-name="P229">141)</text:p>
      <text:p text:style-name="P229">Some time later in the throne room, Hubert talks privately to John and Princess Karin.</text:p>
      <text:p text:style-name="P229">Hubert states that John is probably going to become King.</text:p>
      <text:p text:style-name="P229">Hubert mentions the King is still missing.</text:p>
      <text:p text:style-name="P229">He also mentions that Max is still alive somewhere.</text:p>
      <text:p text:style-name="P229">John mentions, he wants to have a date with Princess Karin.</text:p>
      <text:p text:style-name="P229"><text:soft-page-break/>Hubert finally sets it up, and gives it some “magical” touches.</text:p>
      <text:p text:style-name="P229">He then leaves them in peace to eat dinner and to talk.</text:p>
      <text:p text:style-name="P229"/>
      <text:p text:style-name="P229">----------------------------------------------------------------------------------------------------------------</text:p>
      <text:p text:style-name="P229"/>
      <text:p text:style-name="P230">Revised outline 2:</text:p>
      <text:p text:style-name="P230"/>
      <text:p text:style-name="P230">1) [Cutscene]</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 <text:s/></text:p>
      <text:p text:style-name="P230">"Continue."</text:p>
      <text:p text:style-name="P230"/>
      <text:p text:style-name="P230">2)</text:p>
      <text:p text:style-name="P230">The Wizard, and chief advisor to the King, Hubert, after noticing he was acting strangely, prepares to get help.</text:p>
      <text:p text:style-name="P230">Hubert gets external help by bringing in John, a young man, from our realm. <text:s/></text:p>
      <text:p text:style-name="P230">Location: Halfway House.</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into a train cabin, when he sees a beautiful young woman. <text:s/></text:p>
      <text:p text:style-name="P230">Location: Earth store → train cabin.</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Location: Caves of Dragonmount.</text:p>
      <text:p text:style-name="P230"/>
      <text:p text:style-name="P230">5)</text:p>
      <text:p text:style-name="P230">Chester sees a village being burned down by a friend, and rams the dragon hard enough to stop him.</text:p>
      <text:p text:style-name="P230">Before the other dragon could recover, Chester flies back to his cave. <text:s/></text:p>
      <text:p text:style-name="P230">Location: Village → cave.</text:p>
      <text:p text:style-name="P230"/>
      <text:p text:style-name="P230">6)</text:p>
      <text:p text:style-name="P230">Chester picks up a few shiny objects, and then goes out again searching for more of his friends. <text:s/></text:p>
      <text:p text:style-name="P230">Location: Cave → searching.</text:p>
      <text:p text:style-name="P230"/>
      <text:p text:style-name="P230">7)</text:p>
      <text:p text:style-name="P230">On the train the beautiful woman is kidnapped as the train cabin starts tumbling, causing John to fall. <text:s/></text:p>
      <text:p text:style-name="P230"/>
      <text:p text:style-name="P230"><text:soft-page-break/>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and then gets his crow, Corvus, to steal from them. <text: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Location: Near dwarf mine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Two knights are discussing the disappearance of Sir William in front of what looks to be his statue.</text:p>
      <text:p text:style-name="P230">A unicorn steps up to a pool, behind the knights, in front of the statue and notices a mans face for a moment.</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picks up the words 'Wizard University' and decides to head in that direction. <text:s/></text:p>
      <text:p text:style-name="P230">Location: Statue/reflecting pool.</text:p>
      <text:p text:style-name="P230"/>
      <text:p text:style-name="P230">16)</text:p>
      <text:p text:style-name="P230">When John sneaks into Princess Prep he learns her first stop was supposed to be the Grand Enchanted Landian. <text:s/></text:p>
      <text:p text:style-name="P230"/>
      <text:p text:style-name="P230">17) [Cutscene]</text:p>
      <text:p text:style-name="P230">Zanzibar does some more shows, one with Max attending, and manages to steal from Max without his notice. <text:s/></text:p>
      <text:p text:style-name="P230"/>
      <text:p text:style-name="P230"><text:soft-page-break/>18) [Cutscene]</text:p>
      <text:p text:style-name="P230">Max later finds his money is gone, and then confronts Zanzibar, and makes a deal with him.</text:p>
      <text:p text:style-name="P230">Max helps Zanzibar with larger productions, in exchange for doing some tax collection for Max. <text:s/></text:p>
      <text:p text:style-name="P230"/>
      <text:p text:style-name="P230">19)</text:p>
      <text:p text:style-name="P230">Chester manages to catch up to a few of his friends, to try to break them from the enchantment.</text:p>
      <text:p text:style-name="P230">Chester tries to give them shiny gifts, and then breath fire on them, neither of which works. <text:s/></text:p>
      <text:p text:style-name="P230"/>
      <text:p text:style-name="P230">20)</text:p>
      <text:p text:style-name="P230">Desperate Chester flies to Nestor's cave, where Nestor is about ready to beat up Chester, when he speaks.</text:p>
      <text:p text:style-name="P230">Nestor tells Chester that Crooktooth has enchanted the dragons to act hostile. <text:s/></text:p>
      <text:p text:style-name="P230"/>
      <text:p text:style-name="P230">21)</text:p>
      <text:p text:style-name="P230">Hubert sneaks into Wizard U and examines the "hall of fame" paintings and notices one is missing. <text:s/></text:p>
      <text:p text:style-name="P230"/>
      <text:p text:style-name="P230">22)</text:p>
      <text:p text:style-name="P230">Hubert leaves Wizard U, and heads towards Fairy Godcollege, as the Unicorn walks up to the doorway.</text:p>
      <text:p text:style-name="P230">The Unicorn tries to push open the door, but it doesn't move, so he gets a running start and rams it with his horn. <text:s/></text:p>
      <text:p text:style-name="P230"/>
      <text:p text:style-name="P230">23)</text:p>
      <text:p text:style-name="P230">The Unicorn sees Hubert's painting in the hall of fame, and then proceeds to find the library. <text:s/></text:p>
      <text:p text:style-name="P230"/>
      <text:p text:style-name="P230">24)</text:p>
      <text:p text:style-name="P230">After exploring the library, he finds a section called "curses", and pulls off a few books with his horn. <text:s/></text:p>
      <text:p text:style-name="P230"/>
      <text:p text:style-name="P230">25)</text:p>
      <text:p text:style-name="P230">Roland goes into the dwarf mines, and then from there finds a secret entrance into the Gnome Kingdom. <text:s/></text:p>
      <text:p text:style-name="P230"/>
      <text:p text:style-name="P230">26)</text:p>
      <text:p text:style-name="P230">At Fairy Godcollege, an old friend tells Hubert, Violet is back, and is forcing students to become evil witches. <text:s/></text:p>
      <text:p text:style-name="P230"/>
      <text:p text:style-name="P230">27)</text:p>
      <text:p text:style-name="P230">Roland notices all the people working the mines and finally spots a giant chained to a smelter.</text:p>
      <text:p text:style-name="P230">The giant is Roland's dad and he tells him to find Hubert and tell him Max needs a lot of quicksilver, for some reason. <text:s/></text:p>
      <text:p text:style-name="P230">Location: Gnome Kingdom smelt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text:soft-page-break/>Hubert contacts his old friend, The Count, and tells him to turn into a bat, and see if he can find the Princess. <text:s/></text:p>
      <text:p text:style-name="P230">Location: Scarborough Faire Chicken.</text:p>
      <text:p text:style-name="P230"/>
      <text:p text:style-name="P230">29)</text:p>
      <text:p text:style-name="P230">The Unicorn notices the page about 'transmogrification' and finds out you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
      <text:p text:style-name="P230">30)</text:p>
      <text:p text:style-name="P230">After reading that, the Unicorn heads out, only to be chased by the Black Knight, who chases him into Lapsewood.</text:p>
      <text:p text:style-name="P230">After a few hours, the Unicorn starts losing his memory until he no longer cares to go on. <text:s/></text:p>
      <text:p text:style-name="P230"/>
      <text:p text:style-name="P230">31)</text:p>
      <text:p text:style-name="P230">The Princess, tied up to a wine cask in the cellar, manages to escape her ropes with the help of some mice.</text:p>
      <text:p text:style-name="P230">She then tries to escape by getting into the dumbwaiter, to which she’s forced upstairs. <text:s/></text:p>
      <text:p text:style-name="P230">Location: Wine cellar building.</text:p>
      <text:p text:style-name="P230"/>
      <text:p text:style-name="P230">32)</text:p>
      <text:p text:style-name="P230">She stumbles upon a room with some maps and other documents, which she grabs, but is recaptured. <text:s/></text:p>
      <text:p text:style-name="P230"/>
      <text:p text:style-name="P230">33)</text:p>
      <text:p text:style-name="P230">The Count comes back and tells John and Hubert what he found. <text:s/></text:p>
      <text:p text:style-name="P230"/>
      <text:p text:style-name="P230">34) [Cutscene]</text:p>
      <text:p text:style-name="P230">Max pulls Scarlet "Red" Clover out of hiding, and asks her to go and conscript the werewolves into his service. <text:s/></text:p>
      <text:p text:style-name="P230"/>
      <text:p text:style-name="P230">35) [Cutscene]</text:p>
      <text:p text:style-name="P230">Red tells the werewolves led by Rottweiler, they might be rid of their curse if they join Max's army. <text:s/></text:p>
      <text:p text:style-name="P230"/>
      <text:p text:style-name="P230">36) [Cutscene]</text:p>
      <text:p text:style-name="P230">Kurt, Rotweiler's second in command, goes to meet with Violet after remembering Red and Violet's rivalry.</text:p>
      <text:p text:style-name="P230">Violet agrees to help Kurt become the leader of the pack, if Kurt eliminates Red. <text:s/></text:p>
      <text:p text:style-name="P230">Location: Violet’s meeting spot (assumed same).</text:p>
      <text:p text:style-name="P230"/>
      <text:p text:style-name="P230">37) [Cutscene]</text:p>
      <text:p text:style-name="P230">Zanzibar puts some of the tax money, he's collected, into his own pocket. <text:s/></text:p>
      <text:p text:style-name="P230"/>
      <text:p text:style-name="P230"><text:soft-page-break/>38) [Cutscene]</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Location: Hotel side door.</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try to walk out the side doors, calmly and slowly when someone yells "She's Escaped!" <text:s/></text:p>
      <text:p text:style-name="P230"/>
      <text:p text:style-name="P230">42) [Cutscene]</text:p>
      <text:p text:style-name="P230">Max uses Zanzibar's shows to abduct more citizens and tourists for his mines. <text:s/></text:p>
      <text:p text:style-name="P230"/>
      <text:p text:style-name="P230">43) [Cutscene]</text:p>
      <text:p text:style-name="P230">When he's got enough people working the mines he proposes to help Zanzibar do one final big show.</text:p>
      <text:p text:style-name="P230">Zanzibar readily agrees, and then Max finds where his stash is hidden. <text:s/></text:p>
      <text:p text:style-name="P230"/>
      <text:p text:style-name="P230">44)</text:p>
      <text:p text:style-name="P230">While fleeing, The Princess, Hubert, John, and the cook, discuss the Black Knight hunting Unicorns. <text:s/></text:p>
      <text:p text:style-name="P230"/>
      <text:p text:style-name="P230">45) [Cutscene]</text:p>
      <text:p text:style-name="P230">Max tells Zanzibar that he knows he's been stealing and that this is his last show <text:s/></text:p>
      <text:p text:style-name="P230"/>
      <text:p text:style-name="P230">46) [Cutscene]</text:p>
      <text:p text:style-name="P230">After Corvus (Zanzibar's pet crow), steals the money from the audience, Max yells that he took all his money.</text:p>
      <text:p text:style-name="P230">The crowd looks angrily toward Zanzibar and starts chasing him. <text:s/></text:p>
      <text:p text:style-name="P230"/>
      <text:p text:style-name="P230">47)</text:p>
      <text:p text:style-name="P230">Hubert and company eventually come to a bare forest, and slows down a bit. <text:s/></text:p>
      <text:p text:style-name="P230"/>
      <text:p text:style-name="P230">48)</text:p>
      <text:p text:style-name="P230">They spot a Unicorn standing around and approach it, but it doesn't run away.</text:p>
      <text:p text:style-name="P230">The princess hops out and starts petting him and talking to him. <text:s/></text:p>
      <text:p text:style-name="P230"/>
      <text:p text:style-name="P230">49)</text:p>
      <text:p text:style-name="P230">John then mentions he read a book on "Unicorn sign language once."</text:p>
      <text:p text:style-name="P230">John gestures to the unicorn, and they proceed to "talk".</text:p>
      <text:p text:style-name="P230"><text:soft-page-break/>When John and the Unicorn are finished, John tells them what they talked about.</text:p>
      <text:p text:style-name="P230">John says this unicorn, has forgotten where it was going, and is lost.</text:p>
      <text:p text:style-name="P230">Hubert then says, he must be losing his memory because they're in Lapsewood. <text:s/></text:p>
      <text:p text:style-name="P230"/>
      <text:p text:style-name="P230">50) [Cutscene]</text:p>
      <text:p text:style-name="P230">Elsewhere Max gets word that the Omni-Gate is ready for testing, so he leaves for the Castle. <text:s/></text:p>
      <text:p text:style-name="P230"/>
      <text:p text:style-name="P230">51) [Cutscene]</text:p>
      <text:p text:style-name="P230">Zanzibar distracts the crowd with a few cheap tricks and escapes out the back with his loot. <text:s/></text:p>
      <text:p text:style-name="P230"/>
      <text:p text:style-name="P230">52)</text:p>
      <text:p text:style-name="P230">Back in Lapsewood, Hubert realizes this may be Sir William, and then casts a spell to change him back.</text:p>
      <text:p text:style-name="P230">The spell doesn't work correctly, but allows the Unicorn to talk to them in human speech. <text:s/></text:p>
      <text:p text:style-name="P230"/>
      <text:p text:style-name="P230">53)</text:p>
      <text:p text:style-name="P230">The Unicorn is unable to remember his name, and they all start walking together.</text:p>
      <text:p text:style-name="P230">Soon nobody remembers what they were doing. <text:s/></text:p>
      <text:p text:style-name="P230"/>
      <text:p text:style-name="P230">54)</text:p>
      <text:p text:style-name="P230">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
      <text:p text:style-name="P230">55)</text:p>
      <text:p text:style-name="P230">Roland walks to the only open restaurant in town, Scarborough Faire Chicken. <text:s/></text:p>
      <text:p text:style-name="P230"/>
      <text:p text:style-name="P230">56)</text:p>
      <text:p text:style-name="P230">Roland looks around and starts asking about Hubert until finally getting to The Count sitting down at a table. <text:s/></text:p>
      <text:p text:style-name="P230"/>
      <text:p text:style-name="P230">57)</text:p>
      <text:p text:style-name="P230">Roland asks the count if he has any idea of where Hubert is</text:p>
      <text:p text:style-name="P230">The Count says he'll try to go find him, and turns into a bat, as Roland sits down. <text:s/></text:p>
      <text:p text:style-name="P230"/>
      <text:p text:style-name="P230">58) [Cutscene]</text:p>
      <text:p text:style-name="P230">The werewolves tell Red they want proof, and she goes and gets Max who promptly gets rid of the curse for a few of them. <text:s/></text:p>
      <text:p text:style-name="P230"/>
      <text:p text:style-name="P230">59) [Cutscene]</text:p>
      <text:p text:style-name="P230">The Werewolves led by Rottweiler, throw Red into a hut, and discuss, and then Kurt comes back.</text:p>
      <text:p text:style-name="P230">The Werewolves debate joining Max's army and eventually agree, and then brings Red back out. <text:s/></text:p>
      <text:p text:style-name="P230"/>
      <text:p text:style-name="P230">60) [Cutscene]</text:p>
      <text:p text:style-name="P230">Red goes back to tell the news to Max as Kurt and a lot of the other werewolves start grumbling. <text:s/></text:p>
      <text:p text:style-name="P230"/>
      <text:p text:style-name="P230"><text:soft-page-break/>61)</text:p>
      <text:p text:style-name="P230">Hubert and company, wake up on the road, and confirm it was definitely Lapsewood, because splitting headaches. <text:s/></text:p>
      <text:p text:style-name="P230"/>
      <text:p text:style-name="P230">62)</text:p>
      <text:p text:style-name="P230">Hubert recognizes the road, and they travel without event to The Bats in the Belfy Hotel. <text:s/></text:p>
      <text:p text:style-name="P230"/>
      <text:p text:style-name="P230">63)</text:p>
      <text:p text:style-name="P230">At the Bat's-in-the-Belfry, Hubert dings the bell loudly a few times.</text:p>
      <text:p text:style-name="P230">The Count as a bat, flies in and rematerializes in front of them. <text:s/></text:p>
      <text:p text:style-name="P230"/>
      <text:p text:style-name="P230">64)</text:p>
      <text:p text:style-name="P230">After the Count goes and gets Roland, Roland tells them that Max's quicksilver mines are in the Gnome Kingdom.</text:p>
      <text:p text:style-name="P230">In the papers the Princess grabbed, are plans to some huge machine called the "Omni-Gate". <text:s/></text:p>
      <text:p text:style-name="P230"/>
      <text:p text:style-name="P230">65)</text:p>
      <text:p text:style-name="P230">Hubert sends Roland and John into the mines.</text:p>
      <text:p text:style-name="P230">Hubert tells Sir William that they're going to have to head to the castle. <text:s/></text:p>
      <text:p text:style-name="P230"/>
      <text:p text:style-name="P230">66)</text:p>
      <text:p text:style-name="P230">Hubert then proceeds to cast a spell on Sir William, when Sir William sprouts some wings.</text:p>
      <text:p text:style-name="P230">Sir William tells Hubert to hop on, and that they'll fly to the Castle. <text:s/></text:p>
      <text:p text:style-name="P230"/>
      <text:p text:style-name="P230">67)</text:p>
      <text:p text:style-name="P230">Chester presents Nestor with a shiny polished stone, and they both talk about the past. <text:s/></text:p>
      <text:p text:style-name="P230"/>
      <text:p text:style-name="P230">68)</text:p>
      <text:p text:style-name="P230">After finding out they're long lost twin brothers, Chester and Nestor go on a search for Crooktooth. <text:s/></text:p>
      <text:p text:style-name="P230"/>
      <text:p text:style-name="P230">69) [Cutscene]</text:p>
      <text:p text:style-name="P230">The Black Knight looks in the direction of the Dwarf Mines and sees a flying unicorn with a wizard atop flying upward. <text:s/></text:p>
      <text:p text:style-name="P230"/>
      <text:p text:style-name="P230">70)</text:p>
      <text:p text:style-name="P230">Roland and John use the secret door to gain entrance into the gnome kingdom. <text:s/></text:p>
      <text:p text:style-name="P230"/>
      <text:p text:style-name="P230">71) [Cutscene]</text:p>
      <text:p text:style-name="P230">Max has his techs activate the machine for the first time. <text:s/></text:p>
      <text:p text:style-name="P230"/>
      <text:p text:style-name="P230">72) [Cutscene]</text:p>
      <text:p text:style-name="P230">First at half power, he has them open a few gates, then a few more.</text:p>
      <text:p text:style-name="P230">Thousands of gates are opened simultaneously, and then shut off. <text:s/></text:p>
      <text:p text:style-name="P230"/>
      <text:p text:style-name="P230">73)</text:p>
      <text:p text:style-name="P230"><text:soft-page-break/>Hubert tracks down Violet and confronts her while Sir William decides to go back to the Count's hotel. <text:s/></text:p>
      <text:p text:style-name="P230"/>
      <text:p text:style-name="P230">74)</text:p>
      <text:p text:style-name="P230">Roland and John locate the office in the mines. <text:s/></text:p>
      <text:p text:style-name="P230"/>
      <text:p text:style-name="P230">75) [Cutscene]</text:p>
      <text:p text:style-name="P230">Roland and John then spot the dwarves tied and gagged on the floor. <text:s/></text:p>
      <text:p text:style-name="P230"/>
      <text:p text:style-name="P230">76) [Cutscene]</text:p>
      <text:p text:style-name="P230">Sneaking in Roland easily snaps the bonds&lt;|control525|&gt; them.</text:p>
      <text:p text:style-name="P230">Roland and John are then surprised and captured by the Gnomes. <text:s/></text:p>
      <text:p text:style-name="P230"/>
      <text:p text:style-name="P230">77)</text:p>
      <text:p text:style-name="P230">With Violet present Hubert casts the spell that causes his magic to return to him. <text:s/></text:p>
      <text:p text:style-name="P230"/>
      <text:p text:style-name="P230">78)</text:p>
      <text:p text:style-name="P230">The guards alerted to Hubert’s presence chase him to the train station. <text:s/></text:p>
      <text:p text:style-name="P230"/>
      <text:p text:style-name="P230">79)</text:p>
      <text:p text:style-name="P230">While Sir William is flying, a huge black dragon swoops out from the sky and hits him full on. <text:s/></text:p>
      <text:p text:style-name="P230"/>
      <text:p text:style-name="P230">80)</text:p>
      <text:p text:style-name="P230">The Black Knight sits atop Crooktooth his black dragon, as he prepares for another collision.</text:p>
      <text:p text:style-name="P230">Sir William after falling a bit regains his balance and starts flying towards Crooktooth. <text:s/></text:p>
      <text:p text:style-name="P230"/>
      <text:p text:style-name="P230">81)</text:p>
      <text:p text:style-name="P230">Sir William gets a few hits, but doesn't do much damage to Crooktooth as he knocks him out of the sky again. <text:s/></text:p>
      <text:p text:style-name="P230"/>
      <text:p text:style-name="P230">82)</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83) [Cutscene]</text:p>
      <text:p text:style-name="P230">In the mines, the gnomes promptly put John, Roland, and the rest to work. <text:s/></text:p>
      <text:p text:style-name="P230"/>
      <text:p text:style-name="P230">84)</text:p>
      <text:p text:style-name="P230">Back in the mines John signals the dwarves to overpower the guards. <text:s/></text:p>
      <text:p text:style-name="P230"/>
      <text:p text:style-name="P230">85) [Cutscene]</text:p>
      <text:p text:style-name="P230">There’s an explosion that seems to come from one of the mine walls.</text:p>
      <text:p text:style-name="P230">When the smoke clears, a train appears to have crashed into the mine. <text:s/></text:p>
      <text:p text:style-name="P230"/>
      <text:p text:style-name="P230"><text:soft-page-break/>86)</text:p>
      <text:p text:style-name="P230">Hubert pops out of the train. <text:s/></text:p>
      <text:p text:style-name="P230"/>
      <text:p text:style-name="P230">87)</text:p>
      <text:p text:style-name="P230">The battle between the Black Knight and Sir William ends quickly, with Sir William, ultimately defeating the Black Knight. <text:s/></text:p>
      <text:p text:style-name="P230"/>
      <text:p text:style-name="P230">88) [Cutscene]</text:p>
      <text:p text:style-name="P230">Red goes back to the Werewolf village when Kurt jumps out of the bushes, and they tumble back into the forest. <text:s/></text:p>
      <text:p text:style-name="P230"/>
      <text:p text:style-name="P230">89) [Cutscene]</text:p>
      <text:p text:style-name="P230">Kurt then takes Red's "riding hood" back to Violet. <text:s/></text:p>
      <text:p text:style-name="P230"/>
      <text:p text:style-name="P230">90) [Cutscene]</text:p>
      <text:p text:style-name="P230">Kurt then reveals Red was promising to remove their curses, and that he didn’t want that, and asks Violet to enhance it.</text:p>
      <text:p text:style-name="P230">Violet agrees if he steals the "Totem of Leadership" and brings it to her, because she claims it will bind the pack to him. <text:s/></text:p>
      <text:p text:style-name="P230"/>
      <text:p text:style-name="P230">91) [Cutscene]</text:p>
      <text:p text:style-name="P230">Back in the mines, gnome guards are easily overpowered after they hear what sounds like an explosion. <text:s/></text:p>
      <text:p text:style-name="P230"/>
      <text:p text:style-name="P230">92) [Cutscene]</text:p>
      <text:p text:style-name="P230">The slaves get released and start to run out of the mines. <text:s/></text:p>
      <text:p text:style-name="P230"/>
      <text:p text:style-name="P230">93)</text:p>
      <text:p text:style-name="P230">Hubert shouts for everyone to head to the Bats-in-the-Belfry Hotel. <text:s/></text:p>
      <text:p text:style-name="P230"/>
      <text:p text:style-name="P230">94)</text:p>
      <text:p text:style-name="P230">Hubert changes Sir William back into a man. <text:s/></text:p>
      <text:p text:style-name="P230"/>
      <text:p text:style-name="P230">95)</text:p>
      <text:p text:style-name="P230">Hubert sends John and Sir William to Knight School, to inform them and enlist their help. <text:s/></text:p>
      <text:p text:style-name="P230"/>
      <text:p text:style-name="P230">96) [Cutscene]</text:p>
      <text:p text:style-name="P230">When Kurt gets back from his second meeting with Violet, he goes into Rottweiler's hut and starts to grab the totem. <text:s/></text:p>
      <text:p text:style-name="P230"/>
      <text:p text:style-name="P230">97) [Cutscene]</text:p>
      <text:p text:style-name="P230">Thorne, Rottweiler's third in command, stops Kurt from getting the totem, they fight, and Kurt takes the totem. <text:s/></text:p>
      <text:p text:style-name="P230"/>
      <text:p text:style-name="P230">98) [Cutscene]</text:p>
      <text:p text:style-name="P230"><text:soft-page-break/>Kurt goes back to Violet and she casts a spell, which visibly alters Kurt and his pack, and then he goes back. <text:s/></text:p>
      <text:p text:style-name="P230"/>
      <text:p text:style-name="P230">99) [Cutscene]</text:p>
      <text:p text:style-name="P230">Kurt disposes of Rottweiler and his followers except for Thorne who was hiding, and then takes his place as leader. <text:s/></text:p>
      <text:p text:style-name="P230"/>
      <text:p text:style-name="P230">100)</text:p>
      <text:p text:style-name="P230">The Princess, Hubert, and John, make plans to rescue the vacation Fairy Godmothers and vacation princesses. <text:s/></text:p>
      <text:p text:style-name="P230"/>
      <text:p text:style-name="P230">101)</text:p>
      <text:p text:style-name="P230">The Count makes a deal with the Princess to help him find a mate, if he helps her with finding the princesses.</text:p>
      <text:p text:style-name="P230">The Count then hides in her handbag in his bat form. <text:s/></text:p>
      <text:p text:style-name="P230"/>
      <text:p text:style-name="P230">102)</text:p>
      <text:p text:style-name="P230">The Princess goes back to Princess Prep, sees a note to go to Fairy GodCollege with a password, and returns there. <text:s/></text:p>
      <text:p text:style-name="P230"/>
      <text:p text:style-name="P230">103)</text:p>
      <text:p text:style-name="P230">The Princess gets into Fairy Godcollege with the password, when she has to throw her bag into a box. <text:s/></text:p>
      <text:p text:style-name="P230"/>
      <text:p text:style-name="P230">104)</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105)</text:p>
      <text:p text:style-name="P230">Before being thrown in, the Count causes the attendant to trip, and The Count goes into hiding. <text:s/></text:p>
      <text:p text:style-name="P230"/>
      <text:p text:style-name="P230">106)</text:p>
      <text:p text:style-name="P230">The Count then spots a girl going into the library, and follows her. <text:s/></text:p>
      <text:p text:style-name="P230"/>
      <text:p text:style-name="P230">107)</text:p>
      <text:p text:style-name="P230">The Count then sees the girl being sucked into a book, and figures this must be what happened to the Princess. <text:s/></text:p>
      <text:p text:style-name="P230"/>
      <text:p text:style-name="P230">108)</text:p>
      <text:p text:style-name="P230">The Count makes it back to Hubert and John, and they all go back to Fairy Godcollege. <text:s/></text:p>
      <text:p text:style-name="P230"/>
      <text:p text:style-name="P230">109)</text:p>
      <text:p text:style-name="P230">With Hubert's full magic, they force their way in, and then release the vacation Fairy Godmothers, and go and get the books. <text:s/></text:p>
      <text:p text:style-name="P230"/>
      <text:p text:style-name="P230"><text:soft-page-break/>110)</text:p>
      <text:p text:style-name="P230">Back at the Bats in the Belfry, John, goes into the books to bring Karin out. <text:s/></text:p>
      <text:p text:style-name="P230"/>
      <text:p text:style-name="P230">111)</text:p>
      <text:p text:style-name="P230">They instruct Sir William and his men to go into the rest of the books and retrieve the rest vacation princesses. <text:s/></text:p>
      <text:p text:style-name="P230"/>
      <text:p text:style-name="P230">112)</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113)</text:p>
      <text:p text:style-name="P230">Roland Sr. and Roland Jr. head to the north country where his people are. <text:s/></text:p>
      <text:p text:style-name="P230"/>
      <text:p text:style-name="P230">114) [Cutscene]</text:p>
      <text:p text:style-name="P230">Max finds out that John and Roland and most of the slaves were rescued by Hubert <text:s/></text:p>
      <text:p text:style-name="P230"/>
      <text:p text:style-name="P230">115) [Cutscene]</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116) [Cutscene]</text:p>
      <text:p text:style-name="P230">A lot of Knights or Knights-in-Training listens to what Sir William has to say. <text:s/></text:p>
      <text:p text:style-name="P230"/>
      <text:p text:style-name="P230">117) [Cutscene]</text:p>
      <text:p text:style-name="P230">All the knights or knights-in-training agree to help our heroes. <text:s/></text:p>
      <text:p text:style-name="P230"/>
      <text:p text:style-name="P230">118) [Cutscene]</text:p>
      <text:p text:style-name="P230">After going to the werewolf village with Violet, and confronting her and Kurt, about Red, he kills Kurt with a fireball. <text:s/></text:p>
      <text:p text:style-name="P230"/>
      <text:p text:style-name="P230">119) [Cutscene]</text:p>
      <text:p text:style-name="P230">Violet runs into the forest, and Max says he'll make anyone the leader who disposes of her. <text:s/></text:p>
      <text:p text:style-name="P230"/>
      <text:p text:style-name="P230">120) [Cutscene]</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121)</text:p>
      <text:p text:style-name="P230">The heroes meet at the Bats in the Belfry Hotel. <text:s/></text:p>
      <text:p text:style-name="P230"/>
      <text:p text:style-name="P230">122)</text:p>
      <text:p text:style-name="P230"><text:soft-page-break/>While everyone gathers around, even spilling into the streets, Hubert speaks to the crowd. <text:s/></text:p>
      <text:p text:style-name="P230"/>
      <text:p text:style-name="P230">123) [Cutscene]</text:p>
      <text:p text:style-name="P230">Max has his guards assemble the armies of creatures and men. <text:s/></text:p>
      <text:p text:style-name="P230"/>
      <text:p text:style-name="P230">124) [Cutscene]</text:p>
      <text:p text:style-name="P230">Max orders his technicians to put the machine at full power, and open all the portals.</text:p>
      <text:p text:style-name="P230">As soon as all armies are assembled, he starts seeing a large amount of trains flying in. <text:s/></text:p>
      <text:p text:style-name="P230"/>
      <text:p text:style-name="P230">125) [Cutscene]</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126)</text:p>
      <text:p text:style-name="P230">John spots Max trying to escape via one of the portals and chases him. <text:s/></text:p>
      <text:p text:style-name="P230"/>
      <text:p text:style-name="P230">127)</text:p>
      <text:p text:style-name="P230">John tackles Max but Max throws him off, and starts running for a stair well.</text:p>
      <text:p text:style-name="P230">John chases Max up the stairs, and onto a catwalk, and they begin to fight. <text:s/></text:p>
      <text:p text:style-name="P230"/>
      <text:p text:style-name="P230">128)</text:p>
      <text:p text:style-name="P230">John still has his silver ticket, and Max manages to grab it out of his coat.</text:p>
      <text:p text:style-name="P230">While still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129)</text:p>
      <text:p text:style-name="P230">Coming back down, out of breath and full of bruises and scratches, he notices the battle is almost over. <text:s/></text:p>
      <text:p text:style-name="P230"/>
      <text:p text:style-name="P230">130)</text:p>
      <text:p text:style-name="P230">As the battle comes to a close. The princess and Hubert manage to make their way over to John. <text:s/></text:p>
      <text:p text:style-name="P230"/>
      <text:p text:style-name="P230">131)</text:p>
      <text:p text:style-name="P230">John points to the machines controls, and Hubert runs over to the control panel to shut the machine down. <text:s/></text:p>
      <text:p text:style-name="P230"/>
      <text:p text:style-name="P230">132)</text:p>
      <text:p text:style-name="P230">After the battle is over, bodies are thrown into piles, and burned. Enemies are rounded up. <text:s/></text:p>
      <text:p text:style-name="P230"/>
      <text:p text:style-name="P230">133)</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text:soft-page-break/>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 <text:s/></text:p>
      <text:p text:style-name="P230"/>
      <text:p text:style-name="P230">---</text:p>
      <text:p text:style-name="P230"/>
      <text:p text:style-name="P230">1) [Cutscene]</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 <text:s/></text:p>
      <text:p text:style-name="P230">"Continue."</text:p>
      <text:p text:style-name="P230"/>
      <text:p text:style-name="P230">2)</text:p>
      <text:p text:style-name="P230">The Wizard, and chief advisor to the King, Hubert, after noticing he was acting strangely, prepares to get help.</text:p>
      <text:p text:style-name="P230">Hubert gets external help by bringing in John, a young man, from our realm.</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into a train cabin, when he sees a beautiful young woman. <text:s/></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5)</text:p>
      <text:p text:style-name="P230">Chester sees a village being burned down by a friend, and rams the dragon hard enough to stop him.</text:p>
      <text:p text:style-name="P230">Before the other dragon could recover, Chester flies back to his cave. <text:s/></text:p>
      <text:p text:style-name="P230"/>
      <text:p text:style-name="P230">6)</text:p>
      <text:p text:style-name="P230">Chester picks up a few shiny objects, and then goes out again searching for more of his friends. <text:s/></text:p>
      <text:p text:style-name="P230"/>
      <text:p text:style-name="P230">7)</text:p>
      <text:p text:style-name="P230">On the train the beautiful woman is kidnapped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text:soft-page-break/>In our realm, Zanzibar the great, a magician, con artist, and thief, manages to escape the police into the Lands. <text:s/></text:p>
      <text:p text:style-name="P230"/>
      <text:p text:style-name="P230">10) [Cutscene]</text:p>
      <text:p text:style-name="P230">Zanzibar then does a few tricks for the first locals he sees, and then gets his crow, Corvus, to steal from them. <text: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Two knights are discussing the disappearance of Sir William in front of what looks to be his statue.</text:p>
      <text:p text:style-name="P230">A unicorn steps up to a pool, behind the knights, in front of the statue and notices a mans face for a moment.</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picks up the words 'Wizard University' and decides to head in that direction. <text:s/></text:p>
      <text:p text:style-name="P230"/>
      <text:p text:style-name="P230">16)</text:p>
      <text:p text:style-name="P230">When John sneaks into Princess Prep he learns her first stop was supposed to be the Grand Enchanted Landian. <text:s/></text:p>
      <text:p text:style-name="P230"/>
      <text:p text:style-name="P230">17) [Cutscene]</text:p>
      <text:p text:style-name="P230">Zanzibar does some more shows, one with Max attending, and manages to steal from Max without his notice. <text:s/></text:p>
      <text:p text:style-name="P230"/>
      <text:p text:style-name="P230">18) [Cutscene]</text:p>
      <text:p text:style-name="P230">Max later finds his money is gone, and then confronts Zanzibar, and makes a deal with him.</text:p>
      <text:p text:style-name="P230">Max helps Zanzibar with larger productions, in exchange for doing some tax collection for Max. <text:s/></text:p>
      <text:p text:style-name="P230"/>
      <text:p text:style-name="P230">19)</text:p>
      <text:p text:style-name="P230">Chester manages to catch up to a few of his friends, to try to break them from the enchantment.</text:p>
      <text:p text:style-name="P230">Chester tries to give them shiny gifts, and then breath fire on them, neither of which works. <text:s/></text:p>
      <text:p text:style-name="P230"><text:soft-page-break/></text:p>
      <text:p text:style-name="P230">20)</text:p>
      <text:p text:style-name="P230">Desperate Chester flies to Nestor's cave, where Nestor is about ready to beat up Chester, when he speaks.</text:p>
      <text:p text:style-name="P230">Nestor tells Chester that Crooktooth has enchanted the dragons to act hostile. <text:s/></text:p>
      <text:p text:style-name="P230"/>
      <text:p text:style-name="P230">21)</text:p>
      <text:p text:style-name="P230">Hubert sneaks into Wizard U and examines the "hall of fame" paintings and notices one is missing. <text:s/></text:p>
      <text:p text:style-name="P230"/>
      <text:p text:style-name="P230">22)</text:p>
      <text:p text:style-name="P230">Hubert leaves Wizard U, and heads towards Fairy Godcollege, as the Unicorn walks up to the doorway.</text:p>
      <text:p text:style-name="P230">The Unicorn tries to push open the door, but it doesn't move, so he gets a running start and rams it with his horn. <text:s/></text:p>
      <text:p text:style-name="P230"/>
      <text:p text:style-name="P230">23)</text:p>
      <text:p text:style-name="P230">The Unicorn sees Hubert's painting in the hall of fame, and then proceeds to find the library. <text:s/></text:p>
      <text:p text:style-name="P230"/>
      <text:p text:style-name="P230">24)</text:p>
      <text:p text:style-name="P230">After exploring the library, he finds a section called "curses", and pulls off a few books with his horn. <text:s/></text:p>
      <text:p text:style-name="P230"/>
      <text:p text:style-name="P230">25)</text:p>
      <text:p text:style-name="P230">Roland goes into the dwarf mines, and then from there finds a secret entrance into the Gnome Kingdom. <text:s/></text:p>
      <text:p text:style-name="P230"/>
      <text:p text:style-name="P230">26)</text:p>
      <text:p text:style-name="P230">At Fairy Godcollege, an old friend tells Hubert, Violet is back, and is forcing students to become evil witches. <text:s/></text:p>
      <text:p text:style-name="P230"/>
      <text:p text:style-name="P230">27)</text:p>
      <text:p text:style-name="P230">Roland notices all the people working the mines and finally spots a giant chained to a smelter.</text:p>
      <text:p text:style-name="P230">The giant is Roland's dad and he tells him to find Hubert and tell him Max needs a lot of quicksilver, for some reason. <text:s/></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The Unicorn notices the page about 'transmogrification' and finds out you can be turned into anything, even a unicorn.</text:p>
      <text:p text:style-name="P230">After closing the book the Unicorn notices the picture appears to be the same wizard who had his painting defaced.</text:p>
      <text:p text:style-name="P230"><text:soft-page-break/>The dust jacket reads "Hubert Halfway, resides with his spellbooks at a house near the edge of Lapsewood". <text:s/></text:p>
      <text:p text:style-name="P230"/>
      <text:p text:style-name="P230">30)</text:p>
      <text:p text:style-name="P230">After reading that, the Unicorn heads out, only to be chased by the Black Knight, who chases him into Lapsewood.</text:p>
      <text:p text:style-name="P230">After a few hours, the Unicorn starts losing his memory until he no longer cares to go on. <text:s/></text:p>
      <text:p text:style-name="P230"/>
      <text:p text:style-name="P230">31)</text:p>
      <text:p text:style-name="P230">The Princess, tied up to a wine cask in the cellar, manages to escape her ropes with the help of some mice.</text:p>
      <text:p text:style-name="P230">She then tries to escape by getting into the dumbwaiter, to which she’s forced upstairs. <text:s/></text:p>
      <text:p text:style-name="P230"/>
      <text:p text:style-name="P230">32)</text:p>
      <text:p text:style-name="P230">She stumbles upon a room with some maps and other documents, which she grabs, but is recaptured. <text:s/></text:p>
      <text:p text:style-name="P230"/>
      <text:p text:style-name="P230">33)</text:p>
      <text:p text:style-name="P230">The Count comes back and tells John and Hubert what he found. <text:s/></text:p>
      <text:p text:style-name="P230"/>
      <text:p text:style-name="P230">34) [Cutscene]</text:p>
      <text:p text:style-name="P230">Max pulls Scarlet "Red" Clover out of hiding, and asks her to go and conscript the werewolves into his service. <text:s/></text:p>
      <text:p text:style-name="P230"/>
      <text:p text:style-name="P230">35) [Cutscene]</text:p>
      <text:p text:style-name="P230">Red tells the werewolves led by Rottweiler, they might be rid of their curse if they join Max's army. <text:s/></text:p>
      <text:p text:style-name="P230"/>
      <text:p text:style-name="P230">36) [Cutscene]</text:p>
      <text:p text:style-name="P230">Kurt, Rotweiler's second in command, goes to meet with Violet after remembering Red and Violet's rivalry.</text:p>
      <text:p text:style-name="P230">Violet agrees to help Kurt become the leader of the pack, if Kurt eliminates Red. <text:s/></text:p>
      <text:p text:style-name="P230"/>
      <text:p text:style-name="P230">37) [Cutscene]</text:p>
      <text:p text:style-name="P230">Zanzibar puts some of the tax money, he's collected, into his own pocket. <text:s/></text:p>
      <text:p text:style-name="P230"/>
      <text:p text:style-name="P230">38) [Cutscene]</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text:soft-page-break/></text:p>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
      <text:p text:style-name="P230">43) [Cutscene]</text:p>
      <text:p text:style-name="P230">Max uses Zanzibar's shows to abduct more citizens and tourists for his mines.</text:p>
      <text:p text:style-name="P230">When he's got enough people working the mines he proposes to help Zanzibar do one final big show.</text:p>
      <text:p text:style-name="P230">Zanzibar readily agrees, and then Max finds where his stash is hidden. <text:s/></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start running to the wagon, and they take off, as the Black Knight begins to chase them. <text:s/></text:p>
      <text:p text:style-name="P230"/>
      <text:p text:style-name="P230">45) [Cutscene]</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 [Cutscene]</text:p>
      <text:p text:style-name="P230">Max tells Zanzibar that he knows he's been stealing and that this is his last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text:soft-page-break/>Soon nobody remembers what they were doing.</text:p>
      <text:p text:style-name="P230">They all stop walking, and stand and stare at each other. <text:s/></text:p>
      <text:p text:style-name="P230"/>
      <text:p text:style-name="P230">49)</text:p>
      <text:p text:style-name="P230">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
      <text:p text:style-name="P230">50)</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1) [Cutscene]</text:p>
      <text:p text:style-name="P230">The werewolves tell Red they want proof, and she goes and gets Max who promptly gets rid of the curse for a few of them. <text:s/></text:p>
      <text:p text:style-name="P230"/>
      <text:p text:style-name="P230">52) [Cutscene]</text:p>
      <text:p text:style-name="P230">The Werewolves led by Rottweiler, throw Red into a hut, and discuss, and then Kurt comes back.</text:p>
      <text:p text:style-name="P230">The Werewolves debate joining Max's army and eventually agree, and then brings Red back out. <text:s/></text:p>
      <text:p text:style-name="P230"/>
      <text:p text:style-name="P230">53) [Cutscene]</text:p>
      <text:p text:style-name="P230">Red goes back to tell the news to Max as Kurt and a lot of the other werewolves start grumbling. <text:s/></text:p>
      <text:p text:style-name="P230"/>
      <text:p text:style-name="P230">54)</text:p>
      <text:p text:style-name="P230">Hubert and company, wake up on the road, and confirm it was definitely Lapsewood, because splitting headaches. <text:s/></text:p>
      <text:p text:style-name="P230"/>
      <text:p text:style-name="P230">55)</text:p>
      <text:p text:style-name="P230">Hubert recognizes the road, and they travel without event to The Bats in the Belfy Hotel. <text:s/></text:p>
      <text:p text:style-name="P230"/>
      <text:p text:style-name="P230">56)</text:p>
      <text:p text:style-name="P230">At the Bat's-in-the-Belfry, Hubert dings the bell loudly a few times.</text:p>
      <text:p text:style-name="P230">The Count as a bat, flies in and rematerializes in front of them. <text:s/></text:p>
      <text:p text:style-name="P230"/>
      <text:p text:style-name="P230">57)</text:p>
      <text:p text:style-name="P230">After the Count goes and gets Roland, Roland tells them that Max's quicksilver mines are in the Gnome Kingdom.</text:p>
      <text:p text:style-name="P230">In the papers the Princess grabbed, are plans to some huge machine called the "Omni-Gate". <text:s/></text:p>
      <text:p text:style-name="P230"/>
      <text:p text:style-name="P230">58)</text:p>
      <text:p text:style-name="P230">Hubert sends Roland and John into the mines.</text:p>
      <text:p text:style-name="P230">Hubert tells Sir William that they're going to have to head to the castle. <text:s/></text:p>
      <text:p text:style-name="P230"><text:soft-page-break/></text:p>
      <text:p text:style-name="P230">59)</text:p>
      <text:p text:style-name="P230">Hubert then proceeds to cast a spell on Sir William, when Sir William sprouts some wings.</text:p>
      <text:p text:style-name="P230">Sir William tells Hubert to hop on, and that they'll fly to the Castle. <text:s/></text:p>
      <text:p text:style-name="P230"/>
      <text:p text:style-name="P230">60)</text:p>
      <text:p text:style-name="P230">Chester presents Nestor with a shiny polished stone, and they both talk about the past. <text:s/></text:p>
      <text:p text:style-name="P230"/>
      <text:p text:style-name="P230">61)</text:p>
      <text:p text:style-name="P230">After finding out they're long lost twin brothers, Chester and Nestor go on a search for Crooktooth. <text:s/></text:p>
      <text:p text:style-name="P230"/>
      <text:p text:style-name="P230">62) [Cutscene]</text:p>
      <text:p text:style-name="P230">The Black Knight looks in the direction of the Dwarf Mines and sees a flying unicorn with a wizard atop flying upward. <text:s/></text:p>
      <text:p text:style-name="P230"/>
      <text:p text:style-name="P230">63)</text:p>
      <text:p text:style-name="P230">Roland and John use the secret door to gain entrance into the gnome kingdom. <text:s/></text:p>
      <text:p text:style-name="P230"/>
      <text:p text:style-name="P230">64) [Cutscene]</text:p>
      <text:p text:style-name="P230">Max has his techs activate the machine for the first time. <text:s/></text:p>
      <text:p text:style-name="P230"/>
      <text:p text:style-name="P230">65) [Cutscene]</text:p>
      <text:p text:style-name="P230">First at half power, he has them open a few gates, then a few more.</text:p>
      <text:p text:style-name="P230">Thousands of gates are opened simultaneously, and then shut off. <text:s/></text:p>
      <text:p text:style-name="P230"/>
      <text:p text:style-name="P230">66)</text:p>
      <text:p text:style-name="P230">Hubert tracks down Violet and confronts her while Sir William decides to go back to the Count's hotel. <text:s/></text:p>
      <text:p text:style-name="P230"/>
      <text:p text:style-name="P230">67)</text:p>
      <text:p text:style-name="P230">Roland and John locate the office in the mines. <text:s/></text:p>
      <text:p text:style-name="P230"/>
      <text:p text:style-name="P230">68) [Cutscene]</text:p>
      <text:p text:style-name="P230">Roland and John then spot the dwarves tied and gagged on the floor. <text:s/></text:p>
      <text:p text:style-name="P230"/>
      <text:p text:style-name="P230">69) [Cutscene]</text:p>
      <text:p text:style-name="P230">Sneaking in Roland easily snaps the bonds holding them.</text:p>
      <text:p text:style-name="P230">Roland and John are then surprised and captured by the Gnomes. <text:s/></text:p>
      <text:p text:style-name="P230"/>
      <text:p text:style-name="P230">70)</text:p>
      <text:p text:style-name="P230">With Violet present Hubert casts the spell that causes his magic to return to him. <text:s/></text:p>
      <text:p text:style-name="P230"/>
      <text:p text:style-name="P230">71)</text:p>
      <text:p text:style-name="P230">The guards alerted to Hubert’s presence chase him to the train station. <text:s/></text:p>
      <text:p text:style-name="P230"/>
      <text:p text:style-name="P230">72)</text:p>
      <text:p text:style-name="P230"><text:soft-page-break/>While Sir William is flying, a huge black dragon swoops out from the sky and hits him full on. <text:s/></text:p>
      <text:p text:style-name="P230"/>
      <text:p text:style-name="P230">73)</text:p>
      <text:p text:style-name="P230">The Black Knight sits atop Crooktooth his black dragon, as he prepares for another collision.</text:p>
      <text:p text:style-name="P230">Sir William after falling a bit regains his balance and starts flying towards Crooktooth. <text:s/></text:p>
      <text:p text:style-name="P230"/>
      <text:p text:style-name="P230">74)</text:p>
      <text:p text:style-name="P230">Sir William gets a few hits, but doesn't do much damage to Crooktooth as he knocks him out of the sky again.</text:p>
      <text:p text:style-name="P230"/>
      <text:p text:style-name="P230">75)</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76) [Cutscene]</text:p>
      <text:p text:style-name="P230">In the mines, the gnomes promptly put John, Roland, and the rest to work. <text:s/></text:p>
      <text:p text:style-name="P230"/>
      <text:p text:style-name="P230">77)</text:p>
      <text:p text:style-name="P230">Back in the mines John signals the dwarves to overpower the guards. <text:s/></text:p>
      <text:p text:style-name="P230"/>
      <text:p text:style-name="P230">78) [Cutscene]</text:p>
      <text:p text:style-name="P230">There’s an explosion that seems to come from one of the mine walls.</text:p>
      <text:p text:style-name="P230">When the smoke clears, a train appears to have crashed into the mine. <text:s/></text:p>
      <text:p text:style-name="P230"/>
      <text:p text:style-name="P230">79)</text:p>
      <text:p text:style-name="P230">Hubert pops out of the train. <text:s/></text:p>
      <text:p text:style-name="P230"/>
      <text:p text:style-name="P230">80)</text:p>
      <text:p text:style-name="P230">The battle between the Black Knight and Sir William ends quickly, with Sir William, ultimately defeating the Black Knight. <text:s/></text:p>
      <text:p text:style-name="P230"/>
      <text:p text:style-name="P230">81) [Cutscene]</text:p>
      <text:p text:style-name="P230">Red goes back to the Werewolf village when Kurt jumps out of the bushes, and they tumble back into the forest. <text:s/></text:p>
      <text:p text:style-name="P230"/>
      <text:p text:style-name="P230">82) [Cutscene]</text:p>
      <text:p text:style-name="P230">Kurt then takes Red's "riding hood" back to Violet. <text:s/></text:p>
      <text:p text:style-name="P230"/>
      <text:p text:style-name="P230">83) [Cutscene]</text:p>
      <text:p text:style-name="P230">Kurt then reveals Red was promising to remove their curses, and that he didn’t want that, and asks Violet to enhance it.</text:p>
      <text:p text:style-name="P230">Violet agrees if he steals the "Totem of Leadership" and brings it to her, because she claims it will bind the pack to him. </text:p>
      <text:p text:style-name="P230"><text:soft-page-break/></text:p>
      <text:p text:style-name="P230">84) [Cutscene]</text:p>
      <text:p text:style-name="P230">Back in the mines, gnome guards are easily overpowered after they hear what sounds like an explosion. <text:s/></text:p>
      <text:p text:style-name="P230"/>
      <text:p text:style-name="P230">85) [Cutscene]</text:p>
      <text:p text:style-name="P230">The slaves get released and start to run out of the mines. <text:s/></text:p>
      <text:p text:style-name="P230"/>
      <text:p text:style-name="P230">86)</text:p>
      <text:p text:style-name="P230">Hubert shouts for everyone to head to the Bats-in-the-Belfry Hotel. <text:s/></text:p>
      <text:p text:style-name="P230"/>
      <text:p text:style-name="P230">87)</text:p>
      <text:p text:style-name="P230">Hubert changes Sir William back into a man. <text:s/></text:p>
      <text:p text:style-name="P230"/>
      <text:p text:style-name="P230">88)</text:p>
      <text:p text:style-name="P230">Hubert sends John and Sir William to Knight School, to inform them and enlist their help. <text:s/></text:p>
      <text:p text:style-name="P230"/>
      <text:p text:style-name="P230">89) [Cutscene]</text:p>
      <text:p text:style-name="P230">When Kurt gets back from his second meeting with Violet, he goes into Rottweiler's hut and starts to grab the totem. <text:s/></text:p>
      <text:p text:style-name="P230"/>
      <text:p text:style-name="P230">90) [Cutscene]</text:p>
      <text:p text:style-name="P230">Thorne, Rottweiler's third in command, stops Kurt from getting the totem, they fight, and Kurt takes the totem. <text:s/></text:p>
      <text:p text:style-name="P230"/>
      <text:p text:style-name="P230">91) [Cutscene]</text:p>
      <text:p text:style-name="P230">Kurt goes back to Violet and she casts a spell, which visibly alters Kurt and his pack, and then he goes back. <text:s/></text:p>
      <text:p text:style-name="P230"/>
      <text:p text:style-name="P230">92) [Cutscene]</text:p>
      <text:p text:style-name="P230">Kurt disposes of Rottweiler and his followers except for Thorne who was hiding, and then takes his place as leader. <text:s/></text:p>
      <text:p text:style-name="P230"/>
      <text:p text:style-name="P230">93)</text:p>
      <text:p text:style-name="P230">The Princess, Hubert, and John, make plans to rescue the vacation Fairy Godmothers and vacation princesses. <text:s/></text:p>
      <text:p text:style-name="P230"/>
      <text:p text:style-name="P230">94)</text:p>
      <text:p text:style-name="P230">The Count makes a deal with the Princess to help him find a mate, if he helps her with finding the princesses.</text:p>
      <text:p text:style-name="P230">The Count then hides in her handbag in his bat form. <text:s/></text:p>
      <text:p text:style-name="P230"/>
      <text:p text:style-name="P230">95)</text:p>
      <text:p text:style-name="P230">The Princess goes back to Princess Prep, sees a note to go to Fairy GodCollege with a password, and returns there. <text:s/></text:p>
      <text:p text:style-name="P230"/>
      <text:p text:style-name="P230"><text:soft-page-break/>96)</text:p>
      <text:p text:style-name="P230">The Princess gets into Fairy Godcollege with the password, when she has to throw her bag into a box. <text:s/></text:p>
      <text:p text:style-name="P230"/>
      <text:p text:style-name="P230">97)</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98)</text:p>
      <text:p text:style-name="P230">Before being thrown in, The Count causes the attendant to trip, and The Count goes into hiding. <text:s/></text:p>
      <text:p text:style-name="P230"/>
      <text:p text:style-name="P230">99)</text:p>
      <text:p text:style-name="P230">The Count then spots a girl going into the library, and follows her. <text:s/></text:p>
      <text:p text:style-name="P230"/>
      <text:p text:style-name="P230">100)</text:p>
      <text:p text:style-name="P230">The Count then sees the girl being sucked into a book, and figures this must be what happened to the Princess. <text:s/></text:p>
      <text:p text:style-name="P230"/>
      <text:p text:style-name="P230">101)</text:p>
      <text:p text:style-name="P230">The Count makes it back to Hubert and John, and they all go back to Fairy Godcollege. <text:s/></text:p>
      <text:p text:style-name="P230"/>
      <text:p text:style-name="P230">102)</text:p>
      <text:p text:style-name="P230">With Hubert's full magic, they force their way in, and then release the vacation Fairy Godmothers, and go and get the books. </text:p>
      <text:p text:style-name="P230"/>
      <text:p text:style-name="P230">103)</text:p>
      <text:p text:style-name="P230">Back at the Bats in the Belfry, John, goes into the books to bring Karin out. <text:s/></text:p>
      <text:p text:style-name="P230"/>
      <text:p text:style-name="P230">104)</text:p>
      <text:p text:style-name="P230">They instruct Sir William and his men to go into the rest of the books and retrieve the rest vacation princesses. <text:s/></text:p>
      <text:p text:style-name="P230"/>
      <text:p text:style-name="P230">10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106)</text:p>
      <text:p text:style-name="P230">Roland Sr. and Roland Jr. head to the north country where his people are. <text:s/></text:p>
      <text:p text:style-name="P230"/>
      <text:p text:style-name="P230">107) [Cutscene]</text:p>
      <text:p text:style-name="P230">Max finds out that John and Roland and most of the slaves were rescued by Hubert <text:s/></text:p>
      <text:p text:style-name="P230"/>
      <text:p text:style-name="P230">108) [Cutscene]</text:p>
      <text:p text:style-name="P230">Max gets suspicious of Red's long absence, and so gets a servant to go and find out what happened.</text:p>
      <text:p text:style-name="P230"><text:soft-page-break/>The servant returns later with Red's hood, and tells Max it was in the possession of Violet. <text:s/></text:p>
      <text:p text:style-name="P230"/>
      <text:p text:style-name="P230">109) [Cutscene]</text:p>
      <text:p text:style-name="P230">A lot of Knights or Knights-in-Training listens to what Sir William has to say. <text:s/></text:p>
      <text:p text:style-name="P230"/>
      <text:p text:style-name="P230">110) [Cutscene]</text:p>
      <text:p text:style-name="P230">All the knights or knights-in-training agree to help our heroes. <text:s/></text:p>
      <text:p text:style-name="P230"/>
      <text:p text:style-name="P230">111) [Cutscene]</text:p>
      <text:p text:style-name="P230">After going to the werewolf village with Violet, and confronting her and Kurt, about Red, he kills Kurt with a fireball. <text:s/></text:p>
      <text:p text:style-name="P230"/>
      <text:p text:style-name="P230">112) [Cutscene]</text:p>
      <text:p text:style-name="P230">Violet runs into the forest, and Max says he'll make anyone the leader who disposes of her. <text:s/></text:p>
      <text:p text:style-name="P230"/>
      <text:p text:style-name="P230">113) [Cutscene]</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114)</text:p>
      <text:p text:style-name="P230">The heroes meet at the Bats in the Belfry Hotel. <text:s/></text:p>
      <text:p text:style-name="P230"/>
      <text:p text:style-name="P230">115)</text:p>
      <text:p text:style-name="P230">While everyone gathers around, even spilling into the streets, Hubert speaks to the crowd. <text:s/></text:p>
      <text:p text:style-name="P230"/>
      <text:p text:style-name="P230">116) [Cutscene]</text:p>
      <text:p text:style-name="P230">Max has his guards assemble the armies of creatures and men. <text:s/></text:p>
      <text:p text:style-name="P230"/>
      <text:p text:style-name="P230">117) [Cutscene]</text:p>
      <text:p text:style-name="P230">Max orders his technicians to put the machine at full power, and open all the portals.</text:p>
      <text:p text:style-name="P230">As soon as all armies are assembled, he starts seeing a large amount of trains flying in. <text:s/></text:p>
      <text:p text:style-name="P230"/>
      <text:p text:style-name="P230">118) [Cutscene]</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119)</text:p>
      <text:p text:style-name="P230">John spots Max trying to escape via one of the portals and chases him. <text:s/></text:p>
      <text:p text:style-name="P230"/>
      <text:p text:style-name="P230">120)</text:p>
      <text:p text:style-name="P230">John tackles Max but Max throws him off, and starts running for a stair well.</text:p>
      <text:p text:style-name="P230">John chases Max up the stairs, and onto a catwalk, and they begin to fight. <text:s/></text:p>
      <text:p text:style-name="P230"><text:soft-page-break/></text:p>
      <text:p text:style-name="P230">121)</text:p>
      <text:p text:style-name="P230">John still has his silver ticket, and Max manages to grab it out of his coat.</text:p>
      <text:p text:style-name="P230">While still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122)</text:p>
      <text:p text:style-name="P230">Coming back down, out of breath and full of bruises and scratches, he notices the battle is almost over. <text:s/></text:p>
      <text:p text:style-name="P230"/>
      <text:p text:style-name="P230">123)</text:p>
      <text:p text:style-name="P230">As the battle comes to a close. The princess and Hubert manage to make their way over to John. <text:s/></text:p>
      <text:p text:style-name="P230"/>
      <text:p text:style-name="P230">124)</text:p>
      <text:p text:style-name="P230">John points to the machines controls, and Hubert runs over to the control panel to shut the machine down. <text:s/></text:p>
      <text:p text:style-name="P230"/>
      <text:p text:style-name="P230">125)</text:p>
      <text:p text:style-name="P230">After the battle is over, bodies are thrown into piles, and burned. Enemies are rounded up. <text:s/></text:p>
      <text:p text:style-name="P230"/>
      <text:p text:style-name="P230">12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0"/>
      <text:p text:style-name="P231">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31"/>
      <text:p text:style-name="P231">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31"/>
      <text:p text:style-name="P231">---</text:p>
      <text:p text:style-name="P231">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31"/>
      <text:p text:style-name="P231">------------------------------------------------------</text:p>
      <text:p text:style-name="P231"/>
      <text:p text:style-name="P232">Newest version of plot outline:</text:p>
      <text:p text:style-name="P232"/>
      <text:p text:style-name="P232">1)</text:p>
      <text:p text:style-name="P232">Enchanted Lands Magical Resort was sold to a mysterious figure, by the ruler of the kingdom.</text:p>
      <text:p text:style-name="P232">This figure, named Max, has systematically closed down, most of the resort.</text:p>
      <text:p text:style-name="P232">Many people have disappeared including both citizens and tourists.</text:p>
      <text:p text:style-name="P232">Ever since the King closed down the resort, he's been acting strangely.</text:p>
      <text:p text:style-name="P232">Chief advisor and friend to the King, the Wizard Hubert, after seeing the him, goes home to prepare to get external help.</text:p>
      <text:p text:style-name="P232"/>
      <text:p text:style-name="P232">2)</text:p>
      <text:p text:style-name="P232">Hubert walks around his home, examining spell books, scrolls, and loose papers, to figure out the best course of action.</text:p>
      <text:p text:style-name="P232">Hubert goes to a large crystal ball, which allows him to see into different realms, and he searches for someone to help.</text:p>
      <text:p text:style-name="P232">Hubert then spots John, pulls up info about him, and then sees him enter a convenience store, to grab a Benny Wonky Bar.</text:p>
      <text:p text:style-name="P232">Hubert puts a silver ticket into a 'magic' mailbox on his desk, which magically appears inside the wrapper.</text:p>
      <text:p text:style-name="P232"/>
      <text:p text:style-name="P232">3)</text:p>
      <text:p text:style-name="P232">While on his way home from work, John, stops in at a store, gets his favorite candy bar, with a silver "ticket" inside.</text:p>
      <text:p text:style-name="P232"><text:soft-page-break/>John looks at the silver ticket, and says some words in the fine print, and a portal opens.</text:p>
      <text:p text:style-name="P232">John steps through the portal as it closes behind him.</text:p>
      <text:p text:style-name="P232"/>
      <text:p text:style-name="P232">4)</text:p>
      <text:p text:style-name="P232">Somewhere in the kingdom, Chester, a friendly dragon, lands at the entrance to the "Caves of Dragonmount."</text:p>
      <text:p text:style-name="P232">Chester walks around the cave system trying to find his friends.</text:p>
      <text:p text:style-name="P232">Chester then leaves, and flies around while looking some more. <text:s/></text:p>
      <text:p text:style-name="P232"/>
      <text:p text:style-name="P232">5)</text:p>
      <text:p text:style-name="P232">Chester sees a village being burned down by a friend, and rams the dragon hard enough to stop him.</text:p>
      <text:p text:style-name="P232">Before the other dragon could recover, Chester flies back to the entrance of his cave. <text:s/></text:p>
      <text:p text:style-name="P232"/>
      <text:p text:style-name="P232">6)</text:p>
      <text:p text:style-name="P232">Chester picks up a few shiny objects from his cave, and then leaves again to search for more of his friends.</text:p>
      <text:p text:style-name="P232"/>
      <text:p text:style-name="P232">7)</text:p>
      <text:p text:style-name="P232">John steps into what looks like a train cabin, when he sees a beautiful young woman sitting near the front. <text:s/></text:p>
      <text:p text:style-name="P232">The beautiful woman is grabbed by a short fat little man, as the train cabin starts tumbling, causing John to fall. <text:s/></text:p>
      <text:p text:style-name="P232"/>
      <text:p text:style-name="P232">8)</text:p>
      <text:p text:style-name="P232">John awakens in a forest without leaves as Hubert walks over and introduces himself.</text:p>
      <text:p text:style-name="P232">Hubert tells John, that he brought him here, to help find out why Enchanted Lands has closed. <text:s/></text:p>
      <text:p text:style-name="P232"/>
      <text:p text:style-name="P232">9) [Cutscene]</text:p>
      <text:p text:style-name="P232">In our realm, Zanzibar the great, a magician, con artist, and thief, manages to escape the police into the Lands. <text:s/></text:p>
      <text:p text:style-name="P232"/>
      <text:p text:style-name="P232">10) [Cutscene]</text:p>
      <text:p text:style-name="P232">Zanzibar then does a few tricks for the first locals he sees, in some random village.</text:p>
      <text:p text:style-name="P232">Zanzibar gets his crow, Corvus, to steal from the locals.</text:p>
      <text:p text:style-name="P232"/>
      <text:p text:style-name="P232">11)</text:p>
      <text:p text:style-name="P232">Hubert sends John to Knight School and Princess Prep to figure out what's happening.</text:p>
      <text:p text:style-name="P232">Hubert himself, goes to examine Wizard U and Fairy Godcollege. <text:s/></text:p>
      <text:p text:style-name="P232"/>
      <text:p text:style-name="P232">12)</text:p>
      <text:p text:style-name="P232">Near the dwarf mines, Roland, the half-dwarf/half-giant approaches the entrance.</text:p>
      <text:p text:style-name="P232">An old dwarf Roland knows, stumbles out and tells him his Dad is trapped in the Gnome Kingdom. <text:s/></text:p>
      <text:p text:style-name="P232"/>
      <text:p text:style-name="P232">13)</text:p>
      <text:p text:style-name="P232">At the Knight School entrance, John talks to the guards, and then gains entrance to the school. <text:s/></text:p>
      <text:p text:style-name="P232"><text:soft-page-break/></text:p>
      <text:p text:style-name="P232">14)</text:p>
      <text:p text:style-name="P232">After asking around the school, he learns a Princess was going to speak at Princess Prep but never made it.</text:p>
      <text:p text:style-name="P232">Someone tells John the Knights are using real weapons, and dragons are terrorizing small villages. <text:s/></text:p>
      <text:p text:style-name="P232"/>
      <text:p text:style-name="P232">15)</text:p>
      <text:p text:style-name="P232">Hubert sneaks into Wizard U and examines the "hall of fame" paintings and notices one is missing. <text:s/></text:p>
      <text:p text:style-name="P232"/>
      <text:p text:style-name="P232">16)</text:p>
      <text:p text:style-name="P232">Within Knight School grounds, two Knights are standing in front of a statue of a Knight.</text:p>
      <text:p text:style-name="P232">They start discussing the disappearance of Sir William.</text:p>
      <text:p text:style-name="P232">A unicorn steps up to a pool in front of the statue but behind the knights.</text:p>
      <text:p text:style-name="P232">The unicorn notices a mans face for a moment, in place of his own reflection.</text:p>
      <text:p text:style-name="P232">The two knights say they don't think even the Wizards at Wizard U could help, and then they leave.</text:p>
      <text:p text:style-name="P232">The unicorn walks up to the statue and recognizes it as the face he saw in the reflecting pool.</text:p>
      <text:p text:style-name="P232">The unicorn decides to go towards Wizard U.</text:p>
      <text:p text:style-name="P232"/>
      <text:p text:style-name="P232">17)</text:p>
      <text:p text:style-name="P232">When John sneaks into Princess Prep he learns her first stop was supposed to be the Grand Enchanted Landian. <text:s/></text:p>
      <text:p text:style-name="P232"/>
      <text:p text:style-name="P232">18)</text:p>
      <text:p text:style-name="P232">Zanzibar does some more shows in some other villages.</text:p>
      <text:p text:style-name="P232">Max attends one of his shows, but Corvus manages to steal from Max without his notice. <text:s/></text:p>
      <text:p text:style-name="P232"/>
      <text:p text:style-name="P232">19)</text:p>
      <text:p text:style-name="P232">Max later finds his money is gone, and then confronts Zanzibar after a show, and makes a deal with him.</text:p>
      <text:p text:style-name="P232">Max helps Zanzibar with larger productions, in exchange for doing some tax collection for Max. <text:s/></text:p>
      <text:p text:style-name="P232"/>
      <text:p text:style-name="P232">20)</text:p>
      <text:p text:style-name="P232">Chester manages to catch up to a few of his friends in various villages to try to break them from the enchantment.</text:p>
      <text:p text:style-name="P232">Chester tries to give them shiny gifts, and then breath fire on them, neither of which works. <text:s/></text:p>
      <text:p text:style-name="P232"/>
      <text:p text:style-name="P232">21)</text:p>
      <text:p text:style-name="P232">Desperate Chester flies to Nestor's cave west of DragonMount.</text:p>
      <text:p text:style-name="P232">Nestor gets ready to breath fire on Chester, when Chester speaks to him.</text:p>
      <text:p text:style-name="P232">Nestor tells Chester that Crooktooth has enchanted the dragons to act hostile. <text:s/></text:p>
      <text:p text:style-name="P232"/>
      <text:p text:style-name="P232">22) </text:p>
      <text:p text:style-name="P232">As Hubert leaves Wizard U, the Unicorn walks up to the door.</text:p>
      <text:p text:style-name="P232">The Unicorn tries to push the door open, but it doesn't budge.</text:p>
      <text:p text:style-name="P232">The Unicorn the gets a running start and rams the door with his horn, and then goes inside.</text:p>
      <text:p text:style-name="P232"><text:soft-page-break/></text:p>
      <text:p text:style-name="P232">23)</text:p>
      <text:p text:style-name="P232">The Unicorn sees Hubert's painting in the hall of fame, and then proceeds to find the library. <text:s/></text:p>
      <text:p text:style-name="P232"/>
      <text:p text:style-name="P232">24)</text:p>
      <text:p text:style-name="P232">After finding the library and exploring it, he finds a section on curses, and pulls off a few books with his horn. <text:s/></text:p>
      <text:p text:style-name="P232"/>
      <text:p text:style-name="P232">25)</text:p>
      <text:p text:style-name="P232">Roland goes into the dwarf mines, and then from there finds a secret entrance into the Gnome Kingdom. <text:s/></text:p>
      <text:p text:style-name="P232"/>
      <text:p text:style-name="P232">26)</text:p>
      <text:p text:style-name="P232">At Fairy Godcollege, an old friend tells Hubert, Violet is back, and is trying to force students to become evil witches. <text:s/></text:p>
      <text:p text:style-name="P232"/>
      <text:p text:style-name="P232">27)</text:p>
      <text:p text:style-name="P232">In the Gnome Kingdom, Roland notices all kinds of people and creatures working the mines.</text:p>
      <text:p text:style-name="P232">He spots a giant chained to one of the machines that he can't identify, and starts walking towards him.</text:p>
      <text:p text:style-name="P232">Roland asks the giant, if he's his Dad, and the giant confirms it.</text:p>
      <text:p text:style-name="P232">He tells Roland to find Hubert Halfway, the wizard, and to tell Hubert that Max seems to need a lot of quick silver.</text:p>
      <text:p text:style-name="P232"/>
      <text:p text:style-name="P232">28)</text:p>
      <text:p text:style-name="P232">John and Hubert rendezvous at Scarborough Faire Chicken at the Renaissance Faire.</text:p>
      <text:p text:style-name="P232">Since the Princess was kidnapped for a reason, they decide to find her and rescue her if possible.</text:p>
      <text:p text:style-name="P232">Hubert contacts his old friend, The Count, and tells him to turn into a bat, and see if he can find the Princess. <text:s/></text:p>
      <text:p text:style-name="P232"/>
      <text:p text:style-name="P232">29)</text:p>
      <text:p text:style-name="P232">Inside the library at Wizard U, the Unicorn notices the page about 'transmogrification'.</text:p>
      <text:p text:style-name="P232">Using his horn to turn the pages, he reads that anyone can be turned into anything, even a unicorn.</text:p>
      <text:p text:style-name="P232">After closing the book the Unicorn notices the picture appears to be the same wizard who had his painting defaced.</text:p>
      <text:p text:style-name="P232">The dust jacket reads "Hubert Halfway, resides with his spellbooks at a house near the edge of Lapsewood". <text:s/></text:p>
      <text:p text:style-name="P232">The Unicorn then leaves Wizard U.</text:p>
      <text:p text:style-name="P232"/>
      <text:p text:style-name="P232">30)</text:p>
      <text:p text:style-name="P232">As the Unicorn trots out, he spots the Black Knight, and start running.</text:p>
      <text:p text:style-name="P232">The Black Knight chases the Unicorn into a forest without leaves on the trees.</text:p>
      <text:p text:style-name="P232">After a few hours, the Unicorn starts losing his memory until he no longer cares to go on. <text:s/></text:p>
      <text:p text:style-name="P232"/>
      <text:p text:style-name="P232">31)</text:p>
      <text:p text:style-name="P232"><text:soft-page-break/>In the wine cellar of the Grand Enchanted Landian, the Princess is struggling with the ropes tying her to a wine cask.</text:p>
      <text:p text:style-name="P232">With the help of some mice, she manages to get free of the ropes binding her.</text:p>
      <text:p text:style-name="P232">The Princess then tries to escape by getting into the dumbwaiter, only to be sent upstairs.</text:p>
      <text:p text:style-name="P232"/>
      <text:p text:style-name="P232">32)</text:p>
      <text:p text:style-name="P232">After getting out of the dumbwaiter, The Princess searches for a way out by checking out various doors.</text:p>
      <text:p text:style-name="P232">She stumbles upon a room with some maps and other documents, which she grabs, but is recaptured. <text:s/></text:p>
      <text:p text:style-name="P232"/>
      <text:p text:style-name="P232">33)</text:p>
      <text:p text:style-name="P232">The Count comes back to SFC and tells John and Hubert what he's found.</text:p>
      <text:p text:style-name="P232">The Princess is chained to a wine cask in the cellar of the Grand Enchanted Landian.</text:p>
      <text:p text:style-name="P232">Hubert and John take an empty wagon, and head toward the hotel.</text:p>
      <text:p text:style-name="P232"/>
      <text:p text:style-name="P232">34)</text:p>
      <text:p text:style-name="P232">Within the boundaries of the Gnome Kingdom, Max finds Scarlet "Red" Clover, and pulls her out of hiding.</text:p>
      <text:p text:style-name="P232">Max asks Red to go and conscript the werewolves from their village into his service, due to her history with them.</text:p>
      <text:p text:style-name="P232"/>
      <text:p text:style-name="P232">35)</text:p>
      <text:p text:style-name="P232">Red goes to the werewolf village.</text:p>
      <text:p text:style-name="P232">Red tells the werewolves led by Rottweiler, they might be rid of their curse if they join Max's army. <text:s/></text:p>
      <text:p text:style-name="P232"><text:s text:c="2"/></text:p>
      <text:p text:style-name="P232">36)</text:p>
      <text:p text:style-name="P232">Kurt, Rotweiler's second in command, leaves the werewolf village, after remembering Red and Violet's rivalry.</text:p>
      <text:p text:style-name="P232">Kurt then travels to Fairy Godcollege to meet with Violet.</text:p>
      <text:p text:style-name="P232">Violet agrees to help Kurt become the leader of the pack, if Kurt eliminates Red.</text:p>
      <text:p text:style-name="P232"/>
      <text:p text:style-name="P232">37)</text:p>
      <text:p text:style-name="P232">Zanzibar travels to a few villages and collects some tax money.</text:p>
      <text:p text:style-name="P232">Then he puts some of the money he's collected, into his own pocket. <text:s/></text:p>
      <text:p text:style-name="P232"/>
      <text:p text:style-name="P232">38)</text:p>
      <text:p text:style-name="P232">Max is in the mines overseeing the quicksilver extraction, when a messenger comes up and speaks quietly to him.</text:p>
      <text:p text:style-name="P232">Max finds out that Zanzibar is stealing from the taxes but doesn't know where Zanzibar hides it yet. <text:s/></text:p>
      <text:p text:style-name="P232"/>
      <text:p text:style-name="P232">39)</text:p>
      <text:p text:style-name="P232">Hubert and John go to the Grand Enchanted Landian Hotel and arrive at the side door with some guards in front.</text:p>
      <text:p text:style-name="P232">Hubert tries to conjure up a wagon with food, but only succeeds in giving the guards the illusion of the wagon. <text:s/></text:p>
      <text:p text:style-name="P232"><text:soft-page-break/></text:p>
      <text:p text:style-name="P232">40)</text:p>
      <text:p text:style-name="P232">As they go in to the kitchen, they find a secret passage into the wine cellar. <text:s/></text:p>
      <text:p text:style-name="P232"/>
      <text:p text:style-name="P232">41)</text:p>
      <text:p text:style-name="P232">John hits the guard who's watching the Princess with a heavy wine bottle.</text:p>
      <text:p text:style-name="P232">They go back upstairs to the kitchen. <text:s/></text:p>
      <text:p text:style-name="P232"/>
      <text:p text:style-name="P232">42)</text:p>
      <text:p text:style-name="P232">They try to walk out of the side doors of the kitchen, calmly and slowly. <text:s/></text:p>
      <text:p text:style-name="P232"/>
      <text:p text:style-name="P232">43)</text:p>
      <text:p text:style-name="P232">Max uses Zanzibar's shows to abduct more citizens and tourists for his mines, as he goes from village to village.</text:p>
      <text:p text:style-name="P232">Unbeknownst to Zanzibar, Max had his guards searching everywhere for Zanzibar's money.</text:p>
      <text:p text:style-name="P232">They finally found his stash in his hotel room in the Grand Enchanted Landian and take it.</text:p>
      <text:p text:style-name="P232">Max proposes one final big show in the hotel, since Max has enough people for his mines. <text:s/></text:p>
      <text:p text:style-name="P232">Zanzibar agrees to Max's proposal beccause he feels he has enough money to live like a King.</text:p>
      <text:p text:style-name="P232"/>
      <text:p text:style-name="P232">44)</text:p>
      <text:p text:style-name="P232">The Black Knight rides up on his black charger, just as Hubert and company are walking out of the kitchen doors.</text:p>
      <text:p text:style-name="P232">The guard that was guarding the Princess in the cellar stumbles out, and yells "She's Escaped!"</text:p>
      <text:p text:style-name="P232">They then run to the wagon and they take off, as the Black Knight begins to chase them. <text:s/></text:p>
      <text:p text:style-name="P232"/>
      <text:p text:style-name="P232">45)</text:p>
      <text:p text:style-name="P232">The Black Knight chases Hubert and company in their wagon across the open land.</text:p>
      <text:p text:style-name="P232">They come upon the edge of Lapsewood, the bare forest, still pursued by the Black Knight.</text:p>
      <text:p text:style-name="P232">They go into the forest, and before they know it, they’re lost among the leafless trees. <text:s/></text:p>
      <text:p text:style-name="P232"/>
      <text:p text:style-name="P232">46)</text:p>
      <text:p text:style-name="P232">They spot a Unicorn standing around and approach it, but it doesn't run away.</text:p>
      <text:p text:style-name="P232">The princess hops out and starts petting him and talking to him.</text:p>
      <text:p text:style-name="P232">John then mentions he read a book on "Unicorn sign language once."</text:p>
      <text:p text:style-name="P232">John gestures to the unicorn, and they proceed to "talk".</text:p>
      <text:p text:style-name="P232">When John and the Unicorn are finished, John translates and says he's forgotten where he was going, and is lost.</text:p>
      <text:p text:style-name="P232">Hubert then says, he must be losing his memory because they're in Lapsewood. <text:s/></text:p>
      <text:p text:style-name="P232"/>
      <text:p text:style-name="P232">47)</text:p>
      <text:p text:style-name="P232">Max tells Zanzibar that he knows he's been stealing and that this is his last show.</text:p>
      <text:p text:style-name="P232">In the ballroom of the Grand Enchanted Landian, Zanzibar starts doing his show.</text:p>
      <text:p text:style-name="P232">After Corvus (Zanzibar's pet crow), steals the money from the audience, Max yells that he took all his money.</text:p>
      <text:p text:style-name="P232">The crowd looks angrily toward Zanzibar and starts chasing him.</text:p>
      <text:p text:style-name="P232"><text:soft-page-break/>Max gets word that the Omni-Gate is ready for testing, so he leaves for the Castle.</text:p>
      <text:p text:style-name="P232">Zanzibar distracts the crowd with a few cheap tricks and escapes out the back with his loot. <text:s/></text:p>
      <text:p text:style-name="P232"/>
      <text:p text:style-name="P232">48)</text:p>
      <text:p text:style-name="P232">Back in Lapsewood, Hubert realizes this may be Sir William, and then casts a spell to change him back.</text:p>
      <text:p text:style-name="P232">The spell doesn't work correctly, but allows the Unicorn to talk to them in human speech.</text:p>
      <text:p text:style-name="P232">The Unicorn is unable to remember his name, and they all start walking together.</text:p>
      <text:p text:style-name="P232">Soon nobody remembers what they were doing.</text:p>
      <text:p text:style-name="P232">They all stop walking, and stand and stare at each other. <text:s/></text:p>
      <text:p text:style-name="P232"/>
      <text:p text:style-name="P232">49)</text:p>
      <text:p text:style-name="P232">Roland walks to the only open restaurant in town, Scarborough Faire Chicken.</text:p>
      <text:p text:style-name="P232">Roland looks around and starts asking about Hubert until finally getting to The Count sitting down at a table.</text:p>
      <text:p text:style-name="P232">Roland asks the count if he has any idea of where Hubert is.</text:p>
      <text:p text:style-name="P232">The Count says he'll try to go find him, and turns into a bat, as Roland sits down. <text:s/></text:p>
      <text:p text:style-name="P232"/>
      <text:p text:style-name="P232">50)</text:p>
      <text:p text:style-name="P232">Standing the middle of Lapsewood, John notices Hubert wearing Wizard garb and suggests he cast a spell or something.</text:p>
      <text:p text:style-name="P232">Hubert reaches into a bag and pulls out some hats and puts them on then wiggles his fingers.</text:p>
      <text:p text:style-name="P232">When he does this they're instantly teleported elsewhere. <text:s/></text:p>
      <text:p text:style-name="P232">Hubert and company, wake up on the road, and confirm it was definitely Lapsewood, because splitting headaches. <text:s/></text:p>
      <text:p text:style-name="P232">Hubert recognizes the road, and they travel without event to The Bats in the Belfy Hotel. <text:s/></text:p>
      <text:p text:style-name="P232"/>
      <text:p text:style-name="P232">51)</text:p>
      <text:p text:style-name="P232">In the werewolf village, they tell Red they want proof of the curse being lifted.</text:p>
      <text:p text:style-name="P232">She leaves and brings Max back to the village, who promptly gets rid of the curse for a few of them. <text:s/></text:p>
      <text:p text:style-name="P232">The Werewolves led by Rottweiler, throw Red into a hut, and discuss, and then Kurt comes back to the village.</text:p>
      <text:p text:style-name="P232">The Werewolves debate joining Max's army and eventually agree, and then bring Red back out. <text:s/></text:p>
      <text:p text:style-name="P232">Red goes back to Max's mines and tells him the news, as Kurt and a lot of the other werewolves start grumbling. <text:s/></text:p>
      <text:p text:style-name="P232"/>
      <text:p text:style-name="P232">52)</text:p>
      <text:p text:style-name="P232">At the Bat's-in-the-Belfry, Hubert dings the bell loudly a few times.</text:p>
      <text:p text:style-name="P232">The Count as a bat, flies in and rematerializes in front of them.</text:p>
      <text:p text:style-name="P232">The Count tells Hubert, Roland is waiting for him at SFC, but Hubert tells him to bring him back here</text:p>
      <text:p text:style-name="P232">After the Count comes back, Roland tells them that Max's quicksilver mines are in the Gnome Kingdom.</text:p>
      <text:p text:style-name="P232">In the papers the Princess grabbed, are plans to some huge machine called the "Omni-Gate". <text:s/></text:p>
      <text:p text:style-name="P232"/>
      <text:p text:style-name="P232">53)</text:p>
      <text:p text:style-name="P232">Hubert sends Roland and John into the mines.</text:p>
      <text:p text:style-name="P232"><text:soft-page-break/>Hubert tells Sir William that they're going to have to head to the castle. <text:s/></text:p>
      <text:p text:style-name="P232">Hubert then proceeds to cast a spell on Sir William, when Sir William sprouts some wings.</text:p>
      <text:p text:style-name="P232">Sir William tells Hubert to hop on, and that they'll fly to the Castle. <text:s/></text:p>
      <text:p text:style-name="P232"/>
      <text:p text:style-name="P232">54)</text:p>
      <text:p text:style-name="P232">Back at Nestors cave, Chester presents him with a shiny polished stone, and they both talk about the past. <text:s/></text:p>
      <text:p text:style-name="P232">After finding out they're long lost twin brothers, Chester and Nestor go on a search for Crooktooth. <text:s/></text:p>
      <text:p text:style-name="P232"/>
      <text:p text:style-name="P232">55)</text:p>
      <text:p text:style-name="P232">The Black Knight looks in the direction of the Dwarf Mines and sees a flying unicorn with a wizard atop flying upward. <text:s/></text:p>
      <text:p text:style-name="P232"/>
      <text:p text:style-name="P232">56)</text:p>
      <text:p text:style-name="P232">Roland and John go back into the dwarf mines.</text:p>
      <text:p text:style-name="P232">They use the secret door to gain entrance into the gnome kingdom. <text:s/></text:p>
      <text:p text:style-name="P232"/>
      <text:p text:style-name="P232">57)</text:p>
      <text:p text:style-name="P232">Max arrives at the administration castle aboard a transport train.</text:p>
      <text:p text:style-name="P232">Max has his techs activate the machine for the first time. <text:s/></text:p>
      <text:p text:style-name="P232">First at half power, he has them open a few gates, then a few more.</text:p>
      <text:p text:style-name="P232">Thousands of gates are opened simultaneously, and then shut off. <text:s/></text:p>
      <text:p text:style-name="P232"/>
      <text:p text:style-name="P232">58)</text:p>
      <text:p text:style-name="P232">Hubert tracks down Violet and confronts her while Sir William decides to go back to the Count's hotel. <text:s/></text:p>
      <text:p text:style-name="P232"/>
      <text:p text:style-name="P232">59)</text:p>
      <text:p text:style-name="P232">Roland and John locate the office in the mines. <text:s/></text:p>
      <text:p text:style-name="P232">Roland and John then spot the dwarves tied and gagged on the floor. <text:s/></text:p>
      <text:p text:style-name="P232">Sneaking in Roland easily snaps the bonds holding them.</text:p>
      <text:p text:style-name="P232">Roland and John are then surprised and captured by the Gnomes. <text:s/></text:p>
      <text:p text:style-name="P232"/>
      <text:p text:style-name="P232">60)</text:p>
      <text:p text:style-name="P232">With Violet present Hubert casts the spell that causes his magic to return to him.</text:p>
      <text:p text:style-name="P232">Violet yells to alert the guards and Hubert starts runing.</text:p>
      <text:p text:style-name="P232"/>
      <text:p text:style-name="P232">61)</text:p>
      <text:p text:style-name="P232">The guards chase Hubert to the depot. <text:s/></text:p>
      <text:p text:style-name="P232"/>
      <text:p text:style-name="P232">62)</text:p>
      <text:p text:style-name="P232">While Sir William is flying, a huge black dragon swoops out from the sky and hits him full on. <text:s/></text:p>
      <text:p text:style-name="P232">The Black Knight sitting atop Crooktooth circles around and starts flying toward Sir William again.</text:p>
      <text:p text:style-name="P232">After falling a bit Sir William regains his balance and starts flying towards Crooktooth. <text:s/></text:p>
      <text:p text:style-name="P232">Sir William gets a few hits, but doesn't do much damage to Crooktooth as he knocks Sir William out of the sky again.</text:p>
      <text:p text:style-name="P232"><text:soft-page-break/></text:p>
      <text:p text:style-name="P232">63)</text:p>
      <text:p text:style-name="P232">Crooktooth starts heading toward Sir William again, when two other dragons swoop in behind him.</text:p>
      <text:p text:style-name="P232">These two dragons, Chester, and Nestor, fly toward Sir William and turn around to confront Crooktooth.</text:p>
      <text:p text:style-name="P232">All three start flying towards the Black Knight. <text:s/></text:p>
      <text:p text:style-name="P232"/>
      <text:p text:style-name="P232">64)</text:p>
      <text:p text:style-name="P232">In the mines, the gnomes promptly put John, Roland, and the rest to work. <text:s/></text:p>
      <text:p text:style-name="P232">After a bit, John signals the dwarves to overpower the guards. <text:s/></text:p>
      <text:p text:style-name="P232"/>
      <text:p text:style-name="P232">65)</text:p>
      <text:p text:style-name="P232">There’s an explosion that seems to come from one of the mine walls.</text:p>
      <text:p text:style-name="P232">When the smoke clears, a train appears to have crashed into the mine. <text:s/></text:p>
      <text:p text:style-name="P232">Hubert pops out of the train. <text:s/></text:p>
      <text:p text:style-name="P232"/>
      <text:p text:style-name="P232">66)</text:p>
      <text:p text:style-name="P232">Sir William and the twins manage to batter Crooktooth and his rider, the Black Knight.</text:p>
      <text:p text:style-name="P232">The battle ends quickly, when the Black Knight and Crooktooth separate and fall to their deaths. <text:s/></text:p>
      <text:p text:style-name="P232"/>
      <text:p text:style-name="P232">67)</text:p>
      <text:p text:style-name="P232">Red goes back to the Werewolf village when Kurt jumps out of the bushes, and they tumble back into the forest. <text:s/></text:p>
      <text:p text:style-name="P232"/>
      <text:p text:style-name="P232">68)</text:p>
      <text:p text:style-name="P232">Kurt then takes Red's "riding hood" back to Violet. <text:s/></text:p>
      <text:p text:style-name="P232"/>
      <text:p text:style-name="P232">69)</text:p>
      <text:p text:style-name="P232">Back at Fairy Godcollege Kurt reveals Red was promising to remove their curses, and that he didn’t want that.</text:p>
      <text:p text:style-name="P232">He asks Violet to enhance the effects.</text:p>
      <text:p text:style-name="P232">Violet agrees if he steals the "Totem of Leadership" and brings it to her, because she claims it will bind the pack to him. </text:p>
      <text:p text:style-name="P232"/>
      <text:p text:style-name="P232">70)</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text:p>
      <text:p text:style-name="P232"/>
      <text:p text:style-name="P232">71)</text:p>
      <text:p text:style-name="P232">Back at the Bats-in-the-Belfry, Hubert changes Sir William back into a man. <text:s/></text:p>
      <text:p text:style-name="P232">Hubert then sends John and Sir William to Knight School, to inform them and enlist their help. <text:s/></text:p>
      <text:p text:style-name="P232"/>
      <text:p text:style-name="P232">72)</text:p>
      <text:p text:style-name="P232"><text:soft-page-break/>When Kurt gets back from his second meeting with Violet, he goes into Rottweiler's hut and starts to grab the totem. <text:s/></text:p>
      <text:p text:style-name="P232">Thorne, Rottweiler's third in command, stops Kurt from getting the totem, they fight, and Kurt takes the totem. <text:s/></text:p>
      <text:p text:style-name="P232"/>
      <text:p text:style-name="P232">73)</text:p>
      <text:p text:style-name="P232">Kurt returns to Violet and she casts a spell, which visibly alters Kurt, and then he goes back to the Village.</text:p>
      <text:p text:style-name="P232"/>
      <text:p text:style-name="P232">74)</text:p>
      <text:p text:style-name="P232">Kurt disposes of Rottweiler and his followers except for Thorne who was hiding, and then takes his place as leader. <text:s/></text:p>
      <text:p text:style-name="P232"/>
      <text:p text:style-name="P232">75)</text:p>
      <text:p text:style-name="P232">The Princess, Hubert, and John, make plans to rescue the vacation Fairy Godmothers and vacation princesses. <text:s/></text:p>
      <text:p text:style-name="P232">The Count makes a deal with the Princess to help him find a mate, if he helps her with finding the princesses.</text:p>
      <text:p text:style-name="P232">The Count then hides in her handbag in his bat form. <text:s/></text:p>
      <text:p text:style-name="P232"/>
      <text:p text:style-name="P232">76)</text:p>
      <text:p text:style-name="P232">The Princess goes back to Princess Prep, sees a note to go to Fairy GodCollege with a password, and returns there. <text:s/></text:p>
      <text:p text:style-name="P232"/>
      <text:p text:style-name="P232">77)</text:p>
      <text:p text:style-name="P232">The Princess gets into Fairy Godcollege with the password, when she has to throw her bag into a box. <text:s/></text:p>
      <text:p text:style-name="P232"/>
      <text:p text:style-name="P232">78)</text:p>
      <text:p text:style-name="P232">The Princess is taken to the Library as the box with her handbag goes into another room with an incinerator.</text:p>
      <text:p text:style-name="P232">She's asked to grab some books, and opens one as is immediately sucked inside. <text:s/></text:p>
      <text:p text:style-name="P232"/>
      <text:p text:style-name="P232">79)</text:p>
      <text:p text:style-name="P232">Before being thrown in to the incinerator, The Count causes the attendant to trip, and The Count goes into hiding. <text:s/></text:p>
      <text:p text:style-name="P232">The Count then spots a girl going into the library, and follows her. <text:s/></text:p>
      <text:p text:style-name="P232"/>
      <text:p text:style-name="P232">80)</text:p>
      <text:p text:style-name="P232">The Count then sees the girl being sucked into a book, and figures this must be what happened to the Princess. <text:s/></text:p>
      <text:p text:style-name="P232"/>
      <text:p text:style-name="P232">81)</text:p>
      <text:p text:style-name="P232">The Count makes it back to Hubert and John, and they all go back to Fairy Godcollege. <text:s/></text:p>
      <text:p text:style-name="P232"/>
      <text:p text:style-name="P232">82)</text:p>
      <text:p text:style-name="P232"><text:soft-page-break/>With Hubert's full magic, they force their way in, and then release the vacation Fairy Godmothers, and go and get the books. </text:p>
      <text:p text:style-name="P232"/>
      <text:p text:style-name="P232">83)</text:p>
      <text:p text:style-name="P232">Back at the Bats in the Belfry, John, goes into the books to bring Karin out. <text:s/></text:p>
      <text:p text:style-name="P232"/>
      <text:p text:style-name="P232">84)</text:p>
      <text:p text:style-name="P232">They instruct Sir William and his men to go into the rest of the books and retrieve the rest vacation princesses. <text:s/></text:p>
      <text:p text:style-name="P232"/>
      <text:p text:style-name="P232">85)</text:p>
      <text:p text:style-name="P232">Afterward, The Count comes to Karin and asks if she can help him now, and she just points.</text:p>
      <text:p text:style-name="P232">The Count looking at where she's pointing meets a beautiful woman who happens to also be a vampire and a real princess. <text:s/></text:p>
      <text:p text:style-name="P232"/>
      <text:p text:style-name="P232">86)</text:p>
      <text:p text:style-name="P232">Roland Sr. and Roland Jr. head to the north country where his people are. <text:s/></text:p>
      <text:p text:style-name="P232"/>
      <text:p text:style-name="P232">87)</text:p>
      <text:p text:style-name="P232">Max finds out that John and Roland and most of the slaves were rescued by Hubert <text:s/></text:p>
      <text:p text:style-name="P232">Max gets suspicious of Red's long absence, and so gets a servant to go and find out what happened.</text:p>
      <text:p text:style-name="P232">The servant returns later with Red's hood, and tells Max it was in the possession of Violet. <text:s/></text:p>
      <text:p text:style-name="P232"/>
      <text:p text:style-name="P232">88)</text:p>
      <text:p text:style-name="P232">A lot of Knights or Knights-in-Training listen to what Sir William has to say. <text:s/></text:p>
      <text:p text:style-name="P232">All the knights or knights-in-training agree to help our heroes. <text:s/></text:p>
      <text:p text:style-name="P232"/>
      <text:p text:style-name="P232">89)</text:p>
      <text:p text:style-name="P232">After going to the werewolf village with Violet, and confronting her and Kurt, about Red, he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text:p>
      <text:p text:style-name="P232">The Werewolves under Thorne agree to join the army and Max gives him the Totem before returning to the Castle. <text:s/></text:p>
      <text:p text:style-name="P232"/>
      <text:p text:style-name="P232">90)</text:p>
      <text:p text:style-name="P232">The heroes meet at the Bats in the Belfry Hotel.</text:p>
      <text:p text:style-name="P232">While everyone gathers around, even spilling into the streets, Hubert speaks to the crowd.</text:p>
      <text:p text:style-name="P232">They all make their preperations for battle.</text:p>
      <text:p text:style-name="P232"/>
      <text:p text:style-name="P232">91)</text:p>
      <text:p text:style-name="P232">On the castle grounds, on a terrace near the Omni-Gate, Max has his guards assemble the armies of creatures and men. <text:s/></text:p>
      <text:p text:style-name="P232">Max orders his technicians to put the machine at full power, and open all the portals.</text:p>
      <text:p text:style-name="P232"><text:soft-page-break/>As soon as all armies are assembled, he starts seeing a large amount of trains flying in. <text:s/></text:p>
      <text:p text:style-name="P232">Realizing, who they are, he commands his armies to attack them.</text:p>
      <text:p text:style-name="P232">A large battle ensues.</text:p>
      <text:p text:style-name="P232">The battle starts waning in favor of the Enchanted Landians. <text:s/></text:p>
      <text:p text:style-name="P232"/>
      <text:p text:style-name="P232">92)</text:p>
      <text:p text:style-name="P232">John spots Max trying to escape via one of the portals and chases him. <text:s/></text:p>
      <text:p text:style-name="P232">John tackles Max but Max throws him off, and starts running for a stair well.</text:p>
      <text:p text:style-name="P232">John chases Max up the stairs, and onto a catwalk, and they begin to fight. <text:s/></text:p>
      <text:p text:style-name="P232"/>
      <text:p text:style-name="P232">93)</text:p>
      <text:p text:style-name="P232">John still has his silver ticket, and Max manages to grab it out of his coat.</text:p>
      <text:p text:style-name="P232">While grabbing for the ticket, he pulls John down with him as he goes over the edge.</text:p>
      <text:p text:style-name="P232">John holds on to the catwalk with his feet, as Max dangles below.</text:p>
      <text:p text:style-name="P232">Max starts slipping and with the ticket in hand eventually falls.</text:p>
      <text:p text:style-name="P232">John turns away as Max falls, and when he turns back, Max is gone. <text:s/></text:p>
      <text:p text:style-name="P232"/>
      <text:p text:style-name="P232">94)</text:p>
      <text:p text:style-name="P232">Coming back down, out of breath and full of bruises and scratches, he notices the battle is almost over. <text:s/></text:p>
      <text:p text:style-name="P232">As the it comes to a close. The princess and Hubert manage to make their way over to John. <text:s/></text:p>
      <text:p text:style-name="P232">John points to the machines controls, and Hubert runs over to the control panel to shut the machine down. <text:s/></text:p>
      <text:p text:style-name="P232"/>
      <text:p text:style-name="P232">95)</text:p>
      <text:p text:style-name="P232">After the battle is over, bodies are thrown into piles, and burned. Enemies are rounded up. <text:s/></text:p>
      <text:p text:style-name="P232"/>
      <text:p text:style-name="P232">96)</text:p>
      <text:p text:style-name="P232">Some time later in the throne room, Hubert talks privately to John and Princess Karin.</text:p>
      <text:p text:style-name="P232">Hubert states that John is probably going to become King.</text:p>
      <text:p text:style-name="P232">Hubert mentions the King is still missing.</text:p>
      <text:p text:style-name="P232">He also mentions that Max is still alive somewhere.</text:p>
      <text:p text:style-name="P232">John mentions, he wants to have a date with Princess Karin.</text:p>
      <text:p text:style-name="P232">Hubert finally sets it up, and gives it some “magical” touches.</text:p>
      <text:p text:style-name="P232">He then leaves them in peace to eat dinner and to talk.</text:p>
      <text:p text:style-name="P232"/>
      <text:p text:style-name="P232">----</text:p>
      <text:p text:style-name="P233">Room names:</text:p>
      <text:p text:style-name="P233"/>
      <text:p text:style-name="P236">Room Names for 96 Pages (With Suffixes Where Applicable)</text:p>
      <text:list text:style-name="L1">
        <text:list-item>
          <text:p text:style-name="P280">Format: <text:span text:style-name="T120">RMx[page]_[room_name][suffix]</text:span> </text:p>
          <text:list>
            <text:list-item>
              <text:p text:style-name="P280">Page: 001–096 (leading zeros). </text:p>
            </text:list-item>
            <text:list-item>
              <text:p text:style-name="P280">Room Name: 1–3 words from text, lowercase, underscores. </text:p>
            </text:list-item>
            <text:list-item>
              <text:p text:style-name="P280"><text:soft-page-break/>Suffix: 001–999 for repeats (e.g., <text:span text:style-name="T120">lapsewood001</text:span>, <text:span text:style-name="T120">lapsewood002</text:span>), no suffix if unique.</text:p>
            </text:list-item>
          </text:list>
        </text:list-item>
      </text:list>
      <text:p text:style-name="P237">1–10</text:p>
      <text:list text:style-name="L2">
        <text:list-item>
          <text:p text:style-name="P281"><text:span text:style-name="T120">RMx001_enchanted_lands</text:span> - “Enchanted Lands Magical Resort” (unique). </text:p>
        </text:list-item>
        <text:list-item>
          <text:p text:style-name="P281"><text:span text:style-name="T120">RMx002_huberts_home</text:span> - “his home” (unique). </text:p>
        </text:list-item>
        <text:list-item>
          <text:p text:style-name="P281"><text:span text:style-name="T120">RMx003_store</text:span> - “a store” (unique). </text:p>
        </text:list-item>
        <text:list-item>
          <text:p text:style-name="P281"><text:span text:style-name="T120">RMx004_train_cabin</text:span> - “train cabin” (unique). </text:p>
        </text:list-item>
        <text:list-item>
          <text:p text:style-name="P281"><text:span text:style-name="T120">RMx005_dragonmount_caves001</text:span> - “Caves of Dragonmount” (first). </text:p>
        </text:list-item>
        <text:list-item>
          <text:p text:style-name="P281"><text:span text:style-name="T120">RMx006_dragonmount_caves002</text:span> - “his cave” (Chester’s, repeat). </text:p>
        </text:list-item>
        <text:list-item>
          <text:p text:style-name="P281"><text:span text:style-name="T120">RMx007_dragonmount_caves003</text:span> - “his cave” (Chester’s, repeat). </text:p>
        </text:list-item>
        <text:list-item>
          <text:p text:style-name="P281"><text:span text:style-name="T120">RMx008_lapsewood001</text:span> - “a forest without leaves” → Lapsewood (first). </text:p>
        </text:list-item>
        <text:list-item>
          <text:p text:style-name="P281"><text:span text:style-name="T120">RMx009_zanzibars_stage001</text:span> - “into the Lands” → Zanzibar’s stage (first). </text:p>
        </text:list-item>
        <text:list-item>
          <text:p text:style-name="P281"><text:span text:style-name="T120">RMx010_zanzibars_stage002</text:span> - “Zanzibar then does a few tricks” (repeat).</text:p>
        </text:list-item>
      </text:list>
      <text:p text:style-name="P237">11–20</text:p>
      <text:list text:style-name="L3">
        <text:list-item>
          <text:p text:style-name="P282"><text:span text:style-name="T120">RMx011_knight_school001</text:span> - “Knight School” (first). </text:p>
        </text:list-item>
        <text:list-item>
          <text:p text:style-name="P282"><text:span text:style-name="T120">RMx012_dwarf_mines</text:span> - “dwarf mines” (unique). </text:p>
        </text:list-item>
        <text:list-item>
          <text:p text:style-name="P282"><text:span text:style-name="T120">RMx013_knight_school002</text:span> - “Knight School entrance” (repeat). </text:p>
        </text:list-item>
        <text:list-item>
          <text:p text:style-name="P282"><text:span text:style-name="T120">RMx014_princess_prep</text:span> - “Princess Prep” (unique). </text:p>
        </text:list-item>
        <text:list-item>
          <text:p text:style-name="P282"><text:span text:style-name="T120">RMx015_knight_school003</text:span> - “in front of what looks to be his statue” (repeat). </text:p>
        </text:list-item>
        <text:list-item>
          <text:p text:style-name="P282"><text:span text:style-name="T120">RMx016_wizard_u001</text:span> - “Wizard U” (first). </text:p>
        </text:list-item>
        <text:list-item>
          <text:p text:style-name="P282"><text:span text:style-name="T120">RMx017_zanzibars_stage003</text:span> - “Zanzibar does some more shows” (repeat). </text:p>
        </text:list-item>
        <text:list-item>
          <text:p text:style-name="P282"><text:span text:style-name="T120">RMx018_zanzibars_stage004</text:span> - “Max later finds his money is gone” (repeat). </text:p>
        </text:list-item>
        <text:list-item>
          <text:p text:style-name="P282"><text:span text:style-name="T120">RMx019_dragonmount_caves004</text:span> - “Nestor’s cave” (repeat). </text:p>
        </text:list-item>
        <text:list-item>
          <text:p text:style-name="P282"><text:span text:style-name="T120">RMx020_scarborough_faire001</text:span> - “Scarborough Faire Chicken” (first).</text:p>
        </text:list-item>
      </text:list>
      <text:p text:style-name="P237">21–30</text:p>
      <text:list text:style-name="L4">
        <text:list-item>
          <text:p text:style-name="P283"><text:span text:style-name="T120">RMx021_wizard_u002</text:span> - “Wizard U” (repeat). </text:p>
        </text:list-item>
        <text:list-item>
          <text:p text:style-name="P283"><text:span text:style-name="T120">RMx022_wizard_u003</text:span> - “Wizard U” (repeat). </text:p>
        </text:list-item>
        <text:list-item>
          <text:p text:style-name="P283"><text:span text:style-name="T120">RMx023_wizard_u004</text:span> - “Wizard U’s hall of fame” (repeat). </text:p>
        </text:list-item>
        <text:list-item>
          <text:p text:style-name="P283"><text:span text:style-name="T120">RMx024_maxs_castle001</text:span> - “Max’s castle” (first). </text:p>
        </text:list-item>
        <text:list-item>
          <text:p text:style-name="P283"><text:span text:style-name="T120">RMx025_fairy_godcollege001</text:span> - “Fairy Godcollege” (first). </text:p>
        </text:list-item>
        <text:list-item>
          <text:p text:style-name="P283"><text:span text:style-name="T120">RMx026_gnome_kingdom001</text:span> - “Gnome Kingdom” (first). </text:p>
        </text:list-item>
        <text:list-item>
          <text:p text:style-name="P283"><text:span text:style-name="T120">RMx027_wizard_u005</text:span> - “Wizard U’s library” (repeat). </text:p>
        </text:list-item>
        <text:list-item>
          <text:p text:style-name="P283"><text:soft-page-break/><text:span text:style-name="T120">RMx028_lapsewood002</text:span> - “Lapsewood” (repeat). </text:p>
        </text:list-item>
        <text:list-item>
          <text:p text:style-name="P283"><text:span text:style-name="T120">RMx029_hotel_cellar001</text:span> - “cellar” → hotel cellar (first). </text:p>
        </text:list-item>
        <text:list-item>
          <text:p text:style-name="P283"><text:span text:style-name="T120">RMx030_hotel_room</text:span> - “upstairs in the hotel” (unique).</text:p>
        </text:list-item>
      </text:list>
      <text:p text:style-name="P237">31–40</text:p>
      <text:list text:style-name="L5">
        <text:list-item>
          <text:p text:style-name="P284"><text:span text:style-name="T120">RMx031_scarborough_faire002</text:span> - “Scarborough Faire Chicken” (repeat). </text:p>
        </text:list-item>
        <text:list-item>
          <text:p text:style-name="P284"><text:span text:style-name="T120">RMx032_maxs_castle002</text:span> - “Max’s castle” (repeat). </text:p>
        </text:list-item>
        <text:list-item>
          <text:p text:style-name="P284"><text:span text:style-name="T120">RMx033_werewolf_village001</text:span> - “werewolf village” (first). </text:p>
        </text:list-item>
        <text:list-item>
          <text:p text:style-name="P284"><text:span text:style-name="T120">RMx034_werewolf_village002</text:span> - “werewolf village” (repeat). </text:p>
        </text:list-item>
        <text:list-item>
          <text:p text:style-name="P284"><text:span text:style-name="T120">RMx035_zanzibars_stage005</text:span> - “Zanzibar puts some of the tax money” (repeat). </text:p>
        </text:list-item>
        <text:list-item>
          <text:p text:style-name="P284"><text:span text:style-name="T120">RMx036_hotel_side</text:span> - “side door” → hotel side (unique). </text:p>
        </text:list-item>
        <text:list-item>
          <text:p text:style-name="P284"><text:span text:style-name="T120">RMx037_hotel_kitchen001</text:span> - “kitchen” → hotel kitchen (first). </text:p>
        </text:list-item>
        <text:list-item>
          <text:p text:style-name="P284"><text:span text:style-name="T120">RMx038_hotel_cellar002</text:span> - “wine cellar” (repeat). </text:p>
        </text:list-item>
        <text:list-item>
          <text:p text:style-name="P284"><text:span text:style-name="T120">RMx039_hotel_kitchen002</text:span> - “kitchen” (repeat). </text:p>
        </text:list-item>
        <text:list-item>
          <text:p text:style-name="P284"><text:span text:style-name="T120">RMx040_zanzibars_stage006</text:span> - “Max uses Zanzibar’s shows” (repeat).</text:p>
        </text:list-item>
      </text:list>
      <text:p text:style-name="P237">41–50</text:p>
      <text:list text:style-name="L6">
        <text:list-item>
          <text:p text:style-name="P285"><text:span text:style-name="T120">RMx041_hotel_exit</text:span> - “kitchen doors” → hotel exit (unique). </text:p>
        </text:list-item>
        <text:list-item>
          <text:p text:style-name="P285"><text:span text:style-name="T120">RMx042_lapsewood003</text:span> - “Lapsewood” (repeat). </text:p>
        </text:list-item>
        <text:list-item>
          <text:p text:style-name="P285"><text:span text:style-name="T120">RMx043_lapsewood004</text:span> - “Lapsewood” (repeat). </text:p>
        </text:list-item>
        <text:list-item>
          <text:p text:style-name="P285"><text:span text:style-name="T120">RMx044_lapsewood005</text:span> - “Lapsewood” (repeat). </text:p>
        </text:list-item>
        <text:list-item>
          <text:p text:style-name="P285"><text:span text:style-name="T120">RMx045_scarborough_faire003</text:span> - “Scarborough Faire Chicken” (repeat). </text:p>
        </text:list-item>
        <text:list-item>
          <text:p text:style-name="P285"><text:span text:style-name="T120">RMx046_werewolf_village003</text:span> - “werewolf village” (repeat). </text:p>
        </text:list-item>
        <text:list-item>
          <text:p text:style-name="P285"><text:span text:style-name="T120">RMx047_werewolf_village004</text:span> - “werewolf village” (repeat). </text:p>
        </text:list-item>
        <text:list-item>
          <text:p text:style-name="P285"><text:span text:style-name="T120">RMx048_open_road</text:span> - “on the road” (unique). </text:p>
        </text:list-item>
        <text:list-item>
          <text:p text:style-name="P285"><text:span text:style-name="T120">RMx049_bats_belfry001</text:span> - “Bats in the Belfry Hotel” (first). </text:p>
        </text:list-item>
        <text:list-item>
          <text:p text:style-name="P285"><text:span text:style-name="T120">RMx050_bats_belfry002</text:span> - “Bats in the Belfry Hotel” (repeat).</text:p>
        </text:list-item>
      </text:list>
      <text:p text:style-name="P237">51–60</text:p>
      <text:list text:style-name="L7">
        <text:list-item>
          <text:p text:style-name="P286"><text:span text:style-name="T120">RMx051_zanzibars_stage007</text:span> - “Zanzibar’s stage” (repeat). </text:p>
        </text:list-item>
        <text:list-item>
          <text:p text:style-name="P286"><text:span text:style-name="T120">RMx052_gnome_kingdom002</text:span> - “Gnome Kingdom” (repeat). </text:p>
        </text:list-item>
        <text:list-item>
          <text:p text:style-name="P286"><text:span text:style-name="T120">RMx053_maxs_castle003</text:span> - “Castle” (repeat). </text:p>
        </text:list-item>
        <text:list-item>
          <text:p text:style-name="P286"><text:span text:style-name="T120">RMx054_castle_dungeons</text:span> - “Castle dungeons” (unique). </text:p>
        </text:list-item>
        <text:list-item>
          <text:p text:style-name="P286"><text:span text:style-name="T120">RMx055_fairy_godcollege002</text:span> - “Fairy Godcollege” (repeat). </text:p>
        </text:list-item>
        <text:list-item>
          <text:p text:style-name="P286"><text:span text:style-name="T120">RMx056_gnome_kingdom003</text:span> - “office in the mines” (repeat). </text:p>
        </text:list-item>
        <text:list-item>
          <text:p text:style-name="P286"><text:soft-page-break/><text:span text:style-name="T120">RMx057_train_station001</text:span> - “train station” (first). </text:p>
        </text:list-item>
        <text:list-item>
          <text:p text:style-name="P286"><text:span text:style-name="T120">RMx058_open_sky001</text:span> - “While Sir William is flying” (first). </text:p>
        </text:list-item>
        <text:list-item>
          <text:p text:style-name="P286"><text:span text:style-name="T120">RMx059_open_sky002</text:span> - “Sir William… flying towards Crooktooth” (repeat). </text:p>
        </text:list-item>
        <text:list-item>
          <text:p text:style-name="P286"><text:span text:style-name="T120">RMx060_gnome_kingdom004</text:span> - “in the mines” (repeat).</text:p>
        </text:list-item>
      </text:list>
      <text:p text:style-name="P237">61–70</text:p>
      <text:list text:style-name="L8">
        <text:list-item>
          <text:p text:style-name="P287"><text:span text:style-name="T120">RMx061_gnome_kingdom005</text:span> - “in the mines” (repeat). </text:p>
        </text:list-item>
        <text:list-item>
          <text:p text:style-name="P287"><text:span text:style-name="T120">RMx062_train_station002</text:span> - “train” → train station (repeat). </text:p>
        </text:list-item>
        <text:list-item>
          <text:p text:style-name="P287"><text:span text:style-name="T120">RMx063_bats_belfry003</text:span> - “Bats in the Belfry Hotel” (repeat). </text:p>
        </text:list-item>
        <text:list-item>
          <text:p text:style-name="P287"><text:span text:style-name="T120">RMx064_knight_school004</text:span> - “Knight School” (repeat). </text:p>
        </text:list-item>
        <text:list-item>
          <text:p text:style-name="P287"><text:span text:style-name="T120">RMx065_werewolf_village005</text:span> - “Werewolf village” (repeat). </text:p>
        </text:list-item>
        <text:list-item>
          <text:p text:style-name="P287"><text:span text:style-name="T120">RMx066_werewolf_village006</text:span> - “Werewolf village” (repeat). </text:p>
        </text:list-item>
        <text:list-item>
          <text:p text:style-name="P287"><text:span text:style-name="T120">RMx067_fairy_godcollege003</text:span> - “Fairy Godcollege” (repeat). </text:p>
        </text:list-item>
        <text:list-item>
          <text:p text:style-name="P287"><text:span text:style-name="T120">RMx068_fairy_godcollege004</text:span> - “Fairy Godcollege library” (repeat). </text:p>
        </text:list-item>
        <text:list-item>
          <text:p text:style-name="P287"><text:span text:style-name="T120">RMx069_fairy_godcollege005</text:span> - “Fairy Godcollege” (repeat). </text:p>
        </text:list-item>
        <text:list-item>
          <text:p text:style-name="P287"><text:span text:style-name="T120">RMx070_bats_belfry004</text:span> - “Bats in the Belfry” (repeat).</text:p>
        </text:list-item>
      </text:list>
      <text:p text:style-name="P237">71–80</text:p>
      <text:list text:style-name="L9">
        <text:list-item>
          <text:p text:style-name="P288"><text:span text:style-name="T120">RMx071_maxs_castle004</text:span> - “Max finds out” → Castle (repeat). </text:p>
        </text:list-item>
        <text:list-item>
          <text:p text:style-name="P288"><text:span text:style-name="T120">RMx072_werewolf_village007</text:span> - “werewolf village” (repeat). </text:p>
        </text:list-item>
        <text:list-item>
          <text:p text:style-name="P288"><text:span text:style-name="T120">RMx073_werewolf_village008</text:span> - “werewolf village” (repeat). </text:p>
        </text:list-item>
        <text:list-item>
          <text:p text:style-name="P288"><text:span text:style-name="T120">RMx074_bats_belfry005</text:span> - “Bats in the Belfry Hotel” (repeat). </text:p>
        </text:list-item>
        <text:list-item>
          <text:p text:style-name="P288"><text:span text:style-name="T120">RMx075_bats_belfry006</text:span> - “Bats in the Belfry” (repeat). </text:p>
        </text:list-item>
        <text:list-item>
          <text:p text:style-name="P288"><text:span text:style-name="T120">RMx076_maxs_castle005</text:span> - “Castle” (repeat). </text:p>
        </text:list-item>
        <text:list-item>
          <text:p text:style-name="P288"><text:span text:style-name="T120">RMx077_maxs_castle006</text:span> - “Castle” (repeat). </text:p>
        </text:list-item>
        <text:list-item>
          <text:p text:style-name="P288"><text:span text:style-name="T120">RMx078_portal_zone</text:span> - “portals” (unique). </text:p>
        </text:list-item>
        <text:list-item>
          <text:p text:style-name="P288"><text:span text:style-name="T120">RMx079_catwalk001</text:span> - “catwalk” (first). </text:p>
        </text:list-item>
        <text:list-item>
          <text:p text:style-name="P288"><text:span text:style-name="T120">RMx080_throne_room001</text:span> - “throne room” (first).</text:p>
        </text:list-item>
      </text:list>
      <text:p text:style-name="P237">81–96</text:p>
      <text:list text:style-name="L10">
        <text:list-item>
          <text:p text:style-name="P289"><text:span text:style-name="T120">RMx081_battleground001</text:span> - “battle” (first). </text:p>
        </text:list-item>
        <text:list-item>
          <text:p text:style-name="P289"><text:span text:style-name="T120">RMx082_battleground002</text:span> - “battle” (repeat). </text:p>
        </text:list-item>
        <text:list-item>
          <text:p text:style-name="P289"><text:span text:style-name="T120">RMx083_battleground003</text:span> - “battle” (repeat). </text:p>
        </text:list-item>
        <text:list-item>
          <text:p text:style-name="P289"><text:span text:style-name="T120">RMx084_battleground004</text:span> - “battle” (repeat). </text:p>
        </text:list-item>
        <text:list-item>
          <text:p text:style-name="P289"><text:span text:style-name="T120">RMx085_battleground005</text:span> - “battle” (repeat). </text:p>
        </text:list-item>
        <text:list-item>
          <text:p text:style-name="P289"><text:soft-page-break/><text:span text:style-name="T120">RMx086_battleground006</text:span> - “battle” (repeat). </text:p>
        </text:list-item>
        <text:list-item>
          <text:p text:style-name="P289"><text:span text:style-name="T120">RMx087_battleground007</text:span> - “battle” (repeat). </text:p>
        </text:list-item>
        <text:list-item>
          <text:p text:style-name="P289"><text:span text:style-name="T120">RMx088_battleground008</text:span> - “battle” (repeat). </text:p>
        </text:list-item>
        <text:list-item>
          <text:p text:style-name="P289"><text:span text:style-name="T120">RMx089_battleground009</text:span> - “battle” (repeat). </text:p>
        </text:list-item>
        <text:list-item>
          <text:p text:style-name="P289"><text:span text:style-name="T120">RMx090_battleground010</text:span> - “battle” (repeat). </text:p>
        </text:list-item>
        <text:list-item>
          <text:p text:style-name="P289"><text:span text:style-name="T120">RMx091_battleground011</text:span> - “battle” (repeat). </text:p>
        </text:list-item>
        <text:list-item>
          <text:p text:style-name="P289"><text:span text:style-name="T120">RMx092_catwalk002</text:span> - “catwalk” (repeat). </text:p>
        </text:list-item>
        <text:list-item>
          <text:p text:style-name="P289"><text:span text:style-name="T120">RMx093_battleground012</text:span> - “battle” (repeat). </text:p>
        </text:list-item>
        <text:list-item>
          <text:p text:style-name="P289"><text:span text:style-name="T120">RMx094_battleground013</text:span> - “battle” (repeat). </text:p>
        </text:list-item>
        <text:list-item>
          <text:p text:style-name="P289"><text:span text:style-name="T120">RMx095_battleground014</text:span> - “battle” (repeat). </text:p>
        </text:list-item>
        <text:list-item>
          <text:p text:style-name="P289"><text:span text:style-name="T120">RMx096_throne_room002</text:span> - “throne room” (repeat).</text:p>
        </text:list-item>
      </text:list>
      <text:p text:style-name="P238"/>
      <text:p text:style-name="P238">----------------</text:p>
      <text:p text:style-name="P238"/>
      <text:p text:style-name="P239">possible poems for a sign in the library of Wizard U:</text:p>
      <text:p text:style-name="P239">If your knowledge is weak,</text:p>
      <text:p text:style-name="P239">and worse comes to worse,</text:p>
      <text:p text:style-name="P239">If it's answers you seek,</text:p>
      <text:p text:style-name="P239">but you're confounded, and cursed</text:p>
      <text:p text:style-name="P239">Why not try your query,</text:p>
      <text:p text:style-name="P239">in our extensive library.</text:p>
      <text:p text:style-name="P239"/>
      <text:p text:style-name="P239">If your knowledge is weak,</text:p>
      <text:p text:style-name="P239">and worse comes to worse,</text:p>
      <text:p text:style-name="P239">If it's answers you seek,</text:p>
      <text:p text:style-name="P239">but you're confounded, and cursed</text:p>
      <text:p text:style-name="P239">Just open a book, </text:p>
      <text:p text:style-name="P239">and try your query,</text:p>
      <text:p text:style-name="P239">and take a quick look,</text:p>
      <text:p text:style-name="P239">in our extensive library.</text:p>
      <text:p text:style-name="P239">-------------------------------------</text:p>
      <text:p text:style-name="P239"/>
      <text:p text:style-name="P239">The castle has a giant dining hall, but it’s run like a cafeteria.</text:p>
      <text:p text:style-name="P238"><text:soft-page-break/></text:p>
      <text:p text:style-name="P238">-------------------------------------</text:p>
      <text:p text:style-name="P238"/>
      <text:p text:style-name="P238">Current list:</text:p>
      <text:p text:style-name="P238"/>
      <text:p text:style-name="P238">1)</text:p>
      <text:p text:style-name="P238">Enchanted Lands Magical Resort was sold to a mysterious figure, by the ruler of the kingdom.</text:p>
      <text:p text:style-name="P238">This figure, named Max, has systematically closed down, most of the resort.</text:p>
      <text:p text:style-name="P238">Many people have disappeared including both citizens and tourists.</text:p>
      <text:p text:style-name="P238">Ever since the King closed down the resort, he's been acting strangely.</text:p>
      <text:p text:style-name="P238">Chief advisor and friend to the King, the Wizard Hubert, after seeing the him, goes home to prepare to get external help.</text:p>
      <text:p text:style-name="P238"/>
      <text:p text:style-name="P238">2)</text:p>
      <text:p text:style-name="P238">Hubert walks around his home, examining spell books, scrolls, and loose papers, to figure out the best course of action.</text:p>
      <text:p text:style-name="P238">Hubert goes to a large crystal ball, which allows him to see into different realms, and he searches for someone to help.</text:p>
      <text:p text:style-name="P238">Hubert then spots John, pulls up info about him, and then sees him enter a convenience store, to grab a Benny Wonky Bar.</text:p>
      <text:p text:style-name="P238">Hubert puts a silver ticket into a 'magic' mailbox on his desk, which magically appears inside the wrapper.</text:p>
      <text:p text:style-name="P238"/>
      <text:p text:style-name="P238">3)</text:p>
      <text:p text:style-name="P238">In our realm, also called Cerulea by Enchanted Landians, John is leaving work and walking home, down the street.</text:p>
      <text:p text:style-name="P238">John, stops in at a store nearby, and gets his favorite candy bar with a silver "ticket" inside.</text:p>
      <text:p text:style-name="P238">John looks at the silver ticket, and says some words in the fine print, and a portal opens.</text:p>
      <text:p text:style-name="P238">John steps through the portal as it closes behind him.</text:p>
      <text:p text:style-name="P238"/>
      <text:p text:style-name="P238">4)</text:p>
      <text:p text:style-name="P238"><text:soft-page-break/>Somewhere in the kingdom, Chester, a friendly dragon, lands at the entrance to the "Caves of Dragonmount."</text:p>
      <text:p text:style-name="P238">Chester walks around the cave system trying to find his friends.</text:p>
      <text:p text:style-name="P238">Chester then leaves, and flies around while looking some more. <text:s/></text:p>
      <text:p text:style-name="P238"/>
      <text:p text:style-name="P238">5)</text:p>
      <text:p text:style-name="P238">As Chester is flying around, he sees a random village being burned down by a friend</text:p>
      <text:p text:style-name="P238">Chester flies right into the other dragon hard enough to cause him to stop.</text:p>
      <text:p text:style-name="P238">Before the other dragon could recover, Chester flies back to his own cave, under Dragonmount.</text:p>
      <text:p text:style-name="P238"/>
      <text:p text:style-name="P238">6)</text:p>
      <text:p text:style-name="P238">Chester picks up a few shiny objects from his cave, and then leaves again to search for more of his friends.</text:p>
      <text:p text:style-name="P238"/>
      <text:p text:style-name="P238">7)</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text:p>
      <text:p text:style-name="P238"/>
      <text:p text:style-name="P238">8)</text:p>
      <text:p text:style-name="P238">John awakens in a forest without leaves as Hubert walks over and introduces himself.</text:p>
      <text:p text:style-name="P238">Hubert tells John, that he brought him here, to help find out why Enchanted Lands has closed.</text:p>
      <text:p text:style-name="P238">Hubert mentions that it's a good thing, that he fell near the edge of Lapsewood, since it makes you forget things.</text:p>
      <text:p text:style-name="P238">Hubert and John start walking out of the leafless forest.</text:p>
      <text:p text:style-name="P238"/>
      <text:p text:style-name="P238">9)</text:p>
      <text:p text:style-name="P238">In our realm (Cerulea), Zanzibar the great, magician, con artist, and thief, manages to escape the police into the Lands. <text:s/></text:p>
      <text:p text:style-name="P238"/>
      <text:p text:style-name="P238"><text:soft-page-break/>10)</text:p>
      <text:p text:style-name="P238">Zanzibar then does a few tricks for the first locals he sees, in some random village.</text:p>
      <text:p text:style-name="P238">Zanzibar gets his crow, Corvus, to steal from the locals.</text:p>
      <text:p text:style-name="P238"/>
      <text:p text:style-name="P238">11)</text:p>
      <text:p text:style-name="P238">Once they're out of the confines of Lapsewood, Hubert stops to give instructions.</text:p>
      <text:p text:style-name="P238">Hubert sends John to Knight School and Princess Prep to figure out what's happening.</text:p>
      <text:p text:style-name="P238">Hubert himself, goes to examine Wizard U and Fairy Godcollege. <text:s/></text:p>
      <text:p text:style-name="P238"/>
      <text:p text:style-name="P238">12)</text:p>
      <text:p text:style-name="P238">Near the dwarf mines, Roland, the half-dwarf/half-giant approaches the entrance.</text:p>
      <text:p text:style-name="P238">An old dwarf Roland knows, stumbles out and tells him his Dad is trapped in the Gnome Kingdom. <text:s/></text:p>
      <text:p text:style-name="P238"/>
      <text:p text:style-name="P238">13)</text:p>
      <text:p text:style-name="P238">At the Knight School entrance, John talks to the guards, and then gains entrance to the school. <text:s/></text:p>
      <text:p text:style-name="P238"/>
      <text:p text:style-name="P238">14)</text:p>
      <text:p text:style-name="P238">While inside Knight School, John learns a Princess was going to speak at Princess Prep but never made it.</text:p>
      <text:p text:style-name="P238">Someone tells him the Knights are using real weapons, and dragons are terrorizing small villages. <text:s/></text:p>
      <text:p text:style-name="P238"/>
      <text:p text:style-name="P238">15)</text:p>
      <text:p text:style-name="P238">Hubert sneaks into Wizard U and examines the "hall of fame" paintings and notices one is missing.</text:p>
      <text:p text:style-name="P238">After realizing what's missing, he leaves the school.</text:p>
      <text:p text:style-name="P238"/>
      <text:p text:style-name="P238">16)</text:p>
      <text:p text:style-name="P238">Within Knight School grounds, two Knights are standing in front of a statue of a Knight.</text:p>
      <text:p text:style-name="P238">They start discussing the disappearance of Sir William.</text:p>
      <text:p text:style-name="P238">A unicorn steps up to a pool in front of the statue but behind the knights.</text:p>
      <text:p text:style-name="P238"><text:soft-page-break/>The unicorn notices a mans face for a moment, in place of his own reflection.</text:p>
      <text:p text:style-name="P238">The two knights say they don't think even the Wizards at Wizard U could help, and then they leave.</text:p>
      <text:p text:style-name="P238">The unicorn walks up to the statue and recognizes it as the face he saw in the reflecting pool.</text:p>
      <text:p text:style-name="P238">The unicorn leaves Knight School grounds to search for Wizard U.</text:p>
      <text:p text:style-name="P238"/>
      <text:p text:style-name="P238">17)</text:p>
      <text:p text:style-name="P238">When John sneaks into Princess Prep he learns her first stop was supposed to be the Grand Enchanted Landian Hotel. <text:s/></text:p>
      <text:p text:style-name="P238"/>
      <text:p text:style-name="P238">18)</text:p>
      <text:p text:style-name="P238">Zanzibar does some more shows in some other villages.</text:p>
      <text:p text:style-name="P238">Max attends one of his shows, but Corvus manages to steal from Max without his notice. <text:s/></text:p>
      <text:p text:style-name="P238"/>
      <text:p text:style-name="P238">19)</text:p>
      <text:p text:style-name="P238">Max leaves the last show Zanzibar put on, but on the road discovers his money is gone.</text:p>
      <text:p text:style-name="P238">Max catches up to Zanzibar in another village, and then confronts him after a show, and makes a deal with him.</text:p>
      <text:p text:style-name="P238">Max helps Zanzibar with larger productions, in exchange for doing some tax collection for Max. <text:s/></text:p>
      <text:p text:style-name="P238"/>
      <text:p text:style-name="P238">20)</text:p>
      <text:p text:style-name="P238">Chester manages to catch up to a few of his friends in various villages to try to break them from the enchantment.</text:p>
      <text:p text:style-name="P238">Chester tries to give them shiny gifts, and then breath fire on them, neither of which works. <text:s/></text:p>
      <text:p text:style-name="P238"/>
      <text:p text:style-name="P238">21)</text:p>
      <text:p text:style-name="P238">Desperate Chester flies to Nestor's cave, somewhere in the White Serpent range, west of DragonMount.</text:p>
      <text:p text:style-name="P238">Nestor gets ready to breath fire on Chester, when Chester speaks to him.</text:p>
      <text:p text:style-name="P238">Nestor tells Chester that Crooktooth has enchanted the dragons to act hostile. <text:s/></text:p>
      <text:p text:style-name="P238"><text:soft-page-break/></text:p>
      <text:p text:style-name="P238">22) </text:p>
      <text:p text:style-name="P238">The Unicorn walks up to the door of Wizard University.</text:p>
      <text:p text:style-name="P238">The Unicorn tries to push the door open, but it doesn't budge.</text:p>
      <text:p text:style-name="P238">The Unicorn the gets a running start and rams the door with his horn, and then goes inside.</text:p>
      <text:p text:style-name="P238"/>
      <text:p text:style-name="P238">23)</text:p>
      <text:p text:style-name="P238">Just inside the door at Wizard U, the Unicorn reads a sign that hints at the library.</text:p>
      <text:p text:style-name="P238">The Unicorn then passes through the "hall of fame", noting the paintings of each of the Wizards.</text:p>
      <text:p text:style-name="P238">The Unicorn sees Hubert's painting in the hall of fame, and particuarly notes it has been defaced.</text:p>
      <text:p text:style-name="P238">He then proceeds to find the library. <text:s/></text:p>
      <text:p text:style-name="P238"/>
      <text:p text:style-name="P238">24)</text:p>
      <text:p text:style-name="P238">After finding the library and exploring it, he finds a section on curses, and pulls off a few books with his horn. <text:s/></text:p>
      <text:p text:style-name="P238">Inside the library at Wizard U, the Unicorn notices the page about 'transmogrification'.</text:p>
      <text:p text:style-name="P238">Using his horn to turn the pages, he reads that anyone can be turned into anything, even a unicorn.</text:p>
      <text:p text:style-name="P238">After closing the book the Unicorn notices the picture appears to be the same wizard who had his painting defaced.</text:p>
      <text:p text:style-name="P238">The dust jacket reads "Hubert Halfway, resides with his spellbooks at a house near the edge of Lapsewood". <text:s/></text:p>
      <text:p text:style-name="P238">The Unicorn then leaves Wizard U.</text:p>
      <text:p text:style-name="P238"/>
      <text:p text:style-name="P238">25)</text:p>
      <text:p text:style-name="P238">Roland goes into the dwarf mines, and then from there finds a secret entrance into the Gnome Kingdom. <text:s/></text:p>
      <text:p text:style-name="P238"/>
      <text:p text:style-name="P238">26)</text:p>
      <text:p text:style-name="P238">Hubert makes his way to Fairy Godcollege, and peeks in one of the windows.</text:p>
      <text:p text:style-name="P238"><text:soft-page-break/>At Fairy Godcollege, an old friend tells Hubert, Violet is back, and is trying to force students to become evil witches. <text:s/></text:p>
      <text:p text:style-name="P238"/>
      <text:p text:style-name="P238">27)</text:p>
      <text:p text:style-name="P238">In the Gnome Kingdom, Roland notices all kinds of people and creatures working the mines.</text:p>
      <text:p text:style-name="P238">He spots a giant chained to one of the machines that he can't identify, and starts walking towards him.</text:p>
      <text:p text:style-name="P238">Roland asks the giant, if he's his Dad, and the giant confirms it.</text:p>
      <text:p text:style-name="P238">He tells Roland to find Hubert Halfway, the wizard, and to tell Hubert that Max seems to need a lot of quick silver.</text:p>
      <text:p text:style-name="P238"/>
      <text:p text:style-name="P238">28)</text:p>
      <text:p text:style-name="P238">John and Hubert rendezvous at Scarborough Faire Chicken at the Renaissance Faire.</text:p>
      <text:p text:style-name="P238">Since the Princess was kidnapped for a reason, they decide to find her and rescue her if possible.</text:p>
      <text:p text:style-name="P238">Hubert contacts his old friend, The Count, and tells him to turn into a bat, and see if he can find the Princess. <text:s/></text:p>
      <text:p text:style-name="P238"/>
      <text:p text:style-name="P238">29)</text:p>
      <text:p text:style-name="P238">As the Unicorn leaves Wizard U, he spots the Black Knight, and start running.</text:p>
      <text:p text:style-name="P238">The Black Knight chases the Unicorn into a forest without leaves on the trees.</text:p>
      <text:p text:style-name="P238">After a few hours, the Unicorn starts losing his memory until he no longer cares to go on. <text:s/></text:p>
      <text:p text:style-name="P238"/>
      <text:p text:style-name="P238">30)</text:p>
      <text:p text:style-name="P238">In the wine cellar of the Grand Enchanted Landian, the Princess is struggling with the ropes tying her to a wine cask.</text:p>
      <text:p text:style-name="P238">With the help of some mice, she manages to get free of the ropes binding her.</text:p>
      <text:p text:style-name="P238">The Princess then tries to escape by getting into the dumbwaiter, only to be sent upstairs.</text:p>
      <text:p text:style-name="P238"/>
      <text:p text:style-name="P238">31)</text:p>
      <text:p text:style-name="P238"><text:soft-page-break/>After getting out of the hotel's dumbwaiter, The Princess searches for a way out by checking out various doors.</text:p>
      <text:p text:style-name="P238">She stumbles upon a room with some maps and other documents, which she grabs, but is recaptured. <text:s/></text:p>
      <text:p text:style-name="P238"/>
      <text:p text:style-name="P238">32)</text:p>
      <text:p text:style-name="P238">The Count comes back to SFC and tells John and Hubert what he's found.</text:p>
      <text:p text:style-name="P238">The Princess is chained to a wine cask in the cellar of the Grand Enchanted Landian.</text:p>
      <text:p text:style-name="P238">Hubert and John take an empty wagon, and head toward the hotel.</text:p>
      <text:p text:style-name="P238"/>
      <text:p text:style-name="P238">33)</text:p>
      <text:p text:style-name="P238">Within the boundaries of the Gnome Kingdom, Max finds Scarlet "Red" Clover, and pulls her out of hiding.</text:p>
      <text:p text:style-name="P238">Max asks Red to go and conscript the werewolves from their village into his service, due to her history with them.</text:p>
      <text:p text:style-name="P238"/>
      <text:p text:style-name="P238">34)</text:p>
      <text:p text:style-name="P238">Red goes to the werewolf village.</text:p>
      <text:p text:style-name="P238">Red tells the werewolves led by Rottweiler, they might be rid of their curse if they join Max's army. <text:s/></text:p>
      <text:p text:style-name="P238"><text:s text:c="2"/></text:p>
      <text:p text:style-name="P238">35)</text:p>
      <text:p text:style-name="P238">Kurt, Rotweiler's second in command, leaves the werewolf village, after remembering Red and Violet's rivalry.</text:p>
      <text:p text:style-name="P238">Kurt then travels to Fairy Godcollege to meet with Violet.</text:p>
      <text:p text:style-name="P238">Violet agrees to help Kurt become the leader of the pack, if Kurt eliminates Red.</text:p>
      <text:p text:style-name="P238"/>
      <text:p text:style-name="P238">36)</text:p>
      <text:p text:style-name="P238">Zanzibar travels to a few villages and collects some tax money.</text:p>
      <text:p text:style-name="P238">Then he puts some of the money he's collected, into his own pocket. <text:s/></text:p>
      <text:p text:style-name="P238"/>
      <text:p text:style-name="P238">37)</text:p>
      <text:p text:style-name="P238"><text:soft-page-break/>Max is in the mines overseeing the quicksilver extraction, when a messenger comes up and speaks quietly to him.</text:p>
      <text:p text:style-name="P238">Max finds out that Zanzibar is stealing from the taxes but doesn't know where Zanzibar hides it yet. <text:s/></text:p>
      <text:p text:style-name="P238"/>
      <text:p text:style-name="P238">38)</text:p>
      <text:p text:style-name="P238">Hubert and John go to the Grand Enchanted Landian Hotel and arrive at the side door with some guards in front.</text:p>
      <text:p text:style-name="P238">Hubert tries to conjure up a wagon with food, but only succeeds in giving the guards the illusion of the wagon. <text:s/></text:p>
      <text:p text:style-name="P238"/>
      <text:p text:style-name="P238">39)</text:p>
      <text:p text:style-name="P238">As they go in to the kitchen of the Grant Enchanted Landian, they find a secret passage into the wine cellar. <text:s/></text:p>
      <text:p text:style-name="P238"/>
      <text:p text:style-name="P238">40)</text:p>
      <text:p text:style-name="P238">Inside the wine cellar, John hits the guard who's watching the Princess with a heavy wine bottle.</text:p>
      <text:p text:style-name="P238">They go back upstairs to the kitchen. <text:s/></text:p>
      <text:p text:style-name="P238"/>
      <text:p text:style-name="P238">41)</text:p>
      <text:p text:style-name="P238">They try to walk out of the side doors of the kitchen, calmly and slowly. <text:s/></text:p>
      <text:p text:style-name="P238"/>
      <text:p text:style-name="P238">42)</text:p>
      <text:p text:style-name="P238">Unbeknownst to Zanzibar, Max had his guards searching everywhere for Zanzibar's money.</text:p>
      <text:p text:style-name="P238">They finally found his stash in his hotel room in the Grand Enchanted Landian and take it.</text:p>
      <text:p text:style-name="P238"/>
      <text:p text:style-name="P238">43)</text:p>
      <text:p text:style-name="P238">Max uses Zanzibar's shows to abduct more citizens and tourists for his mines, as he goes from village to village.</text:p>
      <text:p text:style-name="P238"><text:soft-page-break/>Max proposes one final big show in the hotel, since Max has enough people for his mines. <text:s/></text:p>
      <text:p text:style-name="P238">Zanzibar agrees to Max's proposal beccause he feels he has enough money to live like a King.</text:p>
      <text:p text:style-name="P238"/>
      <text:p text:style-name="P238">44)</text:p>
      <text:p text:style-name="P238">The Black Knight rides up to the Grand Enchanted Landian on his black charger.</text:p>
      <text:p text:style-name="P238">Hubert and company calmly out of the kitchen doors.</text:p>
      <text:p text:style-name="P238">The guard that was guarding the Princess in the cellar stumbles out, and yells "She's Escaped!"</text:p>
      <text:p text:style-name="P238">They then run to the wagon and they take off, as the Black Knight begins to chase them. <text:s/></text:p>
      <text:p text:style-name="P238"/>
      <text:p text:style-name="P238">45)</text:p>
      <text:p text:style-name="P238">The Black Knight chases Hubert and company in their wagon across the open land.</text:p>
      <text:p text:style-name="P238">They come upon the edge of Lapsewood, the bare forest, still pursued by the Black Knight.</text:p>
      <text:p text:style-name="P238">They go into the forest, and before they know it, they’re lost among the leafless trees. <text:s/></text:p>
      <text:p text:style-name="P238"/>
      <text:p text:style-name="P238">46)</text:p>
      <text:p text:style-name="P238">Somewhere in the middle of the bare forest, they spot a Unicorn.</text:p>
      <text:p text:style-name="P238">The Unicorn stands around but doesn't run away as they approach.</text:p>
      <text:p text:style-name="P238">The princess hops out and starts petting him and talking to him.</text:p>
      <text:p text:style-name="P238">John then mentions he read a book on "Unicorn sign language once."</text:p>
      <text:p text:style-name="P238">John gestures to the unicorn, and they proceed to "talk".</text:p>
      <text:p text:style-name="P238">When John and the Unicorn are finished, John translates and says he's forgotten where he was going, and is lost.</text:p>
      <text:p text:style-name="P238">Hubert then says, he must be losing his memory because they're in Lapsewood. <text:s/></text:p>
      <text:p text:style-name="P238"/>
      <text:p text:style-name="P238">47)</text:p>
      <text:p text:style-name="P238">Back at the Grand Enchanted Landian Max tells Zanzibar that he knows he's been stealing.</text:p>
      <text:p text:style-name="P238">In the ballroom Max tells Zanzibar that this is his last show and then Zanzibar performing.</text:p>
      <text:p text:style-name="P238"><text:soft-page-break/>After Corvus (Zanzibar's pet crow), steals the money from the audience, Max yells that he took all his money.</text:p>
      <text:p text:style-name="P238">The crowd looks angrily toward Zanzibar and starts chasing him.</text:p>
      <text:p text:style-name="P238">Max gets word that the Omni-Gate is ready for testing, so he leaves for the Castle.</text:p>
      <text:p text:style-name="P238">Zanzibar distracts the crowd with a few cheap tricks and escapes out the back with his loot. <text:s/></text:p>
      <text:p text:style-name="P238"/>
      <text:p text:style-name="P238">48)</text:p>
      <text:p text:style-name="P238">Back in Lapsewood, Hubert realizes this may be Sir William, and then casts a spell to change him back.</text:p>
      <text:p text:style-name="P238">The spell doesn't work correctly, but allows the Unicorn to talk to them in human speech.</text:p>
      <text:p text:style-name="P238">The Unicorn is unable to remember his name, and they all start walking together.</text:p>
      <text:p text:style-name="P238">Soon nobody remembers what they were doing.</text:p>
      <text:p text:style-name="P238">They all stop walking, and stand and stare at each other. <text:s/></text:p>
      <text:p text:style-name="P238"/>
      <text:p text:style-name="P238">49)</text:p>
      <text:p text:style-name="P238">Roland walks to the only open restaurant in town, Scarborough Faire Chicken.</text:p>
      <text:p text:style-name="P238">Roland looks around and starts asking about Hubert until finally getting to The Count sitting down at a table.</text:p>
      <text:p text:style-name="P238">Roland asks the count if he has any idea of where Hubert is.</text:p>
      <text:p text:style-name="P238">The Count says he'll try to go find him, and turns into a bat, as Roland sits down. <text:s/></text:p>
      <text:p text:style-name="P238"/>
      <text:p text:style-name="P238">50)</text:p>
      <text:p text:style-name="P238">Standing the middle of Lapsewood, John notices Hubert wearing Wizard garb and suggests he cast a spell or something.</text:p>
      <text:p text:style-name="P238">Hubert reaches into a bag and pulls out some hats and puts them on then wiggles his fingers.</text:p>
      <text:p text:style-name="P238">When he does this they're instantly teleported elsewhere. <text:s/></text:p>
      <text:p text:style-name="P238">Hubert and company, wake up on the road, and confirm it was definitely Lapsewood, because splitting headaches. <text:s/></text:p>
      <text:p text:style-name="P238">Hubert recognizes the road, and they travel without event to The Bats in the Belfy Hotel. <text:s/></text:p>
      <text:p text:style-name="P238"/>
      <text:p text:style-name="P238"><text:soft-page-break/>51)</text:p>
      <text:p text:style-name="P238">In the werewolf village, they tell Red they want proof of the curse being lifted.</text:p>
      <text:p text:style-name="P238">She leaves and brings Max back to the village, who promptly gets rid of the curse for a few of them. <text:s/></text:p>
      <text:p text:style-name="P238">The Werewolves led by Rottweiler, throw Red into a hut, and discuss, and then Kurt comes back to the village.</text:p>
      <text:p text:style-name="P238">The Werewolves debate joining Max's army and eventually agree, and then bring Red back out. <text:s/></text:p>
      <text:p text:style-name="P238">Red goes back to Max's mines and tells him the news, as Kurt and a lot of the other werewolves start grumbling. <text:s/></text:p>
      <text:p text:style-name="P238"/>
      <text:p text:style-name="P238">52)</text:p>
      <text:p text:style-name="P238">At the Bat's-in-the-Belfry, Hubert dings the bell loudly a few times.</text:p>
      <text:p text:style-name="P238">The Count as a bat, flies in and rematerializes in front of them.</text:p>
      <text:p text:style-name="P238">The Count tells Hubert, Roland is waiting for him at SFC, but Hubert tells him to bring him back here</text:p>
      <text:p text:style-name="P238">After the Count comes back, Roland tells them that Max's quicksilver mines are in the Gnome Kingdom.</text:p>
      <text:p text:style-name="P238">In the papers the Princess grabbed, are plans to some huge machine called the "Omni-Gate". <text:s/></text:p>
      <text:p text:style-name="P238"/>
      <text:p text:style-name="P238">53)</text:p>
      <text:p text:style-name="P238">Hubert sends Roland and John into the mines.</text:p>
      <text:p text:style-name="P238">Hubert tells Sir William that they're going to have to head to the castle. <text:s/></text:p>
      <text:p text:style-name="P238">Hubert then proceeds to cast a spell on Sir William, when Sir William sprouts some wings.</text:p>
      <text:p text:style-name="P238">Sir William tells Hubert to hop on, and that they'll fly to the Castle. <text:s/></text:p>
      <text:p text:style-name="P238"/>
      <text:p text:style-name="P238">54)</text:p>
      <text:p text:style-name="P238">Back at Nestors cave, Chester presents him with a shiny polished stone, and they both talk about the past. <text:s/></text:p>
      <text:p text:style-name="P238">After finding out they're long lost twin brothers, Chester and Nestor go on a search for Crooktooth. <text:s/></text:p>
      <text:p text:style-name="P238"><text:soft-page-break/></text:p>
      <text:p text:style-name="P238">55)</text:p>
      <text:p text:style-name="P238">The Black Knight, while hunting for Sir William, circumscribes Lapsewood, and comes to the road leaving the forest.</text:p>
      <text:p text:style-name="P238">The Black Knight looks in the direction of the Bats-in-the-Belfry Hotel and sees a flying unicorn with a wizard atop. <text:s/></text:p>
      <text:p text:style-name="P238"/>
      <text:p text:style-name="P238">56)</text:p>
      <text:p text:style-name="P238">Roland and John go back into the dwarf mines.</text:p>
      <text:p text:style-name="P238">They use the secret door to gain entrance into the gnome kingdom. <text:s/></text:p>
      <text:p text:style-name="P238"/>
      <text:p text:style-name="P238">57)</text:p>
      <text:p text:style-name="P238">Max arrives at the administration castle aboard a transport train.</text:p>
      <text:p text:style-name="P238">Max has his techs activate the machine for the first time. <text:s/></text:p>
      <text:p text:style-name="P238">First at half power, he has them open a few gates, then a few more.</text:p>
      <text:p text:style-name="P238">Thousands of gates are opened simultaneously, and then shut off. <text:s/></text:p>
      <text:p text:style-name="P238"/>
      <text:p text:style-name="P238">58)</text:p>
      <text:p text:style-name="P238">Sir William lands on the west side terrace of the Castle, and let's Hubert off.</text:p>
      <text:p text:style-name="P238">Hubert start systematically searching the grounds for Violet, taking care not to be seen.</text:p>
      <text:p text:style-name="P238">Sir William flies off and heads back toward the Bats-in-the-Belfry.</text:p>
      <text:p text:style-name="P238"/>
      <text:p text:style-name="P238">59)</text:p>
      <text:p text:style-name="P238">Roland and John locate the office in Max's mines. <text:s/></text:p>
      <text:p text:style-name="P238">Roland and John then spot the dwarves tied and gagged on the floor. <text:s/></text:p>
      <text:p text:style-name="P238">Sneaking in Roland easily snaps the bonds holding them.</text:p>
      <text:p text:style-name="P238">Roland and John are then surprised and captured by the Gnomes. <text:s/></text:p>
      <text:p text:style-name="P238"/>
      <text:p text:style-name="P238">60)</text:p>
      <text:p text:style-name="P238">Violet comes out of the east gate of the castle toward the east side train depot.</text:p>
      <text:p text:style-name="P238">Hubert confronts Violet and before she can do anything, casts the spell that returns the magic.</text:p>
      <text:p text:style-name="P238">Violet yells to alert the guards and Hubert starts running.</text:p>
      <text:p text:style-name="P238"><text:soft-page-break/></text:p>
      <text:p text:style-name="P238">61)</text:p>
      <text:p text:style-name="P238">The guards chase Hubert to the east depot. <text:s/></text:p>
      <text:p text:style-name="P238"/>
      <text:p text:style-name="P238">62)</text:p>
      <text:p text:style-name="P238">While Sir William is flying, a huge black dragon swoops out from the sky and hits him full on. <text:s/></text:p>
      <text:p text:style-name="P238">The Black Knight sitting atop Crooktooth circles around and starts flying toward Sir William again.</text:p>
      <text:p text:style-name="P238">After falling a bit Sir William regains his balance and starts flying towards Crooktooth. <text:s/></text:p>
      <text:p text:style-name="P238">Sir William gets a few hits, but doesn't do much damage to Crooktooth as he knocks Sir William out of the sky again.</text:p>
      <text:p text:style-name="P238"/>
      <text:p text:style-name="P238">63)</text:p>
      <text:p text:style-name="P238">Crooktooth starts heading toward Sir William again, when two other dragons swoop in behind him.</text:p>
      <text:p text:style-name="P238">These two dragons, Chester, and Nestor, fly toward Sir William and turn around to confront Crooktooth.</text:p>
      <text:p text:style-name="P238">All three start flying towards the Black Knight. <text:s/></text:p>
      <text:p text:style-name="P238"/>
      <text:p text:style-name="P238">64)</text:p>
      <text:p text:style-name="P238">In the mines, the gnomes promptly put John, Roland, and the rest to work. <text:s/></text:p>
      <text:p text:style-name="P238">After a bit, John signals the dwarves to overpower the guards. <text:s/></text:p>
      <text:p text:style-name="P238"/>
      <text:p text:style-name="P238">65)</text:p>
      <text:p text:style-name="P238">There’s an explosion that seems to come from one of the mine walls.</text:p>
      <text:p text:style-name="P238">When the smoke clears, a train appears to have crashed into the mine. <text:s/></text:p>
      <text:p text:style-name="P238">Hubert pops out of the train. <text:s/></text:p>
      <text:p text:style-name="P238"/>
      <text:p text:style-name="P238">66)</text:p>
      <text:p text:style-name="P238">Sir William and the twins manage to batter Crooktooth and his rider, the Black Knight.</text:p>
      <text:p text:style-name="P238">The battle ends quickly, when the Black Knight and Crooktooth separate and fall to their deaths. <text:s/></text:p>
      <text:p text:style-name="P238"><text:soft-page-break/></text:p>
      <text:p text:style-name="P238">67)</text:p>
      <text:p text:style-name="P238">Red heads back to the Werewolf village when Kurt jumps out of the bushes, and they tumble back into the forest. <text:s/></text:p>
      <text:p text:style-name="P238"/>
      <text:p text:style-name="P238">68)</text:p>
      <text:p text:style-name="P238">Kurt then takes Red's "riding hood" back to Violet at Fairy Godcollege. <text:s/></text:p>
      <text:p text:style-name="P238">Kurt reveals Red was promising to remove their curses, and that he didn’t want that.</text:p>
      <text:p text:style-name="P238">He asks Violet to enhance the effects.</text:p>
      <text:p text:style-name="P238">Violet agrees if he steals the "Totem of Leadership" and brings it to her, because she claims it will bind the pack to him. </text:p>
      <text:p text:style-name="P238"/>
      <text:p text:style-name="P238">69)</text:p>
      <text:p text:style-name="P238">Back in the mines, gnome guards are easily overpowered after they hear what sounds like an explosion. <text:s/></text:p>
      <text:p text:style-name="P238">The slaves get released and start to run out of the mines. <text:s/></text:p>
      <text:p text:style-name="P238">Hubert shouts for everyone to head to the Bats-in-the-Belfry Hotel. <text:s/></text:p>
      <text:p text:style-name="P238"/>
      <text:p text:style-name="P238">70)</text:p>
      <text:p text:style-name="P238">Back at the Bats-in-the-Belfry, Hubert changes Sir William back into a man. <text:s/></text:p>
      <text:p text:style-name="P238">Hubert then sends John and Sir William to Knight School, to inform them and enlist their help. <text:s/></text:p>
      <text:p text:style-name="P238"/>
      <text:p text:style-name="P238">71)</text:p>
      <text:p text:style-name="P238">When Kurt gets back to the werewolf village he goes into Rottweiler's hut and starts to grab the totem. <text:s/></text:p>
      <text:p text:style-name="P238">Thorne, Rottweiler's third in command, stops Kurt from getting the totem, they fight, and Kurt takes the totem. <text:s/></text:p>
      <text:p text:style-name="P238"/>
      <text:p text:style-name="P238">72)</text:p>
      <text:p text:style-name="P238">Kurt returns to Violet at Fairy Godcollege.</text:p>
      <text:p text:style-name="P238">She casts a spell, which visibly alters Kurt, and then he goes back to the Village.</text:p>
      <text:p text:style-name="P238"/>
      <text:p text:style-name="P238"><text:soft-page-break/>73)</text:p>
      <text:p text:style-name="P238">At the village Kurt disposes of Rottweiler and most of his followers.</text:p>
      <text:p text:style-name="P238">When Violet casts the spell to alter Kurt, Thorne in the village sees Kurt's own followers change as well.</text:p>
      <text:p text:style-name="P238">Thorne goes and hides just out of town, and waits.</text:p>
      <text:p text:style-name="P238"/>
      <text:p text:style-name="P238">74) </text:p>
      <text:p text:style-name="P238">The Princess, the Count, and Hubert, all sit in the Lobby of the Bats-in-the-Belfry</text:p>
      <text:p text:style-name="P238">They decide to rescue the vacation Fairy Godmothers and vacation princesses, and starts making plans. <text:s/></text:p>
      <text:p text:style-name="P238">The Count makes a deal with the Princess to help him find a mate, if he helps her with finding the princesses.</text:p>
      <text:p text:style-name="P238">The Count then hides in her handbag in his bat form. <text:s/></text:p>
      <text:p text:style-name="P238"/>
      <text:p text:style-name="P238">75) </text:p>
      <text:p text:style-name="P238">John and Sir William arrive at Knight School.</text:p>
      <text:p text:style-name="P238">They convince most of the Knights and Knights-in-Training, to join them in fighting Max and his armies.</text:p>
      <text:p text:style-name="P238">They, then, leave to go back to the Bats in the Belfry.</text:p>
      <text:p text:style-name="P238"/>
      <text:p text:style-name="P238">76)</text:p>
      <text:p text:style-name="P238">The Princess goes back to Princess Prep and sees a note on the door.</text:p>
      <text:p text:style-name="P238">The Note says to go to Fairy GodCollege with a password.</text:p>
      <text:p text:style-name="P238">The Princess with The Count, still a bat in her handbag, start towards Fairy Godcollege. </text:p>
      <text:p text:style-name="P238"/>
      <text:p text:style-name="P238">77)</text:p>
      <text:p text:style-name="P238">The Princess gets into Fairy Godcollege with the password, when she has to throw her bag into a box. <text:s/></text:p>
      <text:p text:style-name="P238"/>
      <text:p text:style-name="P238">78)</text:p>
      <text:p text:style-name="P238">The Princess is taken to the Library as the box with her handbag goes into another room.</text:p>
      <text:p text:style-name="P238">She's asked to grab some books, and opens one and then is immediately sucked inside. <text:s/></text:p>
      <text:p text:style-name="P238"><text:soft-page-break/></text:p>
      <text:p text:style-name="P238">79)</text:p>
      <text:p text:style-name="P238">The box travels into a room with an incinerator which the Count is barely able to make out from within the handbag.</text:p>
      <text:p text:style-name="P238">Before being thrown in, The Count causes the attendant to trip, and then the Count escapes.</text:p>
      <text:p text:style-name="P238">The count then leaves the incinerator room back into the hallway and hides in the shadows. <text:s/></text:p>
      <text:p text:style-name="P238">The Count then spots a girl going into the library, and follows her. <text:s/></text:p>
      <text:p text:style-name="P238"/>
      <text:p text:style-name="P238">80)</text:p>
      <text:p text:style-name="P238">The count stops at the door to the library as it closes, and then peeks into the windows of the door.</text:p>
      <text:p text:style-name="P238">The Count then sees the girl being sucked into a book, and figures this must be what happened to the Princess. <text:s/></text:p>
      <text:p text:style-name="P238">The Count makes it back to Hubert and John,</text:p>
      <text:p text:style-name="P238"/>
      <text:p text:style-name="P238">81)</text:p>
      <text:p text:style-name="P238">Hubert, John, and the Count, all go back to Fairy Godcollege. <text:s/></text:p>
      <text:p text:style-name="P238">With Hubert's full magic, they force their way in.</text:p>
      <text:p text:style-name="P238">As soon as they release the vacation Fairy Godmothers, and go and get the books.</text:p>
      <text:p text:style-name="P238">They then leave to go back to the Count's hotel.</text:p>
      <text:p text:style-name="P238"/>
      <text:p text:style-name="P238">82)</text:p>
      <text:p text:style-name="P238">Back at the Bats in the Belfry, John, goes into the books to bring Karin out. <text:s/></text:p>
      <text:p text:style-name="P238">They instruct Sir William and his men to go into the rest of the books and retrieve the rest vacation princesses. <text:s/></text:p>
      <text:p text:style-name="P238"/>
      <text:p text:style-name="P238">83)</text:p>
      <text:p text:style-name="P238">They all meet back at the "Bats" lobby.</text:p>
      <text:p text:style-name="P238">The Count, then, comes to Karin and asks if she can help him now, and she just points.</text:p>
      <text:p text:style-name="P238">The Count looking at where she's pointing meets a beautiful woman who happens to also be a vampire and a real princess.</text:p>
      <text:p text:style-name="P238"><text:soft-page-break/>In the library Roland Jr. tells Hubert, him and his Dad are going get the help of his people.</text:p>
      <text:p text:style-name="P238">Roland leaves the Hotel.</text:p>
      <text:p text:style-name="P238"/>
      <text:p text:style-name="P238">84)</text:p>
      <text:p text:style-name="P238">Back at the castle in the throne room, Max gets a "magic mirror" call. <text:s/></text:p>
      <text:p text:style-name="P238">Barty sitting on his squat throne inside the Gnome Kingdom, tells Max what has been going on.</text:p>
      <text:p text:style-name="P238">Max finds out that John and Roland and most of the slaves were rescued by Hubert <text:s/></text:p>
      <text:p text:style-name="P238">Max gets suspicious of Red's long absence, and so gets a servant to go and find out what happened.</text:p>
      <text:p text:style-name="P238">The servant returns later with Red's hood, and tells Max it was in the possession of Violet. <text:s/></text:p>
      <text:p text:style-name="P238"/>
      <text:p text:style-name="P238">85)</text:p>
      <text:p text:style-name="P238">After going to the werewolf village with Violet, and confronting her and Kurt, about Red, he kills Kurt with a fireball. <text:s/></text:p>
      <text:p text:style-name="P238">Violet runs into the forest, and Max says he'll make anyone the leader who disposes of her. <text:s/></text:p>
      <text:p text:style-name="P238">Thorne comes back, but before giving him the totem, he says he'll only give it back if they agree to join his army.</text:p>
      <text:p text:style-name="P238">The Werewolves under Thorne agree to join the army and Max gives him the Totem before returning to the Castle. <text:s/></text:p>
      <text:p text:style-name="P238"/>
      <text:p text:style-name="P238">86)</text:p>
      <text:p text:style-name="P238">Everyone meets at the Bats in the Belfry Hotel.</text:p>
      <text:p text:style-name="P238">Everyone gathers around, even spilling into the streets.</text:p>
      <text:p text:style-name="P238">Hubert speaks to the crowd and they all make their battle plans.</text:p>
      <text:p text:style-name="P238"/>
      <text:p text:style-name="P238">87)</text:p>
      <text:p text:style-name="P238">On the castle grounds, on the north terrace near the Omni-Gate, Max and his armies assemble. <text:s/></text:p>
      <text:p text:style-name="P238">Max orders his technicians to put the machine at full power, and open all the portals.</text:p>
      <text:p text:style-name="P238"><text:soft-page-break/>As soon as all armies are assembled, he starts seeing a large amount of trains flying in. <text:s/></text:p>
      <text:p text:style-name="P238">Realizing, who they are, he commands his armies to attack them.</text:p>
      <text:p text:style-name="P238">A large battle ensues.</text:p>
      <text:p text:style-name="P238">The battle starts waning in favor of the Enchanted Landians. <text:s/></text:p>
      <text:p text:style-name="P238"/>
      <text:p text:style-name="P238">88)</text:p>
      <text:p text:style-name="P238">John spots Max trying to escape via one of the portals and chases him. <text:s/></text:p>
      <text:p text:style-name="P238">John tackles Max but Max throws him off, and starts running for a stair well.</text:p>
      <text:p text:style-name="P238">John chases Max up the stairs, and onto a catwalk, and they begin to fight. <text:s/></text:p>
      <text:p text:style-name="P238"/>
      <text:p text:style-name="P238">89)</text:p>
      <text:p text:style-name="P238">John still has his silver ticket, and Max manages to grab it out of his coat.</text:p>
      <text:p text:style-name="P238">While grabbing for the ticket, he pulls John down with him as he goes over the edge.</text:p>
      <text:p text:style-name="P238">John holds on to the catwalk with his feet, as Max dangles below.</text:p>
      <text:p text:style-name="P238">Max starts slipping and with the ticket in hand eventually falls.</text:p>
      <text:p text:style-name="P238">John turns away as Max falls, and when he turns back, Max is gone. <text:s/></text:p>
      <text:p text:style-name="P238"/>
      <text:p text:style-name="P238">90)</text:p>
      <text:p text:style-name="P238">Coming back down, out of breath and full of bruises and scratches, he notices the battle is almost over. <text:s/></text:p>
      <text:p text:style-name="P238">As the it comes to a close. The princess and Hubert manage to make their way over to John. <text:s/></text:p>
      <text:p text:style-name="P238">John points to the machines controls, and Hubert runs over to the control panel to shut the machine down. <text:s/></text:p>
      <text:p text:style-name="P238"/>
      <text:p text:style-name="P238">91)</text:p>
      <text:p text:style-name="P238">After the battle is over, bodies are thrown into piles, and burned. Enemies are rounded up. <text:s/></text:p>
      <text:p text:style-name="P238"/>
      <text:p text:style-name="P238">92)</text:p>
      <text:p text:style-name="P238">Some time later in the throne room, Hubert talks privately to John and Princess Karin.</text:p>
      <text:p text:style-name="P238">Hubert states that John is probably going to become King.</text:p>
      <text:p text:style-name="P238">Hubert mentions the King is still missing.</text:p>
      <text:p text:style-name="P238"><text:soft-page-break/>He also mentions that Max is still alive somewhere.</text:p>
      <text:p text:style-name="P238">John mentions, he wants to have a date with Princess Karin.</text:p>
      <text:p text:style-name="P238">Hubert finally sets it up, and gives it some “magical” touches.</text:p>
      <text:p text:style-name="P238">He then leaves them in peace to eat dinner and to talk.</text:p>
      <text:p text:style-name="P250"/>
      <text:p text:style-name="P238">---</text:p>
      <text:p text:style-name="P240">Revised list with room numbers:</text:p>
      <text:p text:style-name="P249"/>
      <text:p text:style-name="P240">rm001_</text:p>
      <text:p text:style-name="P240">Enchanted Lands Magical Resort was sold to a mysterious figure, by the ruler of the kingdom. <text:s/></text:p>
      <text:p text:style-name="P240">This figure, named Max, has systematically closed down, most of the resort. <text:s/></text:p>
      <text:p text:style-name="P240">Many people have disappeared including both citizens and tourists. <text:s/></text:p>
      <text:p text:style-name="P240">Ever since the King closed down the resort, he's been acting strangely. <text:s/></text:p>
      <text:p text:style-name="P240">Chief advisor and friend to the King, the Wizard Hubert, after seeing the him, goes home to prepare to get external help. <text:s/></text:p>
      <text:p text:style-name="P249"/>
      <text:p text:style-name="P240">rm002_</text:p>
      <text:p text:style-name="P240">Hubert walks around his home, examining spell books, scrolls, and loose papers, to figure out the best course of action. <text:s/></text:p>
      <text:p text:style-name="P240">Hubert goes to a large crystal ball, which allows him to see into different realms, and he searches for someone to help. <text:s/></text:p>
      <text:p text:style-name="P240">Hubert then spots John, pulls up info about him, and then sees him enter a convenience store, to grab a Benny Wonky Bar. <text:s/></text:p>
      <text:p text:style-name="P240">Hubert puts a silver ticket into a 'magic' mailbox on his desk, which magically appears inside the wrapper. <text:s/></text:p>
      <text:p text:style-name="P249"/>
      <text:p text:style-name="P240">rm003_</text:p>
      <text:p text:style-name="P240">In our realm, also called Cerulea by Enchanted Landians, John is leaving work and walking home, down the street. <text:s/></text:p>
      <text:p text:style-name="P240">John, stops in at a store nearby, and gets his favorite candy bar with a silver "ticket" inside. <text:s/></text:p>
      <text:p text:style-name="P240">John looks at the silver ticket, and says some words in the fine print, and a portal opens. <text:s/></text:p>
      <text:p text:style-name="P240"><text:soft-page-break/>John steps through the portal as it closes behind him. <text:s/></text:p>
      <text:p text:style-name="P249"/>
      <text:p text:style-name="P240">rm004_</text:p>
      <text:p text:style-name="P240">Somewhere in the kingdom, Chester, a friendly dragon, lands at the entrance to the "Caves of Dragonmount." <text:s/></text:p>
      <text:p text:style-name="P240">Chester walks around the cave system trying to find his friends. <text:s/></text:p>
      <text:p text:style-name="P240">Chester then leaves, and flies around while looking some more. <text:s text:c="3"/></text:p>
      <text:p text:style-name="P249"/>
      <text:p text:style-name="P240">rm005_</text:p>
      <text:p text:style-name="P240">As Chester is flying around, he sees a random village being burned down by a friend. <text:s/></text:p>
      <text:p text:style-name="P240">Chester flies right into the other dragon hard enough to cause him to stop. <text:s/></text:p>
      <text:p text:style-name="P240">Before the other dragon could recover, Chester flies back to his own cave, under Dragonmount. <text:s/></text:p>
      <text:p text:style-name="P249"/>
      <text:p text:style-name="P240">rm006_</text:p>
      <text:p text:style-name="P240">Chester picks up a few shiny objects from his cave, and then leaves again to search for more of his friends. <text:s/></text:p>
      <text:p text:style-name="P249"/>
      <text:p text:style-name="P240">rm007_</text:p>
      <text:p text:style-name="P240">John steps into what looks like a train cabin, when he sees a beautiful young woman sitting near the front. <text:s/></text:p>
      <text:p text:style-name="P240">The beautiful woman is grabbed by a short fat little man, as the train cabin starts tumbling, causing John to fall. <text:s text:c="3"/></text:p>
      <text:p text:style-name="P249"/>
      <text:p text:style-name="P240">rm008_</text:p>
      <text:p text:style-name="P240">John awakens in a forest without leaves as Hubert walks over and introduces himself. <text:s/></text:p>
      <text:p text:style-name="P240">Hubert tells John, that he brought him here, to help find out why Enchanted Lands has closed. <text:s/></text:p>
      <text:p text:style-name="P240">Hubert mentions that it's a good thing, that he fell near the edge of Lapsewood, since it makes you forget things. <text:s/></text:p>
      <text:p text:style-name="P240">Hubert and John start walking out of the leafless forest. <text:s/></text:p>
      <text:p text:style-name="P249"/>
      <text:p text:style-name="P240">rm009_</text:p>
      <text:p text:style-name="P240"><text:soft-page-break/>In our realm (Cerulea), Zanzibar the great, magician, con artist, and thief, manages to escape the police into the Lands. <text:s text:c="3"/></text:p>
      <text:p text:style-name="P249"/>
      <text:p text:style-name="P240">rm010_</text:p>
      <text:p text:style-name="P240">Zanzibar then does a few tricks for the first locals he sees, in some random village. <text:s/></text:p>
      <text:p text:style-name="P240">Zanzibar gets his crow, Corvus, to steal from the locals. <text:s/></text:p>
      <text:p text:style-name="P249"/>
      <text:p text:style-name="P240">rm011_</text:p>
      <text:p text:style-name="P240">Once they're out of the confines of Lapsewood, Hubert stops to give instructions. <text:s/></text:p>
      <text:p text:style-name="P240">Hubert sends John to Knight School and Princess Prep to figure out what's happening. <text:s/></text:p>
      <text:p text:style-name="P240">Hubert himself, goes to examine Wizard U and Fairy Godcollege. <text:s text:c="3"/></text:p>
      <text:p text:style-name="P249"/>
      <text:p text:style-name="P240">rm012_</text:p>
      <text:p text:style-name="P240">Near the dwarf mines, Roland, the half-dwarf/half-giant approaches the entrance. <text:s/></text:p>
      <text:p text:style-name="P240">An old dwarf Roland knows, stumbles out and tells him his Dad is trapped in the Gnome Kingdom. <text:s text:c="3"/></text:p>
      <text:p text:style-name="P249"/>
      <text:p text:style-name="P240">rm013_</text:p>
      <text:p text:style-name="P240">At the Knight School entrance, John talks to the guards, and then gains entrance to the school. <text:s text:c="3"/></text:p>
      <text:p text:style-name="P249"/>
      <text:p text:style-name="P240">rm014_</text:p>
      <text:p text:style-name="P240">While inside Knight School, John learns a Princess was going to speak at Princess Prep but never made it. <text:s/></text:p>
      <text:p text:style-name="P240">Someone tells him the Knights are using real weapons, and dragons are terrorizing small villages. <text:s text:c="3"/></text:p>
      <text:p text:style-name="P249"/>
      <text:p text:style-name="P240">rm015_</text:p>
      <text:p text:style-name="P240">Hubert sneaks into Wizard U and examines the "hall of fame" paintings and notices one is missing. <text:s/></text:p>
      <text:p text:style-name="P240">After realizing what's missing, he leaves the school. <text:s/></text:p>
      <text:p text:style-name="P249"/>
      <text:p text:style-name="P240">rm016_</text:p>
      <text:p text:style-name="P240">Within Knight School grounds, two Knights are standing in front of a statue of a Knight. <text:s/></text:p>
      <text:p text:style-name="P240"><text:soft-page-break/>They start discussing the disappearance of Sir William. <text:s/></text:p>
      <text:p text:style-name="P240">A unicorn steps up to a pool in front of the statue but behind the knights. <text:s/></text:p>
      <text:p text:style-name="P240">The unicorn notices a man's face for a moment, in place of his own reflection. <text:s/></text:p>
      <text:p text:style-name="P240">The two knights say they don't think even the Wizards at Wizard U could help, and then they leave. <text:s/></text:p>
      <text:p text:style-name="P240">The unicorn walks up to the statue and recognizes it as the face he saw in the reflecting pool. <text:s/></text:p>
      <text:p text:style-name="P240">The unicorn leaves Knight School grounds to search for Wizard U. <text:s/></text:p>
      <text:p text:style-name="P249"/>
      <text:p text:style-name="P240">rm017_</text:p>
      <text:p text:style-name="P240">When John sneaks into Princess Prep he learns her first stop was supposed to be the Grand Enchanted Landian Hotel. <text:s text:c="3"/></text:p>
      <text:p text:style-name="P249"/>
      <text:p text:style-name="P240">rm018_</text:p>
      <text:p text:style-name="P240">Zanzibar does some more shows in some other villages. <text:s/></text:p>
      <text:p text:style-name="P240">Max attends one of his shows, but Corvus manages to steal from Max without his notice. <text:s text:c="3"/></text:p>
      <text:p text:style-name="P249"/>
      <text:p text:style-name="P240">rm019_</text:p>
      <text:p text:style-name="P240">Max leaves the last show Zanzibar put on, but on the road discovers his money is gone. <text:s/></text:p>
      <text:p text:style-name="P240">Max catches up to Zanzibar in another village, and then confronts him after a show, and makes a deal with him. <text:s/></text:p>
      <text:p text:style-name="P240">Max helps Zanzibar with larger productions, in exchange for doing some tax collection for Max. <text:s text:c="3"/></text:p>
      <text:p text:style-name="P249"/>
      <text:p text:style-name="P240">rm020_</text:p>
      <text:p text:style-name="P240">Chester manages to catch up to a few of his friends in various villages to try to break them from the enchantment. <text:s/></text:p>
      <text:p text:style-name="P240">Chester tries to give them shiny gifts, and then breath fire on them, neither of which works. <text:s/></text:p>
      <text:p text:style-name="P249"/>
      <text:p text:style-name="P240">rm021_</text:p>
      <text:p text:style-name="P240">Desperate Chester flies to Nestor's cave, somewhere in the White Serpent range, west of DragonMount. <text:s/></text:p>
      <text:p text:style-name="P240">Nestor gets ready to breathe fire on Chester, when Chester speaks to him. <text:s/></text:p>
      <text:p text:style-name="P240"><text:soft-page-break/>Nestor tells Chester that Crooktooth has enchanted the dragons to act hostile. <text:s text:c="3"/></text:p>
      <text:p text:style-name="P249"/>
      <text:p text:style-name="P240">rm022_</text:p>
      <text:p text:style-name="P240">The Unicorn walks up to the door of Wizard University. <text:s/></text:p>
      <text:p text:style-name="P240">The Unicorn tries to push the door open, but it doesn't budge. <text:s/></text:p>
      <text:p text:style-name="P240">The Unicorn then gets a running start and rams the door with his horn, and then goes inside. <text:s/></text:p>
      <text:p text:style-name="P249"/>
      <text:p text:style-name="P240">rm023_</text:p>
      <text:p text:style-name="P240">Just inside the door at Wizard U, the Unicorn reads a sign that hints at the library. <text:s/></text:p>
      <text:p text:style-name="P240">The Unicorn then passes through the "hall of fame," noting the paintings of each of the Wizards. <text:s/></text:p>
      <text:p text:style-name="P240">The Unicorn sees Hubert's painting in the hall of fame, and particularly notes it has been defaced. <text:s/></text:p>
      <text:p text:style-name="P240">He then proceeds to find the library. <text:s text:c="3"/></text:p>
      <text:p text:style-name="P249"/>
      <text:p text:style-name="P240">rm024_</text:p>
      <text:p text:style-name="P240">After finding the library and exploring it, he finds a section on curses and pulls off a few books with his horn. <text:s/></text:p>
      <text:p text:style-name="P240">Inside the library at Wizard U, the Unicorn notices the page about 'transmogrification.' <text:s/></text:p>
      <text:p text:style-name="P240">Using his horn to turn the pages, he reads that anyone can be turned into anything, even a unicorn. <text:s/></text:p>
      <text:p text:style-name="P240">After closing the book, the Unicorn notices the picture appears to be the same wizard who had his painting defaced. <text:s/></text:p>
      <text:p text:style-name="P240">The dust jacket reads: "Hubert Halfway, resides with his spellbooks at a house near the edge of Lapsewood." <text:s/></text:p>
      <text:p text:style-name="P240">The Unicorn then leaves Wizard U. <text:s/></text:p>
      <text:p text:style-name="P249"/>
      <text:p text:style-name="P240">rm025_</text:p>
      <text:p text:style-name="P240">Roland goes into the dwarf mines and then from there finds a secret entrance into the Gnome Kingdom. <text:s text:c="3"/></text:p>
      <text:p text:style-name="P249"/>
      <text:p text:style-name="P240">rm026_</text:p>
      <text:p text:style-name="P240">Hubert makes his way to Fairy Godcollege and peeks in one of the windows. <text:s/></text:p>
      <text:p text:style-name="P240"><text:soft-page-break/>At Fairy Godcollege, an old friend tells Hubert that Violet is back and is trying to force students to become evil witches. <text:s text:c="3"/></text:p>
      <text:p text:style-name="P249"/>
      <text:p text:style-name="P240">rm027_</text:p>
      <text:p text:style-name="P240">In the Gnome Kingdom, Roland notices all kinds of people and creatures working the mines. <text:s/></text:p>
      <text:p text:style-name="P240">He spots a giant chained to one of the machines that he can't identify and starts walking towards him. <text:s/></text:p>
      <text:p text:style-name="P240">Roland asks the giant if he's his Dad, and the giant confirms it. <text:s/></text:p>
      <text:p text:style-name="P240">He tells Roland to find Hubert Halfway, the wizard, and to tell Hubert that Max seems to need a lot of quicksilver. <text:s/></text:p>
      <text:p text:style-name="P249"/>
      <text:p text:style-name="P240">rm028_</text:p>
      <text:p text:style-name="P240">John and Hubert rendezvous at Scarborough Faire Chicken at the Renaissance Faire. <text:s/></text:p>
      <text:p text:style-name="P240">Since the Princess was kidnapped for a reason, they decide to find her and rescue her if possible. <text:s/></text:p>
      <text:p text:style-name="P240">Hubert contacts his old friend, The Count, and tells him to turn into a bat and see if he can find the Princess. <text:s text:c="3"/></text:p>
      <text:p text:style-name="P249"/>
      <text:p text:style-name="P240">rm029_</text:p>
      <text:p text:style-name="P240">As the Unicorn leaves Wizard U, he spots the Black Knight and starts running. <text:s/></text:p>
      <text:p text:style-name="P240">The Black Knight chases the Unicorn into a forest without leaves on the trees. <text:s/></text:p>
      <text:p text:style-name="P240">After a few hours, the Unicorn starts losing his memory until he no longer cares to go on. <text:s text:c="3"/></text:p>
      <text:p text:style-name="P249"/>
      <text:p text:style-name="P240">rm030_</text:p>
      <text:p text:style-name="P240">In the wine cellar of the Grand Enchanted Landian, the Princess is struggling with the ropes tying her to a wine cask. <text:s/></text:p>
      <text:p text:style-name="P240">With the help of some mice, she manages to get free of the ropes binding her. <text:s/></text:p>
      <text:p text:style-name="P240">The Princess then tries to escape by getting into the dumbwaiter, only to be sent upstairs. <text:s text:c="3"/></text:p>
      <text:p text:style-name="P249"/>
      <text:p text:style-name="P240">rm031_</text:p>
      <text:p text:style-name="P240"><text:soft-page-break/>After getting out of the hotel's dumbwaiter, the Princess searches for a way out by checking out various doors. <text:s/></text:p>
      <text:p text:style-name="P240">She stumbles upon a room with some maps and other documents, which she grabs, but is recaptured. <text:s text:c="3"/></text:p>
      <text:p text:style-name="P249"/>
      <text:p text:style-name="P240">rm032_</text:p>
      <text:p text:style-name="P240">The Count comes back to SFC and tells John and Hubert what he's found. <text:s/></text:p>
      <text:p text:style-name="P240">The Princess is chained to a wine cask in the cellar of the Grand Enchanted Landian. <text:s/></text:p>
      <text:p text:style-name="P240">Hubert and John take an empty wagon and head toward the hotel. <text:s text:c="3"/></text:p>
      <text:p text:style-name="P249"/>
      <text:p text:style-name="P240">rm033_</text:p>
      <text:p text:style-name="P240">Within the boundaries of the Gnome Kingdom, Max finds Scarlet "Red" Clover and pulls her out of hiding. <text:s/></text:p>
      <text:p text:style-name="P240">Max asks Red to go and conscript the werewolves from their village into his service due to her history with them. <text:s text:c="3"/></text:p>
      <text:p text:style-name="P249"/>
      <text:p text:style-name="P240">rm034_</text:p>
      <text:p text:style-name="P240">Red goes to the werewolf village. <text:s/></text:p>
      <text:p text:style-name="P240">Red tells the werewolves led by Rottweiler that they might be rid of their curse if they join Max's army. <text:s text:c="3"/></text:p>
      <text:p text:style-name="P249"/>
      <text:p text:style-name="P240">rm035_</text:p>
      <text:p text:style-name="P240">Kurt, Rottweiler's second-in-command, leaves the werewolf village after remembering Red and Violet's rivalry. <text:s/></text:p>
      <text:p text:style-name="P240">Kurt then travels to Fairy Godcollege to meet with Violet. <text:s/></text:p>
      <text:p text:style-name="P240">Violet agrees to help Kurt become the leader of the pack if Kurt eliminates Red. <text:s text:c="3"/></text:p>
      <text:p text:style-name="P249"/>
      <text:p text:style-name="P240">rm036_</text:p>
      <text:p text:style-name="P240">Zanzibar travels to a few villages and collects some tax money. <text:s/></text:p>
      <text:p text:style-name="P240">Then he puts some of the money he's collected into his own pocket. <text:s text:c="3"/></text:p>
      <text:p text:style-name="P249"/>
      <text:p text:style-name="P240">rm037_</text:p>
      <text:p text:style-name="P240">Max is in the mines overseeing the quicksilver extraction when a messenger comes up and speaks quietly to him. <text:s/></text:p>
      <text:p text:style-name="P240"><text:soft-page-break/>Max finds out that Zanzibar is stealing from the taxes but doesn't know where Zanzibar hides it yet. <text:s text:c="3"/></text:p>
      <text:p text:style-name="P249"/>
      <text:p text:style-name="P240">rm038_</text:p>
      <text:p text:style-name="P240">Hubert and John go to the Grand Enchanted Landian Hotel and arrive at the side door with some guards in front. <text:s/></text:p>
      <text:p text:style-name="P240">Hubert tries to conjure up a wagon with food but only succeeds in giving the guards the illusion of the wagon. <text:s text:c="3"/></text:p>
      <text:p text:style-name="P249"/>
      <text:p text:style-name="P240">rm039_</text:p>
      <text:p text:style-name="P240">As they go into the kitchen of the Grand Enchanted Landian, they find a secret passage into the wine cellar. <text:s text:c="3"/></text:p>
      <text:p text:style-name="P249"/>
      <text:p text:style-name="P240">rm040_</text:p>
      <text:p text:style-name="P240">Inside the wine cellar, John hits the guard who's watching the Princess with a heavy wine bottle. <text:s/></text:p>
      <text:p text:style-name="P240">They go back upstairs to the kitchen. <text:s text:c="3"/></text:p>
      <text:p text:style-name="P249"/>
      <text:p text:style-name="P240">rm041_</text:p>
      <text:p text:style-name="P240">They try to walk out of the side doors of the kitchen, calmly and slowly. <text:s text:c="3"/></text:p>
      <text:p text:style-name="P249"/>
      <text:p text:style-name="P240">rm042_</text:p>
      <text:p text:style-name="P240">Unbeknownst to Zanzibar, Max had his guards searching everywhere for Zanzibar's money. <text:s/></text:p>
      <text:p text:style-name="P240">They finally found his stash in his hotel room in the Grand Enchanted Landian and take it. <text:s text:c="3"/></text:p>
      <text:p text:style-name="P249"/>
      <text:p text:style-name="P240">rm043_</text:p>
      <text:p text:style-name="P240">Max uses Zanzibar's shows to abduct more citizens and tourists for his mines as he goes from village to village. <text:s/></text:p>
      <text:p text:style-name="P240">Max proposes one final big show in the hotel since Max has enough people for his mines. <text:s/></text:p>
      <text:p text:style-name="P240">Zanzibar agrees to Max's proposal because he feels he has enough money to live like a king. <text:s text:c="3"/></text:p>
      <text:p text:style-name="P249"><text:soft-page-break/></text:p>
      <text:p text:style-name="P240">rm044_</text:p>
      <text:p text:style-name="P240">The Black Knight rides up to the Grand Enchanted Landian on his black charger. <text:s/></text:p>
      <text:p text:style-name="P240">Hubert and company calmly walk out of the kitchen doors. <text:s/></text:p>
      <text:p text:style-name="P240">The guard that was guarding the Princess in the cellar stumbles out and yells, "She's Escaped!" <text:s/></text:p>
      <text:p text:style-name="P240">They then run to the wagon and take off as the Black Knight begins to chase them. <text:s text:c="3"/></text:p>
      <text:p text:style-name="P249"/>
      <text:p text:style-name="P240">rm045_</text:p>
      <text:p text:style-name="P240">The Black Knight chases Hubert and company in their wagon across the open land. <text:s/></text:p>
      <text:p text:style-name="P240">They come upon the edge of Lapsewood, the bare forest, still pursued by the Black Knight. <text:s/></text:p>
      <text:p text:style-name="P240">They go into the forest, and before they know it, they’re lost among the leafless trees. <text:s text:c="3"/></text:p>
      <text:p text:style-name="P234"/>
      <text:p text:style-name="P234">rm046_</text:p>
      <text:p text:style-name="P234">Somewhere in the middle of the bare forest, they spot a Unicorn. <text:s/></text:p>
      <text:p text:style-name="P234">The Unicorn stands around but doesn't run away as they approach. <text:s/></text:p>
      <text:p text:style-name="P234">The Princess hops out and starts petting him and talking to him. <text:s/></text:p>
      <text:p text:style-name="P234">John then mentions he read a book on "Unicorn sign language once." <text:s/></text:p>
      <text:p text:style-name="P234">John gestures to the Unicorn, and they proceed to "talk." <text:s/></text:p>
      <text:p text:style-name="P234">When John and the Unicorn are finished, John translates and says he's forgotten where he was going and is lost. <text:s/></text:p>
      <text:p text:style-name="P234">Hubert then says he must be losing his memory because they're in Lapsewood. <text:s text:c="3"/></text:p>
      <text:p text:style-name="P234"/>
      <text:p text:style-name="P234">rm047_</text:p>
      <text:p text:style-name="P234">Back at the Grand Enchanted Landian, Max tells Zanzibar that he knows he's been stealing. <text:s/></text:p>
      <text:p text:style-name="P234">In the ballroom, Max tells Zanzibar that this is his last show, and then Zanzibar starts performing. <text:s/></text:p>
      <text:p text:style-name="P234">After Corvus (Zanzibar's pet crow) steals the money from the audience, Max yells that he took all his money. <text:s/></text:p>
      <text:p text:style-name="P234">The crowd looks angrily toward Zanzibar and starts chasing him. <text:s/></text:p>
      <text:p text:style-name="P234">Max gets word that the Omni-Gate is ready for testing, so he leaves for the Castle. <text:s/></text:p>
      <text:p text:style-name="P234">Zanzibar distracts the crowd with a few cheap tricks and escapes out the back with his loot. <text:s text:c="3"/></text:p>
      <text:p text:style-name="P234"/>
      <text:p text:style-name="P234">rm048_</text:p>
      <text:p text:style-name="P234">Back in Lapsewood, Hubert realizes this may be Sir William and then casts a spell to change him back. <text:s/></text:p>
      <text:p text:style-name="P234">The spell doesn't work correctly but allows the Unicorn to talk to them in human speech. <text:s/></text:p>
      <text:p text:style-name="P234">The Unicorn is unable to remember his name, and they all start walking together. <text:s/></text:p>
      <text:p text:style-name="P234"><text:soft-page-break/>Soon nobody remembers what they were doing. <text:s/></text:p>
      <text:p text:style-name="P234">They all stop walking and stand and stare at each other. <text:s text:c="3"/></text:p>
      <text:p text:style-name="P234"/>
      <text:p text:style-name="P234">rm049_</text:p>
      <text:p text:style-name="P234">Roland walks to the only open restaurant in town, Scarborough Faire Chicken. <text:s/></text:p>
      <text:p text:style-name="P234">Roland looks around and starts asking about Hubert until finally getting to The Count sitting down at a table. <text:s/></text:p>
      <text:p text:style-name="P234">Roland asks The Count if he has any idea where Hubert is. <text:s/></text:p>
      <text:p text:style-name="P234">The Count says he'll try to go find him and turns into a bat as Roland sits down. <text:s text:c="3"/></text:p>
      <text:p text:style-name="P234"/>
      <text:p text:style-name="P234">rm050_</text:p>
      <text:p text:style-name="P234">Standing in the middle of Lapsewood, John notices Hubert wearing Wizard garb and suggests he cast a spell or something. <text:s/></text:p>
      <text:p text:style-name="P234">Hubert reaches into a bag and pulls out some hats and puts them on, then wiggles his fingers. <text:s/></text:p>
      <text:p text:style-name="P234">When he does this, they're instantly teleported elsewhere. <text:s/></text:p>
      <text:p text:style-name="P234">Hubert and company wake up on the road and confirm it was definitely Lapsewood because of splitting headaches. <text:s/></text:p>
      <text:p text:style-name="P234">Hubert recognizes the road, and they travel without event to The Bats-in-the-Belfry Hotel. <text:s text:c="3"/></text:p>
      <text:p text:style-name="P234"/>
      <text:p text:style-name="P234">rm051_</text:p>
      <text:p text:style-name="P234">In the werewolf village, they tell Red they want proof of the curse being lifted. <text:s/></text:p>
      <text:p text:style-name="P234">She leaves and brings Max back to the village, who promptly gets rid of the curse for a few of them. <text:s/></text:p>
      <text:p text:style-name="P234">The Werewolves, led by Rottweiler, throw Red into a hut and discuss, and then Kurt comes back to the village. <text:s/></text:p>
      <text:p text:style-name="P234">The Werewolves debate joining Max's army and eventually agree, then bring Red back out. <text:s/></text:p>
      <text:p text:style-name="P234">Red goes back to Max's mines and tells him the news as Kurt and a lot of the other werewolves start grumbling. <text:s text:c="3"/></text:p>
      <text:p text:style-name="P234"/>
      <text:p text:style-name="P234">rm052_</text:p>
      <text:p text:style-name="P234">At the Bats-in-the-Belfry, Hubert dings the bell loudly a few times. <text:s/></text:p>
      <text:p text:style-name="P234">The Count, as a bat, flies in and rematerializes in front of them. <text:s/></text:p>
      <text:p text:style-name="P234">The Count tells Hubert Roland is waiting for him at SFC, but Hubert tells him to bring him back here. <text:s/></text:p>
      <text:p text:style-name="P234">After The Count comes back, Roland tells them that Max's quicksilver mines are in the Gnome Kingdom. <text:s/></text:p>
      <text:p text:style-name="P234">In the papers the Princess grabbed, there are plans for some huge machine called the "Omni-Gate." <text:s text:c="3"/></text:p>
      <text:p text:style-name="P234"/>
      <text:p text:style-name="P234">rm053_</text:p>
      <text:p text:style-name="P234">Hubert sends Roland and John into the mines. <text:s/></text:p>
      <text:p text:style-name="P234">Hubert tells Sir William that they're going to have to head to the castle. <text:s/></text:p>
      <text:p text:style-name="P234"><text:soft-page-break/>Hubert then proceeds to cast a spell on Sir William, who sprouts some wings. <text:s/></text:p>
      <text:p text:style-name="P234">Sir William tells Hubert to hop on, and that they'll fly to the Castle. <text:s text:c="3"/></text:p>
      <text:p text:style-name="P234"/>
      <text:p text:style-name="P234">rm054_</text:p>
      <text:p text:style-name="P234">Back at Nestor's cave, Chester presents him with a shiny polished stone, and they both talk about the past. <text:s/></text:p>
      <text:p text:style-name="P234">After finding out they're long-lost twin brothers, Chester and Nestor go on a search for Crooktooth. <text:s text:c="3"/></text:p>
      <text:p text:style-name="P234"/>
      <text:p text:style-name="P234">rm055_</text:p>
      <text:p text:style-name="P234">The Black Knight, while hunting for Sir William, circumscribes Lapsewood and comes to the road leaving the forest. <text:s/></text:p>
      <text:p text:style-name="P234">The Black Knight looks in the direction of the Bats-in-the-Belfry Hotel and sees a flying unicorn with a wizard atop. <text:s text:c="3"/></text:p>
      <text:p text:style-name="P234"/>
      <text:p text:style-name="P234">rm056_</text:p>
      <text:p text:style-name="P234">Roland and John go back into the dwarf mines. <text:s/></text:p>
      <text:p text:style-name="P234">They use the secret door to gain entrance into the Gnome Kingdom. <text:s text:c="3"/></text:p>
      <text:p text:style-name="P234"/>
      <text:p text:style-name="P234">rm057_</text:p>
      <text:p text:style-name="P234">Max arrives at the administration castle aboard a transport train. <text:s/></text:p>
      <text:p text:style-name="P234">Max has his techs activate the machine for the first time. <text:s/></text:p>
      <text:p text:style-name="P234">First at half power, he has them open a few gates, then a few more. <text:s/></text:p>
      <text:p text:style-name="P234">Thousands of gates are opened simultaneously, then shut off. <text:s text:c="3"/></text:p>
      <text:p text:style-name="P234"/>
      <text:p text:style-name="P234">rm058_</text:p>
      <text:p text:style-name="P234">Sir William lands on the west side terrace of the Castle and lets Hubert off. <text:s/></text:p>
      <text:p text:style-name="P234">Hubert starts systematically searching the grounds for Violet, taking care not to be seen. <text:s/></text:p>
      <text:p text:style-name="P234">Sir William flies off and heads back toward the Bats-in-the-Belfry. <text:s text:c="3"/></text:p>
      <text:p text:style-name="P234"/>
      <text:p text:style-name="P234">rm059_</text:p>
      <text:p text:style-name="P234">Roland and John locate the office in Max's mines. <text:s/></text:p>
      <text:p text:style-name="P234">Roland and John then spot the dwarves tied and gagged on the floor. <text:s/></text:p>
      <text:p text:style-name="P234">Sneaking in, Roland easily snaps the bonds holding them. <text:s/></text:p>
      <text:p text:style-name="P234">Roland and John are then surprised and captured by the Gnomes. <text:s text:c="3"/></text:p>
      <text:p text:style-name="P234"/>
      <text:p text:style-name="P234">rm060_</text:p>
      <text:p text:style-name="P234">Violet comes out of the east gate of the Castle toward the east-side train depot. <text:s/></text:p>
      <text:p text:style-name="P234">Hubert confronts Violet and before she can do anything, he casts the spell that returns his magic. <text:s/></text:p>
      <text:p text:style-name="P234">Violet yells to alert the guards, and Hubert starts running. <text:s text:c="3"/></text:p>
      <text:p text:style-name="P234"><text:soft-page-break/></text:p>
      <text:p text:style-name="P234">rm061_</text:p>
      <text:p text:style-name="P234">The guards chase Hubert to the east depot. <text:s text:c="3"/></text:p>
      <text:p text:style-name="P234"/>
      <text:p text:style-name="P234">rm062_</text:p>
      <text:p text:style-name="P234">While Sir William is flying, a huge black dragon swoops out from the sky and hits him full-on. <text:s/></text:p>
      <text:p text:style-name="P234">The Black Knight, sitting atop Crooktooth, circles around and starts flying toward Sir William again. <text:s/></text:p>
      <text:p text:style-name="P234">After falling a bit, Sir William regains his balance and starts flying towards Crooktooth. <text:s/></text:p>
      <text:p text:style-name="P234">Sir William gets a few hits but doesn't do much damage to Crooktooth as he knocks Sir William out of the sky again. <text:s text:c="3"/></text:p>
      <text:p text:style-name="P234"/>
      <text:p text:style-name="P234">rm063_</text:p>
      <text:p text:style-name="P234">Crooktooth starts heading toward Sir William again when two other dragons swoop in behind him. <text:s/></text:p>
      <text:p text:style-name="P234">These two dragons, Chester and Nestor, fly toward Sir William and turn around to confront Crooktooth. <text:s/></text:p>
      <text:p text:style-name="P234">All three start flying towards the Black Knight. <text:s text:c="3"/></text:p>
      <text:p text:style-name="P234"/>
      <text:p text:style-name="P234">rm064_</text:p>
      <text:p text:style-name="P234">In the mines, the gnomes promptly put John, Roland, and the rest to work. <text:s/></text:p>
      <text:p text:style-name="P234">After a bit, John signals the dwarves to overpower the guards. <text:s text:c="3"/></text:p>
      <text:p text:style-name="P234"/>
      <text:p text:style-name="P234">rm065_</text:p>
      <text:p text:style-name="P234">There’s an explosion that seems to come from one of the mine walls. <text:s/></text:p>
      <text:p text:style-name="P234">When the smoke clears, a train appears to have crashed into the mine. <text:s/></text:p>
      <text:p text:style-name="P234">Hubert pops out of the train. <text:s text:c="3"/></text:p>
      <text:p text:style-name="P234"/>
      <text:p text:style-name="P234">rm066_</text:p>
      <text:p text:style-name="P234">Sir William and the twins manage to batter Crooktooth and his rider, the Black Knight. <text:s/></text:p>
      <text:p text:style-name="P234">The battle ends quickly when the Black Knight and Crooktooth separate and fall to their deaths. <text:s text:c="3"/></text:p>
      <text:p text:style-name="P234"/>
      <text:p text:style-name="P234">rm067_</text:p>
      <text:p text:style-name="P234">Red heads back to the Werewolf village when Kurt jumps out of the bushes, and they tumble back into the forest. <text:s text:c="3"/></text:p>
      <text:p text:style-name="P234"/>
      <text:p text:style-name="P234">rm068_</text:p>
      <text:p text:style-name="P234">Kurt then takes Red's "riding hood" back to Violet at Fairy Godcollege. <text:s/></text:p>
      <text:p text:style-name="P234">Kurt reveals Red was promising to remove their curses and that he didn’t want that. <text:s/></text:p>
      <text:p text:style-name="P234">He asks Violet to enhance the effects. <text:s/></text:p>
      <text:p text:style-name="P234">Violet agrees if he steals the "Totem of Leadership" and brings it to her because she claims it will bind the pack to him. <text:s text:c="3"/></text:p>
      <text:p text:style-name="P234"><text:soft-page-break/></text:p>
      <text:p text:style-name="P234">rm069_</text:p>
      <text:p text:style-name="P234">Back in the mines, gnome guards are easily overpowered after they hear what sounds like an explosion. <text:s/></text:p>
      <text:p text:style-name="P234">The slaves get released and start to run out of the mines. <text:s/></text:p>
      <text:p text:style-name="P234">Hubert shouts for everyone to head to the Bats-in-the-Belfry Hotel. <text:s text:c="3"/></text:p>
      <text:p text:style-name="P234"/>
      <text:p text:style-name="P234">rm070_</text:p>
      <text:p text:style-name="P234">Back at the Bats-in-the-Belfry, Hubert changes Sir William back into a man. <text:s/></text:p>
      <text:p text:style-name="P234">Hubert then sends John and Sir William to Knight School to inform them and enlist their help. <text:s text:c="3"/></text:p>
      <text:p text:style-name="P234"/>
      <text:p text:style-name="P234">rm071_</text:p>
      <text:p text:style-name="P234">When Kurt gets back to the werewolf village, he goes into Rottweiler's hut and starts to grab the totem. <text:s/></text:p>
      <text:p text:style-name="P234">Thorne, Rottweiler's third in command, stops Kurt from getting the totem. They fight, and Kurt takes the totem. <text:s text:c="3"/></text:p>
      <text:p text:style-name="P234"/>
      <text:p text:style-name="P234">rm072_</text:p>
      <text:p text:style-name="P234">Kurt returns to Violet at Fairy Godcollege. <text:s/></text:p>
      <text:p text:style-name="P234">She casts a spell, which visibly alters Kurt, and then he goes back to the village. <text:s text:c="3"/></text:p>
      <text:p text:style-name="P234"/>
      <text:p text:style-name="P234">rm073_</text:p>
      <text:p text:style-name="P234">At the village, Kurt disposes of Rottweiler and most of his followers. <text:s/></text:p>
      <text:p text:style-name="P234">When Violet casts the spell to alter Kurt, Thorne in the village sees Kurt's own followers change as well. <text:s/></text:p>
      <text:p text:style-name="P234">Thorne goes and hides just out of town and waits. <text:s text:c="3"/></text:p>
      <text:p text:style-name="P234"/>
      <text:p text:style-name="P234">rm074_ <text:s/></text:p>
      <text:p text:style-name="P234">The Princess, the Count, and Hubert all sit in the lobby of the Bats-in-the-Belfry. <text:s/></text:p>
      <text:p text:style-name="P234">They decide to rescue the vacation Fairy Godmothers and vacation princesses and start making plans. <text:s/></text:p>
      <text:p text:style-name="P234">The Count makes a deal with the Princess to help him find a mate if she helps him find the princesses. <text:s/></text:p>
      <text:p text:style-name="P234">The Count then hides in her handbag in his bat form. <text:s text:c="3"/></text:p>
      <text:p text:style-name="P234"/>
      <text:p text:style-name="P234">rm075_</text:p>
      <text:p text:style-name="P234">John and Sir William arrive at Knight School. <text:s/></text:p>
      <text:p text:style-name="P234">They convince most of the Knights and Knights-in-Training to join them in fighting Max and his armies. <text:s/></text:p>
      <text:p text:style-name="P234">They then leave to go back to the Bats-in-the-Belfry. <text:s text:c="3"/></text:p>
      <text:p text:style-name="P234"/>
      <text:p text:style-name="P234">rm076_</text:p>
      <text:p text:style-name="P234">The Princess goes back to Princess Prep and sees a note on the door. <text:s/></text:p>
      <text:p text:style-name="P234"><text:soft-page-break/>The note says to go to Fairy GodCollege with a password. <text:s/></text:p>
      <text:p text:style-name="P234">The Princess, with The Count still a bat in her handbag, starts towards Fairy Godcollege. <text:s text:c="3"/></text:p>
      <text:p text:style-name="P234"/>
      <text:p text:style-name="P234">rm077_</text:p>
      <text:p text:style-name="P234">The Princess gets into Fairy Godcollege with the password when she has to throw her bag into a box. <text:s text:c="3"/></text:p>
      <text:p text:style-name="P234"/>
      <text:p text:style-name="P234">rm078_</text:p>
      <text:p text:style-name="P234">The Princess is taken to the library as the box with her handbag goes into another room. <text:s/></text:p>
      <text:p text:style-name="P234">She's asked to grab some books, and opens one and then is immediately sucked inside. <text:s text:c="3"/></text:p>
      <text:p text:style-name="P234"/>
      <text:p text:style-name="P234">rm079_</text:p>
      <text:p text:style-name="P234">The box travels into a room with an incinerator, which The Count is barely able to make out from within the handbag. <text:s/></text:p>
      <text:p text:style-name="P234">Before being thrown in, The Count causes the attendant to trip, and then The Count escapes. <text:s/></text:p>
      <text:p text:style-name="P234">The Count then leaves the incinerator room, goes into the hallway, and hides in the shadows. <text:s/></text:p>
      <text:p text:style-name="P234">The Count then spots a girl going into the library and follows her. <text:s text:c="3"/></text:p>
      <text:p text:style-name="P234"/>
      <text:p text:style-name="P234">rm080_</text:p>
      <text:p text:style-name="P234">The Count stops at the door to the library as it closes, then peeks into the windows of the door. <text:s/></text:p>
      <text:p text:style-name="P234">The Count then sees the girl being sucked into a book and figures this must be what happened to the Princess. <text:s/></text:p>
      <text:p text:style-name="P234">The Count makes it back to Hubert and John. <text:s text:c="3"/></text:p>
      <text:p text:style-name="P234"/>
      <text:p text:style-name="P234">rm081_</text:p>
      <text:p text:style-name="P234">Hubert, John, and The Count all go back to Fairy Godcollege. <text:s/></text:p>
      <text:p text:style-name="P234">With Hubert's full magic, they force their way in. <text:s/></text:p>
      <text:p text:style-name="P234">As soon as they release the vacation Fairy Godmothers, they go and get the books. <text:s/></text:p>
      <text:p text:style-name="P234">They then leave to go back to The Count's hotel. <text:s text:c="3"/></text:p>
      <text:p text:style-name="P234"/>
      <text:p text:style-name="P234">rm082_</text:p>
      <text:p text:style-name="P234">Back at the Bats-in-the-Belfry, John goes into the books to bring Karin out. <text:s/></text:p>
      <text:p text:style-name="P234">They instruct Sir William and his men to go into the rest of the books and retrieve the rest of the vacation princesses. <text:s text:c="3"/></text:p>
      <text:p text:style-name="P234"/>
      <text:p text:style-name="P234">rm083_</text:p>
      <text:p text:style-name="P234">They all meet back at the "Bats" lobby. <text:s/></text:p>
      <text:p text:style-name="P234">The Count then comes to Karin and asks if she can help him now, and she just points. <text:s/></text:p>
      <text:p text:style-name="P234">The Count, looking at where she's pointing, meets a beautiful woman who happens to also be a vampire and a real princess. <text:s/></text:p>
      <text:p text:style-name="P234"><text:soft-page-break/>In the library, Roland Jr. tells Hubert that he and his dad are going to get the help of his people. <text:s/></text:p>
      <text:p text:style-name="P234">Roland leaves the hotel. <text:s text:c="3"/></text:p>
      <text:p text:style-name="P234"/>
      <text:p text:style-name="P234">rm084_</text:p>
      <text:p text:style-name="P234">Back at the castle in the throne room, Max gets a "magic mirror" call. <text:s/></text:p>
      <text:p text:style-name="P234">Barty, sitting on his squat throne inside the Gnome Kingdom, tells Max what has been going on. <text:s/></text:p>
      <text:p text:style-name="P234">Max finds out that John, Roland, and most of the slaves were rescued by Hubert. <text:s/></text:p>
      <text:p text:style-name="P234">Max gets suspicious of Red's long absence, so he gets a servant to find out what happened. <text:s/></text:p>
      <text:p text:style-name="P234">The servant returns later with Red's hood and tells Max it was in the possession of Violet. <text:s text:c="3"/></text:p>
      <text:p text:style-name="P234"/>
      <text:p text:style-name="P234">rm085_</text:p>
      <text:p text:style-name="P234">After going to the werewolf village with Violet and confronting her and Kurt about Red, Max kills Kurt with a fireball. <text:s/></text:p>
      <text:p text:style-name="P234">Violet runs into the forest, and Max says he'll make anyone the leader who disposes of her. <text:s/></text:p>
      <text:p text:style-name="P234">Thorne comes back, but before giving him the totem, he says he'll only give it back if they agree to join his army. <text:s/></text:p>
      <text:p text:style-name="P234">The Werewolves under Thorne agree to join the army, and Max gives him the totem before returning to the castle. <text:s text:c="3"/></text:p>
      <text:p text:style-name="P234"/>
      <text:p text:style-name="P234">rm086_</text:p>
      <text:p text:style-name="P234">Everyone meets at the Bats-in-the-Belfry Hotel. <text:s/></text:p>
      <text:p text:style-name="P234">Everyone gathers around, even spilling into the streets. <text:s/></text:p>
      <text:p text:style-name="P234">Hubert speaks to the crowd, and they all make their battle plans. <text:s text:c="3"/></text:p>
      <text:p text:style-name="P234"/>
      <text:p text:style-name="P234">rm087_</text:p>
      <text:p text:style-name="P234">On the castle grounds, on the north terrace near the Omni-Gate, Max and his armies assemble. <text:s/></text:p>
      <text:p text:style-name="P234">Max orders his technicians to put the machine at full power and open all the portals. <text:s/></text:p>
      <text:p text:style-name="P234">As soon as all armies are assembled, he starts seeing a large number of trains flying in. <text:s/></text:p>
      <text:p text:style-name="P234">Realizing who they are, he commands his armies to attack them. <text:s/></text:p>
      <text:p text:style-name="P234">A large battle ensues. <text:s/></text:p>
      <text:p text:style-name="P234">The battle starts waning in favor of the Enchanted Landians. <text:s text:c="3"/></text:p>
      <text:p text:style-name="P234"/>
      <text:p text:style-name="P234">rm088_</text:p>
      <text:p text:style-name="P234">John spots Max trying to escape via one of the portals and chases him. <text:s/></text:p>
      <text:p text:style-name="P234">John tackles Max, but Max throws him off and starts running for a stairwell. <text:s/></text:p>
      <text:p text:style-name="P234">John chases Max up the stairs and onto a catwalk, and they begin to fight. <text:s text:c="3"/></text:p>
      <text:p text:style-name="P234"/>
      <text:p text:style-name="P234">rm089_</text:p>
      <text:p text:style-name="P234">John still has his silver ticket, and Max manages to grab it out of his coat. <text:s/></text:p>
      <text:p text:style-name="P234"><text:soft-page-break/>While grabbing for the ticket, he pulls John down with him as he goes over the edge. <text:s/></text:p>
      <text:p text:style-name="P234">John holds on to the catwalk with his feet as Max dangles below. <text:s/></text:p>
      <text:p text:style-name="P234">Max starts slipping, and with the ticket in hand, he eventually falls. <text:s/></text:p>
      <text:p text:style-name="P234">John turns away as Max falls, and when he turns back, Max is gone. <text:s text:c="3"/></text:p>
      <text:p text:style-name="P234"/>
      <text:p text:style-name="P234">rm090_</text:p>
      <text:p text:style-name="P234">Coming back down, out of breath and full of bruises and scratches, he notices the battle is almost over. <text:s/></text:p>
      <text:p text:style-name="P234">As it comes to a close, the Princess and Hubert make their way over to John. <text:s/></text:p>
      <text:p text:style-name="P234">John points to the machine’s controls, and Hubert runs over to the control panel to shut the machine down. <text:s text:c="3"/></text:p>
      <text:p text:style-name="P234"/>
      <text:p text:style-name="P234">rm091_</text:p>
      <text:p text:style-name="P234">After the battle is over, bodies are thrown into piles and burned. <text:s/></text:p>
      <text:p text:style-name="P234">Enemies are rounded up. <text:s text:c="3"/></text:p>
      <text:p text:style-name="P234"/>
      <text:p text:style-name="P234">rm092_</text:p>
      <text:p text:style-name="P234">Some time later in the throne room, Hubert talks privately to John and Princess Karin. <text:s/></text:p>
      <text:p text:style-name="P234">Hubert states that John is probably going to become King. <text:s/></text:p>
      <text:p text:style-name="P234">Hubert mentions the King is still missing. <text:s/></text:p>
      <text:p text:style-name="P234">He also mentions that Max is still alive somewhere. <text:s/></text:p>
      <text:p text:style-name="P234">John mentions he wants to have a date with Princess Karin. <text:s/></text:p>
      <text:p text:style-name="P234">Hubert finally sets it up and gives it some “magical” touches. <text:s/></text:p>
      <text:p text:style-name="P234">He then leaves them in peace to eat dinner and to talk. <text:s text:c="3"/></text:p>
      <text:p text:style-name="P235"/>
      <text:p text:style-name="P235">-----------------------------------</text:p>
      <text:p text:style-name="P248">sample raw gist</text:p>
      <text:p text:style-name="P248">-----------------------------------</text:p>
      <text:p text:style-name="P235"/>
      <text:p text:style-name="P235">They, then, leave to go back to the Bats in the Belfry.</text:p>
      <text:p text:style-name="P235"/>
      <text:p text:style-name="P235">76)</text:p>
      <text:p text:style-name="P235">The Princess goes back to Princess Prep and sees a note on the door.</text:p>
      <text:p text:style-name="P235">The Note says to go to Fairy GodCollege with a password.</text:p>
      <text:p text:style-name="P235">The Princess with The Count, still a bat in her handbag, start towards Fairy Godcollege. </text:p>
      <text:p text:style-name="P235"/>
      <text:p text:style-name="P235">77)</text:p>
      <text:p text:style-name="P235">The Princess gets into Fairy Godcollege with the password, when she has to throw her bag into a box. <text:s/></text:p>
      <text:p text:style-name="P235"/>
      <text:p text:style-name="P235">78)</text:p>
      <text:p text:style-name="P235"><text:soft-page-break/>The Princess is taken to the Library as the box with her handbag goes into another room.</text:p>
      <text:p text:style-name="P235">She's asked to grab some books, and opens one and then is immediately sucked inside. <text:s/></text:p>
      <text:p text:style-name="P235"/>
      <text:p text:style-name="P235">79)</text:p>
      <text:p text:style-name="P235">The box travels into a room with an incinerator which the Count is barely able to make out from within the handbag.</text:p>
      <text:p text:style-name="P235"/>
      <text:p text:style-name="P235">-------------------------------</text:p>
      <text:p text:style-name="P248">Grok 3 version of list:</text:p>
      <text:p text:style-name="P248"/>
      <text:p text:style-name="P247"><text:span text:style-name="Source_20_Text"><text:span text:style-name="T121">rm001_</text:span></text:span></text:p>
      <text:p text:style-name="P241"><text:span text:style-name="Source_20_Text"><text:span text:style-name="T121">Enchanted Lands Magical Resort was sold to a mysterious figure, by the ruler of the kingdom.</text:span></text:span></text:p>
      <text:p text:style-name="P241"><text:span text:style-name="Source_20_Text"><text:span text:style-name="T121">This figure, named Max, has systematically closed down, most of the resort.</text:span></text:span></text:p>
      <text:p text:style-name="P241"><text:span text:style-name="Source_20_Text"><text:span text:style-name="T121">Many people have disappeared including both citizens and tourists.</text:span></text:span></text:p>
      <text:p text:style-name="P241"><text:span text:style-name="Source_20_Text"><text:span text:style-name="T121">Ever since the King closed down the resort, he's been acting strangely.</text:span></text:span></text:p>
      <text:p text:style-name="P241"><text:span text:style-name="Source_20_Text"><text:span text:style-name="T121">Chief advisor and friend to the King, the Wizard Hubert, after seeing the him, goes home to prepare to get external help.</text:span></text:span></text:p>
      <text:p text:style-name="P241"/>
      <text:p text:style-name="P241"><text:span text:style-name="Source_20_Text"><text:span text:style-name="T121">rm002_</text:span></text:span></text:p>
      <text:p text:style-name="P241"><text:span text:style-name="Source_20_Text"><text:span text:style-name="T121">Hubert walks around his home, examining spell books, scrolls, and loose papers, to figure out the best course of action.</text:span></text:span></text:p>
      <text:p text:style-name="P241"><text:span text:style-name="Source_20_Text"><text:span text:style-name="T121">Hubert goes to a large crystal ball, which allows him to see into different realms, and he searches for someone to help.</text:span></text:span></text:p>
      <text:p text:style-name="P241"><text:span text:style-name="Source_20_Text"><text:span text:style-name="T121">Hubert then spots John, pulls up info about him, and then sees him enter a convenience store, to grab a Benny Wonky Bar.</text:span></text:span></text:p>
      <text:p text:style-name="P241"><text:span text:style-name="Source_20_Text"><text:span text:style-name="T121">Hubert puts a silver ticket into a 'magic' mailbox on his desk, which magically appears inside the wrapper.</text:span></text:span></text:p>
      <text:p text:style-name="P241"/>
      <text:p text:style-name="P241"><text:span text:style-name="Source_20_Text"><text:span text:style-name="T121">rm003_</text:span></text:span></text:p>
      <text:p text:style-name="P241"><text:span text:style-name="Source_20_Text"><text:span text:style-name="T121">In our realm, also called Cerulea by Enchanted Landians, John is leaving work and walking home, down the street.</text:span></text:span></text:p>
      <text:p text:style-name="P241"><text:span text:style-name="Source_20_Text"><text:span text:style-name="T121">John, stops in at a store nearby, and gets his favorite candy bar with a silver "ticket" inside.</text:span></text:span></text:p>
      <text:p text:style-name="P241"><text:span text:style-name="Source_20_Text"><text:span text:style-name="T121">John looks at the silver ticket, and says some words in the fine print, and a portal opens.</text:span></text:span></text:p>
      <text:p text:style-name="P241"><text:span text:style-name="Source_20_Text"><text:span text:style-name="T121">John steps through the portal as it closes behind him.</text:span></text:span></text:p>
      <text:p text:style-name="P241"/>
      <text:p text:style-name="P241"><text:span text:style-name="Source_20_Text"><text:span text:style-name="T121">rm004_</text:span></text:span></text:p>
      <text:p text:style-name="P241"><text:span text:style-name="Source_20_Text"><text:span text:style-name="T121">Somewhere in the kingdom, Chester, a friendly dragon, lands at the entrance to the "Caves of Dragonmount."</text:span></text:span></text:p>
      <text:p text:style-name="P241"><text:span text:style-name="Source_20_Text"><text:span text:style-name="T121">Chester walks around the cave system trying to find his friends.</text:span></text:span></text:p>
      <text:p text:style-name="P241"><text:span text:style-name="Source_20_Text"><text:span text:style-name="T121">Chester then leaves, and flies around while looking some more.</text:span></text:span></text:p>
      <text:p text:style-name="P241"/>
      <text:p text:style-name="P241"><text:soft-page-break/><text:span text:style-name="Source_20_Text"><text:span text:style-name="T121">rm005_</text:span></text:span></text:p>
      <text:p text:style-name="P241"><text:span text:style-name="Source_20_Text"><text:span text:style-name="T121">As Chester is flying around, he sees a random village being burned down by a friend Chester flies right into the other dragon hard enough to cause him to stop.</text:span></text:span></text:p>
      <text:p text:style-name="P241"><text:span text:style-name="Source_20_Text"><text:span text:style-name="T121">Before the other dragon could recover, Chester flies back to his own cave, under Dragonmount.</text:span></text:span></text:p>
      <text:p text:style-name="P241"/>
      <text:p text:style-name="P241"><text:span text:style-name="Source_20_Text"><text:span text:style-name="T121">rm006_</text:span></text:span></text:p>
      <text:p text:style-name="P241"><text:span text:style-name="Source_20_Text"><text:span text:style-name="T121">Chester picks up a few shiny objects from his cave, and then leaves again to search for more of his friends.</text:span></text:span></text:p>
      <text:p text:style-name="P241"/>
      <text:p text:style-name="P241"><text:span text:style-name="Source_20_Text"><text:span text:style-name="T121">rm007_</text:span></text:span></text:p>
      <text:p text:style-name="P241"><text:span text:style-name="Source_20_Text"><text:span text:style-name="T121">John steps into what looks like a train cabin, when he sees a beautiful young woman sitting near the front.</text:span></text:span></text:p>
      <text:p text:style-name="P241"><text:span text:style-name="Source_20_Text"><text:span text:style-name="T121">The beautiful woman is grabbed by a short fat little man, as the train cabin starts tumbling, causing John to fall.</text:span></text:span></text:p>
      <text:p text:style-name="P241"/>
      <text:p text:style-name="P241"><text:span text:style-name="Source_20_Text"><text:span text:style-name="T121">rm008_</text:span></text:span></text:p>
      <text:p text:style-name="P241"><text:span text:style-name="Source_20_Text"><text:span text:style-name="T121">John awakens in a forest without leaves as Hubert walks over and introduces himself.</text:span></text:span></text:p>
      <text:p text:style-name="P241"><text:span text:style-name="Source_20_Text"><text:span text:style-name="T121">Hubert tells John, that he brought him here, to help find out why Enchanted Lands has closed.</text:span></text:span></text:p>
      <text:p text:style-name="P241"><text:span text:style-name="Source_20_Text"><text:span text:style-name="T121">Hubert mentions that it's a good thing, that he fell near the edge of Lapsewood, since it makes you forget things.</text:span></text:span></text:p>
      <text:p text:style-name="P241"><text:span text:style-name="Source_20_Text"><text:span text:style-name="T121">Hubert and John start walking out of the leafless forest.</text:span></text:span></text:p>
      <text:p text:style-name="P241"/>
      <text:p text:style-name="P241"><text:span text:style-name="Source_20_Text"><text:span text:style-name="T121">rm009_</text:span></text:span></text:p>
      <text:p text:style-name="P241"><text:span text:style-name="Source_20_Text"><text:span text:style-name="T121">In our realm (Cerulea), Zanzibar the great, magician, con artist, and thief, manages to escape the police into the Lands.</text:span></text:span></text:p>
      <text:p text:style-name="P241"/>
      <text:p text:style-name="P241"><text:span text:style-name="Source_20_Text"><text:span text:style-name="T121">rm010_</text:span></text:span></text:p>
      <text:p text:style-name="P241"><text:span text:style-name="Source_20_Text"><text:span text:style-name="T121">Zanzibar then does a few tricks for the first locals he sees, in some random village.</text:span></text:span></text:p>
      <text:p text:style-name="P241"><text:span text:style-name="Source_20_Text"><text:span text:style-name="T121">Zanzibar gets his crow, Corvus, to steal from the locals.</text:span></text:span></text:p>
      <text:p text:style-name="P241"/>
      <text:p text:style-name="P241"><text:span text:style-name="Source_20_Text"><text:span text:style-name="T121">rm011_</text:span></text:span></text:p>
      <text:p text:style-name="P241"><text:span text:style-name="Source_20_Text"><text:span text:style-name="T121">Once they're out of the confines of Lapsewood, Hubert stops to give instructions.</text:span></text:span></text:p>
      <text:p text:style-name="P241"><text:span text:style-name="Source_20_Text"><text:span text:style-name="T121">Hubert sends John to Knight School and Princess Prep to figure out what's happening.</text:span></text:span></text:p>
      <text:p text:style-name="P241"><text:span text:style-name="Source_20_Text"><text:span text:style-name="T121">Hubert himself, goes to examine Wizard U and Fairy Godcollege.</text:span></text:span></text:p>
      <text:p text:style-name="P241"/>
      <text:p text:style-name="P241"><text:span text:style-name="Source_20_Text"><text:span text:style-name="T121">rm012_</text:span></text:span></text:p>
      <text:p text:style-name="P241"><text:span text:style-name="Source_20_Text"><text:span text:style-name="T121">Near the dwarf mines, Roland, the half-dwarf/half-giant approaches the entrance.</text:span></text:span></text:p>
      <text:p text:style-name="P241"><text:span text:style-name="Source_20_Text"><text:span text:style-name="T121">An old dwarf Roland knows, stumbles out and tells him his Dad is trapped in the Gnome Kingdom.</text:span></text:span></text:p>
      <text:p text:style-name="P241"/>
      <text:p text:style-name="P241"><text:span text:style-name="Source_20_Text"><text:span text:style-name="T121">rm013_</text:span></text:span></text:p>
      <text:p text:style-name="P241"><text:soft-page-break/><text:span text:style-name="Source_20_Text"><text:span text:style-name="T121">At the Knight School entrance, John talks to the guards, and then gains entrance to the school.</text:span></text:span></text:p>
      <text:p text:style-name="P241"/>
      <text:p text:style-name="P241"><text:span text:style-name="Source_20_Text"><text:span text:style-name="T121">rm014_</text:span></text:span></text:p>
      <text:p text:style-name="P241"><text:span text:style-name="Source_20_Text"><text:span text:style-name="T121">While inside Knight School, John learns a Princess was going to speak at Princess Prep but never made it.</text:span></text:span></text:p>
      <text:p text:style-name="P241"><text:span text:style-name="Source_20_Text"><text:span text:style-name="T121">Someone tells him the Knights are using real weapons, and dragons are terrorizing small villages.</text:span></text:span></text:p>
      <text:p text:style-name="P241"/>
      <text:p text:style-name="P241"><text:span text:style-name="Source_20_Text"><text:span text:style-name="T121">rm015_</text:span></text:span></text:p>
      <text:p text:style-name="P241"><text:span text:style-name="Source_20_Text"><text:span text:style-name="T121">Hubert sneaks into Wizard U and examines the "hall of fame" paintings and notices one is missing.</text:span></text:span></text:p>
      <text:p text:style-name="P241"><text:span text:style-name="Source_20_Text"><text:span text:style-name="T121">After realizing what's missing, he leaves the school.</text:span></text:span></text:p>
      <text:p text:style-name="P241"/>
      <text:p text:style-name="P241"><text:span text:style-name="Source_20_Text"><text:span text:style-name="T121">rm016_</text:span></text:span></text:p>
      <text:p text:style-name="P241"><text:span text:style-name="Source_20_Text"><text:span text:style-name="T121">Within Knight School grounds, two Knights are standing in front of a statue of a Knight.</text:span></text:span></text:p>
      <text:p text:style-name="P241"><text:span text:style-name="Source_20_Text"><text:span text:style-name="T121">They start discussing the disappearance of Sir William.</text:span></text:span></text:p>
      <text:p text:style-name="P241"><text:span text:style-name="Source_20_Text"><text:span text:style-name="T121">A unicorn steps up to a pool in front of the statue but behind the knights.</text:span></text:span></text:p>
      <text:p text:style-name="P241"><text:span text:style-name="Source_20_Text"><text:span text:style-name="T121">The unicorn notices a mans face for a moment, in place of his own reflection.</text:span></text:span></text:p>
      <text:p text:style-name="P241"><text:span text:style-name="Source_20_Text"><text:span text:style-name="T121">The two knights say they don't think even the Wizards at Wizard U could help, and then they leave.</text:span></text:span></text:p>
      <text:p text:style-name="P241"><text:span text:style-name="Source_20_Text"><text:span text:style-name="T121">The unicorn walks up to the statue and recognizes it as the face he saw in the reflecting pool.</text:span></text:span></text:p>
      <text:p text:style-name="P241"><text:span text:style-name="Source_20_Text"><text:span text:style-name="T121">The unicorn leaves Knight School grounds to search for Wizard U.</text:span></text:span></text:p>
      <text:p text:style-name="P241"/>
      <text:p text:style-name="P241"><text:span text:style-name="Source_20_Text"><text:span text:style-name="T121">rm017_</text:span></text:span></text:p>
      <text:p text:style-name="P241"><text:span text:style-name="Source_20_Text"><text:span text:style-name="T121">When John sneaks into Princess Prep he learns her first stop was supposed to be the Grand Enchanted Landian Hotel.</text:span></text:span></text:p>
      <text:p text:style-name="P241"/>
      <text:p text:style-name="P241"><text:span text:style-name="Source_20_Text"><text:span text:style-name="T121">rm018_</text:span></text:span></text:p>
      <text:p text:style-name="P241"><text:span text:style-name="Source_20_Text"><text:span text:style-name="T121">Zanzibar does some more shows in some other villages.</text:span></text:span></text:p>
      <text:p text:style-name="P241"><text:span text:style-name="Source_20_Text"><text:span text:style-name="T121">Max attends one of his shows, but Corvus manages to steal from Max without his notice.</text:span></text:span></text:p>
      <text:p text:style-name="P241"/>
      <text:p text:style-name="P241"><text:span text:style-name="Source_20_Text"><text:span text:style-name="T121">rm019_</text:span></text:span></text:p>
      <text:p text:style-name="P241"><text:span text:style-name="Source_20_Text"><text:span text:style-name="T121">Max leaves the last show Zanzibar put on, but on the road discovers his money is gone.</text:span></text:span></text:p>
      <text:p text:style-name="P241"><text:span text:style-name="Source_20_Text"><text:span text:style-name="T121">Max catches up to Zanzibar in another village, and then confronts him after a show, and makes a deal with him.</text:span></text:span></text:p>
      <text:p text:style-name="P241"><text:span text:style-name="Source_20_Text"><text:span text:style-name="T121">Max helps Zanzibar with larger productions, in exchange for doing some tax collection for Max.</text:span></text:span></text:p>
      <text:p text:style-name="P241"/>
      <text:p text:style-name="P241"><text:span text:style-name="Source_20_Text"><text:span text:style-name="T121">rm020_</text:span></text:span></text:p>
      <text:p text:style-name="P241"><text:span text:style-name="Source_20_Text"><text:span text:style-name="T121">Chester manages to catch up to a few of his friends in various villages to try to break them from the enchantment.</text:span></text:span></text:p>
      <text:p text:style-name="P241"><text:soft-page-break/><text:span text:style-name="Source_20_Text"><text:span text:style-name="T121">Chester tries to give them shiny gifts, and then breath fire on them, neither of which works.</text:span></text:span></text:p>
      <text:p text:style-name="P241"/>
      <text:p text:style-name="P241"><text:span text:style-name="Source_20_Text"><text:span text:style-name="T121">rm021_</text:span></text:span></text:p>
      <text:p text:style-name="P241"><text:span text:style-name="Source_20_Text"><text:span text:style-name="T121">Desperate Chester flies to Nestor's cave, somewhere in the White Serpent range, west of DragonMount.</text:span></text:span></text:p>
      <text:p text:style-name="P241"><text:span text:style-name="Source_20_Text"><text:span text:style-name="T121">Nestor gets ready to breath fire on Chester, when Chester speaks to him.</text:span></text:span></text:p>
      <text:p text:style-name="P241"><text:span text:style-name="Source_20_Text"><text:span text:style-name="T121">Nestor tells Chester that Crooktooth has enchanted the dragons to act hostile.</text:span></text:span></text:p>
      <text:p text:style-name="P241"/>
      <text:p text:style-name="P241"><text:span text:style-name="Source_20_Text"><text:span text:style-name="T121">rm022_</text:span></text:span></text:p>
      <text:p text:style-name="P241"><text:span text:style-name="Source_20_Text"><text:span text:style-name="T121">The Unicorn walks up to the door of Wizard University.</text:span></text:span></text:p>
      <text:p text:style-name="P241"><text:span text:style-name="Source_20_Text"><text:span text:style-name="T121">The Unicorn tries to push the door open, but it doesn't budge.</text:span></text:span></text:p>
      <text:p text:style-name="P241"><text:span text:style-name="Source_20_Text"><text:span text:style-name="T121">The Unicorn the gets a running start and rams the door with his horn, and then goes inside.</text:span></text:span></text:p>
      <text:p text:style-name="P241"/>
      <text:p text:style-name="P241"><text:span text:style-name="Source_20_Text"><text:span text:style-name="T121">rm023_</text:span></text:span></text:p>
      <text:p text:style-name="P241"><text:span text:style-name="Source_20_Text"><text:span text:style-name="T121">Just inside the door at Wizard U, the Unicorn reads a sign that hints at the library.</text:span></text:span></text:p>
      <text:p text:style-name="P241"><text:span text:style-name="Source_20_Text"><text:span text:style-name="T121">The Unicorn then passes through the "hall of fame", noting the paintings of each of the Wizards.</text:span></text:span></text:p>
      <text:p text:style-name="P241"><text:span text:style-name="Source_20_Text"><text:span text:style-name="T121">The Unicorn sees Hubert's painting in the hall of fame, and particuarly notes it has been defaced.</text:span></text:span></text:p>
      <text:p text:style-name="P241"><text:span text:style-name="Source_20_Text"><text:span text:style-name="T121">He then proceeds to find the library.</text:span></text:span></text:p>
      <text:p text:style-name="P241"/>
      <text:p text:style-name="P241"><text:span text:style-name="Source_20_Text"><text:span text:style-name="T121">rm024_</text:span></text:span></text:p>
      <text:p text:style-name="P241"><text:span text:style-name="Source_20_Text"><text:span text:style-name="T121">After finding the library and exploring it, he finds a section on curses, and pulls off a few books with his horn.</text:span></text:span></text:p>
      <text:p text:style-name="P241"><text:span text:style-name="Source_20_Text"><text:span text:style-name="T121">Inside the library at Wizard U, the Unicorn notices the page about 'transmogrification'.</text:span></text:span></text:p>
      <text:p text:style-name="P241"><text:span text:style-name="Source_20_Text"><text:span text:style-name="T121">Using his horn to turn the pages, he reads that anyone can be turned into anything, even a unicorn.</text:span></text:span></text:p>
      <text:p text:style-name="P241"><text:span text:style-name="Source_20_Text"><text:span text:style-name="T121">After closing the book the Unicorn notices the picture appears to be the same wizard who had his painting defaced.</text:span></text:span></text:p>
      <text:p text:style-name="P241"><text:span text:style-name="Source_20_Text"><text:span text:style-name="T121">The dust jacket reads "Hubert Halfway, resides with his spellbooks at a house near the edge of Lapsewood".</text:span></text:span></text:p>
      <text:p text:style-name="P241"><text:span text:style-name="Source_20_Text"><text:span text:style-name="T121">The Unicorn then leaves Wizard U.</text:span></text:span></text:p>
      <text:p text:style-name="P241"/>
      <text:p text:style-name="P241"><text:span text:style-name="Source_20_Text"><text:span text:style-name="T121">rm025_</text:span></text:span></text:p>
      <text:p text:style-name="P241"><text:span text:style-name="Source_20_Text"><text:span text:style-name="T121">Roland goes into the dwarf mines, and then from there finds a secret entrance into the Gnome Kingdom.</text:span></text:span></text:p>
      <text:p text:style-name="P241"/>
      <text:p text:style-name="P241"><text:span text:style-name="Source_20_Text"><text:span text:style-name="T121">rm026_</text:span></text:span></text:p>
      <text:p text:style-name="P241"><text:span text:style-name="Source_20_Text"><text:span text:style-name="T121">Hubert makes his way to Fairy Godcollege, and peeks in one of the windows.</text:span></text:span></text:p>
      <text:p text:style-name="P241"><text:span text:style-name="Source_20_Text"><text:span text:style-name="T121">At Fairy Godcollege, an old friend tells Hubert, Violet is back, and is trying to force students to become evil witches.</text:span></text:span></text:p>
      <text:p text:style-name="P241"/>
      <text:p text:style-name="P241"><text:soft-page-break/><text:span text:style-name="Source_20_Text"><text:span text:style-name="T121">rm027_</text:span></text:span></text:p>
      <text:p text:style-name="P241"><text:span text:style-name="Source_20_Text"><text:span text:style-name="T121">In the Gnome Kingdom, Roland notices all kinds of people and creatures working the mines.</text:span></text:span></text:p>
      <text:p text:style-name="P241"><text:span text:style-name="Source_20_Text"><text:span text:style-name="T121">He spots a giant chained to one of the machines that he can't identify, and starts walking towards him.</text:span></text:span></text:p>
      <text:p text:style-name="P241"><text:span text:style-name="Source_20_Text"><text:span text:style-name="T121">Roland asks the giant, if he's his Dad, and the giant confirms it.</text:span></text:span></text:p>
      <text:p text:style-name="P241"><text:span text:style-name="Source_20_Text"><text:span text:style-name="T121">He tells Roland to find Hubert Halfway, the wizard, and to tell Hubert that Max seems to need a lot of quick silver.</text:span></text:span></text:p>
      <text:p text:style-name="P241"/>
      <text:p text:style-name="P241"><text:span text:style-name="Source_20_Text"><text:span text:style-name="T121">rm028_</text:span></text:span></text:p>
      <text:p text:style-name="P241"><text:span text:style-name="Source_20_Text"><text:span text:style-name="T121">John and Hubert rendezvous at Scarborough Faire Chicken at the Renaissance Faire.</text:span></text:span></text:p>
      <text:p text:style-name="P241"><text:span text:style-name="Source_20_Text"><text:span text:style-name="T121">Since the Princess was kidnapped for a reason, they decide to find her and rescue her if possible.</text:span></text:span></text:p>
      <text:p text:style-name="P241"><text:span text:style-name="Source_20_Text"><text:span text:style-name="T121">Hubert contacts his old friend, The Count, and tells him to turn into a bat, and see if he can find the Princess.</text:span></text:span></text:p>
      <text:p text:style-name="P241"/>
      <text:p text:style-name="P241"><text:span text:style-name="Source_20_Text"><text:span text:style-name="T121">rm029_</text:span></text:span></text:p>
      <text:p text:style-name="P241"><text:span text:style-name="Source_20_Text"><text:span text:style-name="T121">As the Unicorn leaves Wizard U, he spots the Black Knight, and start running.</text:span></text:span></text:p>
      <text:p text:style-name="P241"><text:span text:style-name="Source_20_Text"><text:span text:style-name="T121">The Black Knight chases the Unicorn into a forest without leaves on the trees.</text:span></text:span></text:p>
      <text:p text:style-name="P241"><text:span text:style-name="Source_20_Text"><text:span text:style-name="T121">After a few hours, the Unicorn starts losing his memory until he no longer cares to go on.</text:span></text:span></text:p>
      <text:p text:style-name="P241"/>
      <text:p text:style-name="P241"><text:span text:style-name="Source_20_Text"><text:span text:style-name="T121">rm030_</text:span></text:span></text:p>
      <text:p text:style-name="P241"><text:span text:style-name="Source_20_Text"><text:span text:style-name="T121">In the wine cellar of the Grand Enchanted Landian, the Princess is struggling with the ropes tying her to a wine cask.</text:span></text:span></text:p>
      <text:p text:style-name="P241"><text:span text:style-name="Source_20_Text"><text:span text:style-name="T121">With the help of some mice, she manages to get free of the ropes binding her.</text:span></text:span></text:p>
      <text:p text:style-name="P241"><text:span text:style-name="Source_20_Text"><text:span text:style-name="T121">The Princess then tries to escape by getting into the dumbwaiter, only to be sent upstairs.</text:span></text:span></text:p>
      <text:p text:style-name="P241"/>
      <text:p text:style-name="P241"><text:span text:style-name="Source_20_Text"><text:span text:style-name="T121">rm031_</text:span></text:span></text:p>
      <text:p text:style-name="P241"><text:span text:style-name="Source_20_Text"><text:span text:style-name="T121">After getting out of the hotel's dumbwaiter, The Princess searches for a way out by checking out various doors.</text:span></text:span></text:p>
      <text:p text:style-name="P241"><text:span text:style-name="Source_20_Text"><text:span text:style-name="T121">She stumbles upon a room with some maps and other documents, which she grabs, but is recaptured.</text:span></text:span></text:p>
      <text:p text:style-name="P241"/>
      <text:p text:style-name="P241"><text:span text:style-name="Source_20_Text"><text:span text:style-name="T121">rm032_</text:span></text:span></text:p>
      <text:p text:style-name="P241"><text:span text:style-name="Source_20_Text"><text:span text:style-name="T121">The Count comes back to SFC and tells John and Hubert what he's found.</text:span></text:span></text:p>
      <text:p text:style-name="P241"><text:span text:style-name="Source_20_Text"><text:span text:style-name="T121">The Princess is chained to a wine cask in the cellar of the Grand Enchanted Landian.</text:span></text:span></text:p>
      <text:p text:style-name="P241"><text:span text:style-name="Source_20_Text"><text:span text:style-name="T121">Hubert and John take an empty wagon, and head toward the hotel.</text:span></text:span></text:p>
      <text:p text:style-name="P241"/>
      <text:p text:style-name="P241"><text:span text:style-name="Source_20_Text"><text:span text:style-name="T121">rm033_</text:span></text:span></text:p>
      <text:p text:style-name="P241"><text:span text:style-name="Source_20_Text"><text:span text:style-name="T121">Within the boundaries of the Gnome Kingdom, Max finds Scarlet "Red" Clover, and pulls her out of hiding.</text:span></text:span></text:p>
      <text:p text:style-name="P241"><text:span text:style-name="Source_20_Text"><text:span text:style-name="T121">Max asks Red to go and conscript the werewolves from their village into his service, due to her history with them.</text:span></text:span></text:p>
      <text:p text:style-name="P241"><text:soft-page-break/></text:p>
      <text:p text:style-name="P241"><text:span text:style-name="Source_20_Text"><text:span text:style-name="T121">rm034_</text:span></text:span></text:p>
      <text:p text:style-name="P241"><text:span text:style-name="Source_20_Text"><text:span text:style-name="T121">Red goes to the werewolf village.</text:span></text:span></text:p>
      <text:p text:style-name="P241"><text:span text:style-name="Source_20_Text"><text:span text:style-name="T121">Red tells the werewolves led by Rottweiler, they might be rid of their curse if they join Max's army.</text:span></text:span></text:p>
      <text:p text:style-name="P241"/>
      <text:p text:style-name="P241"><text:span text:style-name="Source_20_Text"><text:span text:style-name="T121">rm035_</text:span></text:span></text:p>
      <text:p text:style-name="P241"><text:span text:style-name="Source_20_Text"><text:span text:style-name="T121">Kurt, Rotweiler's second in command, leaves the werewolf village, after remembering Red and Violet's rivalry.</text:span></text:span></text:p>
      <text:p text:style-name="P241"><text:span text:style-name="Source_20_Text"><text:span text:style-name="T121">Kurt then travels to Fairy Godcollege to meet with Violet.</text:span></text:span></text:p>
      <text:p text:style-name="P241"><text:span text:style-name="Source_20_Text"><text:span text:style-name="T121">Violet agrees to help Kurt become the leader of the pack, if Kurt eliminates Red.</text:span></text:span></text:p>
      <text:p text:style-name="P241"/>
      <text:p text:style-name="P241"><text:span text:style-name="Source_20_Text"><text:span text:style-name="T121">rm036_</text:span></text:span></text:p>
      <text:p text:style-name="P241"><text:span text:style-name="Source_20_Text"><text:span text:style-name="T121">Zanzibar travels to a few villages and collects some tax money.</text:span></text:span></text:p>
      <text:p text:style-name="P241"><text:span text:style-name="Source_20_Text"><text:span text:style-name="T121">Then he puts some of the money he's collected, into his own pocket.</text:span></text:span></text:p>
      <text:p text:style-name="P241"/>
      <text:p text:style-name="P241"><text:span text:style-name="Source_20_Text"><text:span text:style-name="T121">rm037_</text:span></text:span></text:p>
      <text:p text:style-name="P241"><text:span text:style-name="Source_20_Text"><text:span text:style-name="T121">Max is in the mines overseeing the quicksilver extraction, when a messenger comes up and speaks quietly to him.</text:span></text:span></text:p>
      <text:p text:style-name="P241"><text:span text:style-name="Source_20_Text"><text:span text:style-name="T121">Max finds out that Zanzibar is stealing from the taxes but doesn't know where Zanzibar hides it yet.</text:span></text:span></text:p>
      <text:p text:style-name="P241"/>
      <text:p text:style-name="P241"><text:span text:style-name="Source_20_Text"><text:span text:style-name="T121">rm038_</text:span></text:span></text:p>
      <text:p text:style-name="P241"><text:span text:style-name="Source_20_Text"><text:span text:style-name="T121">Hubert and John go to the Grand Enchanted Landian Hotel and arrive at the side door with some guards in front.</text:span></text:span></text:p>
      <text:p text:style-name="P241"><text:span text:style-name="Source_20_Text"><text:span text:style-name="T121">Hubert tries to conjure up a wagon with food, but only succeeds in giving the guards the illusion of the wagon.</text:span></text:span></text:p>
      <text:p text:style-name="P241"/>
      <text:p text:style-name="P241"><text:span text:style-name="Source_20_Text"><text:span text:style-name="T121">rm039_</text:span></text:span></text:p>
      <text:p text:style-name="P241"><text:span text:style-name="Source_20_Text"><text:span text:style-name="T121">As they go in to the kitchen of the Grant Enchanted Landian, they find a secret passage into the wine cellar.</text:span></text:span></text:p>
      <text:p text:style-name="P241"/>
      <text:p text:style-name="P241"><text:span text:style-name="Source_20_Text"><text:span text:style-name="T121">rm040_</text:span></text:span></text:p>
      <text:p text:style-name="P241"><text:span text:style-name="Source_20_Text"><text:span text:style-name="T121">Inside the wine cellar, John hits the guard who's watching the Princess with a heavy wine bottle.</text:span></text:span></text:p>
      <text:p text:style-name="P241"><text:span text:style-name="Source_20_Text"><text:span text:style-name="T121">They go back upstairs to the kitchen.</text:span></text:span></text:p>
      <text:p text:style-name="P241"/>
      <text:p text:style-name="P241"><text:span text:style-name="Source_20_Text"><text:span text:style-name="T121">rm041_</text:span></text:span></text:p>
      <text:p text:style-name="P241"><text:span text:style-name="Source_20_Text"><text:span text:style-name="T121">They try to walk out of the side doors of the kitchen, calmly and slowly.</text:span></text:span></text:p>
      <text:p text:style-name="P241"/>
      <text:p text:style-name="P241"><text:span text:style-name="Source_20_Text"><text:span text:style-name="T121">rm042_</text:span></text:span></text:p>
      <text:p text:style-name="P241"><text:span text:style-name="Source_20_Text"><text:span text:style-name="T121">Unbeknownst to Zanzibar, Max had his guards searching everywhere for Zanzibar's money.</text:span></text:span></text:p>
      <text:p text:style-name="P241"><text:span text:style-name="Source_20_Text"><text:span text:style-name="T121">They finally found his stash in his hotel room in the Grand Enchanted Landian and take it.</text:span></text:span></text:p>
      <text:p text:style-name="P241"/>
      <text:p text:style-name="P241"><text:span text:style-name="Source_20_Text"><text:span text:style-name="T121">rm043_</text:span></text:span></text:p>
      <text:p text:style-name="P241"><text:soft-page-break/><text:span text:style-name="Source_20_Text"><text:span text:style-name="T121">Max uses Zanzibar's shows to abduct more citizens and tourists for his mines, as he goes from village to village.</text:span></text:span></text:p>
      <text:p text:style-name="P241"><text:span text:style-name="Source_20_Text"><text:span text:style-name="T121">Max proposes one final big show in the hotel, since Max has enough people for his mines.</text:span></text:span></text:p>
      <text:p text:style-name="P241"><text:span text:style-name="Source_20_Text"><text:span text:style-name="T121">Zanzibar agrees to Max's proposal beccause he feels he has enough money to live like a King.</text:span></text:span></text:p>
      <text:p text:style-name="P241"/>
      <text:p text:style-name="P241"><text:span text:style-name="Source_20_Text"><text:span text:style-name="T121">rm044_</text:span></text:span></text:p>
      <text:p text:style-name="P241"><text:span text:style-name="Source_20_Text"><text:span text:style-name="T121">The Black Knight rides up to the Grand Enchanted Landian on his black charger.</text:span></text:span></text:p>
      <text:p text:style-name="P241"><text:span text:style-name="Source_20_Text"><text:span text:style-name="T121">Hubert and company calmly out of the kitchen doors.</text:span></text:span></text:p>
      <text:p text:style-name="P241"><text:span text:style-name="Source_20_Text"><text:span text:style-name="T121">The guard that was guarding the Princess in the cellar stumbles out, and yells "She's Escaped!"</text:span></text:span></text:p>
      <text:p text:style-name="P241"><text:span text:style-name="Source_20_Text"><text:span text:style-name="T121">They then run to the wagon and they take off, as the Black Knight begins to chase them.</text:span></text:span></text:p>
      <text:p text:style-name="P241"/>
      <text:p text:style-name="P241"><text:span text:style-name="Source_20_Text"><text:span text:style-name="T121">rm045_</text:span></text:span></text:p>
      <text:p text:style-name="P241"><text:span text:style-name="Source_20_Text"><text:span text:style-name="T121">The Black Knight chases Hubert and company in their wagon across the open land.</text:span></text:span></text:p>
      <text:p text:style-name="P241"><text:span text:style-name="Source_20_Text"><text:span text:style-name="T121">They come upon the edge of Lapsewood, the bare forest, still pursued by the Black Knight.</text:span></text:span></text:p>
      <text:p text:style-name="P241"><text:span text:style-name="Source_20_Text"><text:span text:style-name="T121">They go into the forest, and before they know it, they’re lost among the leafless trees.</text:span></text:span></text:p>
      <text:p text:style-name="P241"/>
      <text:p text:style-name="P241"><text:span text:style-name="Source_20_Text"><text:span text:style-name="T121">rm046_</text:span></text:span></text:p>
      <text:p text:style-name="P241"><text:span text:style-name="Source_20_Text"><text:span text:style-name="T121">Somewhere in the middle of the bare forest, they spot a Unicorn.</text:span></text:span></text:p>
      <text:p text:style-name="P241"><text:span text:style-name="Source_20_Text"><text:span text:style-name="T121">The Unicorn stands around but doesn't run away as they approach.</text:span></text:span></text:p>
      <text:p text:style-name="P241"><text:span text:style-name="Source_20_Text"><text:span text:style-name="T121">The princess hops out and starts petting him and talking to him.</text:span></text:span></text:p>
      <text:p text:style-name="P241"><text:span text:style-name="Source_20_Text"><text:span text:style-name="T121">John then mentions he read a book on "Unicorn sign language once."</text:span></text:span></text:p>
      <text:p text:style-name="P241"><text:span text:style-name="Source_20_Text"><text:span text:style-name="T121">John gestures to the unicorn, and they proceed to "talk".</text:span></text:span></text:p>
      <text:p text:style-name="P241"><text:span text:style-name="Source_20_Text"><text:span text:style-name="T121">When John and the Unicorn are finished, John translates and says he's forgotten where he was going, and is lost.</text:span></text:span></text:p>
      <text:p text:style-name="P241"><text:span text:style-name="Source_20_Text"><text:span text:style-name="T121">Hubert then says, he must be losing his memory because they're in Lapsewood.</text:span></text:span></text:p>
      <text:p text:style-name="P241"/>
      <text:p text:style-name="P241"><text:span text:style-name="Source_20_Text"><text:span text:style-name="T121">rm047_</text:span></text:span></text:p>
      <text:p text:style-name="P241"><text:span text:style-name="Source_20_Text"><text:span text:style-name="T121">Back at the Grand Enchanted Landian Max tells Zanzibar that he knows he's been stealing.</text:span></text:span></text:p>
      <text:p text:style-name="P241"><text:span text:style-name="Source_20_Text"><text:span text:style-name="T121">In the ballroom Max tells Zanzibar that this is his last show and then Zanzibar performing.</text:span></text:span></text:p>
      <text:p text:style-name="P241"><text:span text:style-name="Source_20_Text"><text:span text:style-name="T121">After Corvus (Zanzibar's pet crow), steals the money from the audience, Max yells that he took all his money.</text:span></text:span></text:p>
      <text:p text:style-name="P241"><text:span text:style-name="Source_20_Text"><text:span text:style-name="T121">The crowd looks angrily toward Zanzibar and starts chasing him.</text:span></text:span></text:p>
      <text:p text:style-name="P241"><text:span text:style-name="Source_20_Text"><text:span text:style-name="T121">Max gets word that the Omni-Gate is ready for testing, so he leaves for the Castle.</text:span></text:span></text:p>
      <text:p text:style-name="P241"><text:span text:style-name="Source_20_Text"><text:span text:style-name="T121">Zanzibar distracts the crowd with a few cheap tricks and escapes out the back with his loot.</text:span></text:span></text:p>
      <text:p text:style-name="P241"/>
      <text:p text:style-name="P241"><text:span text:style-name="Source_20_Text"><text:span text:style-name="T121">rm048_</text:span></text:span></text:p>
      <text:p text:style-name="P241"><text:soft-page-break/><text:span text:style-name="Source_20_Text"><text:span text:style-name="T121">Back in Lapsewood, Hubert realizes this may be Sir William, and then casts a spell to change him back.</text:span></text:span></text:p>
      <text:p text:style-name="P241"><text:span text:style-name="Source_20_Text"><text:span text:style-name="T121">The spell doesn't work correctly, but allows the Unicorn to talk to them in human speech.</text:span></text:span></text:p>
      <text:p text:style-name="P241"><text:span text:style-name="Source_20_Text"><text:span text:style-name="T121">The Unicorn is unable to remember his name, and they all start walking together.</text:span></text:span></text:p>
      <text:p text:style-name="P241"><text:span text:style-name="Source_20_Text"><text:span text:style-name="T121">Soon nobody remembers what they were doing.</text:span></text:span></text:p>
      <text:p text:style-name="P241"><text:span text:style-name="Source_20_Text"><text:span text:style-name="T121">They all stop walking, and stand and stare at each other.</text:span></text:span></text:p>
      <text:p text:style-name="P241"/>
      <text:p text:style-name="P241"><text:span text:style-name="Source_20_Text"><text:span text:style-name="T121">rm049_</text:span></text:span></text:p>
      <text:p text:style-name="P241"><text:span text:style-name="Source_20_Text"><text:span text:style-name="T121">Roland walks to the only open restaurant in town, Scarborough Faire Chicken.</text:span></text:span></text:p>
      <text:p text:style-name="P241"><text:span text:style-name="Source_20_Text"><text:span text:style-name="T121">Roland looks around and starts asking about Hubert until finally getting to The Count sitting down at a table.</text:span></text:span></text:p>
      <text:p text:style-name="P241"><text:span text:style-name="Source_20_Text"><text:span text:style-name="T121">Roland asks the count if he has any idea of where Hubert is.</text:span></text:span></text:p>
      <text:p text:style-name="P241"><text:span text:style-name="Source_20_Text"><text:span text:style-name="T121">The Count says he'll try to go find him, and turns into a bat, as Roland sits down.</text:span></text:span></text:p>
      <text:p text:style-name="P241"/>
      <text:p text:style-name="P241"><text:span text:style-name="Source_20_Text"><text:span text:style-name="T121">rm050_</text:span></text:span></text:p>
      <text:p text:style-name="P241"><text:span text:style-name="Source_20_Text"><text:span text:style-name="T121">Standing the middle of Lapsewood, John notices Hubert wearing Wizard garb and suggests he cast a spell or something.</text:span></text:span></text:p>
      <text:p text:style-name="P241"><text:span text:style-name="Source_20_Text"><text:span text:style-name="T121">Hubert reaches into a bag and pulls out some hats and puts them on then wiggles his fingers.</text:span></text:span></text:p>
      <text:p text:style-name="P241"><text:span text:style-name="Source_20_Text"><text:span text:style-name="T121">When he does this they're instantly teleported elsewhere.</text:span></text:span></text:p>
      <text:p text:style-name="P241"><text:span text:style-name="Source_20_Text"><text:span text:style-name="T121">Hubert and company, wake up on the road, and confirm it was definitely Lapsewood, because splitting headaches.</text:span></text:span></text:p>
      <text:p text:style-name="P241"><text:span text:style-name="Source_20_Text"><text:span text:style-name="T121">Hubert recognizes the road, and they travel without event to The Bats in the Belfy Hotel.</text:span></text:span></text:p>
      <text:p text:style-name="P241"/>
      <text:p text:style-name="P241"><text:span text:style-name="Source_20_Text"><text:span text:style-name="T121">rm051_</text:span></text:span></text:p>
      <text:p text:style-name="P241"><text:span text:style-name="Source_20_Text"><text:span text:style-name="T121">In the werewolf village, they tell Red they want proof of the curse being lifted.</text:span></text:span></text:p>
      <text:p text:style-name="P241"><text:span text:style-name="Source_20_Text"><text:span text:style-name="T121">She leaves and brings Max back to the village, who promptly gets rid of the curse for a few of them.</text:span></text:span></text:p>
      <text:p text:style-name="P241"><text:span text:style-name="Source_20_Text"><text:span text:style-name="T121">The Werewolves led by Rottweiler, throw Red into a hut, and discuss, and then Kurt comes back to the village.</text:span></text:span></text:p>
      <text:p text:style-name="P241"><text:span text:style-name="Source_20_Text"><text:span text:style-name="T121">The Werewolves debate joining Max's army and eventually agree, and then bring Red back out.</text:span></text:span></text:p>
      <text:p text:style-name="P241"><text:span text:style-name="Source_20_Text"><text:span text:style-name="T121">Red goes back to Max's mines and tells him the news, as Kurt and a lot of the other werewolves start grumbling.</text:span></text:span></text:p>
      <text:p text:style-name="P241"/>
      <text:p text:style-name="P241"><text:span text:style-name="Source_20_Text"><text:span text:style-name="T121">rm052_</text:span></text:span></text:p>
      <text:p text:style-name="P241"><text:span text:style-name="Source_20_Text"><text:span text:style-name="T121">At the Bat's-in-the-Belfry, Hubert dings the bell loudly a few times.</text:span></text:span></text:p>
      <text:p text:style-name="P241"><text:span text:style-name="Source_20_Text"><text:span text:style-name="T121">The Count as a bat, flies in and rematerializes in front of them.</text:span></text:span></text:p>
      <text:p text:style-name="P241"><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41"><text:span text:style-name="Source_20_Text"><text:span text:style-name="T121">In the papers the Princess grabbed, are plans to some huge machine called the "Omni-Gate".</text:span></text:span></text:p>
      <text:p text:style-name="P241"/>
      <text:p text:style-name="P241"><text:soft-page-break/><text:span text:style-name="Source_20_Text"><text:span text:style-name="T121">rm053_</text:span></text:span></text:p>
      <text:p text:style-name="P241"><text:span text:style-name="Source_20_Text"><text:span text:style-name="T121">Hubert sends Roland and John into the mines.</text:span></text:span></text:p>
      <text:p text:style-name="P241"><text:span text:style-name="Source_20_Text"><text:span text:style-name="T121">Hubert tells Sir William that they're going to have to head to the castle.</text:span></text:span></text:p>
      <text:p text:style-name="P241"><text:span text:style-name="Source_20_Text"><text:span text:style-name="T121">Hubert then proceeds to cast a spell on Sir William, when Sir William sprouts some wings.</text:span></text:span></text:p>
      <text:p text:style-name="P241"><text:span text:style-name="Source_20_Text"><text:span text:style-name="T121">Sir William tells Hubert to hop on, and that they'll fly to the Castle.</text:span></text:span></text:p>
      <text:p text:style-name="P241"/>
      <text:p text:style-name="P241"><text:span text:style-name="Source_20_Text"><text:span text:style-name="T121">rm054_</text:span></text:span></text:p>
      <text:p text:style-name="P241"><text:span text:style-name="Source_20_Text"><text:span text:style-name="T121">Back at Nestors cave, Chester presents him with a shiny polished stone, and they both talk about the past.</text:span></text:span></text:p>
      <text:p text:style-name="P241"><text:span text:style-name="Source_20_Text"><text:span text:style-name="T121">After finding out they're long lost twin brothers, Chester and Nestor go on a search for Crooktooth.</text:span></text:span></text:p>
      <text:p text:style-name="P241"/>
      <text:p text:style-name="P241"><text:span text:style-name="Source_20_Text"><text:span text:style-name="T121">rm055_</text:span></text:span></text:p>
      <text:p text:style-name="P241"><text:span text:style-name="Source_20_Text"><text:span text:style-name="T121">The Black Knight, while hunting for Sir William, circumscribes Lapsewood, and comes to the road leaving the forest.</text:span></text:span></text:p>
      <text:p text:style-name="P241"><text:span text:style-name="Source_20_Text"><text:span text:style-name="T121">The Black Knight looks in the direction of the Bats-in-the-Belfry Hotel and sees a flying unicorn with a wizard atop.</text:span></text:span></text:p>
      <text:p text:style-name="P241"/>
      <text:p text:style-name="P241"><text:span text:style-name="Source_20_Text"><text:span text:style-name="T121">rm056_</text:span></text:span></text:p>
      <text:p text:style-name="P241"><text:span text:style-name="Source_20_Text"><text:span text:style-name="T121">Roland and John go back into the dwarf mines.</text:span></text:span></text:p>
      <text:p text:style-name="P241"><text:span text:style-name="Source_20_Text"><text:span text:style-name="T121">They use the secret door to gain entrance into the gnome kingdom.</text:span></text:span></text:p>
      <text:p text:style-name="P241"/>
      <text:p text:style-name="P241"><text:span text:style-name="Source_20_Text"><text:span text:style-name="T121">rm057_</text:span></text:span></text:p>
      <text:p text:style-name="P241"><text:span text:style-name="Source_20_Text"><text:span text:style-name="T121">Max arrives at the administration castle aboard a transport train.</text:span></text:span></text:p>
      <text:p text:style-name="P241"><text:span text:style-name="Source_20_Text"><text:span text:style-name="T121">Max has his techs activate the machine for the first time.</text:span></text:span></text:p>
      <text:p text:style-name="P241"><text:span text:style-name="Source_20_Text"><text:span text:style-name="T121">First at half power, he has them open a few gates, then a few more.</text:span></text:span></text:p>
      <text:p text:style-name="P241"><text:span text:style-name="Source_20_Text"><text:span text:style-name="T121">Thousands of gates are opened simultaneously, and then shut off.</text:span></text:span></text:p>
      <text:p text:style-name="P241"/>
      <text:p text:style-name="P241"><text:span text:style-name="Source_20_Text"><text:span text:style-name="T121">rm058_</text:span></text:span></text:p>
      <text:p text:style-name="P241"><text:span text:style-name="Source_20_Text"><text:span text:style-name="T121">Sir William lands on the west side terrace of the Castle, and let's Hubert off.</text:span></text:span></text:p>
      <text:p text:style-name="P241"><text:span text:style-name="Source_20_Text"><text:span text:style-name="T121">Hubert start systematically searching the grounds for Violet, taking care not to be seen.</text:span></text:span></text:p>
      <text:p text:style-name="P241"><text:span text:style-name="Source_20_Text"><text:span text:style-name="T121">Sir William flies off and heads back toward the Bats-in-the-Belfry.</text:span></text:span></text:p>
      <text:p text:style-name="P241"/>
      <text:p text:style-name="P241"><text:span text:style-name="Source_20_Text"><text:span text:style-name="T121">rm059_</text:span></text:span></text:p>
      <text:p text:style-name="P241"><text:span text:style-name="Source_20_Text"><text:span text:style-name="T121">Roland and John locate the office in Max's mines.</text:span></text:span></text:p>
      <text:p text:style-name="P241"><text:span text:style-name="Source_20_Text"><text:span text:style-name="T121">Roland and John then spot the dwarves tied and gagged on the floor.</text:span></text:span></text:p>
      <text:p text:style-name="P241"><text:span text:style-name="Source_20_Text"><text:span text:style-name="T121">Sneaking in Roland easily snaps the bonds holding them.</text:span></text:span></text:p>
      <text:p text:style-name="P241"><text:span text:style-name="Source_20_Text"><text:span text:style-name="T121">Roland and John are then surprised and captured by the Gnomes.</text:span></text:span></text:p>
      <text:p text:style-name="P241"/>
      <text:p text:style-name="P241"><text:span text:style-name="Source_20_Text"><text:span text:style-name="T121">rm060_</text:span></text:span></text:p>
      <text:p text:style-name="P241"><text:span text:style-name="Source_20_Text"><text:span text:style-name="T121">Violet comes out of the east gate of the castle toward the east side train depot.</text:span></text:span></text:p>
      <text:p text:style-name="P241"><text:span text:style-name="Source_20_Text"><text:span text:style-name="T121">Hubert confronts Violet and before she can do anything, casts the spell that returns the magic.</text:span></text:span></text:p>
      <text:p text:style-name="P241"><text:span text:style-name="Source_20_Text"><text:span text:style-name="T121">Violet yells to alert the guards and Hubert starts running.</text:span></text:span></text:p>
      <text:p text:style-name="P241"><text:soft-page-break/></text:p>
      <text:p text:style-name="P241"><text:span text:style-name="Source_20_Text"><text:span text:style-name="T121">rm061_</text:span></text:span></text:p>
      <text:p text:style-name="P241"><text:span text:style-name="Source_20_Text"><text:span text:style-name="T121">The guards chase Hubert to the east depot.</text:span></text:span></text:p>
      <text:p text:style-name="P241"/>
      <text:p text:style-name="P241"><text:span text:style-name="Source_20_Text"><text:span text:style-name="T121">rm062_</text:span></text:span></text:p>
      <text:p text:style-name="P241"><text:span text:style-name="Source_20_Text"><text:span text:style-name="T121">While Sir William is flying, a huge black dragon swoops out from the sky and hits him full on.</text:span></text:span></text:p>
      <text:p text:style-name="P241"><text:span text:style-name="Source_20_Text"><text:span text:style-name="T121">The Black Knight sitting atop Crooktooth circles around and starts flying toward Sir William again.</text:span></text:span></text:p>
      <text:p text:style-name="P241"><text:span text:style-name="Source_20_Text"><text:span text:style-name="T121">After falling a bit Sir William regains his balance and starts flying towards Crooktooth.</text:span></text:span></text:p>
      <text:p text:style-name="P241"><text:span text:style-name="Source_20_Text"><text:span text:style-name="T121">Sir William gets a few hits, but doesn't do much damage to Crooktooth as he knocks Sir William out of the sky again.</text:span></text:span></text:p>
      <text:p text:style-name="P241"/>
      <text:p text:style-name="P241"><text:span text:style-name="Source_20_Text"><text:span text:style-name="T121">rm063_</text:span></text:span></text:p>
      <text:p text:style-name="P241"><text:span text:style-name="Source_20_Text"><text:span text:style-name="T121">Crooktooth starts heading toward Sir William again, when two other dragons swoop in behind him.</text:span></text:span></text:p>
      <text:p text:style-name="P241"><text:span text:style-name="Source_20_Text"><text:span text:style-name="T121">These two dragons, Chester, and Nestor, fly toward Sir William and turn around to confront Crooktooth.</text:span></text:span></text:p>
      <text:p text:style-name="P241"><text:span text:style-name="Source_20_Text"><text:span text:style-name="T121">All three start flying towards the Black Knight.</text:span></text:span></text:p>
      <text:p text:style-name="P241"/>
      <text:p text:style-name="P241"><text:span text:style-name="Source_20_Text"><text:span text:style-name="T121">rm064_</text:span></text:span></text:p>
      <text:p text:style-name="P241"><text:span text:style-name="Source_20_Text"><text:span text:style-name="T121">In the mines, the gnomes promptly put John, Roland, and the rest to work.</text:span></text:span></text:p>
      <text:p text:style-name="P241"><text:span text:style-name="Source_20_Text"><text:span text:style-name="T121">After a bit, John signals the dwarves to overpower the guards.</text:span></text:span></text:p>
      <text:p text:style-name="P241"/>
      <text:p text:style-name="P241"><text:span text:style-name="Source_20_Text"><text:span text:style-name="T121">rm065_</text:span></text:span></text:p>
      <text:p text:style-name="P241"><text:span text:style-name="Source_20_Text"><text:span text:style-name="T121">There’s an explosion that seems to come from one of the mine walls.</text:span></text:span></text:p>
      <text:p text:style-name="P241"><text:span text:style-name="Source_20_Text"><text:span text:style-name="T121">When the smoke clears, a train appears to have crashed into the mine.</text:span></text:span></text:p>
      <text:p text:style-name="P241"><text:span text:style-name="Source_20_Text"><text:span text:style-name="T121">Hubert pops out of the train.</text:span></text:span></text:p>
      <text:p text:style-name="P241"/>
      <text:p text:style-name="P241"><text:span text:style-name="Source_20_Text"><text:span text:style-name="T121">rm066_</text:span></text:span></text:p>
      <text:p text:style-name="P241"><text:span text:style-name="Source_20_Text"><text:span text:style-name="T121">Sir William and the twins manage to batter Crooktooth and his rider, the Black Knight.</text:span></text:span></text:p>
      <text:p text:style-name="P241"><text:span text:style-name="Source_20_Text"><text:span text:style-name="T121">The battle ends quickly, when the Black Knight and Crooktooth separate and fall to their deaths.</text:span></text:span></text:p>
      <text:p text:style-name="P241"/>
      <text:p text:style-name="P241"><text:span text:style-name="Source_20_Text"><text:span text:style-name="T121">rm067_</text:span></text:span></text:p>
      <text:p text:style-name="P241"><text:span text:style-name="Source_20_Text"><text:span text:style-name="T121">Red heads back to the Werewolf village when Kurt jumps out of the bushes, and they tumble back into the forest.</text:span></text:span></text:p>
      <text:p text:style-name="P241"/>
      <text:p text:style-name="P241"><text:span text:style-name="Source_20_Text"><text:span text:style-name="T121">rm068_</text:span></text:span></text:p>
      <text:p text:style-name="P241"><text:span text:style-name="Source_20_Text"><text:span text:style-name="T121">Kurt then takes Red's "riding hood" back to Violet at Fairy Godcollege.</text:span></text:span></text:p>
      <text:p text:style-name="P241"><text:span text:style-name="Source_20_Text"><text:span text:style-name="T121">Kurt reveals Red was promising to remove their curses, and that he didn’t want that.</text:span></text:span></text:p>
      <text:p text:style-name="P241"><text:span text:style-name="Source_20_Text"><text:span text:style-name="T121">He asks Violet to enhance the effects.</text:span></text:span></text:p>
      <text:p text:style-name="P241"><text:soft-page-break/><text:span text:style-name="Source_20_Text"><text:span text:style-name="T121">Violet agrees if he steals the "Totem of Leadership" and brings it to her, because she claims it will bind the pack to him.</text:span></text:span></text:p>
      <text:p text:style-name="P241"/>
      <text:p text:style-name="P241"><text:span text:style-name="Source_20_Text"><text:span text:style-name="T121">rm069_</text:span></text:span></text:p>
      <text:p text:style-name="P241"><text:span text:style-name="Source_20_Text"><text:span text:style-name="T121">Back in the mines, gnome guards are easily overpowered after they hear what sounds like an explosion.</text:span></text:span></text:p>
      <text:p text:style-name="P241"><text:span text:style-name="Source_20_Text"><text:span text:style-name="T121">The slaves get released and start to run out of the mines.</text:span></text:span></text:p>
      <text:p text:style-name="P241"><text:span text:style-name="Source_20_Text"><text:span text:style-name="T121">Hubert shouts for everyone to head to the Bats-in-the-Belfry Hotel.</text:span></text:span></text:p>
      <text:p text:style-name="P241"/>
      <text:p text:style-name="P241"><text:span text:style-name="Source_20_Text"><text:span text:style-name="T121">rm070_</text:span></text:span></text:p>
      <text:p text:style-name="P241"><text:span text:style-name="Source_20_Text"><text:span text:style-name="T121">Back at the Bats-in-the-Belfry, Hubert changes Sir William back into a man.</text:span></text:span></text:p>
      <text:p text:style-name="P241"><text:span text:style-name="Source_20_Text"><text:span text:style-name="T121">Hubert then sends John and Sir William to Knight School, to inform them and enlist their help.</text:span></text:span></text:p>
      <text:p text:style-name="P241"/>
      <text:p text:style-name="P241"><text:span text:style-name="Source_20_Text"><text:span text:style-name="T121">rm071_</text:span></text:span></text:p>
      <text:p text:style-name="P241"><text:span text:style-name="Source_20_Text"><text:span text:style-name="T121">When Kurt gets back to the werewolf village he goes into Rottweiler's hut and starts to grab the totem.</text:span></text:span></text:p>
      <text:p text:style-name="P241"><text:span text:style-name="Source_20_Text"><text:span text:style-name="T121">Thorne, Rottweiler's third in command, stops Kurt from getting the totem, they fight, and Kurt takes the totem.</text:span></text:span></text:p>
      <text:p text:style-name="P241"/>
      <text:p text:style-name="P241"><text:span text:style-name="Source_20_Text"><text:span text:style-name="T121">rm072_</text:span></text:span></text:p>
      <text:p text:style-name="P241"><text:span text:style-name="Source_20_Text"><text:span text:style-name="T121">Kurt returns to Violet at Fairy Godcollege.</text:span></text:span></text:p>
      <text:p text:style-name="P241"><text:span text:style-name="Source_20_Text"><text:span text:style-name="T121">She casts a spell, which visibly alters Kurt, and then he goes back to the Village.</text:span></text:span></text:p>
      <text:p text:style-name="P241"/>
      <text:p text:style-name="P241"><text:span text:style-name="Source_20_Text"><text:span text:style-name="T121">rm073_</text:span></text:span></text:p>
      <text:p text:style-name="P241"><text:span text:style-name="Source_20_Text"><text:span text:style-name="T121">At the village Kurt disposes of Rottweiler and most of his followers.</text:span></text:span></text:p>
      <text:p text:style-name="P241"><text:span text:style-name="Source_20_Text"><text:span text:style-name="T121">When Violet casts the spell to alter Kurt, Thorne in the village sees Kurt's own followers change as well.</text:span></text:span></text:p>
      <text:p text:style-name="P241"><text:span text:style-name="Source_20_Text"><text:span text:style-name="T121">Thorne goes and hides just out of town, and waits.</text:span></text:span></text:p>
      <text:p text:style-name="P241"/>
      <text:p text:style-name="P241"><text:span text:style-name="Source_20_Text"><text:span text:style-name="T121">rm074_</text:span></text:span></text:p>
      <text:p text:style-name="P241"><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41"><text:span text:style-name="Source_20_Text"><text:span text:style-name="T121">The Count makes a deal with the Princess to help him find a mate, if he helps her with finding the princesses.</text:span></text:span></text:p>
      <text:p text:style-name="P241"><text:span text:style-name="Source_20_Text"><text:span text:style-name="T121">The Count then hides in her handbag in his bat form.</text:span></text:span></text:p>
      <text:p text:style-name="P241"/>
      <text:p text:style-name="P241"><text:span text:style-name="Source_20_Text"><text:span text:style-name="T121">rm075_</text:span></text:span></text:p>
      <text:p text:style-name="P241"><text:span text:style-name="Source_20_Text"><text:span text:style-name="T121">John and Sir William arrive at Knight School.</text:span></text:span></text:p>
      <text:p text:style-name="P241"><text:span text:style-name="Source_20_Text"><text:span text:style-name="T121">They convince most of the Knights and Knights-in-Training, to join them in fighting Max and his armies.</text:span></text:span></text:p>
      <text:p text:style-name="P241"><text:span text:style-name="Source_20_Text"><text:span text:style-name="T121">They, then, leave to go back to the Bats in the Belfry.</text:span></text:span></text:p>
      <text:p text:style-name="P241"/>
      <text:p text:style-name="P241"><text:span text:style-name="Source_20_Text"><text:span text:style-name="T121">rm076_</text:span></text:span></text:p>
      <text:p text:style-name="P241"><text:span text:style-name="Source_20_Text"><text:span text:style-name="T121">The Princess goes back to Princess Prep and sees a note on the door.</text:span></text:span></text:p>
      <text:p text:style-name="P241"><text:soft-page-break/><text:span text:style-name="Source_20_Text"><text:span text:style-name="T121">The Note says to go to Fairy GodCollege with a password.</text:span></text:span></text:p>
      <text:p text:style-name="P241"><text:span text:style-name="Source_20_Text"><text:span text:style-name="T121">The Princess with The Count, still a bat in her handbag, start towards Fairy Godcollege.</text:span></text:span></text:p>
      <text:p text:style-name="P241"/>
      <text:p text:style-name="P241"><text:span text:style-name="Source_20_Text"><text:span text:style-name="T121">rm077_</text:span></text:span></text:p>
      <text:p text:style-name="P241"><text:span text:style-name="Source_20_Text"><text:span text:style-name="T121">The Princess gets into Fairy GodCollege with the password, when she has to throw her bag into a box.</text:span></text:span></text:p>
      <text:p text:style-name="P241"/>
      <text:p text:style-name="P241"><text:span text:style-name="Source_20_Text"><text:span text:style-name="T121">rm078_</text:span></text:span></text:p>
      <text:p text:style-name="P241"><text:span text:style-name="Source_20_Text"><text:span text:style-name="T121">The Princess is taken to the Library as the box with her handbag goes into another room.</text:span></text:span></text:p>
      <text:p text:style-name="P241"><text:span text:style-name="Source_20_Text"><text:span text:style-name="T121">She's asked to grab some books, and opens one and then is immediately sucked inside.</text:span></text:span></text:p>
      <text:p text:style-name="P241"/>
      <text:p text:style-name="P241"><text:span text:style-name="Source_20_Text"><text:span text:style-name="T121">rm079_</text:span></text:span></text:p>
      <text:p text:style-name="P241"><text:span text:style-name="Source_20_Text"><text:span text:style-name="T121">The box travels into a room with an incinerator which the Count is barely able to make out from within the handbag.</text:span></text:span></text:p>
      <text:p text:style-name="P241"><text:span text:style-name="Source_20_Text"><text:span text:style-name="T121">Before being thrown in, The Count causes the attendant to trip, and then the Count escapes.</text:span></text:span></text:p>
      <text:p text:style-name="P241"><text:span text:style-name="Source_20_Text"><text:span text:style-name="T121">The count then leaves the incinerator room back into the hallway and hides in the shadows.</text:span></text:span></text:p>
      <text:p text:style-name="P241"><text:span text:style-name="Source_20_Text"><text:span text:style-name="T121">The Count then spots a girl going into the library, and follows her.</text:span></text:span></text:p>
      <text:p text:style-name="P241"/>
      <text:p text:style-name="P241"><text:span text:style-name="Source_20_Text"><text:span text:style-name="T121">rm080_</text:span></text:span></text:p>
      <text:p text:style-name="P241"><text:span text:style-name="Source_20_Text"><text:span text:style-name="T121">The count stops at the door to the library as it closes, and then peeks into the windows of the door.</text:span></text:span></text:p>
      <text:p text:style-name="P241"><text:span text:style-name="Source_20_Text"><text:span text:style-name="T121">The Count then sees the girl being sucked into a book, and figures this must be what happened to the Princess.</text:span></text:span></text:p>
      <text:p text:style-name="P241"><text:span text:style-name="Source_20_Text"><text:span text:style-name="T121">The Count makes it back to Hubert and John,</text:span></text:span></text:p>
      <text:p text:style-name="P241"/>
      <text:p text:style-name="P241"><text:span text:style-name="Source_20_Text"><text:span text:style-name="T121">rm081_</text:span></text:span></text:p>
      <text:p text:style-name="P241"><text:span text:style-name="Source_20_Text"><text:span text:style-name="T121">Hubert, John, and the Count, all go back to Fairy Godcollege.</text:span></text:span></text:p>
      <text:p text:style-name="P241"><text:span text:style-name="Source_20_Text"><text:span text:style-name="T121">With Hubert's full magic, they force their way in.</text:span></text:span></text:p>
      <text:p text:style-name="P241"><text:span text:style-name="Source_20_Text"><text:span text:style-name="T121">As soon as they release the vacation Fairy Godmothers, and go and get the books.</text:span></text:span></text:p>
      <text:p text:style-name="P241"><text:span text:style-name="Source_20_Text"><text:span text:style-name="T121">They then leave to go back to the Count's hotel.</text:span></text:span></text:p>
      <text:p text:style-name="P241"/>
      <text:p text:style-name="P241"><text:span text:style-name="Source_20_Text"><text:span text:style-name="T121">rm082_</text:span></text:span></text:p>
      <text:p text:style-name="P241"><text:span text:style-name="Source_20_Text"><text:span text:style-name="T121">Back at the Bats in the Belfry, John, goes into the books to bring Karin out.</text:span></text:span></text:p>
      <text:p text:style-name="P241"><text:span text:style-name="Source_20_Text"><text:span text:style-name="T121">They instruct Sir William and his men to go into the rest of the books and retrieve the rest vacation princesses.</text:span></text:span></text:p>
      <text:p text:style-name="P241"/>
      <text:p text:style-name="P241"><text:span text:style-name="Source_20_Text"><text:span text:style-name="T121">rm083_</text:span></text:span></text:p>
      <text:p text:style-name="P241"><text:span text:style-name="Source_20_Text"><text:span text:style-name="T121">They all meet back at the "Bats" lobby.</text:span></text:span></text:p>
      <text:p text:style-name="P241"><text:span text:style-name="Source_20_Text"><text:span text:style-name="T121">The Count, then, comes to Karin and asks if she can help him now, and she just points.</text:span></text:span></text:p>
      <text:p text:style-name="P241"><text:soft-page-break/><text:span text:style-name="Source_20_Text"><text:span text:style-name="T121">The Count looking at where she's pointing meets a beautiful woman who happens to also be a vampire and a real princess.</text:span></text:span></text:p>
      <text:p text:style-name="P241"><text:span text:style-name="Source_20_Text"><text:span text:style-name="T121">In the library Roland Jr. tells Hubert, him and his Dad are going get the help of his people.</text:span></text:span></text:p>
      <text:p text:style-name="P241"><text:span text:style-name="Source_20_Text"><text:span text:style-name="T121">Roland leaves the Hotel.</text:span></text:span></text:p>
      <text:p text:style-name="P241"/>
      <text:p text:style-name="P241"><text:span text:style-name="Source_20_Text"><text:span text:style-name="T121">rm084_</text:span></text:span></text:p>
      <text:p text:style-name="P241"><text:span text:style-name="Source_20_Text"><text:span text:style-name="T121">Back at the castle in the throne room, Max gets a "magic mirror" call.</text:span></text:span></text:p>
      <text:p text:style-name="P241"><text:span text:style-name="Source_20_Text"><text:span text:style-name="T121">Barty sitting on his squat throne inside the Gnome Kingdom, tells Max what has been going on.</text:span></text:span></text:p>
      <text:p text:style-name="P241"><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41"><text:span text:style-name="Source_20_Text"><text:span text:style-name="T121">The servant returns later with Red's hood, and tells Max it was in the possession of Violet.</text:span></text:span></text:p>
      <text:p text:style-name="P241"/>
      <text:p text:style-name="P241"><text:span text:style-name="Source_20_Text"><text:span text:style-name="T121">rm085_</text:span></text:span></text:p>
      <text:p text:style-name="P241"><text:span text:style-name="Source_20_Text"><text:span text:style-name="T121">After going to the werewolf village with Violet, and confronting her and Kurt, about Red, he kills Kurt with a fireball.</text:span></text:span></text:p>
      <text:p text:style-name="P241"><text:span text:style-name="Source_20_Text"><text:span text:style-name="T121">Violet runs into the forest, and Max says he'll make anyone the leader who disposes of her.</text:span></text:span></text:p>
      <text:p text:style-name="P241"><text:span text:style-name="Source_20_Text"><text:span text:style-name="T121">Thorne comes back, but before giving him the totem, he says he'll only give it back if they agree to join his army.</text:span></text:span></text:p>
      <text:p text:style-name="P241"><text:span text:style-name="Source_20_Text"><text:span text:style-name="T121">The Werewolves under Thorne agree to join the army and Max gives him the Totem before returning to the Castle.</text:span></text:span></text:p>
      <text:p text:style-name="P241"/>
      <text:p text:style-name="P241"><text:span text:style-name="Source_20_Text"><text:span text:style-name="T121">rm086_</text:span></text:span></text:p>
      <text:p text:style-name="P241"><text:span text:style-name="Source_20_Text"><text:span text:style-name="T121">Everyone meets at the Bats in the Belfry Hotel.</text:span></text:span></text:p>
      <text:p text:style-name="P241"><text:span text:style-name="Source_20_Text"><text:span text:style-name="T121">Everyone gathers around, even spilling into the streets.</text:span></text:span></text:p>
      <text:p text:style-name="P241"><text:span text:style-name="Source_20_Text"><text:span text:style-name="T121">Hubert speaks to the crowd and they all make their battle plans.</text:span></text:span></text:p>
      <text:p text:style-name="P241"/>
      <text:p text:style-name="P241"><text:span text:style-name="Source_20_Text"><text:span text:style-name="T121">rm087_</text:span></text:span></text:p>
      <text:p text:style-name="P241"><text:span text:style-name="Source_20_Text"><text:span text:style-name="T121">On the castle grounds, on the north terrace near the Omni-Gate, Max and his armies assemble.</text:span></text:span></text:p>
      <text:p text:style-name="P241"><text:span text:style-name="Source_20_Text"><text:span text:style-name="T121">Max orders his technicians to put the machine at full power, and open all the portals.</text:span></text:span></text:p>
      <text:p text:style-name="P241"><text:span text:style-name="Source_20_Text"><text:span text:style-name="T121">As soon as all armies are assembled, he starts seeing a large amount of trains flying in.</text:span></text:span></text:p>
      <text:p text:style-name="P241"><text:span text:style-name="Source_20_Text"><text:span text:style-name="T121">Realizing, who they are, he commands his armies to attack them.</text:span></text:span></text:p>
      <text:p text:style-name="P241"><text:span text:style-name="Source_20_Text"><text:span text:style-name="T121">A large battle ensues.</text:span></text:span></text:p>
      <text:p text:style-name="P241"><text:span text:style-name="Source_20_Text"><text:span text:style-name="T121">The battle starts waning in favor of the Enchanted Landians.</text:span></text:span></text:p>
      <text:p text:style-name="P241"/>
      <text:p text:style-name="P241"><text:span text:style-name="Source_20_Text"><text:span text:style-name="T121">rm088_</text:span></text:span></text:p>
      <text:p text:style-name="P241"><text:span text:style-name="Source_20_Text"><text:span text:style-name="T121">John spots Max trying to escape via one of the portals and chases him.</text:span></text:span></text:p>
      <text:p text:style-name="P241"><text:span text:style-name="Source_20_Text"><text:span text:style-name="T121">John tackles Max but Max throws him off, and starts running for a stair well.</text:span></text:span></text:p>
      <text:p text:style-name="P241"><text:span text:style-name="Source_20_Text"><text:span text:style-name="T121">John chases Max up the stairs, and onto a catwalk, and they begin to fight.</text:span></text:span></text:p>
      <text:p text:style-name="P241"><text:soft-page-break/></text:p>
      <text:p text:style-name="P241"><text:span text:style-name="Source_20_Text"><text:span text:style-name="T121">rm089_</text:span></text:span></text:p>
      <text:p text:style-name="P241"><text:span text:style-name="Source_20_Text"><text:span text:style-name="T121">John still has his silver ticket, and Max manages to grab it out of his coat.</text:span></text:span></text:p>
      <text:p text:style-name="P241"><text:span text:style-name="Source_20_Text"><text:span text:style-name="T121">While grabbing for the ticket, he pulls John down with him as he goes over the edge.</text:span></text:span></text:p>
      <text:p text:style-name="P241"><text:span text:style-name="Source_20_Text"><text:span text:style-name="T121">John holds on to the catwalk with his feet, as Max dangles below.</text:span></text:span></text:p>
      <text:p text:style-name="P241"><text:span text:style-name="Source_20_Text"><text:span text:style-name="T121">Max starts slipping and with the ticket in hand eventually falls.</text:span></text:span></text:p>
      <text:p text:style-name="P241"><text:span text:style-name="Source_20_Text"><text:span text:style-name="T121">John turns away as Max falls, and when he turns back, Max is gone.</text:span></text:span></text:p>
      <text:p text:style-name="P241"/>
      <text:p text:style-name="P241"><text:span text:style-name="Source_20_Text"><text:span text:style-name="T121">rm090_</text:span></text:span></text:p>
      <text:p text:style-name="P241"><text:span text:style-name="Source_20_Text"><text:span text:style-name="T121">Coming back down, out of breath and full of bruises and scratches, he notices the battle is almost over.</text:span></text:span></text:p>
      <text:p text:style-name="P241"><text:span text:style-name="Source_20_Text"><text:span text:style-name="T121">As the it comes to a close.</text:span></text:span></text:p>
      <text:p text:style-name="P241"><text:span text:style-name="Source_20_Text"><text:span text:style-name="T121">The princess and Hubert manage to make their way over to John.</text:span></text:span></text:p>
      <text:p text:style-name="P241"><text:span text:style-name="Source_20_Text"><text:span text:style-name="T121">John points to the machines controls, and Hubert runs over to the control panel to shut the machine down.</text:span></text:span></text:p>
      <text:p text:style-name="P241"/>
      <text:p text:style-name="P241"><text:span text:style-name="Source_20_Text"><text:span text:style-name="T121">rm091_</text:span></text:span></text:p>
      <text:p text:style-name="P241"><text:span text:style-name="Source_20_Text"><text:span text:style-name="T121">After the battle is over, bodies are thrown into piles, and burned.</text:span></text:span></text:p>
      <text:p text:style-name="P241"><text:span text:style-name="Source_20_Text"><text:span text:style-name="T121">Enemies are rounded up.</text:span></text:span></text:p>
      <text:p text:style-name="P241"/>
      <text:p text:style-name="P241"><text:span text:style-name="Source_20_Text"><text:span text:style-name="T121">rm092_</text:span></text:span></text:p>
      <text:p text:style-name="P241"><text:span text:style-name="Source_20_Text"><text:span text:style-name="T121">Some time later in the throne room, Hubert talks privately to John and Princess Karin.</text:span></text:span></text:p>
      <text:p text:style-name="P241"><text:span text:style-name="Source_20_Text"><text:span text:style-name="T121">Hubert states that John is probably going to become King.</text:span></text:span></text:p>
      <text:p text:style-name="P241"><text:span text:style-name="Source_20_Text"><text:span text:style-name="T121">Hubert mentions the King is still missing.</text:span></text:span></text:p>
      <text:p text:style-name="P241"><text:span text:style-name="Source_20_Text"><text:span text:style-name="T121">He also mentions that Max is still alive somewhere.</text:span></text:span></text:p>
      <text:p text:style-name="P241"><text:span text:style-name="Source_20_Text"><text:span text:style-name="T121">John mentions, he wants to have a date with Princess Karin.</text:span></text:span></text:p>
      <text:p text:style-name="P241"><text:span text:style-name="Source_20_Text"><text:span text:style-name="T121">Hubert finally sets it up, and gives it some “magical” touches.</text:span></text:span></text:p>
      <text:p text:style-name="P242"><text:span text:style-name="Source_20_Text"><text:span text:style-name="T121">He then leaves them in peace to eat dinner and to talk.</text:span></text:span></text:p>
      <text:p text:style-name="P243"><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7"><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68"><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44"><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290">✅ It handles <text:span text:style-name="Strong_20_Emphasis">tourist ticket delivery</text:span> in Enchanted Lands (canonically).<text:span text:style-name="T121"/></text:p>
        </text:list-item>
        <text:list-item>
          <text:p text:style-name="P290">✅ It gives <text:span text:style-name="Strong_20_Emphasis">Hubert a workaround</text:span> for his unreliable half-magic.<text:span text:style-name="T121"/></text:p>
        </text:list-item>
        <text:list-item>
          <text:p text:style-name="P290">✅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291">✅ It’s structured like a CYOA (pages, branching paths, player choice).<text:span text:style-name="T121"/></text:p>
        </text:list-item>
        <text:list-item>
          <text:p text:style-name="P291">❌ But it <text:span text:style-name="Strong_20_Emphasis">doesn’t have multiple endings</text:span>, dead-ends, or big failure loops.<text:span text:style-name="T121"/></text:p>
        </text:list-item>
        <text:list-item>
          <text:p text:style-name="P291"><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291">🧠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292">Hubert panics and thinks <text:span text:style-name="Strong_20_Emphasis">time is of the essence</text:span>—maybe due to a misreading of a prophecy, or he thinks John is in immediate danger.<text:span text:style-name="T121"/></text:p>
        </text:list-item>
        <text:list-item>
          <text:p text:style-name="P292">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293">Hubert’s <text:span text:style-name="Strong_20_Emphasis">ego gets in the way</text:span>. He wants to prove he <text:span text:style-name="Emphasis">can</text:span> still do magic on his own.<text:span text:style-name="T121"/></text:p>
        </text:list-item>
        <text:list-item>
          <text:p text:style-name="P293">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294"><text:soft-page-break/>Maybe the enchanted mailbox <text:span text:style-name="Strong_20_Emphasis">temporarily fails</text:span> (clogged with vacation brochures? eaten the Benny Wonky wrapper?).<text:span text:style-name="T121"/></text:p>
        </text:list-item>
        <text:list-item>
          <text:p text:style-name="P294">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295">Hubert is secretly using this opportunity to <text:span text:style-name="Strong_20_Emphasis">test a new theory</text:span> about his condition or the laws of magic.<text:span text:style-name="T121"/></text:p>
        </text:list-item>
        <text:list-item>
          <text:p text:style-name="P295">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296">It’s just <text:span text:style-name="Strong_20_Emphasis">funny.</text:span><text:span text:style-name="T121"/></text:p>
        </text:list-item>
        <text:list-item>
          <text:p text:style-name="P296">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297">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297">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298">Maybe someone like Max (a villain, antagonist, or just a suspicious bureaucrat) is watching.<text:span text:style-name="T121"/></text:p>
        </text:list-item>
        <text:list-item>
          <text:p text:style-name="P298"><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299"><text:span text:style-name="Strong_20_Emphasis">Spell Route</text:span>: The portal opens instantly. John is caught off-guard, adventure begins immediately.<text:span text:style-name="T121"/></text:p>
        </text:list-item>
        <text:list-item>
          <text:p text:style-name="P299"><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00">Emotional tension<text:span text:style-name="T121"/></text:p>
        </text:list-item>
        <text:list-item>
          <text:p text:style-name="P300">NPC reactions<text:span text:style-name="T121"/></text:p>
        </text:list-item>
        <text:list-item>
          <text:p text:style-name="P300">Tone contrast<text:span text:style-name="T121"/></text:p>
        </text:list-item>
        <text:list-item>
          <text:p text:style-name="P300">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01"><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01"><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02"><text:span text:style-name="Strong_20_Emphasis">Player draw</text:span>: “I want to be smart and cautious. Let’s go with the safe bet.”<text:span text:style-name="T121"/></text:p>
        </text:list-item>
        <text:list-item>
          <text:p text:style-name="P302"><text:span text:style-name="Strong_20_Emphasis">Implied tone</text:span>: Calm, thoughtful, strategic.<text:span text:style-name="T121"/></text:p>
        </text:list-item>
        <text:list-item>
          <text:p text:style-name="P302"><text:span text:style-name="Strong_20_Emphasis">Subtle appeal</text:span>: For players who enjoy setup, character-building, or narrative world flavor (e.g. John finding a weird book, a growing mystery).<text:span text:style-name="T121"/></text:p>
        </text:list-item>
        <text:list-item>
          <text:p text:style-name="P302"><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03"><text:span text:style-name="Strong_20_Emphasis">Player draw</text:span>: “CHAOS! BRING IT ON!” or “I’m curious what will go wrong.”<text:span text:style-name="T121"/></text:p>
        </text:list-item>
        <text:list-item>
          <text:p text:style-name="P303"><text:span text:style-name="Strong_20_Emphasis">Implied tone</text:span>: Funny, magical, unpredictable.<text:span text:style-name="T121"/></text:p>
        </text:list-item>
        <text:list-item>
          <text:p text:style-name="P303"><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03"><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04">Add a <text:span text:style-name="Strong_20_Emphasis">small teaser line</text:span> before the choice like:<text:span text:style-name="T121"/></text:p>
          <text:p text:style-name="P270">“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05"><text:span text:style-name="Strong_20_Emphasis">Language matters</text:span> – Words like “reliable,” “discreet,” or “trusted” give emotional security.<text:span text:style-name="T121"/></text:p>
        </text:list-item>
        <text:list-item>
          <text:p text:style-name="P305"><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05"><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05"><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06"><text:span text:style-name="Emphasis">“Hubert considers the magic mailbox. It’s the safest way to send a ticket—sealed, sanctioned, and immune to magical interception… or so the old wizard postmasters say.”</text:span><text:span text:style-name="T121"/></text:p>
        </text:list-item>
        <text:list-item>
          <text:p text:style-name="P306"><text:span text:style-name="Emphasis">“Time is short, but sloppy magic could blow everything. Hubert eyes the old enchanted mailbox. It’s not flashy, but it’s never let him down.”</text:span><text:span text:style-name="T121"/></text:p>
        </text:list-item>
        <text:list-item>
          <text:p text:style-name="P306"><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07">Hubert might place the ticket inside <text:span text:style-name="Strong_20_Emphasis">John's favorite candy bar wrapper</text:span>, and we get a whimsical scene showing how the mailbox works:<text:span text:style-name="T121"/></text:p>
          <text:p text:style-name="P271">Hubert mutters an enchantment. The mailbox <text:span text:style-name="Emphasis">shivers</text:span>, burps a puff of glitter, and hums an old postal jingle from 500 years ago...<text:span text:style-name="T121"/></text:p>
        </text:list-item>
        <text:list-item>
          <text:p text:style-name="P307">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08">Choosing the mailbox gives you access to a small scene where Hubert reflects briefly on how things <text:span text:style-name="Emphasis">used</text:span> to be — adding some emotional weight and a clue about the deeper story:<text:span text:style-name="T121"/></text:p>
          <text:p text:style-name="P272">“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09">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10">Mailbox route gets a brief cutaway to the magical postal system:<text:span text:style-name="T121"/></text:p>
          <text:p text:style-name="P273">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11"><text:span text:style-name="Strong_20_Emphasis">Not obviously “cooler”</text:span> — unless it comes with more risk.<text:span text:style-name="T121"/></text:p>
        </text:list-item>
        <text:list-item>
          <text:p text:style-name="P311">You could add minor tension:<text:span text:style-name="T121"/></text:p>
          <text:p text:style-name="P274">“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12">A hint that <text:span text:style-name="Emphasis">something might go wrong</text:span> if they’re reckless.<text:span text:style-name="T121"/></text:p>
        </text:list-item>
        <text:list-item>
          <text:p text:style-name="P312">A feeling they’re <text:span text:style-name="Emphasis">discovering something cool</text:span> when they pick the "boring" route.<text:span text:style-name="T121"/></text:p>
        </text:list-item>
        <text:list-item>
          <text:p text:style-name="P312">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13">Urgency due to turmoil in Enchanted Lands (possibly involving Max, the banished figure).<text:span text:style-name="T121"/></text:p>
        </text:list-item>
        <text:list-item>
          <text:p text:style-name="P313">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14">They're told up front:<text:span text:style-name="T121"/></text:p>
          <text:list>
            <text:list-item>
              <text:p text:style-name="P314"><text:soft-page-break/><text:span text:style-name="Emphasis">Mailbox</text:span>: “Reliable but slow”<text:span text:style-name="T121"/></text:p>
            </text:list-item>
            <text:list-item>
              <text:p text:style-name="P314"><text:span text:style-name="Emphasis">Magic</text:span>: “Quick but unpredictable”<text:span text:style-name="T121"/></text:p>
            </text:list-item>
          </text:list>
        </text:list-item>
        <text:list-item>
          <text:p text:style-name="P314">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15">The “slowness” is felt in pacing — we cut between Hubert and John a few times, showing events play out more gradually.<text:span text:style-name="T121"/></text:p>
        </text:list-item>
        <text:list-item>
          <text:p text:style-name="P315"><text:soft-page-break/>Narratively, we imply time has passed.<text:span text:style-name="T121"/></text:p>
        </text:list-item>
        <text:list-item>
          <text:p text:style-name="P315">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16">No save system = you <text:span text:style-name="Emphasis">can’t enforce</text:span> remembering or using it later unless you branch the story completely.<text:span text:style-name="T121"/></text:p>
        </text:list-item>
        <text:list-item>
          <text:p text:style-name="P316">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17">Are these all the core issues you wanted solved?<text:span text:style-name="T121"/></text:p>
        </text:list-item>
        <text:list-item>
          <text:p text:style-name="P317">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18">Hubert tries a simple spell (e.g. to grab a book or summon something), and a magical glitch happens.<text:span text:style-name="T121"/></text:p>
        </text:list-item>
        <text:list-item>
          <text:p text:style-name="P318">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18"><text:soft-page-break/>This accomplishes:<text:span text:style-name="T121"/></text:p>
          <text:list>
            <text:list-item>
              <text:p text:style-name="P318">💡 Introducing Hubert’s faulty magic <text:span text:style-name="Strong_20_Emphasis">before the decision point</text:span>.<text:span text:style-name="T121"/></text:p>
            </text:list-item>
            <text:list-item>
              <text:p text:style-name="P318">📘 Foreshadowing the USL book, which will be relevant later.<text:span text:style-name="T121"/></text:p>
            </text:list-item>
            <text:list-item>
              <text:p text:style-name="P318">🎭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19">Hubert, now cautious due to his glitchy magic, uses the enchanted mailbox.<text:span text:style-name="T121"/></text:p>
        </text:list-item>
        <text:list-item>
          <text:p text:style-name="P319">Meanwhile:<text:span text:style-name="T121"/></text:p>
          <text:list>
            <text:list-item>
              <text:p text:style-name="P319">John sees the strange USL book at the library, doesn’t know where it belongs, and <text:span text:style-name="Strong_20_Emphasis">takes it home</text:span>.<text:span text:style-name="T121"/></text:p>
            </text:list-item>
            <text:list-item>
              <text:p text:style-name="P319">He finishes a mundane workday, chats with a familiar shop clerk on the way home (optional dialog about the weird book).<text:span text:style-name="T121"/></text:p>
            </text:list-item>
            <text:list-item>
              <text:p text:style-name="P319">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20">Hubert, driven by urgency or paranoia, <text:span text:style-name="Strong_20_Emphasis">risks using his magic</text:span> despite the earlier glitch.<text:span text:style-name="T121"/></text:p>
        </text:list-item>
        <text:list-item>
          <text:p text:style-name="P320">He tries teleportation or clone conjuring; each attempt gets weirder:<text:span text:style-name="T121"/></text:p>
          <text:list>
            <text:list-item>
              <text:p text:style-name="P320">Half a ticket.<text:span text:style-name="T121"/></text:p>
            </text:list-item>
            <text:list-item>
              <text:p text:style-name="P320">A full ticket that says "Admit One" but opens a portal to someone's root cellar.<text:span text:style-name="T121"/></text:p>
            </text:list-item>
          </text:list>
        </text:list-item>
        <text:list-item>
          <text:p text:style-name="P320">Eventually a working ticket arrives (in a candy wrapper, to match the other route).<text:span text:style-name="T121"/></text:p>
        </text:list-item>
        <text:list-item>
          <text:p text:style-name="P320">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21"><text:span text:style-name="Strong_20_Emphasis">Hubert's problem is established before the fork</text:span> — no path misses out.<text:span text:style-name="T121"/></text:p>
        </text:list-item>
        <text:list-item>
          <text:p text:style-name="P321"><text:span text:style-name="Strong_20_Emphasis">USL book is introduced in both paths</text:span>, just through different means.<text:span text:style-name="T121"/></text:p>
        </text:list-item>
        <text:list-item>
          <text:p text:style-name="P321">Player choice remains about <text:span text:style-name="Strong_20_Emphasis">tone and pacing</text:span>, not about “right/wrong.”<text:span text:style-name="T121"/></text:p>
        </text:list-item>
        <text:list-item>
          <text:p text:style-name="P321"><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22">Hubert tries to pull a book from his shelf.<text:span text:style-name="T121"/></text:p>
        </text:list-item>
        <text:list-item>
          <text:p text:style-name="P322">Mid-glitch, books flicker in and out — <text:span text:style-name="Emphasis">Beauty and the Beast</text:span> → <text:span text:style-name="Emphasis">Unicorn Sign Language</text:span> → <text:span text:style-name="Emphasis">poof!</text:span><text:span text:style-name="T121"/></text:p>
        </text:list-item>
        <text:list-item>
          <text:p text:style-name="P322">Player has no idea what it means yet. Just a “wait, what was that?” moment.<text:span text:style-name="T121"/></text:p>
        </text:list-item>
        <text:list-item>
          <text:p text:style-name="P322">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23">Player chooses the safe, slow route.<text:span text:style-name="T121"/></text:p>
        </text:list-item>
        <text:list-item>
          <text:p text:style-name="P323">Meanwhile, we cut to:<text:span text:style-name="T121"/></text:p>
          <text:list>
            <text:list-item>
              <text:p text:style-name="P323">John working at the library.<text:span text:style-name="T121"/></text:p>
            </text:list-item>
            <text:list-item>
              <text:p text:style-name="P323">He finds <text:span text:style-name="Strong_20_Emphasis">USL in the fairy tale section</text:span>, confused but intrigued.<text:span text:style-name="T121"/></text:p>
            </text:list-item>
            <text:list-item>
              <text:p text:style-name="P323"><text:soft-page-break/>Takes it home, flips through it.<text:span text:style-name="T121"/></text:p>
            </text:list-item>
          </text:list>
        </text:list-item>
        <text:list-item>
          <text:p text:style-name="P323">Later: candy bar → ticket → portal.<text:span text:style-name="T121"/></text:p>
        </text:list-item>
        <text:list-item>
          <text:p text:style-name="P323">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24">Player chooses chaos and speed.<text:span text:style-name="T121"/></text:p>
        </text:list-item>
        <text:list-item>
          <text:p text:style-name="P324">Hubert struggles, ticket eventually makes it.<text:span text:style-name="T121"/></text:p>
        </text:list-item>
        <text:list-item>
          <text:p text:style-name="P324">We still visit John:<text:span text:style-name="T121"/></text:p>
          <text:list>
            <text:list-item>
              <text:p text:style-name="P324">He chats with cashier.<text:span text:style-name="T121"/></text:p>
            </text:list-item>
            <text:list-item>
              <text:p text:style-name="P324">Says something like: “I saw the weirdest book the other day — <text:span text:style-name="Emphasis">Unicorn Sign Language</text:span>. Pretty sure it had diagrams. Who comes up with this stuff?”<text:span text:style-name="T121"/></text:p>
            </text:list-item>
          </text:list>
        </text:list-item>
        <text:list-item>
          <text:p text:style-name="P324">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25"><text:span text:style-name="Strong_20_Emphasis">Mailbox Route</text:span>: John says “Wait — I think I saw that book!”<text:span text:style-name="T121"/></text:p>
        </text:list-item>
        <text:list-item>
          <text:p text:style-name="P325"><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26">Serve the plot<text:span text:style-name="T121"/></text:p>
        </text:list-item>
        <text:list-item>
          <text:p text:style-name="P326">Reveal a different facet<text:span text:style-name="T121"/></text:p>
        </text:list-item>
        <text:list-item>
          <text:p text:style-name="P326">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44"><text:span text:style-name="Source_20_Text"><text:line-break/>----------------------------------------</text:span></text:p>
      <text:p text:style-name="P245"><text:span text:style-name="Source_20_Text"><text:span text:style-name="T130">Process for interesting choices:</text:span></text:span></text:p>
      <text:p text:style-name="P246"><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27">Choose the next page from your list of existing linear story pages.</text:p>
        </text:list-item>
        <text:list-item>
          <text:p text:style-name="P327">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28">“What <text:span text:style-name="Emphasis">just happened</text:span> or is <text:span text:style-name="Emphasis">currently happening</text:span> on this page?”</text:p>
        </text:list-item>
        <text:list-item>
          <text:p text:style-name="P328">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29">❓“Does this page describe more than one event or location shift?”</text:p>
          <text:list>
            <text:list-item>
              <text:p text:style-name="P329">Yes → <text:span text:style-name="Strong_20_Emphasis">Split it</text:span> into multiple smaller, single-event pages.</text:p>
              <text:list>
                <text:list-item>
                  <text:p text:style-name="P329">Use one idea per page: 1 action, 1 discovery, 1 interaction.</text:p>
                </text:list-item>
              </text:list>
            </text:list-item>
            <text:list-item>
              <text:p text:style-name="P329">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30">⚔️ What can the player <text:span text:style-name="Emphasis">do</text:span> here?</text:p>
        </text:list-item>
        <text:list-item>
          <text:p text:style-name="P330">🧍 Who or what can the player <text:span text:style-name="Emphasis">interact</text:span> with?</text:p>
        </text:list-item>
        <text:list-item>
          <text:p text:style-name="P330">🧭 What could the player <text:span text:style-name="Emphasis">explore</text:span> or investigate?</text:p>
        </text:list-item>
        <text:list-item>
          <text:p text:style-name="P330">⌛ What might the player <text:span text:style-name="Emphasis">wait</text:span> or observe for?</text:p>
        </text:list-item>
        <text:list-item>
          <text:p text:style-name="P330">💭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31"><text:span text:style-name="Strong_20_Emphasis">Act</text:span> – take a direct action (“grab the lever,” “use the key”)</text:p>
        </text:list-item>
        <text:list-item>
          <text:p text:style-name="P331"><text:span text:style-name="Strong_20_Emphasis">Explore</text:span> – look around or go somewhere nearby</text:p>
        </text:list-item>
        <text:list-item>
          <text:p text:style-name="P331"><text:span text:style-name="Strong_20_Emphasis">Interact</text:span> – talk to, touch, or examine a character or object</text:p>
        </text:list-item>
        <text:list-item>
          <text:p text:style-name="P331"><text:span text:style-name="Strong_20_Emphasis">Wait</text:span> – stay put and let time or someone else act</text:p>
        </text:list-item>
        <text:list-item>
          <text:p text:style-name="P331"><text:span text:style-name="Strong_20_Emphasis">Think/Recall</text:span> – draw on knowledge or memories</text:p>
        </text:list-item>
        <text:list-item>
          <text:p text:style-name="P331"><text:span text:style-name="Strong_20_Emphasis">Avoid</text:span> – retreat, hide, or sneak</text:p>
        </text:list-item>
        <text:list-item>
          <text:p text:style-name="P331"><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32">Keep each choice to a <text:span text:style-name="Strong_20_Emphasis">short action phrase</text:span> (e.g., “talk to the guard,” “open the left door”).</text:p>
        </text:list-item>
        <text:list-item>
          <text:p text:style-name="P332">Avoid story flavor or outcomes—just the literal player input.</text:p>
        </text:list-item>
        <text:list-item>
          <text:p text:style-name="P332">Use the anchors and archetypes above.</text:p>
        </text:list-item>
        <text:list-item>
          <text:p text:style-name="P332">✅ Make sure each one leads to either:</text:p>
          <text:list>
            <text:list-item>
              <text:p text:style-name="P332">an <text:span text:style-name="Emphasis">existing page</text:span>, <text:span text:style-name="Strong_20_Emphasis">or</text:span></text:p>
            </text:list-item>
            <text:list-item>
              <text:p text:style-name="P332">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33">❓Do the choices cover at least <text:span text:style-name="Strong_20_Emphasis">2 different archetypes</text:span>?</text:p>
        </text:list-item>
        <text:list-item>
          <text:p text:style-name="P333">❓Is each choice clearly tied to the page’s <text:span text:style-name="Strong_20_Emphasis">current event</text:span>?</text:p>
        </text:list-item>
        <text:list-item>
          <text:p text:style-name="P333">❓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34">Repeat steps 1–7 for the next story page.</text:p>
        </text:list-item>
        <text:list-item>
          <text:p text:style-name="P334">Spend <text:span text:style-name="Strong_20_Emphasis">10–15 minutes per page</text:span> (allowing 3–5 total in a 2-hour session).</text:p>
        </text:list-item>
        <text:list-item>
          <text:p text:style-name="P334">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35">“If I were standing here, what 3 things could I physically do?”</text:p>
        </text:list-item>
        <text:list-item>
          <text:p text:style-name="P335">“What’s the most dangerous thing the character could touch?”</text:p>
        </text:list-item>
        <text:list-item>
          <text:p text:style-name="P335">“Is there someone/something on this page the player hasn’t interacted with yet?”</text:p>
        </text:list-item>
        <text:list-item>
          <text:p text:style-name="P335">“What happens if the player does <text:span text:style-name="Strong_20_Emphasis">nothing</text:span>?”</text:p>
        </text:list-item>
        <text:list-item>
          <text:p text:style-name="P335">“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5"><text:span text:style-name="Source_20_Text"><text:span text:style-name="T130">Grok’s response:</text:span></text:span></text:p>
      <text:p text:style-name="P245"><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45"><text:span text:style-name="Source_20_Text"/></text:p>
      <text:p text:style-name="P245"><text:span text:style-name="Source_20_Text">### Evaluation of ChatGPT’s Process</text:span></text:p>
      <text:p text:style-name="P245"><text:span text:style-name="Source_20_Text">**Alignment with Your Needs**:</text:span></text:p>
      <text:p text:style-name="P245"><text:span text:style-name="Source_20_Text">- **Choice Focus**: Steps 4–6 (Identify Page Anchors, Draft Choices) nail the dry, action-based style (e.g., “talk to guard,” “open left door”) without narrative flavor, perfectly matching your goal of “to-do list” choices.</text:span></text:p>
      <text:p text:style-name="P245"><text:span text:style-name="Source_20_Text">- **Page Target**: Targets 3–5 pages in 2-hour sessions (10–15 min per page), aligning with your conservative estimate of 3 pages and openness to 5 if constraints spark creativity. This is flexible and realistic.</text:span></text:p>
      <text:p text:style-name="P245"><text:span text:style-name="Source_20_Text">- **No Prep/Wrap-Up**: Omits preparation and wrap-up steps, starting directly with Step 1 (Pick a Page), respecting your request to skip Steps 1 and 8 from the previous version.</text:span></text:p>
      <text:p text:style-name="P245"><text:span text:style-name="Source_20_Text">- **Page Splitting**: Step 3 (Check for Overloaded Content) clearly guides splitting multi-event pages (e.g., Caves of Dragonmount into “enter cave,” “meet Chester”), with a focus on single-event pages, which fits your needs.</text:span></text:p>
      <text:p text:style-name="P245"><text:span text:style-name="Source_20_Text">- **New Pages**: Step 6 supports new pages as logical outcomes of choices (e.g., “talk to guard” → new page “guard responds”), with emphasis on single-event pages, avoiding new story beats as you clarified.</text:span></text:p>
      <text:p text:style-name="P245"><text:span text:style-name="Source_20_Text">- **Concreteness**: </text:span></text:p>
      <text:p text:style-name="P245"><text:span text:style-name="Source_20_Text"><text:s text:c="2"/>- Step 4’s anchor questions (e.g., “What can the player do here?”) and Step 5’s archetype list (Act, Explore, Interact, etc.) make it concrete by grounding choices in the page’s context and ensuring variety.</text:span></text:p>
      <text:p text:style-name="P245"><text:span text:style-name="Source_20_Text"><text:s text:c="2"/>- Step 6’s requirement to keep choices “true” and tied to the current event prevents drift into new story beats.</text:span></text:p>
      <text:p text:style-name="P245"><text:span text:style-name="Source_20_Text"><text:s text:c="2"/>- The bonus prompts (e.g., “What’s dangerous to touch?”) add practical fallbacks for writer’s block.</text:span></text:p>
      <text:p text:style-name="P245"><text:span text:style-name="Source_20_Text">- **Time Efficiency**: At 10–15 min per page, it’s streamlined for 3–5 pages in 30–75 min, leaving buffer time in your 2-hour session for other tasks or adjustments.</text:span></text:p>
      <text:p text:style-name="P245"><text:span text:style-name="Source_20_Text">- **Variety**: Step 7 (Double Check Variety) ensures choices use different archetypes and are action-driven, reducing repetitive options.</text:span></text:p>
      <text:p text:style-name="P245"><text:span text:style-name="Source_20_Text"/></text:p>
      <text:p text:style-name="P245"><text:span text:style-name="Source_20_Text">**Potential Improvements**:</text:span></text:p>
      <text:p text:style-name="P245"><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5"><text:span text:style-name="Source_20_Text">- **Example**: “talk to guard” vs. “initiate a dialogue with the guard.”</text:span></text:p>
      <text:p text:style-name="P245"><text:span text:style-name="Source_20_Text">- **New Page Definition**: Step 6 could clarify new pages further by suggesting a naming convention (e.g., “NEW: [Choice Outcome]” like “NEW: Guard Response”) for placeholders to keep organization tight.</text:span></text:p>
      <text:p text:style-name="P245"><text:span text:style-name="Source_20_Text">- **Time Flexibility**: While 3–5 pages is good, it could note that complex pages (e.g., Caves of Dragonmount) might take longer (e.g., 20 min), allowing you to adjust pacing if needed.</text:span></text:p>
      <text:p text:style-name="P245"><text:span text:style-name="Source_20_Text">- **Prompt Redundancy**: The bonus prompts overlap slightly with Step 4’s questions (e.g., “What’s dangerous to touch?” vs. “What can player interact with?”)). Merging these could streamline further.</text:span></text:p>
      <text:p text:style-name="P245"><text:span text:style-name="Source_20_Text"/></text:p>
      <text:p text:style-name="P245"><text:span text:style-name="Source_20_Text">**My Thoughts**:</text:span></text:p>
      <text:p text:style-name="P245"><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5"><text:span text:style-name="Source_20_Text"/></text:p>
      <text:p text:style-name="P245"><text:span text:style-name="Source_20_Text">### Step 5: Test the Process</text:span></text:p>
      <text:p text:style-name="P245"><text:span text:style-name="Source_20_Text"/></text:p>
      <text:p text:style-name="P245"><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5"><text:span text:style-name="Source_20_Text"/></text:p>
      <text:p text:style-name="P245"><text:span text:style-name="Source_20_Text">**Action**:</text:span></text:p>
      <text:p text:style-name="P245"><text:span text:style-name="Source_20_Text">Test the process on 1–2 existing pages in a short practice session (15–20 minutes) using ChatGPT’s steps as provided.</text:span></text:p>
      <text:p text:style-name="P245"><text:span text:style-name="Source_20_Text"/></text:p>
      <text:p text:style-name="P245"><text:soft-page-break/><text:span text:style-name="Source_20_Text">**How to Test**:</text:span></text:p>
      <text:p text:style-name="P245"><text:span text:style-name="Source_20_Text">1. Pick 1–2 pages (e.g., Caves of Dragonmount or a simpler page).</text:span></text:p>
      <text:p text:style-name="P245"><text:span text:style-name="Source_20_Text">2. Follow Steps 1–8:</text:span></text:p>
      <text:p text:style-name="P245"><text:span text:style-name="Source_20_Text"><text:s text:c="3"/>- **Step 1**: Select a page and read it.</text:span></text:p>
      <text:p text:style-name="P245"><text:span text:style-name="Source_20_Text"><text:s text:c="3"/>- **Step 2**: Summarize the event (e.g., “Character lands at cave entrance”).</text:span></text:p>
      <text:p text:style-name="P245"><text:span text:style-name="Source_20_Text"><text:s text:c="3"/>- **Step 3**: Check if it needs splitting (e.g., “meet Chester” as a separate page).</text:span></text:p>
      <text:p text:style-name="P245"><text:span text:style-name="Source_20_Text"><text:s text:c="3"/>- **Step 4**: Use anchor questions to find actions (e.g., “What can the player explore?”).</text:span></text:p>
      <text:p text:style-name="P245"><text:span text:style-name="Source_20_Text"><text:s text:c="3"/>- **Step 5**: Pick archetypes (e.g., Explore, Interact).</text:span></text:p>
      <text:p text:style-name="P245"><text:span text:style-name="Source_20_Text"><text:s text:c="3"/>- **Step 6**: Draft 2–4 choices (e.g., “enter cave,” “examine scales”).</text:span></text:p>
      <text:p text:style-name="P245"><text:span text:style-name="Source_20_Text"><text:s text:c="3"/>- **Step 7**: Ensure variety and relevance.</text:span></text:p>
      <text:p text:style-name="P245"><text:span text:style-name="Source_20_Text"><text:s text:c="3"/>- **Step 8**: Move to the next page or stop.</text:span></text:p>
      <text:p text:style-name="P245"><text:span text:style-name="Source_20_Text">3. Note:</text:span></text:p>
      <text:p text:style-name="P245"><text:span text:style-name="Source_20_Text"><text:s text:c="3"/>- Time taken per page (aim for 10–15 min).</text:span></text:p>
      <text:p text:style-name="P245"><text:span text:style-name="Source_20_Text"><text:s text:c="3"/>- If the archetypes and prompts made choices easy to generate.</text:span></text:p>
      <text:p text:style-name="P245"><text:span text:style-name="Source_20_Text"><text:s text:c="3"/>- Whether new pages feel like event extensions (e.g., “enter cave” → “NEW: Inside Cave”) or stray into new story beats.</text:span></text:p>
      <text:p text:style-name="P245"><text:span text:style-name="Source_20_Text"><text:s text:c="3"/>- Any lack of clarity or slowness.</text:span></text:p>
      <text:p text:style-name="P245"><text:span text:style-name="Source_20_Text"/></text:p>
      <text:p text:style-name="P245"><text:span text:style-name="Source_20_Text">**Example Test Page**:</text:span></text:p>
      <text:p text:style-name="P245"><text:span text:style-name="Source_20_Text">- **Page: Caves of Dragonmount Entrance**</text:span></text:p>
      <text:p text:style-name="P245"><text:span text:style-name="Source_20_Text"><text:s text:c="2"/>- Event: You land at the cave entrance, see dragon scales.</text:span></text:p>
      <text:p text:style-name="P245"><text:span text:style-name="Source_20_Text"><text:s text:c="2"/>- Choices (Step 6): “enter cave,” “examine scales,” “talk to Chester,” “fly away”</text:span></text:p>
      <text:p text:style-name="P245"><text:span text:style-name="Source_20_Text"><text:s text:c="2"/>- Outcomes (Step 6): “enter cave” → NEW: Inside Cave; “talk to Chester” → NEW: Chester Response</text:span></text:p>
      <text:p text:style-name="P245"><text:soft-page-break/><text:span text:style-name="Source_20_Text"><text:s text:c="2"/>- Check (Step 7): Uses Explore, Interact, Avoid archetypes; tied to landing event.</text:span></text:p>
      <text:p text:style-name="P245"><text:span text:style-name="Source_20_Text"/></text:p>
      <text:p text:style-name="P245"><text:span text:style-name="Source_20_Text">**Code to Report Back** (Optional):</text:span></text:p>
      <text:p text:style-name="P245"><text:span text:style-name="Source_20_Text">When you test, share something like:</text:span></text:p>
      <text:p text:style-name="P245"><text:span text:style-name="Source_20_Text">```</text:span></text:p>
      <text:p text:style-name="P245"><text:span text:style-name="Source_20_Text">Page: Caves of Dragonmount</text:span></text:p>
      <text:p text:style-name="P245"><text:span text:style-name="Source_20_Text">Choices: [enter cave, examine scales, talk to Chester, fly away]</text:span></text:p>
      <text:p text:style-name="P245"><text:span text:style-name="Source_20_Text">New Pages: [NEW: Inside Cave, NEW: Chester Response]</text:span></text:p>
      <text:p text:style-name="P245"><text:span text:style-name="Source_20_Text">Time: 12 min/page</text:span></text:p>
      <text:p text:style-name="P245"><text:span text:style-name="Source_20_Text">Notes: [e.g., prompts worked, but choices took too long]</text:span></text:p>
      <text:p text:style-name="P245"><text:span text:style-name="Source_20_Text">```</text:span></text:p>
      <text:p text:style-name="P245"><text:span text:style-name="Source_20_Text"/></text:p>
      <text:p text:style-name="P245"><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5"><text:span text:style-name="Source_20_Text"/></text:p>
      <text:p text:style-name="P245"><text:span text:style-name="Source_20_Text">**Next**:</text:span></text:p>
      <text:p text:style-name="P245"><text:span text:style-name="Source_20_Text">- When you’re ready (after layout tool coding), test the process on 1–2 pages and share:</text:span></text:p>
      <text:p text:style-name="P245"><text:span text:style-name="Source_20_Text"><text:s text:c="2"/>- Time taken, ease of use, and any issues (e.g., vague prompts, new pages drifting).</text:span></text:p>
      <text:p text:style-name="P245"><text:span text:style-name="Source_20_Text">- I’ll review and suggest:</text:span></text:p>
      <text:p text:style-name="P245"><text:span text:style-name="Source_20_Text"><text:s text:c="2"/>- Using it as-is if it works well.</text:span></text:p>
      <text:p text:style-name="P245"><text:span text:style-name="Source_20_Text"><text:s text:c="2"/>- Tweaking specific steps (e.g., adding choice length limit) with a new prompt or manual edit.</text:span></text:p>
      <text:p text:style-name="P245"><text:soft-page-break/><text:span text:style-name="Source_20_Text">- If you switch back to the layout tool (e.g., gutting visuals in `layout_tool.gd`), let me know, and I’ll provide the next step for that (e.g., disabling `SetupVisuals` in `EditorRoom`).</text:span></text:p>
      <text:p text:style-name="P245"><text:span text:style-name="Source_20_Text"/></text:p>
      <text:p text:style-name="P245"><text:span text:style-name="Source_20_Text">Thanks for sticking with this—the process looks promising, and a quick test will lock it in. Let me know your plan or if you want to pivot!</text:span></text:p>
      <text:p text:style-name="P245"><text:span text:style-name="Source_20_Text"/></text:p>
      <text:p text:style-name="P245"><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1"><text:span text:style-name="Source_20_Text"><text:span text:style-name="T131">jewels/gems</text:span></text:span></text:p>
      <text:p text:style-name="P251"><text:span text:style-name="Source_20_Text"><text:span text:style-name="T131">armour/metal weapons</text:span></text:span></text:p>
      <text:p text:style-name="P251"><text:span text:style-name="Source_20_Text"><text:span text:style-name="T131">metallic objects that are not armor or weapons.</text:span></text:span></text:p>
      <text:p text:style-name="P251"><text:span text:style-name="Source_20_Text"><text:span text:style-name="T131">pearls</text:span></text:span></text:p>
      <text:p text:style-name="P251"><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2"><text:span text:style-name="Source_20_Text"><text:span text:style-name="T132">Questions for John to ask Hubert:</text:span></text:span></text:p>
      <text:p text:style-name="P252"><text:span text:style-name="Source_20_Text"/></text:p>
      <text:p text:style-name="P252"><text:span text:style-name="Source_20_Text"><text:span text:style-name="T132">(after Hubert introduces himself)</text:span></text:span></text:p>
      <text:p text:style-name="P252"><text:span text:style-name="Source_20_Text"/></text:p>
      <text:p text:style-name="P252"><text:span text:style-name="Source_20_Text"><text:span text:style-name="T132">Where am I?</text:span></text:span></text:p>
      <text:p text:style-name="P252"><text:span text:style-name="Source_20_Text"><text:span text:style-name="T132">Who are you?</text:span></text:span></text:p>
      <text:p text:style-name="P252"><text:span text:style-name="Source_20_Text"><text:span text:style-name="T132">Why am I here?</text:span></text:span></text:p>
      <text:p text:style-name="P252"><text:span text:style-name="Source_20_Text"/></text:p>
      <text:p text:style-name="P252"><text:span text:style-name="Source_20_Text"><text:span text:style-name="T132">How come that forest looked like winter even though it’s clearly it’s not.</text:span></text:span></text:p>
      <text:p text:style-name="P252"><text:span text:style-name="Source_20_Text"/></text:p>
      <text:p text:style-name="P252"><text:span text:style-name="Source_20_Text">-------------------------------------------</text:span></text:p>
      <text:p text:style-name="P252"><text:span text:style-name="Source_20_Text"/></text:p>
      <text:p text:style-name="P252"><text:soft-page-break/><text:span text:style-name="Source_20_Text"><text:span text:style-name="T132">Ideas for Zanzibar’s entry into Enchanted Lands:</text:span></text:span></text:p>
      <text:p text:style-name="P252"><text:span text:style-name="Source_20_Text"/></text:p>
      <text:p text:style-name="P253"><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2"><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52"><text:span text:style-name="Source_20_Text"/></text:p>
      <text:p text:style-name="P254"><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54"><text:span text:style-name="Source_20_Text"/></text:p>
      <text:p text:style-name="P255"><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5"><text:span text:style-name="Source_20_Text"/></text:p>
      <text:p text:style-name="P255"><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5"><text:span text:style-name="Source_20_Text"/></text:p>
      <text:p text:style-name="P255"><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5"><text:span text:style-name="Source_20_Text"/></text:p>
      <text:p text:style-name="P256"><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56"><text:span text:style-name="Source_20_Text"/></text:p>
      <text:p text:style-name="P256"><text:span text:style-name="Source_20_Text">Zanzibar's Coin-Doubling Con Scene</text:span></text:p>
      <text:p text:style-name="P256"><text:span text:style-name="Source_20_Text">Setting: The Gilded Wand tavern, Enchanted Lands. Non-magical locals (merchants, farmers) drink quicksilver spirit, impressionable due to rare magic use by wizards only.</text:span></text:p>
      <text:p text:style-name="P256"><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56"><text:span text:style-name="Source_20_Text">Choices:</text:span></text:p>
      <text:p text:style-name="P256"><text:span text:style-name="Source_20_Text"/></text:p>
      <text:p text:style-name="P256"><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56"><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56"><text:span text:style-name="Source_20_Text">Burly patron with Corvus lifting coins (Explore): A burly patron spills coppers from a gold coin bag. Corvus lifts 2–3 unnoticed, Zanzibar uses one for his doubling scam, pays one “winner,” and pockets extras.</text:span></text:p>
      <text:p text:style-name="P256"><text:span text:style-name="Source_20_Text"/></text:p>
      <text:p text:style-name="P256"><text:span text:style-name="Source_20_Text">Outcome: Zanzibar amasses a small stake, escalates bets, then slips out before suspicion grows, using the tavern’s rowdy vibe to cover his exit.</text:span></text:p>
      <text:p text:style-name="P256"><text:span text:style-name="Source_20_Text"/></text:p>
      <text:p text:style-name="P257"><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57"><text:span text:style-name="Source_20_Text"/></text:p>
      <text:p text:style-name="P258"><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58"><text:span text:style-name="Source_20_Text"/></text:p>
      <text:p text:style-name="P260"><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60"><text:span text:style-name="Source_20_Text"/></text:p>
      <text:p text:style-name="P262"><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63"><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61"><text:span text:style-name="Source_20_Text"/></text:p>
      <text:p text:style-name="P264"><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64"><text:span text:style-name="Source_20_Text"/></text:p>
      <text:p text:style-name="P265"><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65"><text:span text:style-name="Source_20_Text"/></text:p>
      <text:p text:style-name="P266"><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66"><text:span text:style-name="Source_20_Text"/></text:p>
      <text:p text:style-name="P275"><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75"><text:span text:style-name="Source_20_Text"/></text:p>
      <text:p text:style-name="P278">Hubert examines the outside of the school, noting all the windows are boarded up and the door is padlocked.</text:p>
      <text:p text:style-name="P278"/>
      <text:p text:style-name="P278">After examining further he notices a hole in the bottom of one of the side walls, with a little mouse standing, wearing wizard’s garb with a puzzled look on his face.</text:p>
      <text:p text:style-name="P277"/>
      <text:p text:style-name="P279">Hubert asks the mouse if he’s a a good wizard, to which the mouse replies he’s just a tourist but was getting good with his wand, until he lost it.</text:p>
      <text:p text:style-name="P278"/>
      <text:p text:style-name="P278">Hubert then offers to help him find his wand if he helps Hubert in return.</text:p>
      <text:p text:style-name="P278"/>
      <text:p text:style-name="P278">Hubert searches the grounds, after not finding anything comes back and tells the mouse the sad news.</text:p>
      <text:p text:style-name="P277"/>
      <text:p text:style-name="P278">Hubert asks the little mouse wizard where he last saw it. </text:p>
      <text:p text:style-name="P278"/>
      <text:p text:style-name="P278">The mouse claims he was trying to levitate a piece of cheese from the icebox, and needed to look in the training manual.</text:p>
      <text:p text:style-name="P278"/>
      <text:p text:style-name="P278">Hubert notices that the wand is in his ear as apparently the mouse put it behind his ear in order to use both paws on the manual.</text:p>
      <text:p text:style-name="P278"/>
      <text:p text:style-name="P278">Hubert takes the wand and then hands it back to the mouse.</text:p>
      <text:p text:style-name="P276"/>
      <text:p text:style-name="P278">The mouse asks Hubert what he needs, and Hubert tells him he needs to get inside the school even though it’s all closed up.</text:p>
      <text:p text:style-name="P278"/>
      <text:p text:style-name="P278">The mouse says sure, and pulls up a spell to shrink someone, and shrinks Hubert down to his size with his newly found wand.</text:p>
      <text:p text:style-name="P278"/>
      <text:p text:style-name="P278">Hubert then enters the wall into the mouses dorm room. <text:s/>Then passes through the mouses room door.</text:p>
      <text:p text:style-name="P278"/>
      <text:p text:style-name="P278">Once inside the mouse reverses the spell and Hubert grows back to normal size.</text:p>
      <text:p text:style-name="P276"/>
      <text:p text:style-name="P278">Hubert makes his way to the trophy room, and notices a display case that had previously housed a quicksilver scepter, was now empty, with no signs of tampering.</text:p>
      <text:p text:style-name="P276"/>
      <text:p text:style-name="P278">After going to the Wizard University “Hall of Fame” he noticed one of the portraits is missing.</text:p>
      <text:p text:style-name="P278"/>
      <text:p text:style-name="P278">Hubert realized it was the portrait of Maximilian Spell who had attempted to take over other realms before and was banished.</text:p>
      <text:p text:style-name="P278"/>
      <text:p text:style-name="P278"><text:soft-page-break/>Hubert looks at the other portraits and notices the other wizards have a shocked or surprised look on their faces.</text:p>
      <text:p text:style-name="P278"/>
      <text:p text:style-name="P278">When Hubert came back to the mouse’s dorm room, he shrunk Hubert again, and when Hubert was outside, restored him back to his normal size.</text:p>
      <text:p text:style-name="P276"><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1</text:page-number></text:p>
      </style:header>
      <style:footer>
        <text:p text:style-name="MP2"><text:page-number text:select-page="current">24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8-15T11:54:53.849233479</dc:date>
    <meta:editing-duration>P8DT1H7M34S</meta:editing-duration>
    <meta:editing-cycles>229</meta:editing-cycles>
    <meta:generator>LibreOffice/7.4.7.2$Linux_X86_64 LibreOffice_project/40$Build-2</meta:generator>
    <meta:document-statistic meta:table-count="0" meta:image-count="0" meta:object-count="0" meta:page-count="241" meta:paragraph-count="4948" meta:word-count="87138" meta:character-count="490049" meta:non-whitespace-character-count="403981"/>
  </office:meta>
</office:document-meta>
</file>